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1.5752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1.4193in" fo:break-before="auto" style:use-optimal-row-height="true"/>
    </style:style>
    <style:style style:name="ro9" style:family="table-row">
      <style:table-row-properties style:row-height="1.1091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 table:style-name="ta1">
        <table:table-column table:style-name="co1" table:number-columns-repeated="2" table:default-cell-style-name="Default"/>
        <table:table-row table:style-name="ro1">
          <table:table-cell office:value-type="string" calcext:value-type="string">
            <text:p>width: 40%;</text:p>
          </table:table-cell>
          <table:table-cell office:value-type="string" calcext:value-type="string">
            <text:p>Xin hỏi shop camera sao không nhận thẻ</text:p>
          </table:table-cell>
        </table:table-row>
        <table:table-row table:style-name="ro1">
          <table:table-cell office:value-type="string" calcext:value-type="string">
            <text:p>width: 40%;</text:p>
          </table:table-cell>
          <table:table-cell office:value-type="string" calcext:value-type="string">
            <text:p>Xài thời gian đầu ổn. Được 3 4 tháng thì tốc độ chép chậm hẳn. Chép file nặng hay bị lỗi. Không hài lòng về sản phẩm.</text:p>
          </table:table-cell>
        </table:table-row>
        <table:table-row table:style-name="ro1">
          <table:table-cell office:value-type="string" calcext:value-type="string">
            <text:p>width: 40%;</text:p>
          </table:table-cell>
          <table:table-cell office:value-type="string" calcext:value-type="string">
            <text:p>Xài cũng như không, không khắc phục được gì cả</text:p>
          </table:table-cell>
        </table:table-row>
        <table:table-row table:style-name="ro1">
          <table:table-cell office:value-type="string" calcext:value-type="string">
            <text:p>width: 40%;</text:p>
          </table:table-cell>
          <table:table-cell office:value-type="string" calcext:value-type="string">
            <text:p>Xài cổng giao tiếp ko giống ai, làm kiểu này chắc muốn chơi 1 mình???</text:p>
          </table:table-cell>
        </table:table-row>
        <table:table-row table:style-name="ro1">
          <table:table-cell office:value-type="string" calcext:value-type="string">
            <text:p>width: 40%;</text:p>
          </table:table-cell>
          <table:table-cell office:value-type="string" calcext:value-type="string">
            <text:p>xài c đc 1 tháng là hư r nên chảng muốn <text:s/>mua nữa ák</text:p>
          </table:table-cell>
        </table:table-row>
        <table:table-row table:style-name="ro1">
          <table:table-cell office:value-type="string" calcext:value-type="string">
            <text:p>width: 40%;</text:p>
          </table:table-cell>
          <table:table-cell office:value-type="string" calcext:value-type="string">
            <text:p>Xạc được mấy bữa nó hư không xạc được là bị sao ah shop hay của rẻ tiền nó vậy ahop ơi. Được tháng cũng đỡ. Mấy ngày là toi rồi</text:p>
          </table:table-cell>
        </table:table-row>
        <table:table-row table:style-name="ro1">
          <table:table-cell office:value-type="string" calcext:value-type="string">
            <text:p>width: 40%;</text:p>
          </table:table-cell>
          <table:table-cell office:value-type="string" calcext:value-type="string">
            <text:p>Vừa nhận được hàng, cảm thấy hơi lo vì đặt mua i5 mà lại bỏ box i3, đã vậy còn che giấu bằng cách lộn ngược hộp lại, FAN đi kèm thì không có logo/series, lắp máy chạy ok nhưng chỉ mới 2 tiếng chưa thấy lỗi gì, chắc là hàng TRAY.</text:p>
          </table:table-cell>
        </table:table-row>
        <table:table-row table:style-name="ro1">
          <table:table-cell office:value-type="string" calcext:value-type="string">
            <text:p>width: 40%;</text:p>
          </table:table-cell>
          <table:table-cell office:value-type="string" calcext:value-type="string">
            <text:p>Với tầm giá thì coi như tạm được. Nhưng bị lỗi rất lớn là khi kết với với loa thì khả năng bắt wifi của điện thoại bị giảm đi rất rất nhiều.</text:p>
          </table:table-cell>
        </table:table-row>
        <table:table-row table:style-name="ro1">
          <table:table-cell office:value-type="string" calcext:value-type="string">
            <text:p>width: 40%;</text:p>
          </table:table-cell>
          <table:table-cell office:value-type="string" calcext:value-type="string">
            <text:p>Vỏ hộp 2 quạt. Thông tin 2 quạt nhưng thực tế chỉ có 1 quạt. Đế này chỉ dùng cho lap14 inch trở xuống. Máy mình 15,6 inch bị bé. Chả hiểu 17 inch thì dùng kiểu gì. Lần này hơi thấy vọng.</text:p>
          </table:table-cell>
        </table:table-row>
        <table:table-row table:style-name="ro1">
          <table:table-cell office:value-type="string" calcext:value-type="string">
            <text:p>width: 40%;</text:p>
          </table:table-cell>
          <table:table-cell office:value-type="string" calcext:value-type="string">
            <text:p>Vì đg lubu nên k kịp kiểm tra hàng, giờ mở ra xem thì kco remote</text:p>
          </table:table-cell>
        </table:table-row>
        <table:table-row table:style-name="ro1">
          <table:table-cell office:value-type="string" calcext:value-type="string">
            <text:p>width: 40%;</text:p>
          </table:table-cell>
          <table:table-cell office:value-type="string" calcext:value-type="string">
            <text:p>Vì bữa Tiki giao hàng mình nhờ bạn nhận dùm, tới khi kiểm tra thì ko có thẻ nhớ trong khi tên SP có cộng thẻ 32G</text:p>
          </table:table-cell>
        </table:table-row>
        <table:table-row table:style-name="ro1">
          <table:table-cell office:value-type="string" calcext:value-type="string">
            <text:p>width: 40%;</text:p>
          </table:table-cell>
          <table:table-cell office:value-type="string" calcext:value-type="string">
            <text:p>Very cheap and light plastic material. I expected higher build quality.</text:p>
          </table:table-cell>
        </table:table-row>
        <table:table-row table:style-name="ro1">
          <table:table-cell office:value-type="string" calcext:value-type="string">
            <text:p>width: 40%;</text:p>
          </table:table-cell>
          <table:table-cell office:value-type="string" calcext:value-type="string">
            <text:p>vận chuyển mất hơn nửa tháng(not a big problem). ..nhưng, ko có sách hướng dẫn kèm sản phẩm, có lẽ nhân viên dán tem quên bỏ vào. và đặc biệt là dán tem đè lên ốc. mà tôi phải tháo ốc ra để bắt đế treo. nếu dán tem lên đó thì lại mất bảo hành ah? too bad</text:p>
          </table:table-cell>
        </table:table-row>
        <table:table-row table:style-name="ro2">
          <table:table-cell office:value-type="string" calcext:value-type="string">
            <text:p>width: 40%;</text:p>
          </table:table-cell>
          <table:table-cell office:value-type="string" calcext:value-type="string">
            <text:p>Ưu: gói rất kĩ lưỡng (2 lớp hộp + 1 chống sốc). </text:p>
            <text:p>Nhược: mình không thể dán được do lớp keo kèm theo không đủ độ dính + tấm kính cường lực sau khi mình cầm lên đã bị gãy làm đôi hic. </text:p>
            <text:p>Túm lại là mình không dùng được, phải bỏ phí hơn 60k, chắc tại mình xui 😩.</text:p>
          </table:table-cell>
        </table:table-row>
        <table:table-row table:style-name="ro1">
          <table:table-cell office:value-type="string" calcext:value-type="string">
            <text:p>width: 40%;</text:p>
          </table:table-cell>
          <table:table-cell office:value-type="string" calcext:value-type="string">
            <text:p>USB khó sử dụng, sau khi cài phần mềm của San Disk copy được mấy hình toàn bị out ra, ko chuyển được hết ảnh trong bộ nhớ máy. Nói chung ko hiệu quả, anh em nên dùng phương án khác để chuyển dữ liệu vào máy tính sẽ ổn hơn.</text:p>
          </table:table-cell>
        </table:table-row>
        <table:table-row table:style-name="ro1">
          <table:table-cell office:value-type="string" calcext:value-type="string">
            <text:p>width: 40%;</text:p>
          </table:table-cell>
          <table:table-cell office:value-type="string" calcext:value-type="string">
            <text:p>ủa sao 1 tuần rồi chưa giao vậy taaaaaaaaaaaaaaaaaaaaaaaaaaaaaaa</text:p>
          </table:table-cell>
        </table:table-row>
        <table:table-row table:style-name="ro1">
          <table:table-cell office:value-type="string" calcext:value-type="string">
            <text:p>width: 40%;</text:p>
          </table:table-cell>
          <table:table-cell office:value-type="string" calcext:value-type="string">
            <text:p>Tuy sản phẩm tốt như mong đợi tuy nhiên Tiki giao hàng quá chậm, mình ko rõ lý do. Từ lúc đặt hàng đến lúc nhận được hàng mất 9 ngày!</text:p>
          </table:table-cell>
        </table:table-row>
        <table:table-row table:style-name="ro1">
          <table:table-cell office:value-type="string" calcext:value-type="string">
            <text:p>width: 40%;</text:p>
          </table:table-cell>
          <table:table-cell office:value-type="string" calcext:value-type="string">
            <text:p>Từ khi cập nhật lên imou life sử dụng <text:s/>dc 1 tuần thì tự out ra và không vào dc nữa. Mỗi lần thêm camera vào thì tài khoản báo như sau</text:p>
          </table:table-cell>
        </table:table-row>
        <table:table-row table:style-name="ro1">
          <table:table-cell office:value-type="string" calcext:value-type="string">
            <text:p>width: 40%;</text:p>
          </table:table-cell>
          <table:table-cell office:value-type="string" calcext:value-type="string">
            <text:p>từ hôm mua về sử dụng tới giờ, <text:s/>thì thấy lỗi kết nối kém, thời gian để kết nối càng ngày càng lâu.</text:p>
          </table:table-cell>
        </table:table-row>
        <table:table-row table:style-name="ro1">
          <table:table-cell office:value-type="string" calcext:value-type="string">
            <text:p>width: 40%;</text:p>
          </table:table-cell>
          <table:table-cell office:value-type="string" calcext:value-type="string">
            <text:p>trước đó sản phẩm xài ok, nay tự nhiên camera mất màu, ko biết có cách nào khắc phục, mới mua <text:s/>chưa đầy 3 tháng.</text:p>
          </table:table-cell>
        </table:table-row>
        <table:table-row table:style-name="ro1">
          <table:table-cell office:value-type="string" calcext:value-type="string">
            <text:p>width: 40%;</text:p>
          </table:table-cell>
          <table:table-cell office:value-type="string" calcext:value-type="string">
            <text:p>Trước đây đã từng mua 2 cái xiaomi đúng loại này thì có đủ cục sạc. Nay mua thêm 2 cái khác nữa chỉ có cáp nên không thể sử dụng được ngay mà phải đi tìm mua thêm 2 cục sạc. Thật bất tiện.</text:p>
          </table:table-cell>
        </table:table-row>
        <table:table-row table:style-name="ro1">
          <table:table-cell office:value-type="string" calcext:value-type="string">
            <text:p>width: 40%;</text:p>
          </table:table-cell>
          <table:table-cell office:value-type="string" calcext:value-type="string">
            <text:p>trước <text:s/>khi coi tải trọng <text:s/>3kg nhận <text:s/>hàng <text:s/>xong coi trên <text:s/>hộp <text:s/>ghi 2kg <text:s/>xem lai đơn đặc <text:s/>hàng <text:s/>ghi 2kg nói chung không <text:s/>mua tiki nữa</text:p>
          </table:table-cell>
        </table:table-row>
        <table:table-row table:style-name="ro2">
          <table:table-cell office:value-type="string" calcext:value-type="string">
            <text:p>width: 40%;</text:p>
          </table:table-cell>
          <table:table-cell office:value-type="string" calcext:value-type="string">
            <text:p>Trong giới thiệu có ghi kèm theo thẻ nhớ</text:p>
            <text:p>Nhưng khi gửi hàng lại không có thẻ nhớ theo hàng</text:p>
            <text:p>Như vậy là sao ạ?</text:p>
          </table:table-cell>
        </table:table-row>
        <table:table-row table:style-name="ro1">
          <table:table-cell office:value-type="string" calcext:value-type="string">
            <text:p>width: 40%;</text:p>
          </table:table-cell>
          <table:table-cell office:value-type="string" calcext:value-type="string">
            <text:p>trông cũng dc nhưng ko biết pin mới hay cũ mà thấy hơi phồng. cho mãi mới vào dc máy ảnh.</text:p>
          </table:table-cell>
        </table:table-row>
        <table:table-row table:style-name="ro1">
          <table:table-cell office:value-type="string" calcext:value-type="string">
            <text:p>width: 40%;</text:p>
          </table:table-cell>
          <table:table-cell office:value-type="string" calcext:value-type="string">
            <text:p>Trong 3 đầu sạc có đầu USB type C ko thể sạc được. Nhờ Tiki xem lại giúp</text:p>
          </table:table-cell>
        </table:table-row>
        <table:table-row table:style-name="ro1">
          <table:table-cell office:value-type="string" calcext:value-type="string">
            <text:p>width: 40%;</text:p>
          </table:table-cell>
          <table:table-cell office:value-type="string" calcext:value-type="string">
            <text:p>Trong 3 đầu sạc có đầu USB type C ko thể sạc được. Nhờ Tiki xem lại giúp</text:p>
          </table:table-cell>
        </table:table-row>
        <table:table-row table:style-name="ro1">
          <table:table-cell office:value-type="string" calcext:value-type="string">
            <text:p>width: 40%;</text:p>
          </table:table-cell>
          <table:table-cell office:value-type="string" calcext:value-type="string">
            <text:p>Trên web thì có kèm thẻ nhớ mà mình nhận thì không thấy thẻ đâu???</text:p>
          </table:table-cell>
        </table:table-row>
        <table:table-row table:style-name="ro1">
          <table:table-cell office:value-type="string" calcext:value-type="string">
            <text:p>width: 40%;</text:p>
          </table:table-cell>
          <table:table-cell office:value-type="string" calcext:value-type="string">
            <text:p>Trên trang ghi là 3.0. Tem dán trên sản phẩm cũng ghi là 3.0 nhưng thông số nhà sản xuất ghi là 2.0. Có một chút thất vọng</text:p>
          </table:table-cell>
        </table:table-row>
        <table:table-row table:style-name="ro1">
          <table:table-cell office:value-type="string" calcext:value-type="string">
            <text:p>width: 40%;</text:p>
          </table:table-cell>
          <table:table-cell office:value-type="string" calcext:value-type="string">
            <text:p>trên sim có hướng dẫn kích hoạt. nhắn tin xong k thấy tín hiệu. gọi dt thì không được. làm sao kích hoạt được sim vậy. &gt;"</text:p>
          </table:table-cell>
        </table:table-row>
        <table:table-row table:style-name="ro1">
          <table:table-cell office:value-type="string" calcext:value-type="string">
            <text:p>width: 40%;</text:p>
          </table:table-cell>
          <table:table-cell office:value-type="string" calcext:value-type="string">
            <text:p>too mua San Pham nay ve khong quay duoc vay sop Cho toi biet the la sao</text:p>
          </table:table-cell>
        </table:table-row>
        <table:table-row table:style-name="ro3">
          <table:table-cell office:value-type="string" calcext:value-type="string">
            <text:p>width: 40%;</text:p>
          </table:table-cell>
          <table:table-cell office:value-type="string" calcext:value-type="string">
            <text:p>Tôi vừa nhận bị gẫy giá đỡ rồi shop xem rúp tôi ạ</text:p>
            <text:p>Cần sử lý</text:p>
          </table:table-cell>
        </table:table-row>
        <table:table-row table:style-name="ro1">
          <table:table-cell office:value-type="string" calcext:value-type="string">
            <text:p>width: 40%;</text:p>
          </table:table-cell>
          <table:table-cell office:value-type="string" calcext:value-type="string">
            <text:p>tôi vừa mua. để quay video bằng oppo f11 pro nhưng ko sử dụng được vậy shop.</text:p>
          </table:table-cell>
        </table:table-row>
        <table:table-row table:style-name="ro1">
          <table:table-cell office:value-type="string" calcext:value-type="string">
            <text:p>width: 40%;</text:p>
          </table:table-cell>
          <table:table-cell office:value-type="string" calcext:value-type="string">
            <text:p>tôi vừa mới mua nhưng máy ko kết nối đc Bluetooth.</text:p>
          </table:table-cell>
        </table:table-row>
        <table:table-row table:style-name="ro1">
          <table:table-cell office:value-type="string" calcext:value-type="string">
            <text:p>width: 40%;</text:p>
          </table:table-cell>
          <table:table-cell office:value-type="string" calcext:value-type="string">
            <text:p>Tôi vừa lắp đặt được 30p thì phát hiện camera nóng lên không hiểu lý do gì? Như vậy có an toàn không hả shop?</text:p>
          </table:table-cell>
        </table:table-row>
        <table:table-row table:style-name="ro1">
          <table:table-cell office:value-type="string" calcext:value-type="string">
            <text:p>width: 40%;</text:p>
          </table:table-cell>
          <table:table-cell office:value-type="string" calcext:value-type="string">
            <text:p>Tôi vừa đặt SP vào sáng nay và chọn hình thức giao nhanh. Trưa nay Tôi nhận được hàng chỉ có chân máy ảnh nhưng không có remote bluetooth và giá kẹp điện thoại.</text:p>
          </table:table-cell>
        </table:table-row>
        <table:table-row table:style-name="ro1">
          <table:table-cell office:value-type="string" calcext:value-type="string">
            <text:p>width: 40%;</text:p>
          </table:table-cell>
          <table:table-cell office:value-type="string" calcext:value-type="string">
            <text:p>tôi nhận sản phẩm và thiết bị bị lỗi, tôi muốn trả hàng để chọn một sản phẩm tốt hơn</text:p>
          </table:table-cell>
        </table:table-row>
        <table:table-row table:style-name="ro3">
          <table:table-cell office:value-type="string" calcext:value-type="string">
            <text:p>width: 40%;</text:p>
          </table:table-cell>
          <table:table-cell office:value-type="string" calcext:value-type="string">
            <text:p>Tôi nhận được hàng khoảng ngày 6 - 7/7, hàng đóng gói rất đẹp, chuột hoạt động tốt. Tuy nhiên, xài được đến hôm nay (14/7) đã hỏng: mở công tắc đèn xanh vẫn sáng, cục phát USB vẫn được windows nhận, nhưng chuột không hoạt động.</text:p>
            <text:p>Đề nghị Shop đổi hàng cho tôi nhé !</text:p>
          </table:table-cell>
        </table:table-row>
        <table:table-row table:style-name="ro1">
          <table:table-cell office:value-type="string" calcext:value-type="string">
            <text:p>width: 40%;</text:p>
          </table:table-cell>
          <table:table-cell office:value-type="string" calcext:value-type="string">
            <text:p>tôi nhận được bộ sp rồi nhưng thiếu mất 4 con ốc vặn đế, giờ không có cách nào để lắp vào. mong shop hỗ trợ gửi 4 con ốc</text:p>
          </table:table-cell>
        </table:table-row>
        <table:table-row table:style-name="ro1">
          <table:table-cell office:value-type="string" calcext:value-type="string">
            <text:p>width: 40%;</text:p>
          </table:table-cell>
          <table:table-cell office:value-type="string" calcext:value-type="string">
            <text:p>Tôi muốn đổi sản phẩm khác hoặc hoàn tiền. Sản phẩm ko tốt</text:p>
          </table:table-cell>
        </table:table-row>
        <table:table-row table:style-name="ro1">
          <table:table-cell office:value-type="string" calcext:value-type="string">
            <text:p>width: 40%;</text:p>
          </table:table-cell>
          <table:table-cell office:value-type="string" calcext:value-type="string">
            <text:p>tôi muốn đổi hàng ko đúng công suất thực</text:p>
          </table:table-cell>
        </table:table-row>
        <table:table-row table:style-name="ro1">
          <table:table-cell office:value-type="string" calcext:value-type="string">
            <text:p>width: 40%;</text:p>
          </table:table-cell>
          <table:table-cell office:value-type="string" calcext:value-type="string">
            <text:p>Tôi mua sản phẩm nhưng không cài đặt được. Lý do sp này đã bị đăng ký bởi một số dt khác. Xin vui lòng hỗ trợ</text:p>
          </table:table-cell>
        </table:table-row>
        <table:table-row table:style-name="ro1">
          <table:table-cell office:value-type="string" calcext:value-type="string">
            <text:p>width: 40%;</text:p>
          </table:table-cell>
          <table:table-cell office:value-type="string" calcext:value-type="string">
            <text:p>tôi mua sản phẩm hôm qua nhưng ko kết nối bluetooth với điện thoại được. có phải sản phẩm bị lỗi không?</text:p>
          </table:table-cell>
        </table:table-row>
        <table:table-row table:style-name="ro1">
          <table:table-cell office:value-type="string" calcext:value-type="string">
            <text:p>width: 40%;</text:p>
          </table:table-cell>
          <table:table-cell office:value-type="string" calcext:value-type="string">
            <text:p>tôi mua rồi nhưng ko thể kết nối Internet cũng không có gì sđt nhà bán hàng ko biết gọi ai ho tro</text:p>
          </table:table-cell>
        </table:table-row>
        <table:table-row table:style-name="ro1">
          <table:table-cell office:value-type="string" calcext:value-type="string">
            <text:p>width: 40%;</text:p>
          </table:table-cell>
          <table:table-cell office:value-type="string" calcext:value-type="string">
            <text:p>Tôi mua camera xiaomi ngày 14/2.sử dụng chưa được 1 tháng mà đã bị mất màu sắc rồi.giờ nhờ tiki và shop liên hệ để bảo hành cho tôi.</text:p>
          </table:table-cell>
        </table:table-row>
        <table:table-row table:style-name="ro1">
          <table:table-cell office:value-type="string" calcext:value-type="string">
            <text:p>width: 40%;</text:p>
          </table:table-cell>
          <table:table-cell office:value-type="string" calcext:value-type="string">
            <text:p>Tôi mua bộ sạc pin camellon, khi sạc k sáng đèn, bộ sạc k tin hiệu. Vui lòng cho tôi đổi trả. Con cảm ơn</text:p>
          </table:table-cell>
        </table:table-row>
        <table:table-row table:style-name="ro1">
          <table:table-cell office:value-type="string" calcext:value-type="string">
            <text:p>width: 40%;</text:p>
          </table:table-cell>
          <table:table-cell office:value-type="string" calcext:value-type="string">
            <text:p>Tôi mua bên tiki,Mua xài đc 9 hôm,mới bị hình ảnh ra như vậy,k hiểu đc nữa,mong bên tiki trả lời lại</text:p>
          </table:table-cell>
        </table:table-row>
        <table:table-row table:style-name="ro1">
          <table:table-cell office:value-type="string" calcext:value-type="string">
            <text:p>width: 40%;</text:p>
          </table:table-cell>
          <table:table-cell office:value-type="string" calcext:value-type="string">
            <text:p>tôi mua 2 camera trước rất hài lòng nhung đến cái thứ 3 không bao lâu thì nó đã bị lôi mach cứ rung rung không kết nối được nua</text:p>
          </table:table-cell>
        </table:table-row>
        <table:table-row table:style-name="ro3">
          <table:table-cell office:value-type="string" calcext:value-type="string">
            <text:p>width: 40%;</text:p>
          </table:table-cell>
          <table:table-cell office:value-type="string" calcext:value-type="string">
            <text:p>Tôi mới nhận được hàng 11/2/2020, mở hộp để lắp ráp thì nhận thấy chân đế bị móp, tay cầm bị gãy. Là khách hàng của Tiki bao lâu nhưng tôi chủ yếu mua sách, đây là lần đầu tiên mua các sản phẩm nhựa và tôi hơi thất vọng.</text:p>
            <text:p>Tiki vui lòng đổi hàng hoặc trả lại tiền cho tôi.</text:p>
          </table:table-cell>
        </table:table-row>
        <table:table-row table:style-name="ro3">
          <table:table-cell office:value-type="string" calcext:value-type="string">
            <text:p>width: 40%;</text:p>
          </table:table-cell>
          <table:table-cell office:value-type="string" calcext:value-type="string">
            <text:p>Tôi mới mua sản phẩm vào tối qua (Ngày 19/02/2020), và đã sử dụng dịch vụ Tiki Now, nhưng khi về sử dụng thì không sử dụng được. App luôn báo try your connection, mặc dù tôi đang sử dụng wifi bình thường.</text:p>
            <text:p>Tôi đã call và báo đổi trả sản phẩm để báo đổi hàng nhưng đến trưa nay thì vẫn chưa thấy Tiki liên lạc lại.</text:p>
          </table:table-cell>
        </table:table-row>
        <table:table-row table:style-name="ro1">
          <table:table-cell office:value-type="string" calcext:value-type="string">
            <text:p>width: 40%;</text:p>
          </table:table-cell>
          <table:table-cell office:value-type="string" calcext:value-type="string">
            <text:p>tôi gắn ứ được</text:p>
          </table:table-cell>
        </table:table-row>
        <table:table-row table:style-name="ro1">
          <table:table-cell office:value-type="string" calcext:value-type="string">
            <text:p>width: 40%;</text:p>
          </table:table-cell>
          <table:table-cell office:value-type="string" calcext:value-type="string">
            <text:p>tôi dùng ko được tốt khó điều khiển và đặt biệt tôi mua hàng vào tháng 2/2019 nhưng phiếu bảo hành lại ghi tháng 11/2018</text:p>
          </table:table-cell>
        </table:table-row>
        <table:table-row table:style-name="ro1">
          <table:table-cell office:value-type="string" calcext:value-type="string">
            <text:p>width: 40%;</text:p>
          </table:table-cell>
          <table:table-cell office:value-type="string" calcext:value-type="string">
            <text:p>tới đây là hết biết làm sao. khó hơn những cái khác</text:p>
          </table:table-cell>
        </table:table-row>
        <table:table-row table:style-name="ro1">
          <table:table-cell office:value-type="string" calcext:value-type="string">
            <text:p>width: 40%;</text:p>
          </table:table-cell>
          <table:table-cell office:value-type="string" calcext:value-type="string">
            <text:p>Tôi đã nhận nhưng trong hộp không tìm thấy thẻ nhớ 32Gb và loại đầu cmr này không có khe thẻ nhớ?!</text:p>
          </table:table-cell>
        </table:table-row>
        <table:table-row table:style-name="ro1">
          <table:table-cell office:value-type="string" calcext:value-type="string">
            <text:p>width: 40%;</text:p>
          </table:table-cell>
          <table:table-cell office:value-type="string" calcext:value-type="string">
            <text:p>Tôi đã mua và sử dụng, usb bị out ra liên tục, khổng thể chuyển file</text:p>
          </table:table-cell>
        </table:table-row>
        <table:table-row table:style-name="ro1">
          <table:table-cell office:value-type="string" calcext:value-type="string">
            <text:p>width: 40%;</text:p>
          </table:table-cell>
          <table:table-cell office:value-type="string" calcext:value-type="string">
            <text:p>Toi da mua nhung k chi se duoc cho dien thoai khac. Chi xem duoc o dien thoai toi. No bat’ mat khau tu nha cung cap</text:p>
          </table:table-cell>
        </table:table-row>
        <table:table-row table:style-name="ro1">
          <table:table-cell office:value-type="string" calcext:value-type="string">
            <text:p>width: 40%;</text:p>
          </table:table-cell>
          <table:table-cell office:value-type="string" calcext:value-type="string">
            <text:p>tôi có mua sp ssd gigabyte 120gb tốc độ đọc 278 ghi 260 khác xa so với ghi trong bao bì. tôi muốn gửi trả lại sp. nhờ tiki hỗ trợ dùm.</text:p>
          </table:table-cell>
        </table:table-row>
        <table:table-row table:style-name="ro1">
          <table:table-cell office:value-type="string" calcext:value-type="string">
            <text:p>width: 40%;</text:p>
          </table:table-cell>
          <table:table-cell office:value-type="string" calcext:value-type="string">
            <text:p>tôi có mua san pham kich song xiaomi này ngày 11/9 hiện bị lỗi ko dùng dc, dù tôi đã thuc hien reset giờ muốn bảo hành đổi sản phẩm như thế nào? lúc tôi mua hộp bị bong tróc ko có seal.</text:p>
          </table:table-cell>
        </table:table-row>
        <table:table-row table:style-name="ro3">
          <table:table-cell office:value-type="string" calcext:value-type="string">
            <text:p>width: 40%;</text:p>
          </table:table-cell>
          <table:table-cell office:value-type="string" calcext:value-type="string">
            <text:p>Tôi có đặt mua 2 camera xiaomi 360 ngày 20/4/20. Sản phẩm không kết nối internet, vẫn chưa sử dụng được.</text:p>
            <text:p>Tôi cần hỗ trợ TIKI kỹ thuật hoặc cho trả lại hàng.</text:p>
          </table:table-cell>
        </table:table-row>
        <table:table-row table:style-name="ro1">
          <table:table-cell office:value-type="string" calcext:value-type="string">
            <text:p>width: 40%;</text:p>
          </table:table-cell>
          <table:table-cell office:value-type="string" calcext:value-type="string">
            <text:p>Toi cho 2 sao thôi vì rất nhiều nhược điểm. Thứ nhất: đóng gói rất sơ sài, dùng keo dán lại nhìn rất chướng. Thứ hai là không có hướng dẫn sử dụng, mọi món hàng tôi mua trước đây hầu hết đều có giấy hướng dẫn sử dụng nhưng bây giờ lại không có là sao, tôi phải mày mò trên mạng thì mới tìm được cách sử dụng. Quá thất vọng!</text:p>
          </table:table-cell>
        </table:table-row>
        <table:table-row table:style-name="ro1">
          <table:table-cell office:value-type="string" calcext:value-type="string">
            <text:p>width: 40%;</text:p>
          </table:table-cell>
          <table:table-cell office:value-type="string" calcext:value-type="string">
            <text:p>Tôi cần nhà cung cấp hỗ trợ, sản phẩm thường xuyên mất kết nối.</text:p>
          </table:table-cell>
        </table:table-row>
        <table:table-row table:style-name="ro1">
          <table:table-cell office:value-type="string" calcext:value-type="string">
            <text:p>width: 40%;</text:p>
          </table:table-cell>
          <table:table-cell office:value-type="string" calcext:value-type="string">
            <text:p>Tôi cảm thấy sản phẩm tạm tạm</text:p>
          </table:table-cell>
        </table:table-row>
        <table:table-row table:style-name="ro1">
          <table:table-cell office:value-type="string" calcext:value-type="string">
            <text:p>width: 40%;</text:p>
          </table:table-cell>
          <table:table-cell office:value-type="string" calcext:value-type="string">
            <text:p>tôi <text:s/>rất thích <text:s/>dây sạc này</text:p>
          </table:table-cell>
        </table:table-row>
        <table:table-row table:style-name="ro1">
          <table:table-cell office:value-type="string" calcext:value-type="string">
            <text:p>width: 40%;</text:p>
          </table:table-cell>
          <table:table-cell office:value-type="string" calcext:value-type="string">
            <text:p>tốc độ USB 3.0 mà sao chậm vậy nhỉ (890KB/s-2.56MB/s) cổng giao thức của mình là 3. luôn nha. hộp của mình bị cắt trước nữa nhưng usb thì chưa có dấu hiệu dùng</text:p>
          </table:table-cell>
        </table:table-row>
        <table:table-row table:style-name="ro1">
          <table:table-cell office:value-type="string" calcext:value-type="string">
            <text:p>width: 40%;</text:p>
          </table:table-cell>
          <table:table-cell office:value-type="string" calcext:value-type="string">
            <text:p>Tốc độ giao hàng của Tiki tỷ lệ nghịch với tốc độ quạt làm mát. Tốc độ quạt chậm hơn kỳ vọng. Có thể do nhà sản xuất.</text:p>
          </table:table-cell>
        </table:table-row>
        <table:table-row table:style-name="ro1">
          <table:table-cell office:value-type="string" calcext:value-type="string">
            <text:p>width: 40%;</text:p>
          </table:table-cell>
          <table:table-cell office:value-type="string" calcext:value-type="string">
            <text:p>Tính năng chống ồn không tốt - bật cũng như không</text:p>
          </table:table-cell>
        </table:table-row>
        <table:table-row table:style-name="ro1">
          <table:table-cell office:value-type="string" calcext:value-type="string">
            <text:p>width: 40%;</text:p>
          </table:table-cell>
          <table:table-cell office:value-type="string" calcext:value-type="string">
            <text:p>Tiki xem giúp tại sao sản phẩm mình mua lại có dấu rạch lấy hàng ra như vậy? Cảm thấy không hài lòng</text:p>
          </table:table-cell>
        </table:table-row>
        <table:table-row table:style-name="ro1">
          <table:table-cell office:value-type="string" calcext:value-type="string">
            <text:p>width: 40%;</text:p>
          </table:table-cell>
          <table:table-cell office:value-type="string" calcext:value-type="string">
            <text:p>tiki ơi bạn thu hồi tai nghe giao lỗi cũng lâu rồi, khi nào mình nhận được cái khác? hay định hoàn tiền lại cho mình?</text:p>
          </table:table-cell>
        </table:table-row>
        <table:table-row table:style-name="ro1">
          <table:table-cell office:value-type="string" calcext:value-type="string">
            <text:p>width: 40%;</text:p>
          </table:table-cell>
          <table:table-cell office:value-type="string" calcext:value-type="string">
            <text:p>Tiki không thực hiện chuyển đổi trả góp, mình mua vẫn bị tính 100% vào kì sao kê đầu tiên sau khi mua máy</text:p>
          </table:table-cell>
        </table:table-row>
        <table:table-row table:style-name="ro1">
          <table:table-cell office:value-type="string" calcext:value-type="string">
            <text:p>width: 40%;</text:p>
          </table:table-cell>
          <table:table-cell office:value-type="string" calcext:value-type="string">
            <text:p>Tiki hỗ trợ giúp mình! Mình mua 2 sản phẩm này về, xem tầm 3,4 ngày đầu rất ổn, nhưng sau đó bị lỗi "ngoại tuyến" mặc dù đã kiểm tra nguồn điến, wifi! Nhờ tiki xem xét hỗ trợ đổi sản phẩm mới!</text:p>
          </table:table-cell>
        </table:table-row>
        <table:table-row table:style-name="ro1">
          <table:table-cell office:value-type="string" calcext:value-type="string">
            <text:p>width: 40%;</text:p>
          </table:table-cell>
          <table:table-cell office:value-type="string" calcext:value-type="string">
            <text:p>Tiki giao nham day charge dien cho don hang cua minh</text:p>
          </table:table-cell>
        </table:table-row>
        <table:table-row table:style-name="ro1">
          <table:table-cell office:value-type="string" calcext:value-type="string">
            <text:p>width: 40%;</text:p>
          </table:table-cell>
          <table:table-cell office:value-type="string" calcext:value-type="string">
            <text:p>Tiki giao hànng quá lâu.</text:p>
          </table:table-cell>
        </table:table-row>
        <table:table-row table:style-name="ro1">
          <table:table-cell office:value-type="string" calcext:value-type="string">
            <text:p>width: 40%;</text:p>
          </table:table-cell>
          <table:table-cell office:value-type="string" calcext:value-type="string">
            <text:p>Tiki giao hàng rất nhanh nhưng thiếu cây bút lau lens.Mong Tiki giải quyết vấn đề này cho khách hàng</text:p>
          </table:table-cell>
        </table:table-row>
        <table:table-row table:style-name="ro1">
          <table:table-cell office:value-type="string" calcext:value-type="string">
            <text:p>width: 40%;</text:p>
          </table:table-cell>
          <table:table-cell office:value-type="string" calcext:value-type="string">
            <text:p>Tiki giao hàng mình thiếu cây bút lau lens. Gọi lên chăm sóc khách hàng, bên đó bảo kiểm tra lại và đổi hàng. Khâu kiểm hàng, đóng gói cần kiểm tra hàng kĩ càng trước khi giao cho khách hàng để tránh làm mất thời gian của người khác.</text:p>
          </table:table-cell>
        </table:table-row>
        <table:table-row table:style-name="ro1">
          <table:table-cell office:value-type="string" calcext:value-type="string">
            <text:p>width: 40%;</text:p>
          </table:table-cell>
          <table:table-cell office:value-type="string" calcext:value-type="string">
            <text:p>tiền nào hàng nấy</text:p>
          </table:table-cell>
        </table:table-row>
        <table:table-row table:style-name="ro1">
          <table:table-cell office:value-type="string" calcext:value-type="string">
            <text:p>width: 40%;</text:p>
          </table:table-cell>
          <table:table-cell office:value-type="string" calcext:value-type="string">
            <text:p>Tiền nào của đó, chất lượng rất tệ, nhựa thì thô, còn bị lỗi</text:p>
          </table:table-cell>
        </table:table-row>
        <table:table-row table:style-name="ro1">
          <table:table-cell office:value-type="string" calcext:value-type="string">
            <text:p>width: 40%;</text:p>
          </table:table-cell>
          <table:table-cell office:value-type="string" calcext:value-type="string">
            <text:p>Tiền nào của đó thôi bbbbbbbb</text:p>
          </table:table-cell>
        </table:table-row>
        <table:table-row table:style-name="ro1">
          <table:table-cell office:value-type="string" calcext:value-type="string">
            <text:p>width: 40%;</text:p>
          </table:table-cell>
          <table:table-cell office:value-type="string" calcext:value-type="string">
            <text:p>Thực sự sản phẩm khá tệ, dùng 1 thời gian là không di được. Mình nghĩ do sản phẩm giá rẻ nên chất lượng nó cũng chỉ có thể.</text:p>
          </table:table-cell>
        </table:table-row>
        <table:table-row table:style-name="ro3">
          <table:table-cell office:value-type="string" calcext:value-type="string">
            <text:p>width: 40%;</text:p>
          </table:table-cell>
          <table:table-cell office:value-type="string" calcext:value-type="string">
            <text:p>Thực sự quá thất vọng với cách đóng hộp của Tiki. hộp máy chỉ đc bọc 1 lớp nilon. không có 1 tí xốp nào!hộp ngoài thì to hơn hộp máy, chưa khui hộp đã thấy lộc xộc bên trong. may mà máy không sao. </text:p>
            <text:p>Nói thật sẽ ảnh hưởng tới quyết định mua đồ điện tử sau này của tôi tại Tiki!</text:p>
          </table:table-cell>
        </table:table-row>
        <table:table-row table:style-name="ro1">
          <table:table-cell office:value-type="string" calcext:value-type="string">
            <text:p>width: 40%;</text:p>
          </table:table-cell>
          <table:table-cell office:value-type="string" calcext:value-type="string">
            <text:p>Thực sự là dùng rất chán, load chậm, nhiều lúc wifi vẫn bt, ổ điện vẫn sáng mà báo ngoại tuyến ko hề xem đc. Chất lượng hình ảnh ở mức ổn. Cài đặt cố định 1 góc khác. Sáng hôm sau camera tự động quay về mức ban đầu ko như mình đã cài đặt. Chốt là ko nên mua, phí tiền</text:p>
          </table:table-cell>
        </table:table-row>
        <table:table-row table:style-name="ro1">
          <table:table-cell office:value-type="string" calcext:value-type="string">
            <text:p>width: 40%;</text:p>
          </table:table-cell>
          <table:table-cell office:value-type="string" calcext:value-type="string">
            <text:p>thử bao nhiêu lần, cáp mạng đã ghim lên đèn rồi, reset con wifi nova lại luôn rồi nhưng luôn cắm ở chỗ này k cấu hình đc, bảo hành như thế nào vậy</text:p>
          </table:table-cell>
        </table:table-row>
        <table:table-row table:style-name="ro1">
          <table:table-cell office:value-type="string" calcext:value-type="string">
            <text:p>width: 40%;</text:p>
          </table:table-cell>
          <table:table-cell office:value-type="string" calcext:value-type="string">
            <text:p>Thời gian giao hàng nhanh nhưng chất lượng sản phầm chưa đạt, khi đánh bị kẹt nút. Tôi muốn trả lại hàng !</text:p>
          </table:table-cell>
        </table:table-row>
        <table:table-row table:style-name="ro1">
          <table:table-cell office:value-type="string" calcext:value-type="string">
            <text:p>width: 40%;</text:p>
          </table:table-cell>
          <table:table-cell office:value-type="string" calcext:value-type="string">
            <text:p>Thiết kế gọn, khá đẹp. Âm thanh không hay. Loa công suất 38W nhưng nghe nhỏ, vặn hết cỡ mới nghe tương đối.</text:p>
          </table:table-cell>
        </table:table-row>
        <table:table-row table:style-name="ro3">
          <table:table-cell office:value-type="string" calcext:value-type="string">
            <text:p>width: 40%;</text:p>
          </table:table-cell>
          <table:table-cell office:value-type="string" calcext:value-type="string">
            <text:p>Thiet bi ko ket noi dc wife luc dc luc ko .</text:p>
            <text:p>Haizzzz...😌</text:p>
          </table:table-cell>
        </table:table-row>
        <table:table-row table:style-name="ro4">
          <table:table-cell office:value-type="string" calcext:value-type="string">
            <text:p>width: 40%;</text:p>
          </table:table-cell>
          <table:table-cell office:value-type="string" calcext:value-type="string">
            <text:p>Theo như đặc tả của USB này thì nó hoàn toàn làm được hotspot (thậm chí có nói là dễ dàng nhất là với Windows 10 - không phải cài đặt gì). Tuy nhiên không rõ các Windows khác thế nào chứ trong Windows 10, sử dụng cái phần mềm đi cùng sản phẩm hoàn toàn không tạo hotspot được. Chỉ có lỗi báo đơn giản là Sharing Failure. </text:p>
            <text:p/>
            <text:p>Mình có tiến hành kiểm tra thêm về khả năng của adapter, sử dụng lệnh trong Command Prompt (CMD):</text:p>
            <text:p/>
            <text:p>netsh wlan show wirelesscapabilities </text:p>
            <text:p/>
            <text:p>Thì kết quả ra được là Station : Supported NHƯNG Soft AP : Not Supported (Soft AP là chế độ Access Point dùng để phát wifi - hay gọi là hotspot). Thực sự rất là bức xúc.</text:p>
            <text:p>Nếu là hàng thật thì nó phải hỗ trợ. Có nghi vấn hàng giả ở đâu đó (nên mới có giá vậy). Một sản phẩm tương tự bên Lazada có giá tới hơn 300K (gốc là tầm 400K). </text:p>
            <text:p/>
            <text:p>Mình sẽ xem xét việc liên hệ với Tiki về vấn đề này, cũng như tự thử xem khả năng phát wifi của nó. Các bạn nhiều tiền thì có thể thử để trải nghiệm, còn không thì không nên mua (nếu chỉ để bắt WIFI thì mua loại khác rẻ hơn nhiều, chỉ tầm hơn 100K, với tầm giá này hoàn toàn không xứng đáng, trừ khi nó hỗ trợ cả phát wifi).</text:p>
          </table:table-cell>
        </table:table-row>
        <table:table-row table:style-name="ro4">
          <table:table-cell office:value-type="string" calcext:value-type="string">
            <text:p>width: 40%;</text:p>
          </table:table-cell>
          <table:table-cell office:value-type="string" calcext:value-type="string">
            <text:p>Theo như đặc tả của USB này thì nó hoàn toàn làm được hotspot (thậm chí có nói là dễ dàng nhất là với Windows 10 - không phải cài đặt gì). Tuy nhiên không rõ các Windows khác thế nào chứ trong Windows 10, sử dụng cái phần mềm đi cùng sản phẩm hoàn toàn không tạo hotspot được. Chỉ có lỗi báo đơn giản là Sharing Failure. </text:p>
            <text:p/>
            <text:p>Mình có tiến hành kiểm tra thêm về khả năng của adapter, sử dụng lệnh trong Command Prompt (CMD):</text:p>
            <text:p/>
            <text:p>netsh wlan show wirelesscapabilities </text:p>
            <text:p/>
            <text:p>Thì kết quả ra được là Station : Supported NHƯNG Soft AP : Not Supported (Soft AP là chế độ Access Point dùng để phát wifi - hay gọi là hotspot). Thực sự rất là bức xúc.</text:p>
            <text:p>Nếu là hàng thật thì nó phải hỗ trợ. Có nghi vấn hàng giả ở đâu đó (nên mới có giá vậy). Một sản phẩm tương tự bên Lazada có giá tới hơn 300K (gốc là tầm 400K). </text:p>
            <text:p/>
            <text:p>Mình sẽ xem xét việc liên hệ với Tiki về vấn đề này, cũng như tự thử xem khả năng phát wifi của nó. Các bạn nhiều tiền thì có thể thử để trải nghiệm, còn không thì không nên mua (nếu chỉ để bắt WIFI thì mua loại khác rẻ hơn nhiều, chỉ tầm hơn 100K, với tầm giá này hoàn toàn không xứng đáng, trừ khi nó hỗ trợ cả phát wifi).</text:p>
          </table:table-cell>
        </table:table-row>
        <table:table-row table:style-name="ro4">
          <table:table-cell office:value-type="string" calcext:value-type="string">
            <text:p>width: 40%;</text:p>
          </table:table-cell>
          <table:table-cell office:value-type="string" calcext:value-type="string">
            <text:p>Theo như đặc tả của USB này thì nó hoàn toàn làm được hotspot (thậm chí có nói là dễ dàng nhất là với Windows 10 - không phải cài đặt gì). Tuy nhiên không rõ các Windows khác thế nào chứ trong Windows 10, sử dụng cái phần mềm đi cùng sản phẩm hoàn toàn không tạo hotspot được. Chỉ có lỗi báo đơn giản là Sharing Failure. </text:p>
            <text:p/>
            <text:p>Mình có tiến hành kiểm tra thêm về khả năng của adapter, sử dụng lệnh trong Command Prompt (CMD):</text:p>
            <text:p/>
            <text:p>netsh wlan show wirelesscapabilities </text:p>
            <text:p/>
            <text:p>Thì kết quả ra được là Station : Supported NHƯNG Soft AP : Not Supported (Soft AP là chế độ Access Point dùng để phát wifi - hay gọi là hotspot). Thực sự rất là bức xúc.</text:p>
            <text:p>Nếu là hàng thật thì nó phải hỗ trợ. Có nghi vấn hàng giả ở đâu đó (nên mới có giá vậy). Một sản phẩm tương tự bên Lazada có giá tới hơn 300K (gốc là tầm 400K). </text:p>
            <text:p/>
            <text:p>Mình sẽ xem xét việc liên hệ với Tiki về vấn đề này, cũng như tự thử xem khả năng phát wifi của nó. Các bạn nhiều tiền thì có thể thử để trải nghiệm, còn không thì không nên mua (nếu chỉ để bắt WIFI thì mua loại khác rẻ hơn nhiều, chỉ tầm hơn 100K, với tầm giá này hoàn toàn không xứng đáng, trừ khi nó hỗ trợ cả phát wifi).</text:p>
          </table:table-cell>
        </table:table-row>
        <table:table-row table:style-name="ro4">
          <table:table-cell office:value-type="string" calcext:value-type="string">
            <text:p>width: 40%;</text:p>
          </table:table-cell>
          <table:table-cell office:value-type="string" calcext:value-type="string">
            <text:p>Theo như đặc tả của USB này thì nó hoàn toàn làm được hotspot (thậm chí có nói là dễ dàng nhất là với Windows 10 - không phải cài đặt gì). Tuy nhiên không rõ các Windows khác thế nào chứ trong Windows 10, sử dụng cái phần mềm đi cùng sản phẩm hoàn toàn không tạo hotspot được. Chỉ có lỗi báo đơn giản là Sharing Failure. </text:p>
            <text:p/>
            <text:p>Mình có tiến hành kiểm tra thêm về khả năng của adapter, sử dụng lệnh trong Command Prompt (CMD):</text:p>
            <text:p/>
            <text:p>netsh wlan show wirelesscapabilities </text:p>
            <text:p/>
            <text:p>Thì kết quả ra được là Station : Supported NHƯNG Soft AP : Not Supported (Soft AP là chế độ Access Point dùng để phát wifi - hay gọi là hotspot). Thực sự rất là bức xúc.</text:p>
            <text:p>Nếu là hàng thật thì nó phải hỗ trợ. Có nghi vấn hàng giả ở đâu đó (nên mới có giá vậy). Một sản phẩm tương tự bên Lazada có giá tới hơn 300K (gốc là tầm 400K). </text:p>
            <text:p/>
            <text:p>Mình sẽ xem xét việc liên hệ với Tiki về vấn đề này, cũng như tự thử xem khả năng phát wifi của nó. Các bạn nhiều tiền thì có thể thử để trải nghiệm, còn không thì không nên mua (nếu chỉ để bắt WIFI thì mua loại khác rẻ hơn nhiều, chỉ tầm hơn 100K, với tầm giá này hoàn toàn không xứng đáng, trừ khi nó hỗ trợ cả phát wifi).</text:p>
          </table:table-cell>
        </table:table-row>
        <table:table-row table:style-name="ro4">
          <table:table-cell office:value-type="string" calcext:value-type="string">
            <text:p>width: 40%;</text:p>
          </table:table-cell>
          <table:table-cell office:value-type="string" calcext:value-type="string">
            <text:p>Theo như đặc tả của USB này thì nó hoàn toàn làm được hotspot (thậm chí có nói là dễ dàng nhất là với Windows 10 - không phải cài đặt gì). Tuy nhiên không rõ các Windows khác thế nào chứ trong Windows 10, sử dụng cái phần mềm đi cùng sản phẩm hoàn toàn không tạo hotspot được. Chỉ có lỗi báo đơn giản là Sharing Failure. </text:p>
            <text:p/>
            <text:p>Mình có tiến hành kiểm tra thêm về khả năng của adapter, sử dụng lệnh trong Command Prompt (CMD):</text:p>
            <text:p/>
            <text:p>netsh wlan show wirelesscapabilities </text:p>
            <text:p/>
            <text:p>Thì kết quả ra được là Station : Supported NHƯNG Soft AP : Not Supported (Soft AP là chế độ Access Point dùng để phát wifi - hay gọi là hotspot). Thực sự rất là bức xúc.</text:p>
            <text:p>Nếu là hàng thật thì nó phải hỗ trợ. Có nghi vấn hàng giả ở đâu đó (nên mới có giá vậy). Một sản phẩm tương tự bên Lazada có giá tới hơn 300K (gốc là tầm 400K). </text:p>
            <text:p/>
            <text:p>Mình sẽ xem xét việc liên hệ với Tiki về vấn đề này, cũng như tự thử xem khả năng phát wifi của nó. Các bạn nhiều tiền thì có thể thử để trải nghiệm, còn không thì không nên mua (nếu chỉ để bắt WIFI thì mua loại khác rẻ hơn nhiều, chỉ tầm hơn 100K, với tầm giá này hoàn toàn không xứng đáng, trừ khi nó hỗ trợ cả phát wifi).</text:p>
          </table:table-cell>
        </table:table-row>
        <table:table-row table:style-name="ro1">
          <table:table-cell office:value-type="string" calcext:value-type="string">
            <text:p>width: 40%;</text:p>
          </table:table-cell>
          <table:table-cell office:value-type="string" calcext:value-type="string">
            <text:p>The problem with the camera is keep resetting everyday. <text:s/>So every morning we must reset the camera all the time and this is getting into my nerve. <text:s/>Is the camera defect?</text:p>
          </table:table-cell>
        </table:table-row>
        <table:table-row table:style-name="ro1">
          <table:table-cell office:value-type="string" calcext:value-type="string">
            <text:p>width: 40%;</text:p>
          </table:table-cell>
          <table:table-cell office:value-type="string" calcext:value-type="string">
            <text:p>the nhớ về lắp đặt không nhận.đoi cho the nhớ khác sop ơi</text:p>
          </table:table-cell>
        </table:table-row>
        <table:table-row table:style-name="ro1">
          <table:table-cell office:value-type="string" calcext:value-type="string">
            <text:p>width: 40%;</text:p>
          </table:table-cell>
          <table:table-cell office:value-type="string" calcext:value-type="string">
            <text:p>Thẻ nhớ lưu chậm, không đúng như quảng cáo</text:p>
          </table:table-cell>
        </table:table-row>
        <table:table-row table:style-name="ro1">
          <table:table-cell office:value-type="string" calcext:value-type="string">
            <text:p>width: 40%;</text:p>
          </table:table-cell>
          <table:table-cell office:value-type="string" calcext:value-type="string">
            <text:p>thẻ nhớ không nhận camera, <text:s/>sau 1 ngày sd loa cam nói rất nhỏ ,gần như không thể nghe được. đổi trả cái khác thì khi nhận lại sp lại thiếu chân đế ( support ) cam. liên hệ thì trả lời phải chờ ít ngày nữa. nản shop này quá. tôi phải giải thích khách hàng thế nào đây.</text:p>
          </table:table-cell>
        </table:table-row>
        <table:table-row table:style-name="ro1">
          <table:table-cell office:value-type="string" calcext:value-type="string">
            <text:p>width: 40%;</text:p>
          </table:table-cell>
          <table:table-cell office:value-type="string" calcext:value-type="string">
            <text:p>Thẻ chụp được vài ngày bị lỗi.. Nhét vào máy không nhận thẻ nữa... Sản phẩm bảo hành thế nào vậy tiki! Gửi đi đâu để được bảo hành vậy?</text:p>
          </table:table-cell>
        </table:table-row>
        <table:table-row table:style-name="ro1">
          <table:table-cell office:value-type="string" calcext:value-type="string">
            <text:p>width: 40%;</text:p>
          </table:table-cell>
          <table:table-cell office:value-type="string" calcext:value-type="string">
            <text:p>thấy thông báo dự kiến giao hàng vào ngày 19/10. vậy mà chờ từ ngày 19/10 đến 5h chiều 20/10 vẫn chưa thấy hàng đâu....hic</text:p>
          </table:table-cell>
        </table:table-row>
        <table:table-row table:style-name="ro1">
          <table:table-cell office:value-type="string" calcext:value-type="string">
            <text:p>width: 40%;</text:p>
          </table:table-cell>
          <table:table-cell office:value-type="string" calcext:value-type="string">
            <text:p>Thấy nhiều người kêu về cách gói hàng của Tiki, k sai tý nào, cái ổ cứng mà để trong hộp không có xốp, k có chống sốc, bán cái ổ cứng k cho hoặc bán kèm dây sata và ốc vít thì lắp kiểu gì.</text:p>
          </table:table-cell>
        </table:table-row>
        <table:table-row table:style-name="ro1">
          <table:table-cell office:value-type="string" calcext:value-type="string">
            <text:p>width: 40%;</text:p>
          </table:table-cell>
          <table:table-cell office:value-type="string" calcext:value-type="string">
            <text:p>tham qua ko co day sac . pin sac cho xiaomi redmi 7 .chi đuoc 60/100 ha....that vong...</text:p>
          </table:table-cell>
        </table:table-row>
        <table:table-row table:style-name="ro1">
          <table:table-cell office:value-type="string" calcext:value-type="string">
            <text:p>width: 40%;</text:p>
          </table:table-cell>
          <table:table-cell office:value-type="string" calcext:value-type="string">
            <text:p>Tem trện sản phẩm có vẽ bị tróc . <text:s/>Mọi người mua cẩn thận ko thấy giấy bảo hành hay gì hết</text:p>
          </table:table-cell>
        </table:table-row>
        <table:table-row table:style-name="ro1">
          <table:table-cell office:value-type="string" calcext:value-type="string">
            <text:p>width: 40%;</text:p>
          </table:table-cell>
          <table:table-cell office:value-type="string" calcext:value-type="string">
            <text:p>tệ, <text:s/>hàng bị lỗi 5 ngày không đổi lại</text:p>
          </table:table-cell>
        </table:table-row>
        <table:table-row table:style-name="ro1">
          <table:table-cell office:value-type="string" calcext:value-type="string">
            <text:p>width: 40%;</text:p>
          </table:table-cell>
          <table:table-cell office:value-type="string" calcext:value-type="string">
            <text:p>tệ quá sao bàn phím của em lại không lên đèn led ạ</text:p>
          </table:table-cell>
        </table:table-row>
        <table:table-row table:style-name="ro1">
          <table:table-cell office:value-type="string" calcext:value-type="string">
            <text:p>width: 40%;</text:p>
          </table:table-cell>
          <table:table-cell office:value-type="string" calcext:value-type="string">
            <text:p>Te qua moi sai thi sạc duoc gio thi ko</text:p>
          </table:table-cell>
        </table:table-row>
        <table:table-row table:style-name="ro1">
          <table:table-cell office:value-type="string" calcext:value-type="string">
            <text:p>width: 40%;</text:p>
          </table:table-cell>
          <table:table-cell office:value-type="string" calcext:value-type="string">
            <text:p>Tay cầm bị gãy khi vừa lấy ra từ bao nilon. Lúc đầu tưởng là bộ phấn tháo rời nhưng 1 hồi kiếm được chỗ gắn vào mới biết là gãy. Mong tiki có thể xử lý giúp về phần này. Ngoài ra thì không chê vào đâu được, cầm vững tay</text:p>
          </table:table-cell>
        </table:table-row>
        <table:table-row table:style-name="ro1">
          <table:table-cell office:value-type="string" calcext:value-type="string">
            <text:p>width: 40%;</text:p>
          </table:table-cell>
          <table:table-cell office:value-type="string" calcext:value-type="string">
            <text:p>tặng thẻ nhớ mà không có thẻ nhớ</text:p>
          </table:table-cell>
        </table:table-row>
        <table:table-row table:style-name="ro1">
          <table:table-cell office:value-type="string" calcext:value-type="string">
            <text:p>width: 40%;</text:p>
          </table:table-cell>
          <table:table-cell office:value-type="string" calcext:value-type="string">
            <text:p>Tạm ổn, đủ để cố định điện thoại</text:p>
          </table:table-cell>
        </table:table-row>
        <table:table-row table:style-name="ro1">
          <table:table-cell office:value-type="string" calcext:value-type="string">
            <text:p>width: 40%;</text:p>
          </table:table-cell>
          <table:table-cell office:value-type="string" calcext:value-type="string">
            <text:p>Tạm</text:p>
          </table:table-cell>
        </table:table-row>
        <table:table-row table:style-name="ro1">
          <table:table-cell office:value-type="string" calcext:value-type="string">
            <text:p>width: 40%;</text:p>
          </table:table-cell>
          <table:table-cell office:value-type="string" calcext:value-type="string">
            <text:p>Tại sao vào ban đêm mình bật chế rộ cảnh giác thì lâu lâu nó lại hú báo động vậy.mặc dù không thấy có sự thay đổi nào là sao shop.không biết buổi ngày có hú không.vì mình không có ở nhà.</text:p>
          </table:table-cell>
        </table:table-row>
        <table:table-row table:style-name="ro1">
          <table:table-cell office:value-type="string" calcext:value-type="string">
            <text:p>width: 40%;</text:p>
          </table:table-cell>
          <table:table-cell office:value-type="string" calcext:value-type="string">
            <text:p>tại sao sạc mấy ngày trời mà cứ 20% pin vậy shop, mở lên xong lại tắt không nghe được</text:p>
          </table:table-cell>
        </table:table-row>
        <table:table-row table:style-name="ro1">
          <table:table-cell office:value-type="string" calcext:value-type="string">
            <text:p>width: 40%;</text:p>
          </table:table-cell>
          <table:table-cell office:value-type="string" calcext:value-type="string">
            <text:p>tại sao mà cắm mic vào loa mà không phát ra tiếng trong khi âm lượng đã bật hết mức</text:p>
          </table:table-cell>
        </table:table-row>
        <table:table-row table:style-name="ro1">
          <table:table-cell office:value-type="string" calcext:value-type="string">
            <text:p>width: 40%;</text:p>
          </table:table-cell>
          <table:table-cell office:value-type="string" calcext:value-type="string">
            <text:p>Tại sao camera mà không giao Adaptor, sao người ra xài, 2 cái này là mình mua cái thứ 4 rồi, cái nào cũng có adaptor...vui lòng gửi bổ sung gấp😡😡</text:p>
          </table:table-cell>
        </table:table-row>
        <table:table-row table:style-name="ro1">
          <table:table-cell office:value-type="string" calcext:value-type="string">
            <text:p>width: 40%;</text:p>
          </table:table-cell>
          <table:table-cell office:value-type="string" calcext:value-type="string">
            <text:p>Tại sao bao bì sản phẩm lại bị rạch sẵn. Bị rách tem bảo hành.</text:p>
          </table:table-cell>
        </table:table-row>
        <table:table-row table:style-name="ro1">
          <table:table-cell office:value-type="string" calcext:value-type="string">
            <text:p>width: 40%;</text:p>
          </table:table-cell>
          <table:table-cell office:value-type="string" calcext:value-type="string">
            <text:p>Tai nghe thì như hình nhưng chất lượng lại k đc như sự mong đợi tai nghe rất rè k trong nghe k đc</text:p>
          </table:table-cell>
        </table:table-row>
        <table:table-row table:style-name="ro1">
          <table:table-cell office:value-type="string" calcext:value-type="string">
            <text:p>width: 40%;</text:p>
          </table:table-cell>
          <table:table-cell office:value-type="string" calcext:value-type="string">
            <text:p>tai nghe nghe được nhưng micro không nói chuyện được. tai nghe mới mua về mà đã bj lỗi mong khắc phục dùng</text:p>
          </table:table-cell>
        </table:table-row>
        <table:table-row table:style-name="ro1">
          <table:table-cell office:value-type="string" calcext:value-type="string">
            <text:p>width: 40%;</text:p>
          </table:table-cell>
          <table:table-cell office:value-type="string" calcext:value-type="string">
            <text:p>Tai nghe mic có nhưng không dùng được, đã kiểm tra nút on off của mic thử hết mọi cách vẫn không dùng được mic. Mình đã phản hồi đề nghị đổi hàng đến giờ vẫn chưa thấy tiki đến lấy hàng, chán luôn.</text:p>
          </table:table-cell>
        </table:table-row>
        <table:table-row table:style-name="ro1">
          <table:table-cell office:value-type="string" calcext:value-type="string">
            <text:p>width: 40%;</text:p>
          </table:table-cell>
          <table:table-cell office:value-type="string" calcext:value-type="string">
            <text:p>T hử to hơn .đẹp hơn 🥶🥶🥶🥶 bên ngoài bán có 50k .tiki bán giá cắt cổ quá</text:p>
          </table:table-cell>
        </table:table-row>
        <table:table-row table:style-name="ro1">
          <table:table-cell office:value-type="string" calcext:value-type="string">
            <text:p>width: 40%;</text:p>
          </table:table-cell>
          <table:table-cell office:value-type="string" calcext:value-type="string">
            <text:p>sp Sao ko có cục nguồn vào soudcard</text:p>
          </table:table-cell>
        </table:table-row>
        <table:table-row table:style-name="ro1">
          <table:table-cell office:value-type="string" calcext:value-type="string">
            <text:p>width: 40%;</text:p>
          </table:table-cell>
          <table:table-cell office:value-type="string" calcext:value-type="string">
            <text:p>Sp dùng ok tuy nhiên mình đặt mua kèm thẻ nhớ 32G, nhưng khi giao hàng lại thiếu thẻ nhớ (tiền thanh toán đầy đủ), rất là thất vọng với đợt giao hàng này của Tiki.</text:p>
          </table:table-cell>
        </table:table-row>
        <table:table-row table:style-name="ro1">
          <table:table-cell office:value-type="string" calcext:value-type="string">
            <text:p>width: 40%;</text:p>
          </table:table-cell>
          <table:table-cell office:value-type="string" calcext:value-type="string">
            <text:p>sp đóng gói ok, nhưng chất lượng pin thì tồi vô cùng không giữ được điện sạc quá 3h</text:p>
          </table:table-cell>
        </table:table-row>
        <table:table-row table:style-name="ro1">
          <table:table-cell office:value-type="string" calcext:value-type="string">
            <text:p>width: 40%;</text:p>
          </table:table-cell>
          <table:table-cell office:value-type="string" calcext:value-type="string">
            <text:p>sp có khuyến mãi thẻ 32gb, nhưng khi gắng camera không nhận diện đươci thẻ nhớ. dùng thẻ đang sài cho điện thoại gắng vào thì tốt. Nói chung shop chuẩn bị hàng rất cẩn thận. Tuy nhiên, không hài lòng ở chổ: khi tôi liên yêu cầu hỗ trợ kỹ thuật về tiki cần kỹ thuận của nhà bán hàng việt trading nhưng không có bất cứ ai tư vấn hay liên hệ khách hàng mà chỉ có mail trả lời từ tiki lúc 18h30 ngày 20/11/2019 của chị Nguyễn Ngọc Huyền, nội dung là để kiểm tra đơn hàng rồi liên hệ lại) nhưng không thấy liên hệ. Nay xin đánh giá sp, tôi có ý: sp tốt theo giá tôi đã mua, tuy nhiên khâu sau bán hàng thì khó hài lòng</text:p>
          </table:table-cell>
        </table:table-row>
        <table:table-row table:style-name="ro1">
          <table:table-cell office:value-type="string" calcext:value-type="string">
            <text:p>width: 40%;</text:p>
          </table:table-cell>
          <table:table-cell office:value-type="string" calcext:value-type="string">
            <text:p>Sp bị lỗi , mong hỗ trợ em đổi trả vs ạ</text:p>
          </table:table-cell>
        </table:table-row>
        <table:table-row table:style-name="ro1">
          <table:table-cell office:value-type="string" calcext:value-type="string">
            <text:p>width: 40%;</text:p>
          </table:table-cell>
          <table:table-cell office:value-type="string" calcext:value-type="string">
            <text:p>song yeu</text:p>
          </table:table-cell>
        </table:table-row>
        <table:table-row table:style-name="ro1">
          <table:table-cell office:value-type="string" calcext:value-type="string">
            <text:p>width: 40%;</text:p>
          </table:table-cell>
          <table:table-cell office:value-type="string" calcext:value-type="string">
            <text:p>Sóng xuyên tầng rất yếu, khi xuyên qua 2 bức tường</text:p>
          </table:table-cell>
        </table:table-row>
        <table:table-row table:style-name="ro1">
          <table:table-cell office:value-type="string" calcext:value-type="string">
            <text:p>width: 40%;</text:p>
          </table:table-cell>
          <table:table-cell office:value-type="string" calcext:value-type="string">
            <text:p>sóng wifi bị chập trờn khi dùng cùng macbook pro 2017</text:p>
          </table:table-cell>
        </table:table-row>
        <table:table-row table:style-name="ro1">
          <table:table-cell office:value-type="string" calcext:value-type="string">
            <text:p>width: 40%;</text:p>
          </table:table-cell>
          <table:table-cell office:value-type="string" calcext:value-type="string">
            <text:p>Sóng không mạnh như quảng cáo, thường xuyên bị treo</text:p>
          </table:table-cell>
        </table:table-row>
        <table:table-row table:style-name="ro1">
          <table:table-cell office:value-type="string" calcext:value-type="string">
            <text:p>width: 40%;</text:p>
          </table:table-cell>
          <table:table-cell office:value-type="string" calcext:value-type="string">
            <text:p>Sóng cũng bình thường. Ping cao không ổn định. Lâu lâu mất kết nối. Không nên mua</text:p>
          </table:table-cell>
        </table:table-row>
        <table:table-row table:style-name="ro3">
          <table:table-cell office:value-type="string" calcext:value-type="string">
            <text:p>width: 40%;</text:p>
          </table:table-cell>
          <table:table-cell office:value-type="string" calcext:value-type="string">
            <text:p>So về giá, thì mua trên tiki vẫn rẻ hơn so mua ngoài nên mình đánh giá cao điều này.</text:p>
            <text:p>Nhưng thật sự, không biết sao khi mình chụp ảnh thì hình ảnh hiện khá tối, dù film cũ của mình lại rất sáng. Mình hơi thất vọng về hộp film này :(</text:p>
          </table:table-cell>
        </table:table-row>
        <table:table-row table:style-name="ro2">
          <table:table-cell office:value-type="string" calcext:value-type="string">
            <text:p>width: 40%;</text:p>
          </table:table-cell>
          <table:table-cell office:value-type="string" calcext:value-type="string">
            <text:p>sipper thân thiện</text:p>
            <text:p>nhưng sao sản phậm lại k tốt z</text:p>
            <text:p>loa nghe khá nhỏ , k thấy nút vặn to nhỏ</text:p>
          </table:table-cell>
        </table:table-row>
        <table:table-row table:style-name="ro1">
          <table:table-cell office:value-type="string" calcext:value-type="string">
            <text:p>width: 40%;</text:p>
          </table:table-cell>
          <table:table-cell office:value-type="string" calcext:value-type="string">
            <text:p>Sim kích hoạt trước gần cả tháng mà vẫn giao, mới nhận hàng ngày 24/6 mà tới 1/7 đã hết hạn tháng đầu</text:p>
          </table:table-cell>
        </table:table-row>
        <table:table-row table:style-name="ro1">
          <table:table-cell office:value-type="string" calcext:value-type="string">
            <text:p>width: 40%;</text:p>
          </table:table-cell>
          <table:table-cell office:value-type="string" calcext:value-type="string">
            <text:p>SHOP xử lỳ vụ này giúp mình,nhận hàng hôm 14/02/2020 mò mẫm mãi nó vẫn không hoạt động được,,,Sao nữa à...</text:p>
          </table:table-cell>
        </table:table-row>
        <table:table-row table:style-name="ro1">
          <table:table-cell office:value-type="string" calcext:value-type="string">
            <text:p>width: 40%;</text:p>
          </table:table-cell>
          <table:table-cell office:value-type="string" calcext:value-type="string">
            <text:p>shop ơi sao của mình k có remote v :( mã đơn 387335574</text:p>
          </table:table-cell>
        </table:table-row>
        <table:table-row table:style-name="ro1">
          <table:table-cell office:value-type="string" calcext:value-type="string">
            <text:p>width: 40%;</text:p>
          </table:table-cell>
          <table:table-cell office:value-type="string" calcext:value-type="string">
            <text:p>Shop ơi mới mua về dc có mấy ngày giờ k sử dụng dc nữa</text:p>
          </table:table-cell>
        </table:table-row>
        <table:table-row table:style-name="ro2">
          <table:table-cell office:value-type="string" calcext:value-type="string">
            <text:p>width: 40%;</text:p>
          </table:table-cell>
          <table:table-cell office:value-type="string" calcext:value-type="string">
            <text:p>Shop ơi cho mình hỏi , sao hình ảnh vs thực tế khác nhau quá , nhìn hình tưởng kích thước to lắm nhưng về nó hơi nhỏ, với trên hình quảng cáo nút bấm rất khác nhau k biết có gửi lộn k , thất vọng quá , hộp ngoài củng dán băng keo tè le nhìn cũ kĩ quá vs chưa gì bung cái miếng dán GO1 rồi </text:p>
            <text:p>Âm thanh thì nghe nhỏ vs rè quá trời </text:p>
            <text:p>Nhờ Shop vs Tiki giải quyết hộ mình nha</text:p>
          </table:table-cell>
        </table:table-row>
        <table:table-row table:style-name="ro1">
          <table:table-cell office:value-type="string" calcext:value-type="string">
            <text:p>width: 40%;</text:p>
          </table:table-cell>
          <table:table-cell office:value-type="string" calcext:value-type="string">
            <text:p>Shop này bán hàng theo kiểu.Treo đầu dê bán thịt chó. Quảng cáo Xuất xứ Nhật Bản.128 GB giao hàng thẻ nhớ 32 GB. Đài Loan sản xuất. bao bì bị cắt niêm phong gốc. Tiki cần giữ thương hiệu của mình loại bỏ các shop gian dối này vì quyền lợi khách hàng. các bạn cần tránh xa shop lừa đảo gian dối.</text:p>
          </table:table-cell>
        </table:table-row>
        <table:table-row table:style-name="ro1">
          <table:table-cell office:value-type="string" calcext:value-type="string">
            <text:p>width: 40%;</text:p>
          </table:table-cell>
          <table:table-cell office:value-type="string" calcext:value-type="string">
            <text:p>shop giao ram bị hư, lắp vào không khởi động máy được, trên thanh ram nhìn như bị thiếu 1 con tụ ở góc phải</text:p>
          </table:table-cell>
        </table:table-row>
        <table:table-row table:style-name="ro1">
          <table:table-cell office:value-type="string" calcext:value-type="string">
            <text:p>width: 40%;</text:p>
          </table:table-cell>
          <table:table-cell office:value-type="string" calcext:value-type="string">
            <text:p>Shop giao hàng giá rẻ nên kiểm tra kỹ hàng cho khách hàng.remote.mà ko sử dụng được,lại ko cho dùng thử..hàng rẻ nên tôi ko muốn đổi hàng chỉ yêu cầu shop cẩn thận kiểm tra hàng trước khi đóng gói cho khách</text:p>
          </table:table-cell>
        </table:table-row>
        <table:table-row table:style-name="ro1">
          <table:table-cell office:value-type="string" calcext:value-type="string">
            <text:p>width: 40%;</text:p>
          </table:table-cell>
          <table:table-cell office:value-type="string" calcext:value-type="string">
            <text:p>shop cho hỏi, camera tôi mua ko kèm thẻ nhớ hả? tôi ko thấy thẻ nhớ</text:p>
          </table:table-cell>
        </table:table-row>
        <table:table-row table:style-name="ro3">
          <table:table-cell office:value-type="string" calcext:value-type="string">
            <text:p>width: 40%;</text:p>
          </table:table-cell>
          <table:table-cell office:value-type="string" calcext:value-type="string">
            <text:p>Ship nhanh.</text:p>
            <text:p>Nhưng phiếu bảo hành kích hoạt từ 10/01/2020. Trong khi đó fuji luôn luôn mở máy gửi mã mới kích hoạt bảo hành. Ko hiểu hàng của tiki là cũ hay mới hay trôi bảo hành ? Gọi điện, viết mail phản ánh, gửi hình ảnh phiếu bảo hành như hdan của hotline nhưng vẫn chưa đc hộ trợ. Ko fine lắm nên để 2 sao</text:p>
          </table:table-cell>
        </table:table-row>
        <table:table-row table:style-name="ro1">
          <table:table-cell office:value-type="string" calcext:value-type="string">
            <text:p>width: 40%;</text:p>
          </table:table-cell>
          <table:table-cell office:value-type="string" calcext:value-type="string">
            <text:p>ship đồ bị thiếu nên tôi không hài lòng lắm</text:p>
          </table:table-cell>
        </table:table-row>
        <table:table-row table:style-name="ro1">
          <table:table-cell office:value-type="string" calcext:value-type="string">
            <text:p>width: 40%;</text:p>
          </table:table-cell>
          <table:table-cell office:value-type="string" calcext:value-type="string">
            <text:p>setup đơn giản xem ok rồi khi test cùng mạng wifi ở nhà nhưng giờ đi làm xem qua 3g hay là wifi khác thì đều k xem đc toàn load 5%. Có ai bị lỗi này hướng dẫn mình với ạ. còn camera giá này hình ảnh cũng ok</text:p>
          </table:table-cell>
        </table:table-row>
        <table:table-row table:style-name="ro1">
          <table:table-cell office:value-type="string" calcext:value-type="string">
            <text:p>width: 40%;</text:p>
          </table:table-cell>
          <table:table-cell office:value-type="string" calcext:value-type="string">
            <text:p>Sd khoảng 5 phút là nóng lắm dù chỉ có 1 dt đang bắt sóng. Mạng vina trên điện thoại cực mạnh,nhưng trên bộ phát thì không vô được, uổng tiền quá đi</text:p>
          </table:table-cell>
        </table:table-row>
        <table:table-row table:style-name="ro2">
          <table:table-cell office:value-type="string" calcext:value-type="string">
            <text:p>width: 40%;</text:p>
          </table:table-cell>
          <table:table-cell office:value-type="string" calcext:value-type="string">
            <text:p>Sau thời gian xài máy quay được khoảng 3-5 phút là rất nóng tự ngắt nguồn hoặc máy bị treo. </text:p>
            <text:p/>
            <text:p>Nhờ hướng dẫn xử lý</text:p>
          </table:table-cell>
        </table:table-row>
        <table:table-row table:style-name="ro1">
          <table:table-cell office:value-type="string" calcext:value-type="string">
            <text:p>width: 40%;</text:p>
          </table:table-cell>
          <table:table-cell office:value-type="string" calcext:value-type="string">
            <text:p>Sau một tuần mói bắt đàu chuyển quà khuyến mại. Tiki sợ người ta lấy trạc mất hay sao mà chuyển quà muộn hơn 1 tuần</text:p>
          </table:table-cell>
        </table:table-row>
        <table:table-row table:style-name="ro1">
          <table:table-cell office:value-type="string" calcext:value-type="string">
            <text:p>width: 40%;</text:p>
          </table:table-cell>
          <table:table-cell office:value-type="string" calcext:value-type="string">
            <text:p>Sau khi tham khảo các nhận xét trên tiki, mình đã đặt mua. Các bạn bảo ngon so với tầm tiền nhưng mình không cho là thế, loa nghe rất dở, còn không bằng cái loa tàu blutoooth của mình, tuy nhiên loa này bị hỏng 1 loa vệ tinh, mình đã được hoàn tiền, tiki bảo hành tốt, rất đáng ghi nhận!!</text:p>
          </table:table-cell>
        </table:table-row>
        <table:table-row table:style-name="ro1">
          <table:table-cell office:value-type="string" calcext:value-type="string">
            <text:p>width: 40%;</text:p>
          </table:table-cell>
          <table:table-cell office:value-type="string" calcext:value-type="string">
            <text:p>Sau khi dùng 1 ngày thì camera bên mình bị lỗi không kết nối được..sau reset lại camera thì không thể kết nối với mạng trong khi đó điện thoại vẫn kết nối mạng bình thường..Mong tiki xem xét giúp mình về trường hợp này</text:p>
          </table:table-cell>
        </table:table-row>
        <table:table-row table:style-name="ro5">
          <table:table-cell office:value-type="string" calcext:value-type="string">
            <text:p>width: 40%;</text:p>
          </table:table-cell>
          <table:table-cell office:value-type="string" calcext:value-type="string">
            <text:p>Sau 1,5 tháng sử dụng mình có nhận xét sau:</text:p>
            <text:p>1. Chỉ được cái Mesh, đi lên lầu hay xuống trệt đều là 1 SSID nhưng độ ổn định thì không có. Cục chính thì kết nối ok, còn 2 cục phụ thì hay rớt mạng mặc dù 2 cục cách nhau khoảng 2 mét từ trệt lên lầu 1.</text:p>
            <text:p>2. Cực chẳng đã mình đi dây LAN lên lầu 1, 2 cắm vào cục 2, cục 3 nhưng lại không pair đươc. Pair chỉ dùng cho không dây, có dây là không pair dc. Giờ phải dùng nó như 1 AP thông thường.</text:p>
            <text:p>Túm lại: mua cái này để trải nghiệm mesh thôi. Chắc giá tiền rẻ quá nên vậy</text:p>
          </table:table-cell>
        </table:table-row>
        <table:table-row table:style-name="ro1">
          <table:table-cell office:value-type="string" calcext:value-type="string">
            <text:p>width: 40%;</text:p>
          </table:table-cell>
          <table:table-cell office:value-type="string" calcext:value-type="string">
            <text:p>sao video khi quay xong ko đc lưu vào thẻ nhớ vậy có bị làm sai ko vậy</text:p>
          </table:table-cell>
        </table:table-row>
        <table:table-row table:style-name="ro1">
          <table:table-cell office:value-type="string" calcext:value-type="string">
            <text:p>width: 40%;</text:p>
          </table:table-cell>
          <table:table-cell office:value-type="string" calcext:value-type="string">
            <text:p>sao mình mua về còn có 25 ngày hết hạn vậy</text:p>
          </table:table-cell>
        </table:table-row>
        <table:table-row table:style-name="ro1">
          <table:table-cell office:value-type="string" calcext:value-type="string">
            <text:p>width: 40%;</text:p>
          </table:table-cell>
          <table:table-cell office:value-type="string" calcext:value-type="string">
            <text:p>sao mình mua nó lại không giống như trong hình vậyy?</text:p>
          </table:table-cell>
        </table:table-row>
        <table:table-row table:style-name="ro1">
          <table:table-cell office:value-type="string" calcext:value-type="string">
            <text:p>width: 40%;</text:p>
          </table:table-cell>
          <table:table-cell office:value-type="string" calcext:value-type="string">
            <text:p>sao màu vàng bán lại đắt hơn nhỉ. ghét nhất là tiki toàn bán màu đen. mấy cái màu bạc thì ko bán. hay bán hàng tồn ko biêysld</text:p>
          </table:table-cell>
        </table:table-row>
        <table:table-row table:style-name="ro1">
          <table:table-cell office:value-type="string" calcext:value-type="string">
            <text:p>width: 40%;</text:p>
          </table:table-cell>
          <table:table-cell office:value-type="string" calcext:value-type="string">
            <text:p>Sao m lắp sim vào lúc gọi đc, lúc ko gọi đc là sao vậy shop? Giờ là ko nhận sim luôn rồi. Mình vừa nhận hàng trưa nay, vậy m có đc đổi hàng ko?. Shop liên hệ lại với m nhé.</text:p>
          </table:table-cell>
        </table:table-row>
        <table:table-row table:style-name="ro1">
          <table:table-cell office:value-type="string" calcext:value-type="string">
            <text:p>width: 40%;</text:p>
          </table:table-cell>
          <table:table-cell office:value-type="string" calcext:value-type="string">
            <text:p>sao ko cs sim......................... .............</text:p>
          </table:table-cell>
        </table:table-row>
        <table:table-row table:style-name="ro1">
          <table:table-cell office:value-type="string" calcext:value-type="string">
            <text:p>width: 40%;</text:p>
          </table:table-cell>
          <table:table-cell office:value-type="string" calcext:value-type="string">
            <text:p>Sao ko có tặng kẹp điện thoại vậy ạ? Chỉ có mỗi cái núm ? Ghi tặng kẹp dth mà?</text:p>
          </table:table-cell>
        </table:table-row>
        <table:table-row table:style-name="ro1">
          <table:table-cell office:value-type="string" calcext:value-type="string">
            <text:p>width: 40%;</text:p>
          </table:table-cell>
          <table:table-cell office:value-type="string" calcext:value-type="string">
            <text:p>sao không có màu vậy shop. có phải là C6CN 720 không thế</text:p>
          </table:table-cell>
        </table:table-row>
        <table:table-row table:style-name="ro1">
          <table:table-cell office:value-type="string" calcext:value-type="string">
            <text:p>width: 40%;</text:p>
          </table:table-cell>
          <table:table-cell office:value-type="string" calcext:value-type="string">
            <text:p>Sao khoảng 1 thời gian sử dụng thì phím W, A nó không nhận phím tốt như ban đâu, kiểu như bị liệt, bấm phím có khi không ra chữ, có khi ra 2,3 lần. cần thêm thông tin về bảo hành sản phẩm, làm sao để bảo hành</text:p>
          </table:table-cell>
        </table:table-row>
        <table:table-row table:style-name="ro1">
          <table:table-cell office:value-type="string" calcext:value-type="string">
            <text:p>width: 40%;</text:p>
          </table:table-cell>
          <table:table-cell office:value-type="string" calcext:value-type="string">
            <text:p>Sao khoảng 1 thời gian sử dụng thì phím W, A nó không nhận phím tốt như ban đâu, kiểu như bị liệt, bấm phím có khi không ra chữ, có khi ra 2,3 lần. cần thêm thông tin về bảo hành sản phẩm, làm sao để bảo hành</text:p>
          </table:table-cell>
        </table:table-row>
        <table:table-row table:style-name="ro1">
          <table:table-cell office:value-type="string" calcext:value-type="string">
            <text:p>width: 40%;</text:p>
          </table:table-cell>
          <table:table-cell office:value-type="string" calcext:value-type="string">
            <text:p>Sao k đưa dây sạc lấy gì mình sạc máy vậy shop</text:p>
          </table:table-cell>
        </table:table-row>
        <table:table-row table:style-name="ro1">
          <table:table-cell office:value-type="string" calcext:value-type="string">
            <text:p>width: 40%;</text:p>
          </table:table-cell>
          <table:table-cell office:value-type="string" calcext:value-type="string">
            <text:p>sao hình là hộp mực có nắp nạp mực mà sao giao hộp mực k có vậy shop</text:p>
          </table:table-cell>
        </table:table-row>
        <table:table-row table:style-name="ro1">
          <table:table-cell office:value-type="string" calcext:value-type="string">
            <text:p>width: 40%;</text:p>
          </table:table-cell>
          <table:table-cell office:value-type="string" calcext:value-type="string">
            <text:p>Sao gắn sim vào k nhận sim.k sdung được</text:p>
          </table:table-cell>
        </table:table-row>
        <table:table-row table:style-name="ro1">
          <table:table-cell office:value-type="string" calcext:value-type="string">
            <text:p>width: 40%;</text:p>
          </table:table-cell>
          <table:table-cell office:value-type="string" calcext:value-type="string">
            <text:p>sao có mỗi đầu sạc của iphone vậy.. đề nghị shop làm ăn có uy tín chút:))</text:p>
          </table:table-cell>
        </table:table-row>
        <table:table-row table:style-name="ro1">
          <table:table-cell office:value-type="string" calcext:value-type="string">
            <text:p>width: 40%;</text:p>
          </table:table-cell>
          <table:table-cell office:value-type="string" calcext:value-type="string">
            <text:p>Sao có card vga rời rồi mà ram vẫn chia sẻ cho card on board vậy</text:p>
          </table:table-cell>
        </table:table-row>
        <table:table-row table:style-name="ro1">
          <table:table-cell office:value-type="string" calcext:value-type="string">
            <text:p>width: 40%;</text:p>
          </table:table-cell>
          <table:table-cell office:value-type="string" calcext:value-type="string">
            <text:p>sao camera bên em lại k dùng dc</text:p>
          </table:table-cell>
        </table:table-row>
        <table:table-row table:style-name="ro1">
          <table:table-cell office:value-type="string" calcext:value-type="string">
            <text:p>width: 40%;</text:p>
          </table:table-cell>
          <table:table-cell office:value-type="string" calcext:value-type="string">
            <text:p>Sao bẻ chân quay có tí mà gãy rồi tiki làm ăn kiểu gì vậy</text:p>
          </table:table-cell>
        </table:table-row>
        <table:table-row table:style-name="ro1">
          <table:table-cell office:value-type="string" calcext:value-type="string">
            <text:p>width: 40%;</text:p>
          </table:table-cell>
          <table:table-cell office:value-type="string" calcext:value-type="string">
            <text:p>sản phẩn ko như mong đợi... dùng hay mất hẳn wifi, 1 lúc lâu sau tự có, mạng thì chậm hơn hẳn so với cục phát có râu. chỗ cắm nguồn thì lỏng, hay tuột... nói chung thất vọng về sản phẩm :(</text:p>
          </table:table-cell>
        </table:table-row>
        <table:table-row table:style-name="ro1">
          <table:table-cell office:value-type="string" calcext:value-type="string">
            <text:p>width: 40%;</text:p>
          </table:table-cell>
          <table:table-cell office:value-type="string" calcext:value-type="string">
            <text:p>Sản phẩm trôi bảo hành 5 tháng, hàng điện tử đóng thùng không chèn xốp, chỉ bỏ ổ cứng vào thùng.</text:p>
          </table:table-cell>
        </table:table-row>
        <table:table-row table:style-name="ro1">
          <table:table-cell office:value-type="string" calcext:value-type="string">
            <text:p>width: 40%;</text:p>
          </table:table-cell>
          <table:table-cell office:value-type="string" calcext:value-type="string">
            <text:p>Sản phẩm tốt nhưng khi nhận hàng không được kiểm hàng trực tiếp nên khi mở gói thì thùng bị dập móp do vận chuyển, lúc này không khiếu nại được. Rất bực mình</text:p>
          </table:table-cell>
        </table:table-row>
        <table:table-row table:style-name="ro1">
          <table:table-cell office:value-type="string" calcext:value-type="string">
            <text:p>width: 40%;</text:p>
          </table:table-cell>
          <table:table-cell office:value-type="string" calcext:value-type="string">
            <text:p>sản phẩm Tôi mua 20 cái sử dụng được mấy tháng tự nhiên ko xem được hình . mang xuống cài đặt lại cũng ko được. <text:s/>phocmat rồi cài đặt lại cũng ko được. ( <text:s/>bị 5 cái ) rút thẻ nhớ ra phocmat lại rồi cài đặt lại cũng ko được cam cứ nói nhất nút phocmat lại làm nhiều lkamf ko cài được rút điện ra nghỉ 30 phút cài lại vẫn ko được. <text:s/>Đổi cài đặt có dây cũng ko được. <text:s/>shop cho kỹ thuật hướng dẫn sử lý</text:p>
          </table:table-cell>
        </table:table-row>
        <table:table-row table:style-name="ro1">
          <table:table-cell office:value-type="string" calcext:value-type="string">
            <text:p>width: 40%;</text:p>
          </table:table-cell>
          <table:table-cell office:value-type="string" calcext:value-type="string">
            <text:p>Sản phẩm thì có hình bao da, hộp đẹp, lúc mua thì không thấy chữ "(không kèm bao)". Lúc nhận hàng thấy sản phẩm chả giống gì cả, lên xem lại thì thấy có chữ "(không kèm bao)" không biết mới thêm lúc nào. Giá như thế này thì mua bên ngoài rẻ hơn mà còn có thêm bao đựng.</text:p>
          </table:table-cell>
        </table:table-row>
        <table:table-row table:style-name="ro1">
          <table:table-cell office:value-type="string" calcext:value-type="string">
            <text:p>width: 40%;</text:p>
          </table:table-cell>
          <table:table-cell office:value-type="string" calcext:value-type="string">
            <text:p>Sản phẩm tạm tạm chấp nhận thôi nhe</text:p>
          </table:table-cell>
        </table:table-row>
        <table:table-row table:style-name="ro1">
          <table:table-cell office:value-type="string" calcext:value-type="string">
            <text:p>width: 40%;</text:p>
          </table:table-cell>
          <table:table-cell office:value-type="string" calcext:value-type="string">
            <text:p>Sản phẩm sau khoảng 1 tháng sử dụng thường rất nóng, hay bị đơ máy và không tắt máy được. Xin nhờ hỗ trợ bảo hành.</text:p>
          </table:table-cell>
        </table:table-row>
        <table:table-row table:style-name="ro1">
          <table:table-cell office:value-type="string" calcext:value-type="string">
            <text:p>width: 40%;</text:p>
          </table:table-cell>
          <table:table-cell office:value-type="string" calcext:value-type="string">
            <text:p>Sản phẩm rất tệ. nó ko xứng đáng với giá hơn 300k của web đưa ra. Thật sự nó chỉ đúng với giá 50K. Đây là tình trạng bom giá rồi giảm giá đánh lừa người tiêu dùng</text:p>
          </table:table-cell>
        </table:table-row>
        <table:table-row table:style-name="ro1">
          <table:table-cell office:value-type="string" calcext:value-type="string">
            <text:p>width: 40%;</text:p>
          </table:table-cell>
          <table:table-cell office:value-type="string" calcext:value-type="string">
            <text:p>Sản phẩm phía trong thì cảm giác còn khá mới, nhưng lúc nhận hàng thì hơi bất ngờ về chất lượng hàng như hàng cũ khi nhìn bên ngoài !</text:p>
          </table:table-cell>
        </table:table-row>
        <table:table-row table:style-name="ro1">
          <table:table-cell office:value-type="string" calcext:value-type="string">
            <text:p>width: 40%;</text:p>
          </table:table-cell>
          <table:table-cell office:value-type="string" calcext:value-type="string">
            <text:p>sản phẩm nhanh hỏng wa.mới gắn 3ngày là bị hỏng hok quay nữa rồi</text:p>
          </table:table-cell>
        </table:table-row>
        <table:table-row table:style-name="ro1">
          <table:table-cell office:value-type="string" calcext:value-type="string">
            <text:p>width: 40%;</text:p>
          </table:table-cell>
          <table:table-cell office:value-type="string" calcext:value-type="string">
            <text:p>Sản phẩm ngoại quan OK nhưng thời gian xác nhận giao hàng quá lâu, đặt từ 25/4 và nay là ngày 6/5 mới chính thức nhận được hàng. Mất tổng cộng 11 ngày cho 1 đơn hàng trong nước... Quá thất vọng.</text:p>
          </table:table-cell>
        </table:table-row>
        <table:table-row table:style-name="ro1">
          <table:table-cell office:value-type="string" calcext:value-type="string">
            <text:p>width: 40%;</text:p>
          </table:table-cell>
          <table:table-cell office:value-type="string" calcext:value-type="string">
            <text:p>sản phẩm này dành cho búp bê chơi thì có</text:p>
          </table:table-cell>
        </table:table-row>
        <table:table-row table:style-name="ro1">
          <table:table-cell office:value-type="string" calcext:value-type="string">
            <text:p>width: 40%;</text:p>
          </table:table-cell>
          <table:table-cell office:value-type="string" calcext:value-type="string">
            <text:p>sản phẩm này bị hỏng công tắc nguồn, phải sửa lại. tiki bán hàng bị lỗi cho khách hàng.</text:p>
          </table:table-cell>
        </table:table-row>
        <table:table-row table:style-name="ro1">
          <table:table-cell office:value-type="string" calcext:value-type="string">
            <text:p>width: 40%;</text:p>
          </table:table-cell>
          <table:table-cell office:value-type="string" calcext:value-type="string">
            <text:p>Sản phẩm mua về chỉ có softbox và chân đèn chứ không có tay treo gì hết nha. Thậm chí là ở trong sản phẩm có dán giấy thông tin ghi rõ là sản phẩm này chỉ có mỗi “Chân đèn + softbox”.</text:p>
          </table:table-cell>
        </table:table-row>
        <table:table-row table:style-name="ro1">
          <table:table-cell office:value-type="string" calcext:value-type="string">
            <text:p>width: 40%;</text:p>
          </table:table-cell>
          <table:table-cell office:value-type="string" calcext:value-type="string">
            <text:p>Sản phẩm mới sử dụng đc 1 năm và bây giờ cắm vào máy tính không hiện lên ổ đĩa, không sử dụng được. Cần sự hỗ trợ bảo hành</text:p>
          </table:table-cell>
        </table:table-row>
        <table:table-row table:style-name="ro1">
          <table:table-cell office:value-type="string" calcext:value-type="string">
            <text:p>width: 40%;</text:p>
          </table:table-cell>
          <table:table-cell office:value-type="string" calcext:value-type="string">
            <text:p>sản phẩm mới mua về test không kết nối được wifi , cài đặt lỗi . Sử dụng cáp thì cài đặt rất khó khăn mới vào được . sau 30p camera kết nối được . Sử dụng được 3p ngoại tuyến và không kết nối được luôn .</text:p>
          </table:table-cell>
        </table:table-row>
        <table:table-row table:style-name="ro1">
          <table:table-cell office:value-type="string" calcext:value-type="string">
            <text:p>width: 40%;</text:p>
          </table:table-cell>
          <table:table-cell office:value-type="string" calcext:value-type="string">
            <text:p>Sản phẩm mình nhận được không phải là hàng mới thật sự. Bằng chứng là đầu USB xước nhiều, các tập tin mặc định đặc trưng của Sandisk đã bị xoá mất, USB có nguyên một tập nhạc của LQ, và tem bảo hành là tem của một cửa hàng tin học khác trên đường Đinh Bộ Lĩnh (mua của Lưu trữ Sài Gòn nhưng tem bảo hành sản phẩm là tem của cửa hàng khác là sao ta?).</text:p>
          </table:table-cell>
        </table:table-row>
        <table:table-row table:style-name="ro1">
          <table:table-cell office:value-type="string" calcext:value-type="string">
            <text:p>width: 40%;</text:p>
          </table:table-cell>
          <table:table-cell office:value-type="string" calcext:value-type="string">
            <text:p>Sản phẩm là hàng tồn kho từ 2017(năm ra mắt). Nguyên đai nguyên kiện. Sản phẩm ghi tem bảo hành 12 tháng, mà cách đây 5 tháng, nên chỉ còn bảo hành có7 tháng thôi. Khi mở ra hết sạch pin, không trách được để tới tận 3 năm cơ mà. Điều đáng trách là sản phẩm sử dụng cực kì nóng. Đặc biệt là phần mềm khi ghép ảnh của 2 camera cực kì tệ, nhìn rõ đường phân tách giữa 2 camera chứ không liền mạch. Cái này về phần mềm, nên không biết có cách nào fix hay có update phần mềm được không nên tạm cho 2*.</text:p>
          </table:table-cell>
        </table:table-row>
        <table:table-row table:style-name="ro1">
          <table:table-cell office:value-type="string" calcext:value-type="string">
            <text:p>width: 40%;</text:p>
          </table:table-cell>
          <table:table-cell office:value-type="string" calcext:value-type="string">
            <text:p>Sản phẩm ko như hình shop đăng</text:p>
          </table:table-cell>
        </table:table-row>
        <table:table-row table:style-name="ro1">
          <table:table-cell office:value-type="string" calcext:value-type="string">
            <text:p>width: 40%;</text:p>
          </table:table-cell>
          <table:table-cell office:value-type="string" calcext:value-type="string">
            <text:p>sản phẩm ko kẹp đt ko biết bắt vào đâu ... chân chỏi giữa gãy nản vkl</text:p>
          </table:table-cell>
        </table:table-row>
        <table:table-row table:style-name="ro1">
          <table:table-cell office:value-type="string" calcext:value-type="string">
            <text:p>width: 40%;</text:p>
          </table:table-cell>
          <table:table-cell office:value-type="string" calcext:value-type="string">
            <text:p>Sản phẩm ko có hướng dẫn sử dụng bằng tiếng Việt hoặc tiếng Anh, phải lên mạng mò. App Tenda Wifi cực kỳ tệ, thử nhiều lần mà vẫn chưa kết nối được với thiết bi. Đề nghị shop gửi hướng dẫn cài đặt chính xác.</text:p>
          </table:table-cell>
        </table:table-row>
        <table:table-row table:style-name="ro1">
          <table:table-cell office:value-type="string" calcext:value-type="string">
            <text:p>width: 40%;</text:p>
          </table:table-cell>
          <table:table-cell office:value-type="string" calcext:value-type="string">
            <text:p>sản phẩm ko chất lượng</text:p>
          </table:table-cell>
        </table:table-row>
        <table:table-row table:style-name="ro1">
          <table:table-cell office:value-type="string" calcext:value-type="string">
            <text:p>width: 40%;</text:p>
          </table:table-cell>
          <table:table-cell office:value-type="string" calcext:value-type="string">
            <text:p>sản phẩm không thực sự tốt, mặc dù để ở gần wifi gốc nhưng khi kích sóng chỉ được bằng 1/2 so với wifi gốc</text:p>
          </table:table-cell>
        </table:table-row>
        <table:table-row table:style-name="ro1">
          <table:table-cell office:value-type="string" calcext:value-type="string">
            <text:p>width: 40%;</text:p>
          </table:table-cell>
          <table:table-cell office:value-type="string" calcext:value-type="string">
            <text:p>Sẳn phẩm không sài được</text:p>
          </table:table-cell>
        </table:table-row>
        <table:table-row table:style-name="ro1">
          <table:table-cell office:value-type="string" calcext:value-type="string">
            <text:p>width: 40%;</text:p>
          </table:table-cell>
          <table:table-cell office:value-type="string" calcext:value-type="string">
            <text:p>sản phẩm không ok, không bay được, không điều khiển được, pin sạc không vào được. Tội nghiệp bé nhà mình háo hức chờ đúng vào sinh nhật nhưng không có sử dụng được cái đồ chơi này</text:p>
          </table:table-cell>
        </table:table-row>
        <table:table-row table:style-name="ro1">
          <table:table-cell office:value-type="string" calcext:value-type="string">
            <text:p>width: 40%;</text:p>
          </table:table-cell>
          <table:table-cell office:value-type="string" calcext:value-type="string">
            <text:p>sản phẩm không như mong đợi. không giông như quảng cáo</text:p>
          </table:table-cell>
        </table:table-row>
        <table:table-row table:style-name="ro1">
          <table:table-cell office:value-type="string" calcext:value-type="string">
            <text:p>width: 40%;</text:p>
          </table:table-cell>
          <table:table-cell office:value-type="string" calcext:value-type="string">
            <text:p>Sản phẩm không giống hình ảnh</text:p>
          </table:table-cell>
        </table:table-row>
        <table:table-row table:style-name="ro1">
          <table:table-cell office:value-type="string" calcext:value-type="string">
            <text:p>width: 40%;</text:p>
          </table:table-cell>
          <table:table-cell office:value-type="string" calcext:value-type="string">
            <text:p>Sàn phảm khác hình dáng, đã thử ok nhưng chưa sử dụng.</text:p>
          </table:table-cell>
        </table:table-row>
        <table:table-row table:style-name="ro1">
          <table:table-cell office:value-type="string" calcext:value-type="string">
            <text:p>width: 40%;</text:p>
          </table:table-cell>
          <table:table-cell office:value-type="string" calcext:value-type="string">
            <text:p>Sản phẩm khá nhỏ</text:p>
          </table:table-cell>
        </table:table-row>
        <table:table-row table:style-name="ro1">
          <table:table-cell office:value-type="string" calcext:value-type="string">
            <text:p>width: 40%;</text:p>
          </table:table-cell>
          <table:table-cell office:value-type="string" calcext:value-type="string">
            <text:p>sản phẩm kém chất lượng, màu không thật, hình ảnh mờ</text:p>
          </table:table-cell>
        </table:table-row>
        <table:table-row table:style-name="ro1">
          <table:table-cell office:value-type="string" calcext:value-type="string">
            <text:p>width: 40%;</text:p>
          </table:table-cell>
          <table:table-cell office:value-type="string" calcext:value-type="string">
            <text:p>Sản phẩm kém chất lượng, dùng 2 lần là gẫy và rụng hết các bộ phận</text:p>
          </table:table-cell>
        </table:table-row>
        <table:table-row table:style-name="ro1">
          <table:table-cell office:value-type="string" calcext:value-type="string">
            <text:p>width: 40%;</text:p>
          </table:table-cell>
          <table:table-cell office:value-type="string" calcext:value-type="string">
            <text:p>sản phẩm kém chất lượng . nút khóa đằng sau ko hoạt động</text:p>
          </table:table-cell>
        </table:table-row>
        <table:table-row table:style-name="ro1">
          <table:table-cell office:value-type="string" calcext:value-type="string">
            <text:p>width: 40%;</text:p>
          </table:table-cell>
          <table:table-cell office:value-type="string" calcext:value-type="string">
            <text:p>Sản phẩm kém <text:s/>2 viên pin không sạc dc <text:s/>không nên mua</text:p>
          </table:table-cell>
        </table:table-row>
        <table:table-row table:style-name="ro1">
          <table:table-cell office:value-type="string" calcext:value-type="string">
            <text:p>width: 40%;</text:p>
          </table:table-cell>
          <table:table-cell office:value-type="string" calcext:value-type="string">
            <text:p>sản phẩm k giống hình....</text:p>
          </table:table-cell>
        </table:table-row>
        <table:table-row table:style-name="ro1">
          <table:table-cell office:value-type="string" calcext:value-type="string">
            <text:p>width: 40%;</text:p>
          </table:table-cell>
          <table:table-cell office:value-type="string" calcext:value-type="string">
            <text:p>san pham k đung nhu quang cao toi can đổi lại</text:p>
          </table:table-cell>
        </table:table-row>
        <table:table-row table:style-name="ro1">
          <table:table-cell office:value-type="string" calcext:value-type="string">
            <text:p>width: 40%;</text:p>
          </table:table-cell>
          <table:table-cell office:value-type="string" calcext:value-type="string">
            <text:p>Sản phẩm hình thức đẹp , nhiều chức năng. Kết nối mạng quá kém hiện tại chưa biết khắc phục như nào.</text:p>
          </table:table-cell>
        </table:table-row>
        <table:table-row table:style-name="ro1">
          <table:table-cell office:value-type="string" calcext:value-type="string">
            <text:p>width: 40%;</text:p>
          </table:table-cell>
          <table:table-cell office:value-type="string" calcext:value-type="string">
            <text:p>sản phẩm hay bị dis ra khoải mihome, lỗi đăng nhập và phải thoát ra reset lại, chán</text:p>
          </table:table-cell>
        </table:table-row>
        <table:table-row table:style-name="ro1">
          <table:table-cell office:value-type="string" calcext:value-type="string">
            <text:p>width: 40%;</text:p>
          </table:table-cell>
          <table:table-cell office:value-type="string" calcext:value-type="string">
            <text:p>Sản phẩm giống mô tả, thiếu phụ kiện nguồn không có, chân đế không có</text:p>
          </table:table-cell>
        </table:table-row>
        <table:table-row table:style-name="ro1">
          <table:table-cell office:value-type="string" calcext:value-type="string">
            <text:p>width: 40%;</text:p>
          </table:table-cell>
          <table:table-cell office:value-type="string" calcext:value-type="string">
            <text:p>sản phẩm giống mô tả, còn chất lượng sử dụng thời gian sau mới biết.</text:p>
          </table:table-cell>
        </table:table-row>
        <table:table-row table:style-name="ro2">
          <table:table-cell office:value-type="string" calcext:value-type="string">
            <text:p>width: 40%;</text:p>
          </table:table-cell>
          <table:table-cell office:value-type="string" calcext:value-type="string">
            <text:p>Sản phẩm giao trễ , đã vậy hàng còn bóc ra rồi </text:p>
            <text:p>Usb từng sử dụng rồi bên trong còn 1 vài file hình ảnh ! Sau khi dùng xog bỏ ngược lại vào hộp </text:p>
            <text:p>Nói chung lần đầu tiên quá thất vọng cách làm của shop</text:p>
          </table:table-cell>
        </table:table-row>
        <table:table-row table:style-name="ro1">
          <table:table-cell office:value-type="string" calcext:value-type="string">
            <text:p>width: 40%;</text:p>
          </table:table-cell>
          <table:table-cell office:value-type="string" calcext:value-type="string">
            <text:p>Sản phẩm giao thiếu lần 1, bổ sung chậm chạp, cả tuần không thấy bổ sung hàng bị thiếu. Mình rất tin dùng chọn hàng trên Tiki nhưng cũng khá bực mình vì vấn đề này. Đơn hàng của mình là <text:s/>334813619. Nhờ phía Tiki kiểm tra và đốc thúc dùm. Cảm ơn</text:p>
          </table:table-cell>
        </table:table-row>
        <table:table-row table:style-name="ro1">
          <table:table-cell office:value-type="string" calcext:value-type="string">
            <text:p>width: 40%;</text:p>
          </table:table-cell>
          <table:table-cell office:value-type="string" calcext:value-type="string">
            <text:p>sản phẩm giao k đúng, đặc cái này giao cái khác</text:p>
          </table:table-cell>
        </table:table-row>
        <table:table-row table:style-name="ro1">
          <table:table-cell office:value-type="string" calcext:value-type="string">
            <text:p>width: 40%;</text:p>
          </table:table-cell>
          <table:table-cell office:value-type="string" calcext:value-type="string">
            <text:p>Sản phẩm giao đến bị gãy tay điều chỉnh.</text:p>
          </table:table-cell>
        </table:table-row>
        <table:table-row table:style-name="ro1">
          <table:table-cell office:value-type="string" calcext:value-type="string">
            <text:p>width: 40%;</text:p>
          </table:table-cell>
          <table:table-cell office:value-type="string" calcext:value-type="string">
            <text:p>Sản phẩm được giao cẩn thận nhưng trễ hơn dự kiến 4 ngày mà tiki không thông báo gì!</text:p>
          </table:table-cell>
        </table:table-row>
        <table:table-row table:style-name="ro1">
          <table:table-cell office:value-type="string" calcext:value-type="string">
            <text:p>width: 40%;</text:p>
          </table:table-cell>
          <table:table-cell office:value-type="string" calcext:value-type="string">
            <text:p>Sản phẩm dùng thời gian ngắn</text:p>
          </table:table-cell>
        </table:table-row>
        <table:table-row table:style-name="ro1">
          <table:table-cell office:value-type="string" calcext:value-type="string">
            <text:p>width: 40%;</text:p>
          </table:table-cell>
          <table:table-cell office:value-type="string" calcext:value-type="string">
            <text:p>sản phẩm dùng khá ổn nhưng mình không thích thái độ của nhân viên giao hàng, mình có việc gấp đặt tiki now giao và khi gọi điện mình đang xuống thì bạn giao hàng lại gọi điện xuống với lời lẽ rất không thân thiện như: bây giờ có lấy , làm gì mà lâu lắc vậy,... lớn tiếng quá nên phải tắt máy lun để ra xe thế nào mà bạn ấy khó chịu vậy.mình chẳng biết bạn ấy tới giao hàng hay tới để chửi mình nữa. Mình thông cảm là dịp tết các bạn bận mình cũng đã tranh thủ xuống rồi các bạn giao hàng đừng nên mất bình tĩnh mà dùng những lời lẽ lớn tiếng như vậy với khách hành chứ. Mong Tiki chỉnh đốn lại thái độ của bạn giao hàng nha chứ lớn tiếng với mình như vậy là mình không thấy ổn một chút nào.</text:p>
          </table:table-cell>
        </table:table-row>
        <table:table-row table:style-name="ro1">
          <table:table-cell office:value-type="string" calcext:value-type="string">
            <text:p>width: 40%;</text:p>
          </table:table-cell>
          <table:table-cell office:value-type="string" calcext:value-type="string">
            <text:p>Sản phẩm dùng được 1 tuần chưa phát hiện lỗi, Tuy nhiên, xuát hóa đơn VAT quá chậm, giao hàng thành công 8/4/2019 nhưng đến nay vẫn chưa nhận được hóa đơn. Không có bất kỳ thông tin liên lạc với nhà cung cấp, liên hệ với email hỗ trợ Tiki để nhờ hỗ trợ xuất hóa đơn sớm, mà chẳng giúp ích được gì, chỉ nói kêu chờ trong vòng 14 ngày giao hàng thành công rồi thôi. Vậy cũng gọi là hỗ trợ.</text:p>
          </table:table-cell>
        </table:table-row>
        <table:table-row table:style-name="ro5">
          <table:table-cell office:value-type="string" calcext:value-type="string">
            <text:p>width: 40%;</text:p>
          </table:table-cell>
          <table:table-cell office:value-type="string" calcext:value-type="string">
            <text:p>Sản phẩm đẹp, đóng gói tốt.</text:p>
            <text:p>Mình mới dùng nên chưa đánh giá được hiệu quả.</text:p>
            <text:p>Tuy nhiên giao hàng quá chậm, Chậm tới hơn 2 tuần so với mốc ban đầu.</text:p>
            <text:p>Nên mình đánh giá 2 sao</text:p>
          </table:table-cell>
        </table:table-row>
        <table:table-row table:style-name="ro1">
          <table:table-cell office:value-type="string" calcext:value-type="string">
            <text:p>width: 40%;</text:p>
          </table:table-cell>
          <table:table-cell office:value-type="string" calcext:value-type="string">
            <text:p>Sản phẩm của shop chất lượng tốt.Nhưng thật sự thấy bực mình về cách thức giao nhận hàng trung gian và thời gian vận chuyển của <text:s/>tiki.Sản phẩm của shop ở Hà Nội và nơi nhận ở Thái Nguyên mà cả tuần trời mới nhận được hàng.</text:p>
          </table:table-cell>
        </table:table-row>
        <table:table-row table:style-name="ro1">
          <table:table-cell office:value-type="string" calcext:value-type="string">
            <text:p>width: 40%;</text:p>
          </table:table-cell>
          <table:table-cell office:value-type="string" calcext:value-type="string">
            <text:p>sản phẩm có vấn đề về lưu trữ. ko xài đc lưu trữ đám mây ở Việt Nam. thẻ nhớ thì chỉ xài được 1 lần <text:s/>lúc mua về trong ngày đầu còn lại thì ko có kết nối đc... mắt hồng ngoại ko xa 30m như quảng cáo. 15m đã tối om ko thấy gì. ko biết điện thoại hỏi ai. thắc mắc sản phẩm với ai</text:p>
          </table:table-cell>
        </table:table-row>
        <table:table-row table:style-name="ro1">
          <table:table-cell office:value-type="string" calcext:value-type="string">
            <text:p>width: 40%;</text:p>
          </table:table-cell>
          <table:table-cell office:value-type="string" calcext:value-type="string">
            <text:p>Sản phẩm có hộp nhưng không bọc nilong như bao sản phẩm mới tôi đã từng mua, thiết bị và adapter để trần bên ngoài không giống sản phẩm mới, sản phẩm mua ngày 28/12/2019 mà tem bảo hành trên sản phẩm để tháng 6 mất hết 6 tháng bảo hành. Mua nhiều trên tiki của đơn vị khác nhưng hàng good lần này mua của chính tiki trading thì bị trôi bảo hành. Mọi người nên cẩn thận cho việc mua hàng của tiki trading nha.</text:p>
          </table:table-cell>
        </table:table-row>
        <table:table-row table:style-name="ro1">
          <table:table-cell office:value-type="string" calcext:value-type="string">
            <text:p>width: 40%;</text:p>
          </table:table-cell>
          <table:table-cell office:value-type="string" calcext:value-type="string">
            <text:p>Sản phẩm chất lượng không cao. Thường xuyên không kết nối được, thỉnh thoảng không điều khiển được góc quay.</text:p>
          </table:table-cell>
        </table:table-row>
        <table:table-row table:style-name="ro1">
          <table:table-cell office:value-type="string" calcext:value-type="string">
            <text:p>width: 40%;</text:p>
          </table:table-cell>
          <table:table-cell office:value-type="string" calcext:value-type="string">
            <text:p>sản phẩm camera thì ok nhưng giao hàng thiếu nguồng 12v.</text:p>
          </table:table-cell>
        </table:table-row>
        <table:table-row table:style-name="ro1">
          <table:table-cell office:value-type="string" calcext:value-type="string">
            <text:p>width: 40%;</text:p>
          </table:table-cell>
          <table:table-cell office:value-type="string" calcext:value-type="string">
            <text:p>sản phẩm bị nức kính trong cho mình đổi lại</text:p>
          </table:table-cell>
        </table:table-row>
        <table:table-row table:style-name="ro3">
          <table:table-cell office:value-type="string" calcext:value-type="string">
            <text:p>width: 40%;</text:p>
          </table:table-cell>
          <table:table-cell office:value-type="string" calcext:value-type="string">
            <text:p>Sản phẩm bị móp hộp. Có vết bị bóc. Hộp đựng dây trong bị nát mép. </text:p>
            <text:p>Hi vọng là dây sạc tốt</text:p>
          </table:table-cell>
        </table:table-row>
        <table:table-row table:style-name="ro1">
          <table:table-cell office:value-type="string" calcext:value-type="string">
            <text:p>width: 40%;</text:p>
          </table:table-cell>
          <table:table-cell office:value-type="string" calcext:value-type="string">
            <text:p>Sản phẩm bị lỗi ko dùng dc cho mac pro 13 2019. Dock cắm vô máy lỏng dễ xúc.</text:p>
          </table:table-cell>
        </table:table-row>
        <table:table-row table:style-name="ro1">
          <table:table-cell office:value-type="string" calcext:value-type="string">
            <text:p>width: 40%;</text:p>
          </table:table-cell>
          <table:table-cell office:value-type="string" calcext:value-type="string">
            <text:p>Sản phẩm bị lỗi bỏ pin vô mà đèn ko sáng. Liên hệ tiki đổi nhưng ko dc trong khi đang cần gấp phải ship tiki now</text:p>
          </table:table-cell>
        </table:table-row>
        <table:table-row table:style-name="ro1">
          <table:table-cell office:value-type="string" calcext:value-type="string">
            <text:p>width: 40%;</text:p>
          </table:table-cell>
          <table:table-cell office:value-type="string" calcext:value-type="string">
            <text:p>sản phẩm bị lỗi à, dùng đc 1,2 ngày đầu còn tốt nhưng vài ngày sau bị lỗi k di chuyển đc con trỏ chuột trên màn hình máy tính</text:p>
          </table:table-cell>
        </table:table-row>
        <table:table-row table:style-name="ro1">
          <table:table-cell office:value-type="string" calcext:value-type="string">
            <text:p>width: 40%;</text:p>
          </table:table-cell>
          <table:table-cell office:value-type="string" calcext:value-type="string">
            <text:p>Sản phẩm bắt wifi kém</text:p>
          </table:table-cell>
        </table:table-row>
        <table:table-row table:style-name="ro1">
          <table:table-cell office:value-type="string" calcext:value-type="string">
            <text:p>width: 40%;</text:p>
          </table:table-cell>
          <table:table-cell office:value-type="string" calcext:value-type="string">
            <text:p>sản phẩm <text:s/>mua về mà lỗi <text:s/>gửi <text:s/>lại <text:s/>được <text:s/>ko</text:p>
          </table:table-cell>
        </table:table-row>
        <table:table-row table:style-name="ro1">
          <table:table-cell office:value-type="string" calcext:value-type="string">
            <text:p>width: 40%;</text:p>
          </table:table-cell>
          <table:table-cell office:value-type="string" calcext:value-type="string">
            <text:p>san pam ko jong voi mo ta.ko xem dc video wa mang 4g va wifi .chi xem dc wifi noi bo</text:p>
          </table:table-cell>
        </table:table-row>
        <table:table-row table:style-name="ro3">
          <table:table-cell office:value-type="string" calcext:value-type="string">
            <text:p>width: 40%;</text:p>
          </table:table-cell>
          <table:table-cell office:value-type="string" calcext:value-type="string">
            <text:p>Sảm phẩm bằng nhưa, nhỏ xíu. Mới khui ra mà bật không lên, đem cắm vào pin sạc dự phòng thì bật lên được nhưng sạc cả đêm rút ra vẫn bị như cũ, tức là muốn bật lên phải cắm sạc kích 1 cái.</text:p>
            <text:p>Nói chung khá thất vọng, tuy nhiên tiền nào của ấy thôi.</text:p>
          </table:table-cell>
        </table:table-row>
        <table:table-row table:style-name="ro1">
          <table:table-cell office:value-type="string" calcext:value-type="string">
            <text:p>width: 40%;</text:p>
          </table:table-cell>
          <table:table-cell office:value-type="string" calcext:value-type="string">
            <text:p>sai loại hàng. đây là đầu sạc thẳng</text:p>
          </table:table-cell>
        </table:table-row>
        <table:table-row table:style-name="ro1">
          <table:table-cell office:value-type="string" calcext:value-type="string">
            <text:p>width: 40%;</text:p>
          </table:table-cell>
          <table:table-cell office:value-type="string" calcext:value-type="string">
            <text:p>sài được khoảng 1 tháng hư con quay, có sữa được k tiki</text:p>
          </table:table-cell>
        </table:table-row>
        <table:table-row table:style-name="ro1">
          <table:table-cell office:value-type="string" calcext:value-type="string">
            <text:p>width: 40%;</text:p>
          </table:table-cell>
          <table:table-cell office:value-type="string" calcext:value-type="string">
            <text:p>SACH HUONG SU DUNG KO PHU DE TIENG VIET + KO CO KEM THEO GIAY BAO HANH..NHU DA CAM KET.</text:p>
          </table:table-cell>
        </table:table-row>
        <table:table-row table:style-name="ro1">
          <table:table-cell office:value-type="string" calcext:value-type="string">
            <text:p>width: 40%;</text:p>
          </table:table-cell>
          <table:table-cell office:value-type="string" calcext:value-type="string">
            <text:p>Sạc mua mấy tháng cắm vào kêu phụ kiện không hỗ trợ, cắm mặt sau ( phần ko có miếng dán kim loại ) thì lại nhận được. Dùng đến giờ là 9 tháng thì hỏng hẳn. Nói chung là sản phẩm chất lượng tệ</text:p>
          </table:table-cell>
        </table:table-row>
        <table:table-row table:style-name="ro1">
          <table:table-cell office:value-type="string" calcext:value-type="string">
            <text:p>width: 40%;</text:p>
          </table:table-cell>
          <table:table-cell office:value-type="string" calcext:value-type="string">
            <text:p>Sạc k dô pin, hư mẹ pin lun ~~ shop coi lại nha shop ơi</text:p>
          </table:table-cell>
        </table:table-row>
        <table:table-row table:style-name="ro1">
          <table:table-cell office:value-type="string" calcext:value-type="string">
            <text:p>width: 40%;</text:p>
          </table:table-cell>
          <table:table-cell office:value-type="string" calcext:value-type="string">
            <text:p>sac k ben moi sac duoc vai lan thi k sac được nữa</text:p>
          </table:table-cell>
        </table:table-row>
        <table:table-row table:style-name="ro1">
          <table:table-cell office:value-type="string" calcext:value-type="string">
            <text:p>width: 40%;</text:p>
          </table:table-cell>
          <table:table-cell office:value-type="string" calcext:value-type="string">
            <text:p>Sạc 3 giờ mà vẫn báo pin yếu. Dùng cục sạc ngoài để sạc</text:p>
          </table:table-cell>
        </table:table-row>
        <table:table-row table:style-name="ro1">
          <table:table-cell office:value-type="string" calcext:value-type="string">
            <text:p>width: 40%;</text:p>
          </table:table-cell>
          <table:table-cell office:value-type="string" calcext:value-type="string">
            <text:p>s mk nhận hàng mà camera kêta nối intenet ko dây ko được v</text:p>
          </table:table-cell>
        </table:table-row>
        <table:table-row table:style-name="ro1">
          <table:table-cell office:value-type="string" calcext:value-type="string">
            <text:p>width: 40%;</text:p>
          </table:table-cell>
          <table:table-cell office:value-type="string" calcext:value-type="string">
            <text:p>Remote không điều khiển được từ xa. giao hàng cũng nhanh</text:p>
          </table:table-cell>
        </table:table-row>
        <table:table-row table:style-name="ro1">
          <table:table-cell office:value-type="string" calcext:value-type="string">
            <text:p>width: 40%;</text:p>
          </table:table-cell>
          <table:table-cell office:value-type="string" calcext:value-type="string">
            <text:p>Remote bị lỗi nhưng vì mình cần dùng gấp nên ko thể bảo hành đành mua remote thay thế :( trải nghiệm buồn ạ</text:p>
          </table:table-cell>
        </table:table-row>
        <table:table-row table:style-name="ro1">
          <table:table-cell office:value-type="string" calcext:value-type="string">
            <text:p>width: 40%;</text:p>
          </table:table-cell>
          <table:table-cell office:value-type="string" calcext:value-type="string">
            <text:p>Rất tệ, nóng như cục than, mau hết pin</text:p>
          </table:table-cell>
        </table:table-row>
        <table:table-row table:style-name="ro1">
          <table:table-cell office:value-type="string" calcext:value-type="string">
            <text:p>width: 40%;</text:p>
          </table:table-cell>
          <table:table-cell office:value-type="string" calcext:value-type="string">
            <text:p>rất tệ</text:p>
          </table:table-cell>
        </table:table-row>
        <table:table-row table:style-name="ro1">
          <table:table-cell office:value-type="string" calcext:value-type="string">
            <text:p>width: 40%;</text:p>
          </table:table-cell>
          <table:table-cell office:value-type="string" calcext:value-type="string">
            <text:p>rất khó kết nối để xem được hình ảnh cũng như xem lại bằng phần mềm điện thoại cũng như PC</text:p>
          </table:table-cell>
        </table:table-row>
        <table:table-row table:style-name="ro3">
          <table:table-cell office:value-type="string" calcext:value-type="string">
            <text:p>width: 40%;</text:p>
          </table:table-cell>
          <table:table-cell office:value-type="string" calcext:value-type="string">
            <text:p>Rất k hài lòng</text:p>
            <text:p>. Đặt mua 3 cái loa thì giao từng cái 1 được đúng 1 cái còn mới 2 cái nhìn như đã qua sử dụng sước rất nhiều k phải hàng nguyên tem,    Có cái thì k có quai luôn K biết pin dùng được trong bao lâu đáng thất vọng</text:p>
          </table:table-cell>
        </table:table-row>
        <table:table-row table:style-name="ro1">
          <table:table-cell office:value-type="string" calcext:value-type="string">
            <text:p>width: 40%;</text:p>
          </table:table-cell>
          <table:table-cell office:value-type="string" calcext:value-type="string">
            <text:p>rất hài long như quảng cáo</text:p>
          </table:table-cell>
        </table:table-row>
        <table:table-row table:style-name="ro1">
          <table:table-cell office:value-type="string" calcext:value-type="string">
            <text:p>width: 40%;</text:p>
          </table:table-cell>
          <table:table-cell office:value-type="string" calcext:value-type="string">
            <text:p>Rất dễ bị treo khi nóng nếu dùng liên tục khoản 1-2 ngày, khi bị treo phải ở gần mới có thể kết nối được mặc dù ở tầng trên vẫn full sóng, theo quảng cáo sóng xuyên tường nhưng thực tế chỉ hơn loại 2 anten 5dbi 1 tí chứ k đến mức công suất cao 500mw khi bộ nguồn chỉ 12v 1A, tuy sóng vẫn rất ổn nhưng tốc độ rất thấp, tầm 4 nấc sóng thì tốc độ rất thấp tầm 3m, và khi còn 3 nấc thì hoàn toàn mất internet. Mình nghĩ là lỗi firmwave nhưng không phải, đã up- down 1 bản ver mới và 1 ver cũ nhưng vẫn không khắc phục. Mình cho cái giá mà totolink đưa ra không hề phù hợp( quá mắc). nó thậm chí còn thua tplink 841n, đánh giá thật lòng cho những bạn đang có ý định mua</text:p>
          </table:table-cell>
        </table:table-row>
        <table:table-row table:style-name="ro1">
          <table:table-cell office:value-type="string" calcext:value-type="string">
            <text:p>width: 40%;</text:p>
          </table:table-cell>
          <table:table-cell office:value-type="string" calcext:value-type="string">
            <text:p>Ram minh cung ko su dung đc, có trả lại đc ko?</text:p>
          </table:table-cell>
        </table:table-row>
        <table:table-row table:style-name="ro1">
          <table:table-cell office:value-type="string" calcext:value-type="string">
            <text:p>width: 40%;</text:p>
          </table:table-cell>
          <table:table-cell office:value-type="string" calcext:value-type="string">
            <text:p>Rắc cắm lỏng. K vào mở được</text:p>
          </table:table-cell>
        </table:table-row>
        <table:table-row table:style-name="ro1">
          <table:table-cell office:value-type="string" calcext:value-type="string">
            <text:p>width: 40%;</text:p>
          </table:table-cell>
          <table:table-cell office:value-type="string" calcext:value-type="string">
            <text:p>quay được nhưng thẻ ko lưu được ko biết phải làm sao ,thẻ 132G</text:p>
          </table:table-cell>
        </table:table-row>
        <table:table-row table:style-name="ro1">
          <table:table-cell office:value-type="string" calcext:value-type="string">
            <text:p>width: 40%;</text:p>
          </table:table-cell>
          <table:table-cell office:value-type="string" calcext:value-type="string">
            <text:p>quay đêm ko thấy gì cả chán <text:s/>ngày thi ôn ,.....,...</text:p>
          </table:table-cell>
        </table:table-row>
        <table:table-row table:style-name="ro1">
          <table:table-cell office:value-type="string" calcext:value-type="string">
            <text:p>width: 40%;</text:p>
          </table:table-cell>
          <table:table-cell office:value-type="string" calcext:value-type="string">
            <text:p>quảng cáo là tặng kèm thẻ mà sao ko có shop ơi</text:p>
          </table:table-cell>
        </table:table-row>
        <table:table-row table:style-name="ro1">
          <table:table-cell office:value-type="string" calcext:value-type="string">
            <text:p>width: 40%;</text:p>
          </table:table-cell>
          <table:table-cell office:value-type="string" calcext:value-type="string">
            <text:p>Quảng cáo hình ảnh có móc treo <text:s/>chuyển cho tôi khôngcó móc treo là sao</text:p>
          </table:table-cell>
        </table:table-row>
        <table:table-row table:style-name="ro1">
          <table:table-cell office:value-type="string" calcext:value-type="string">
            <text:p>width: 40%;</text:p>
          </table:table-cell>
          <table:table-cell office:value-type="string" calcext:value-type="string">
            <text:p>Quảng cáo camera 3 râu nhưng thực chất chi có 1 râu . 2 râu giả. Chất lượng hình ảnh chỉ có HD. Hình ảnh bệt và mờ.. camera bị trầy nhiều nhìn khá cũ. Shop làm ăn ko tốt</text:p>
          </table:table-cell>
        </table:table-row>
        <table:table-row table:style-name="ro1">
          <table:table-cell office:value-type="string" calcext:value-type="string">
            <text:p>width: 40%;</text:p>
          </table:table-cell>
          <table:table-cell office:value-type="string" calcext:value-type="string">
            <text:p>Quá tệ.in bị lỗi mà ko có nhân viên hướng dẫn cài máy.mặc dù đã liên hệ trực tiếp nhà cung cấp</text:p>
          </table:table-cell>
        </table:table-row>
        <table:table-row table:style-name="ro1">
          <table:table-cell office:value-type="string" calcext:value-type="string">
            <text:p>width: 40%;</text:p>
          </table:table-cell>
          <table:table-cell office:value-type="string" calcext:value-type="string">
            <text:p>Quá mờ</text:p>
          </table:table-cell>
        </table:table-row>
        <table:table-row table:style-name="ro1">
          <table:table-cell office:value-type="string" calcext:value-type="string">
            <text:p>width: 40%;</text:p>
          </table:table-cell>
          <table:table-cell office:value-type="string" calcext:value-type="string">
            <text:p>Pin xài yếu lắm khi sử dụng cho động cơ, xài cho remot tv điện tử ok, do pin chỉ có 1.2v thôi, người bán k có ghi rõ trên tiu đề.</text:p>
          </table:table-cell>
        </table:table-row>
        <table:table-row table:style-name="ro1">
          <table:table-cell office:value-type="string" calcext:value-type="string">
            <text:p>width: 40%;</text:p>
          </table:table-cell>
          <table:table-cell office:value-type="string" calcext:value-type="string">
            <text:p>Pin xai chua toi 10p</text:p>
          </table:table-cell>
        </table:table-row>
        <table:table-row table:style-name="ro1">
          <table:table-cell office:value-type="string" calcext:value-type="string">
            <text:p>width: 40%;</text:p>
          </table:table-cell>
          <table:table-cell office:value-type="string" calcext:value-type="string">
            <text:p>Pin theo sản phẩm là Made in China, trong khi trước đây tôi mua các sản phẩm khác Pin là Made in Japan???</text:p>
          </table:table-cell>
        </table:table-row>
        <table:table-row table:style-name="ro3">
          <table:table-cell office:value-type="string" calcext:value-type="string">
            <text:p>width: 40%;</text:p>
          </table:table-cell>
          <table:table-cell office:value-type="string" calcext:value-type="string">
            <text:p>Pin tạm ổn nhưng có vẻ chất lượng kém... cắm vào Sony A6000 sạc thấy % pin càng ngày càng giảm. Khi sài thì % pin cũng rất tào lao... </text:p>
            <text:p>Ko nên mua</text:p>
          </table:table-cell>
        </table:table-row>
        <table:table-row table:style-name="ro1">
          <table:table-cell office:value-type="string" calcext:value-type="string">
            <text:p>width: 40%;</text:p>
          </table:table-cell>
          <table:table-cell office:value-type="string" calcext:value-type="string">
            <text:p>Pin sac lâu đầy . Mong tiki xem sét chat luong</text:p>
          </table:table-cell>
        </table:table-row>
        <table:table-row table:style-name="ro1">
          <table:table-cell office:value-type="string" calcext:value-type="string">
            <text:p>width: 40%;</text:p>
          </table:table-cell>
          <table:table-cell office:value-type="string" calcext:value-type="string">
            <text:p>Pin sạc đầy &amp; để ngoài (chưa lắp vào máy) nhưng chưa tới 24h pin đã tuột hết</text:p>
          </table:table-cell>
        </table:table-row>
        <table:table-row table:style-name="ro1">
          <table:table-cell office:value-type="string" calcext:value-type="string">
            <text:p>width: 40%;</text:p>
          </table:table-cell>
          <table:table-cell office:value-type="string" calcext:value-type="string">
            <text:p>pin quá tệ. sạc cả đêm nghe được 15p là hết pin. đề nghị shop coi lại chất lượng sản phẩm. mới xài được 6 lần mà vậy chắc mai mốt k nghe đc lun. tiki coi lại nha, dạo này hàng hay bị lỗi.</text:p>
          </table:table-cell>
        </table:table-row>
        <table:table-row table:style-name="ro1">
          <table:table-cell office:value-type="string" calcext:value-type="string">
            <text:p>width: 40%;</text:p>
          </table:table-cell>
          <table:table-cell office:value-type="string" calcext:value-type="string">
            <text:p>Pin ổn nhưng bộ sạc lỗi, sạc điện ko vào pin, chỉ báo đèn xanh suốt ngày đêm(chắc banh nỗ bin mới qua đèn đỏ quá), nói chung là lo xài dc bộ sạc. Tình trạng vậy đã báo với Tiki VÀ đã đổi hàng mà vẫn Y - <text:s/>NHƯ - CŨ.</text:p>
          </table:table-cell>
        </table:table-row>
        <table:table-row table:style-name="ro1">
          <table:table-cell office:value-type="string" calcext:value-type="string">
            <text:p>width: 40%;</text:p>
          </table:table-cell>
          <table:table-cell office:value-type="string" calcext:value-type="string">
            <text:p>Pin này theo như giới thiệu thì có thể sạc dc 10000 lần nhưng thực thì có dc như quảng cáo ko nhỉ?</text:p>
          </table:table-cell>
        </table:table-row>
        <table:table-row table:style-name="ro1">
          <table:table-cell office:value-type="string" calcext:value-type="string">
            <text:p>width: 40%;</text:p>
          </table:table-cell>
          <table:table-cell office:value-type="string" calcext:value-type="string">
            <text:p>pin mới dùng 1-2 lần đã bị phù, muốn lấy ra phải vỗ vỗ mới ra được. Để lên cục pin zin là thấy nó bị đội lên 1 chút do phù.</text:p>
          </table:table-cell>
        </table:table-row>
        <table:table-row table:style-name="ro1">
          <table:table-cell office:value-type="string" calcext:value-type="string">
            <text:p>width: 40%;</text:p>
          </table:table-cell>
          <table:table-cell office:value-type="string" calcext:value-type="string">
            <text:p>Pin lắp vào máy không sáng đèn. do đó, mình không thể sử dụng. mình muốn đổi lại sản phẩm khác.</text:p>
          </table:table-cell>
        </table:table-row>
        <table:table-row table:style-name="ro1">
          <table:table-cell office:value-type="string" calcext:value-type="string">
            <text:p>width: 40%;</text:p>
          </table:table-cell>
          <table:table-cell office:value-type="string" calcext:value-type="string">
            <text:p>Pin không tốt như mong đợi. Đã sử dụng được khoảng 3 tháng. Mình sử dụng cho xt20 rất hao pin, sạc đầy 5 cục nhưng sử dụng đến lúc còn 2 cục thì hết pin.</text:p>
          </table:table-cell>
        </table:table-row>
        <table:table-row table:style-name="ro1">
          <table:table-cell office:value-type="string" calcext:value-type="string">
            <text:p>width: 40%;</text:p>
          </table:table-cell>
          <table:table-cell office:value-type="string" calcext:value-type="string">
            <text:p>Pin chạy được 15p</text:p>
          </table:table-cell>
        </table:table-row>
        <table:table-row table:style-name="ro1">
          <table:table-cell office:value-type="string" calcext:value-type="string">
            <text:p>width: 40%;</text:p>
          </table:table-cell>
          <table:table-cell office:value-type="string" calcext:value-type="string">
            <text:p>Phím bấm bị cứng so với bản đời đầu</text:p>
          </table:table-cell>
        </table:table-row>
        <table:table-row table:style-name="ro1">
          <table:table-cell office:value-type="string" calcext:value-type="string">
            <text:p>width: 40%;</text:p>
          </table:table-cell>
          <table:table-cell office:value-type="string" calcext:value-type="string">
            <text:p>phí ship quá cao</text:p>
          </table:table-cell>
        </table:table-row>
        <table:table-row table:style-name="ro1">
          <table:table-cell office:value-type="string" calcext:value-type="string">
            <text:p>width: 40%;</text:p>
          </table:table-cell>
          <table:table-cell office:value-type="string" calcext:value-type="string">
            <text:p>Phần mô tả sản phẩm ghi có sạc nhanh, nhưng thực tế hok có đù cắm vào củ sạc và máy có tính năng sạc nhanh</text:p>
          </table:table-cell>
        </table:table-row>
        <table:table-row table:style-name="ro1">
          <table:table-cell office:value-type="string" calcext:value-type="string">
            <text:p>width: 40%;</text:p>
          </table:table-cell>
          <table:table-cell office:value-type="string" calcext:value-type="string">
            <text:p>Phần chi tiết có ghi 2 móc khoá vậy mà thực tế chỉ có 1 móc khoá</text:p>
          </table:table-cell>
        </table:table-row>
        <table:table-row table:style-name="ro1">
          <table:table-cell office:value-type="string" calcext:value-type="string">
            <text:p>width: 40%;</text:p>
          </table:table-cell>
          <table:table-cell office:value-type="string" calcext:value-type="string">
            <text:p>order 5, giao 1, có tách đơn. đơn 4 cái còn lại báo giao cùng ngày. qua t2 tuần sau vẫn ko thấy cập nhật. phải gọi lại thì báo sẽ liên lạc lại báo status. ngày hôm sau, báo bàn giao vận chuyển và ngày giao là t6 tuần rồi!</text:p>
          </table:table-cell>
        </table:table-row>
        <table:table-row table:style-name="ro1">
          <table:table-cell office:value-type="string" calcext:value-type="string">
            <text:p>width: 40%;</text:p>
          </table:table-cell>
          <table:table-cell office:value-type="string" calcext:value-type="string">
            <text:p>ốp in không sắc nét, chất lượng bình thường</text:p>
          </table:table-cell>
        </table:table-row>
        <table:table-row table:style-name="ro1">
          <table:table-cell office:value-type="string" calcext:value-type="string">
            <text:p>width: 40%;</text:p>
          </table:table-cell>
          <table:table-cell office:value-type="string" calcext:value-type="string">
            <text:p>ống nhòm này nhìn không được xa lắm kém hơn quảng cáo</text:p>
          </table:table-cell>
        </table:table-row>
        <table:table-row table:style-name="ro3">
          <table:table-cell office:value-type="string" calcext:value-type="string">
            <text:p>width: 40%;</text:p>
          </table:table-cell>
          <table:table-cell office:value-type="string" calcext:value-type="string">
            <text:p>Óc khó tháo lắp, lắp con ốc bé vào kẹt luôn không cách nào lấy ra được.</text:p>
            <text:p>Thật sự Akay :'( cho 2 điểm.</text:p>
          </table:table-cell>
        </table:table-row>
        <table:table-row table:style-name="ro1">
          <table:table-cell office:value-type="string" calcext:value-type="string">
            <text:p>width: 40%;</text:p>
          </table:table-cell>
          <table:table-cell office:value-type="string" calcext:value-type="string">
            <text:p>Ổ cứng SSD Crucial BX500 3D NAND SATA III 2.5 inch 120GB.chi khoang 111gb thoi.va chi nhanh hon hdd mot itn thoi.toi that vong.</text:p>
          </table:table-cell>
        </table:table-row>
        <table:table-row table:style-name="ro3">
          <table:table-cell office:value-type="string" calcext:value-type="string">
            <text:p>width: 40%;</text:p>
          </table:table-cell>
          <table:table-cell office:value-type="string" calcext:value-type="string">
            <text:p>Ổ cứ bị hư, windows và mac đều không recognize được ổ cứng, đều thông báo có lỗi với ổ vừa cắm vào. Format xong, chép dữ liệu vào dùng đc thời gian vẫn bị lại.</text:p>
            <text:p>Làm mình mất nhiều dữ liệu.</text:p>
          </table:table-cell>
        </table:table-row>
        <table:table-row table:style-name="ro1">
          <table:table-cell office:value-type="string" calcext:value-type="string">
            <text:p>width: 40%;</text:p>
          </table:table-cell>
          <table:table-cell office:value-type="string" calcext:value-type="string">
            <text:p>Nút cố định không gài lại được, chân không thể đứng được, phải lấy dây buộc cố định</text:p>
          </table:table-cell>
        </table:table-row>
        <table:table-row table:style-name="ro1">
          <table:table-cell office:value-type="string" calcext:value-type="string">
            <text:p>width: 40%;</text:p>
          </table:table-cell>
          <table:table-cell office:value-type="string" calcext:value-type="string">
            <text:p>Not good quality. Holo box can’t protect from shock. Big inside and can’t hold gimble in place so while moving it throws stuff inside. Don’t buy. Waste of money and not worth for your expensive delicate items.</text:p>
          </table:table-cell>
        </table:table-row>
        <table:table-row table:style-name="ro1">
          <table:table-cell office:value-type="string" calcext:value-type="string">
            <text:p>width: 40%;</text:p>
          </table:table-cell>
          <table:table-cell office:value-type="string" calcext:value-type="string">
            <text:p>nói hàng việt nam xuất sứ việt nam mà dao hàng made in china</text:p>
          </table:table-cell>
        </table:table-row>
        <table:table-row table:style-name="ro1">
          <table:table-cell office:value-type="string" calcext:value-type="string">
            <text:p>width: 40%;</text:p>
          </table:table-cell>
          <table:table-cell office:value-type="string" calcext:value-type="string">
            <text:p>Nói chung thì cũng cơ bản hài lòng</text:p>
          </table:table-cell>
        </table:table-row>
        <table:table-row table:style-name="ro1">
          <table:table-cell office:value-type="string" calcext:value-type="string">
            <text:p>width: 40%;</text:p>
          </table:table-cell>
          <table:table-cell office:value-type="string" calcext:value-type="string">
            <text:p>Nhựa quá mỏng manh, dễ gãy</text:p>
          </table:table-cell>
        </table:table-row>
        <table:table-row table:style-name="ro1">
          <table:table-cell office:value-type="string" calcext:value-type="string">
            <text:p>width: 40%;</text:p>
          </table:table-cell>
          <table:table-cell office:value-type="string" calcext:value-type="string">
            <text:p>Như mẫu nhưng vải và đường may xấu</text:p>
          </table:table-cell>
        </table:table-row>
        <table:table-row table:style-name="ro1">
          <table:table-cell office:value-type="string" calcext:value-type="string">
            <text:p>width: 40%;</text:p>
          </table:table-cell>
          <table:table-cell office:value-type="string" calcext:value-type="string">
            <text:p>nhỏ quá so với hình. haizz</text:p>
          </table:table-cell>
        </table:table-row>
        <table:table-row table:style-name="ro1">
          <table:table-cell office:value-type="string" calcext:value-type="string">
            <text:p>width: 40%;</text:p>
          </table:table-cell>
          <table:table-cell office:value-type="string" calcext:value-type="string">
            <text:p>Nhìn có vẻ chắc chắn lắm nhưng ko rất lỏng lẻo tệ hơn mình nghĩ</text:p>
          </table:table-cell>
        </table:table-row>
        <table:table-row table:style-name="ro1">
          <table:table-cell office:value-type="string" calcext:value-type="string">
            <text:p>width: 40%;</text:p>
          </table:table-cell>
          <table:table-cell office:value-type="string" calcext:value-type="string">
            <text:p>Nhẹ, dễ ngã đổ. Thích hợp live bán hàng onl, ko chơi dc ngoài trời nha.</text:p>
          </table:table-cell>
        </table:table-row>
        <table:table-row table:style-name="ro1">
          <table:table-cell office:value-type="string" calcext:value-type="string">
            <text:p>width: 40%;</text:p>
          </table:table-cell>
          <table:table-cell office:value-type="string" calcext:value-type="string">
            <text:p>nhanh hỏng quá, mới dùng đã bị hỏng</text:p>
          </table:table-cell>
        </table:table-row>
        <table:table-row table:style-name="ro1">
          <table:table-cell office:value-type="string" calcext:value-type="string">
            <text:p>width: 40%;</text:p>
          </table:table-cell>
          <table:table-cell office:value-type="string" calcext:value-type="string">
            <text:p>Nhận về sử dụng đc mỗi bóng thổi bụi. Mấy cái khăn vs tăm bông lau muốn xước ống kính luôn</text:p>
          </table:table-cell>
        </table:table-row>
        <table:table-row table:style-name="ro1">
          <table:table-cell office:value-type="string" calcext:value-type="string">
            <text:p>width: 40%;</text:p>
          </table:table-cell>
          <table:table-cell office:value-type="string" calcext:value-type="string">
            <text:p>Nhận máy bị lỗi không thể chụp được. Tuy đây là lỗi nhà sản xuất nhưng quy trình đổi trả bảo hành máy của rất Tiki rườm rà và chậm trễ.</text:p>
          </table:table-cell>
        </table:table-row>
        <table:table-row table:style-name="ro1">
          <table:table-cell office:value-type="string" calcext:value-type="string">
            <text:p>width: 40%;</text:p>
          </table:table-cell>
          <table:table-cell office:value-type="string" calcext:value-type="string">
            <text:p>Nhận hàng vội không kiểm tra kỹ. Một bên ống nhòm bị vặn lệch zen, hỏng zen , chất lượng kém</text:p>
          </table:table-cell>
        </table:table-row>
        <table:table-row table:style-name="ro1">
          <table:table-cell office:value-type="string" calcext:value-type="string">
            <text:p>width: 40%;</text:p>
          </table:table-cell>
          <table:table-cell office:value-type="string" calcext:value-type="string">
            <text:p>nhận hàng nhưng không có cục nguồn là sao?</text:p>
          </table:table-cell>
        </table:table-row>
        <table:table-row table:style-name="ro1">
          <table:table-cell office:value-type="string" calcext:value-type="string">
            <text:p>width: 40%;</text:p>
          </table:table-cell>
          <table:table-cell office:value-type="string" calcext:value-type="string">
            <text:p>Nhận hàng nhưng đóng gói chỉ có chêm giấy bên trong không có mút xốp gì cả, thùng đựng thì to, rất không hài lòng. còn chất lượng sử dụng mới đánh giá tiếp</text:p>
          </table:table-cell>
        </table:table-row>
        <table:table-row table:style-name="ro1">
          <table:table-cell office:value-type="string" calcext:value-type="string">
            <text:p>width: 40%;</text:p>
          </table:table-cell>
          <table:table-cell office:value-type="string" calcext:value-type="string">
            <text:p>Nhận hàng nhanh, nhưng thiếu một tấm dán phẳng. Mong shop kiểm tra lại giúp. Máy mới bóc hộp chỉ mới đang cài đặt mà nóng quá. Nếu quay liên tục thì chắc nóng lắm. Shop giải quyết em một số vấn đề này giúp.</text:p>
          </table:table-cell>
        </table:table-row>
        <table:table-row table:style-name="ro1">
          <table:table-cell office:value-type="string" calcext:value-type="string">
            <text:p>width: 40%;</text:p>
          </table:table-cell>
          <table:table-cell office:value-type="string" calcext:value-type="string">
            <text:p>nhận hàng hôm 17/12 vì bận tối hnay về mới mở hàng ra tets nhưng míc cắm vào ko nói đc loa rè và nhỏ</text:p>
          </table:table-cell>
        </table:table-row>
        <table:table-row table:style-name="ro2">
          <table:table-cell office:value-type="string" calcext:value-type="string">
            <text:p>width: 40%;</text:p>
          </table:table-cell>
          <table:table-cell office:value-type="string" calcext:value-type="string">
            <text:p>Nhận được hàng là mở hộp test ngay. Làm đúng hướng dẫn, rút điện, tháo pin, cầm RAM cẩn thận không chạm tay vào phần tiếp xúc. Lắp xoạch cái, chạy luôn. Máy khởi động nhanh hơn, chạy ứng dụng mượt hơn hẳn. Dùng phần mềm kiểm tra thì đúng chuẩn 4gb, 1600mhz. Cảm thấy yên tâm.</text:p>
            <text:p/>
            <text:p>Chỉ có điều tiki lần này giao hàng lâu quá, mọi khi 2 ngày là nhận được mà lần này tới 6 ngày.</text:p>
          </table:table-cell>
        </table:table-row>
        <table:table-row table:style-name="ro1">
          <table:table-cell office:value-type="string" calcext:value-type="string">
            <text:p>width: 40%;</text:p>
          </table:table-cell>
          <table:table-cell office:value-type="string" calcext:value-type="string">
            <text:p>Nhầm lẫn sản phẫm nghĩ là máy sẽ to nhưng rất là mini nhỏ và khi dùng ngoài trời thì không thấy ảnh trên màn hình để chụp</text:p>
          </table:table-cell>
        </table:table-row>
        <table:table-row table:style-name="ro1">
          <table:table-cell office:value-type="string" calcext:value-type="string">
            <text:p>width: 40%;</text:p>
          </table:table-cell>
          <table:table-cell office:value-type="string" calcext:value-type="string">
            <text:p>Nguồn tổng cắt nham nhở, không có đầu chia 4, làm sao có thể chia ra cho 4 cam?</text:p>
          </table:table-cell>
        </table:table-row>
        <table:table-row table:style-name="ro1">
          <table:table-cell office:value-type="string" calcext:value-type="string">
            <text:p>width: 40%;</text:p>
          </table:table-cell>
          <table:table-cell office:value-type="string" calcext:value-type="string">
            <text:p>Ngoại hình đẹp nhưng jack cắm không thể cắm vừa sony xb950bt (theo một vài review trên amazon thì còn có beats solo 2,v-moda m100,Skullcandy Aviators,...)</text:p>
          </table:table-cell>
        </table:table-row>
        <table:table-row table:style-name="ro1">
          <table:table-cell office:value-type="string" calcext:value-type="string">
            <text:p>width: 40%;</text:p>
          </table:table-cell>
          <table:table-cell office:value-type="string" calcext:value-type="string">
            <text:p>Nghe bass yếu lắm</text:p>
          </table:table-cell>
        </table:table-row>
        <table:table-row table:style-name="ro1">
          <table:table-cell office:value-type="string" calcext:value-type="string">
            <text:p>width: 40%;</text:p>
          </table:table-cell>
          <table:table-cell office:value-type="string" calcext:value-type="string">
            <text:p>Muốn bảo hành thì thế nào.mình mua được 3 tháng giờ máy k reset được</text:p>
          </table:table-cell>
        </table:table-row>
        <table:table-row table:style-name="ro1">
          <table:table-cell office:value-type="string" calcext:value-type="string">
            <text:p>width: 40%;</text:p>
          </table:table-cell>
          <table:table-cell office:value-type="string" calcext:value-type="string">
            <text:p>Mua về, tháo ra thấy như thế này, rồi sao mà sài cho được???? Đặt biết bao nhiêu lần trên TIKI, lần đầu tiên thấy vọng cực kỳ thấy vọng. CẦN ĐỔI SẢN PHẨM NGAY</text:p>
          </table:table-cell>
        </table:table-row>
        <table:table-row table:style-name="ro1">
          <table:table-cell office:value-type="string" calcext:value-type="string">
            <text:p>width: 40%;</text:p>
          </table:table-cell>
          <table:table-cell office:value-type="string" calcext:value-type="string">
            <text:p>Mua về, nhờ người lấy hộ không kiểm tra. Đến khi kiểm tra thì cắm nguồn camera không lên. Kiểm tra cuối cùng thì sạc dởm. mất toi thêm mấy chục ngàn đi mua sạc</text:p>
          </table:table-cell>
        </table:table-row>
        <table:table-row table:style-name="ro1">
          <table:table-cell office:value-type="string" calcext:value-type="string">
            <text:p>width: 40%;</text:p>
          </table:table-cell>
          <table:table-cell office:value-type="string" calcext:value-type="string">
            <text:p>Mua ve rim vo hu cuc sac du phong luon.</text:p>
          </table:table-cell>
        </table:table-row>
        <table:table-row table:style-name="ro1">
          <table:table-cell office:value-type="string" calcext:value-type="string">
            <text:p>width: 40%;</text:p>
          </table:table-cell>
          <table:table-cell office:value-type="string" calcext:value-type="string">
            <text:p>Mua về lỗi ngay bị 1 vạch, gọi đổi thì nói mất 2 ngày cho kĩ thuật đánh giá. Ko biết bao giờ mới xong</text:p>
          </table:table-cell>
        </table:table-row>
        <table:table-row table:style-name="ro1">
          <table:table-cell office:value-type="string" calcext:value-type="string">
            <text:p>width: 40%;</text:p>
          </table:table-cell>
          <table:table-cell office:value-type="string" calcext:value-type="string">
            <text:p>Mua về lắp vào đã k nghe đc. May dịch vụ tiki tốt, bảo hành ngay ngày hôm sau</text:p>
          </table:table-cell>
        </table:table-row>
        <table:table-row table:style-name="ro2">
          <table:table-cell office:value-type="string" calcext:value-type="string">
            <text:p>width: 40%;</text:p>
          </table:table-cell>
          <table:table-cell office:value-type="string" calcext:value-type="string">
            <text:p>Mua về không có cách nào cho nó khởi động được. </text:p>
            <text:p>Cắm sạc 2.4A từ trưa tới tối không lên nguồn, không có nút nào kiểm tra là điện đã vào chưa. </text:p>
            <text:p>Giờ ko biết làm gì với nó cả.</text:p>
          </table:table-cell>
        </table:table-row>
        <table:table-row table:style-name="ro1">
          <table:table-cell office:value-type="string" calcext:value-type="string">
            <text:p>width: 40%;</text:p>
          </table:table-cell>
          <table:table-cell office:value-type="string" calcext:value-type="string">
            <text:p>mua về kệ thấp lên ko dùng đc</text:p>
          </table:table-cell>
        </table:table-row>
        <table:table-row table:style-name="ro3">
          <table:table-cell office:value-type="string" calcext:value-type="string">
            <text:p>width: 40%;</text:p>
          </table:table-cell>
          <table:table-cell office:value-type="string" calcext:value-type="string">
            <text:p>Mua về hướng dẫn bằng tiếng anh kết nối bước cuối cùng không được cho video </text:p>
            <text:p> đi</text:p>
          </table:table-cell>
        </table:table-row>
        <table:table-row table:style-name="ro1">
          <table:table-cell office:value-type="string" calcext:value-type="string">
            <text:p>width: 40%;</text:p>
          </table:table-cell>
          <table:table-cell office:value-type="string" calcext:value-type="string">
            <text:p>Mua về dùng không đuoc, Trục xoay đỡ máy không cố định được. Có thể đuoc trả hàng về không?</text:p>
          </table:table-cell>
        </table:table-row>
        <table:table-row table:style-name="ro1">
          <table:table-cell office:value-type="string" calcext:value-type="string">
            <text:p>width: 40%;</text:p>
          </table:table-cell>
          <table:table-cell office:value-type="string" calcext:value-type="string">
            <text:p>mua về cắm vào máy một bên không nghe được</text:p>
          </table:table-cell>
        </table:table-row>
        <table:table-row table:style-name="ro1">
          <table:table-cell office:value-type="string" calcext:value-type="string">
            <text:p>width: 40%;</text:p>
          </table:table-cell>
          <table:table-cell office:value-type="string" calcext:value-type="string">
            <text:p>mua về cắm vào laptop ko nhận . Dùng đầu phát của con chuột khác thì lại nhận.</text:p>
          </table:table-cell>
        </table:table-row>
        <table:table-row table:style-name="ro1">
          <table:table-cell office:value-type="string" calcext:value-type="string">
            <text:p>width: 40%;</text:p>
          </table:table-cell>
          <table:table-cell office:value-type="string" calcext:value-type="string">
            <text:p>Mua thẻ Yoosee 32G 115k. Giao thẻ 32G đen giá 77k</text:p>
          </table:table-cell>
        </table:table-row>
        <table:table-row table:style-name="ro1">
          <table:table-cell office:value-type="string" calcext:value-type="string">
            <text:p>width: 40%;</text:p>
          </table:table-cell>
          <table:table-cell office:value-type="string" calcext:value-type="string">
            <text:p>Mua SSD U400, tem dán cũng U400 nhưng tem sản phẩm lại là A400, lắp vào máy cũng báo A400, thế là như nào?</text:p>
          </table:table-cell>
        </table:table-row>
        <table:table-row table:style-name="ro1">
          <table:table-cell office:value-type="string" calcext:value-type="string">
            <text:p>width: 40%;</text:p>
          </table:table-cell>
          <table:table-cell office:value-type="string" calcext:value-type="string">
            <text:p>mua ma kg co day lai sim nen chua dung duoc</text:p>
          </table:table-cell>
        </table:table-row>
        <table:table-row table:style-name="ro1">
          <table:table-cell office:value-type="string" calcext:value-type="string">
            <text:p>width: 40%;</text:p>
          </table:table-cell>
          <table:table-cell office:value-type="string" calcext:value-type="string">
            <text:p>mua loại 2 râu, lại giao 3 râu, không có hướng dẫn cài tiếng việt, chưa sử dụng được</text:p>
          </table:table-cell>
        </table:table-row>
        <table:table-row table:style-name="ro1">
          <table:table-cell office:value-type="string" calcext:value-type="string">
            <text:p>width: 40%;</text:p>
          </table:table-cell>
          <table:table-cell office:value-type="string" calcext:value-type="string">
            <text:p>Mua linh kiện để lắp cho laptop Dell. Khi tháo ổ DVD của máy Dell ra lắp càddy bay này vào thì không vừa, caddy Bay to hơn khay của Laptop. Phải chế lại, bỏ bớt đệm của Laptop đi</text:p>
          </table:table-cell>
        </table:table-row>
        <table:table-row table:style-name="ro1">
          <table:table-cell office:value-type="string" calcext:value-type="string">
            <text:p>width: 40%;</text:p>
          </table:table-cell>
          <table:table-cell office:value-type="string" calcext:value-type="string">
            <text:p>Mua hàng xong, con lăn chuột k lăn đc là sao vậy shop? Có hoàn đc k vậy?</text:p>
          </table:table-cell>
        </table:table-row>
        <table:table-row table:style-name="ro1">
          <table:table-cell office:value-type="string" calcext:value-type="string">
            <text:p>width: 40%;</text:p>
          </table:table-cell>
          <table:table-cell office:value-type="string" calcext:value-type="string">
            <text:p>Mua hàng mới, "nguyên seal", nhưng tờ hướng dẫn lại quăn với rách là sao nhỉ</text:p>
          </table:table-cell>
        </table:table-row>
        <table:table-row table:style-name="ro1">
          <table:table-cell office:value-type="string" calcext:value-type="string">
            <text:p>width: 40%;</text:p>
          </table:table-cell>
          <table:table-cell office:value-type="string" calcext:value-type="string">
            <text:p>mua hàng chính hãng mà giao không thấy tem chính hãng. Hàng chính hãng còn có giấy hướng dẫn sử dụng. Cái này chỉ có máy và pin, + tờ cảm ơn</text:p>
          </table:table-cell>
        </table:table-row>
        <table:table-row table:style-name="ro3">
          <table:table-cell office:value-type="string" calcext:value-type="string">
            <text:p>width: 40%;</text:p>
          </table:table-cell>
          <table:table-cell office:value-type="string" calcext:value-type="string">
            <text:p>Mua Ezviz C6C CS-CV246 giao C6 CN ????</text:p>
            <text:p>Ko hài lòng ( khui rồi ko cho trả )</text:p>
          </table:table-cell>
        </table:table-row>
        <table:table-row table:style-name="ro1">
          <table:table-cell office:value-type="string" calcext:value-type="string">
            <text:p>width: 40%;</text:p>
          </table:table-cell>
          <table:table-cell office:value-type="string" calcext:value-type="string">
            <text:p>Mua cuốn sách dàu v mà khi ship chỉ bỏ độc 1 cuốn sách vô, lúc mở ra mép sách bị gấp vô, trang sách thì nhăn lum la. Khá thất vọng</text:p>
          </table:table-cell>
        </table:table-row>
        <table:table-row table:style-name="ro1">
          <table:table-cell office:value-type="string" calcext:value-type="string">
            <text:p>width: 40%;</text:p>
          </table:table-cell>
          <table:table-cell office:value-type="string" calcext:value-type="string">
            <text:p>Mua cho con, tải nhạc losless xuống dùng thử cảm thấy âm thanh bình thường không hơn nghe nhạc qua đt smartphone. Lý do mua là để trẻ con có phương tiện giải trí mà không dùng các thiết bị có cài sẵn game vs duyệt ưeb nên chấp nhận!</text:p>
          </table:table-cell>
        </table:table-row>
        <table:table-row table:style-name="ro1">
          <table:table-cell office:value-type="string" calcext:value-type="string">
            <text:p>width: 40%;</text:p>
          </table:table-cell>
          <table:table-cell office:value-type="string" calcext:value-type="string">
            <text:p>Mua ba miếng, chi giao 2 miếng và 1 miếng điện thoại. Làm ăn vớ vẩn</text:p>
          </table:table-cell>
        </table:table-row>
        <table:table-row table:style-name="ro1">
          <table:table-cell office:value-type="string" calcext:value-type="string">
            <text:p>width: 40%;</text:p>
          </table:table-cell>
          <table:table-cell office:value-type="string" calcext:value-type="string">
            <text:p>Mua 3 cái nhưng 1 cái camera C6N thì báo lỗi và không nhận thẻ nhớ</text:p>
          </table:table-cell>
        </table:table-row>
        <table:table-row table:style-name="ro1">
          <table:table-cell office:value-type="string" calcext:value-type="string">
            <text:p>width: 40%;</text:p>
          </table:table-cell>
          <table:table-cell office:value-type="string" calcext:value-type="string">
            <text:p>mua 2 chuột không dây Glatten, vừa dùng mấy ngày đã hỏng mất 1 cái.</text:p>
          </table:table-cell>
        </table:table-row>
        <table:table-row table:style-name="ro1">
          <table:table-cell office:value-type="string" calcext:value-type="string">
            <text:p>width: 40%;</text:p>
          </table:table-cell>
          <table:table-cell office:value-type="string" calcext:value-type="string">
            <text:p>mua 2 cái; 1 cái sử dụng được , 1 cái ko kết nối được. tiền nào của đấy.</text:p>
          </table:table-cell>
        </table:table-row>
        <table:table-row table:style-name="ro1">
          <table:table-cell office:value-type="string" calcext:value-type="string">
            <text:p>width: 40%;</text:p>
          </table:table-cell>
          <table:table-cell office:value-type="string" calcext:value-type="string">
            <text:p>Mua 2 cái ; 1 cái test sài ok . 1 cái sài sau 1 ngày bị lỗi cảm biến ánh sáng hay sao mà nó cứ tắt mở đèn hồng ngoại liên tục và kêu kịch - kịch liên tục.</text:p>
          </table:table-cell>
        </table:table-row>
        <table:table-row table:style-name="ro1">
          <table:table-cell office:value-type="string" calcext:value-type="string">
            <text:p>width: 40%;</text:p>
          </table:table-cell>
          <table:table-cell office:value-type="string" calcext:value-type="string">
            <text:p>Một tai bị dè</text:p>
          </table:table-cell>
        </table:table-row>
        <table:table-row table:style-name="ro1">
          <table:table-cell office:value-type="string" calcext:value-type="string">
            <text:p>width: 40%;</text:p>
          </table:table-cell>
          <table:table-cell office:value-type="string" calcext:value-type="string">
            <text:p>Mong manh quá, tính mua đi du lịch ĐL để chụp ảnh gia đình nhưng hỏng ngay hôm đầu tiên, cái chốt quá lỏng, đúng là tiền nào của nấy</text:p>
          </table:table-cell>
        </table:table-row>
        <table:table-row table:style-name="ro1">
          <table:table-cell office:value-type="string" calcext:value-type="string">
            <text:p>width: 40%;</text:p>
          </table:table-cell>
          <table:table-cell office:value-type="string" calcext:value-type="string">
            <text:p>mong ad xem lại gửi cho mình bị thiếu cái remote .</text:p>
          </table:table-cell>
        </table:table-row>
        <table:table-row table:style-name="ro1">
          <table:table-cell office:value-type="string" calcext:value-type="string">
            <text:p>width: 40%;</text:p>
          </table:table-cell>
          <table:table-cell office:value-type="string" calcext:value-type="string">
            <text:p>Mới unbox đã thấy cái tay cầm bị gãy :) Nhìn sao cũng thấy thiếu mất mấy chi tiết.</text:p>
          </table:table-cell>
        </table:table-row>
        <table:table-row table:style-name="ro1">
          <table:table-cell office:value-type="string" calcext:value-type="string">
            <text:p>width: 40%;</text:p>
          </table:table-cell>
          <table:table-cell office:value-type="string" calcext:value-type="string">
            <text:p>mọi thứ rất ok từ ship đến sản phẩm. duy nhất có việc bảo hành khá khó hiểu và bực mình. Hãng và tiki cam kết bảo hành 24 tháng từ ngày mua. máy mới mua hôm nay. giao hàng ngay trong 2 tiếng nhưng khi kích hoạt bảo hành theo serie trên máy thì hãng báo máy đã đc kích hoạt bảo hành trc đó từ tháng 5. Đã liên hệ với bộ phận chăm sóc khách hàng của tiki. nhưng chưa nhận lại đc phản hồi từ bên bán hàng</text:p>
          </table:table-cell>
        </table:table-row>
        <table:table-row table:style-name="ro1">
          <table:table-cell office:value-type="string" calcext:value-type="string">
            <text:p>width: 40%;</text:p>
          </table:table-cell>
          <table:table-cell office:value-type="string" calcext:value-type="string">
            <text:p>mọi thứ ổn nhưng ko tin dc là gửi cho mình quyển sách bị móp. đã xem kỹ lắm ms dám mua, mua r thì......</text:p>
          </table:table-cell>
        </table:table-row>
        <table:table-row table:style-name="ro1">
          <table:table-cell office:value-type="string" calcext:value-type="string">
            <text:p>width: 40%;</text:p>
          </table:table-cell>
          <table:table-cell office:value-type="string" calcext:value-type="string">
            <text:p>Mọi thứ đều ok,chỉ kết nối wifi không đc,muốn liên hệ shop để đổi trả,không biết liên hê thé nào</text:p>
          </table:table-cell>
        </table:table-row>
        <table:table-row table:style-name="ro1">
          <table:table-cell office:value-type="string" calcext:value-type="string">
            <text:p>width: 40%;</text:p>
          </table:table-cell>
          <table:table-cell office:value-type="string" calcext:value-type="string">
            <text:p>Mới nhận hôm nay (26-05-2020), về kết nối liền nhưng không quét được QR code. Vui lòng xử lý giúp. Thanks!</text:p>
          </table:table-cell>
        </table:table-row>
        <table:table-row table:style-name="ro1">
          <table:table-cell office:value-type="string" calcext:value-type="string">
            <text:p>width: 40%;</text:p>
          </table:table-cell>
          <table:table-cell office:value-type="string" calcext:value-type="string">
            <text:p>Mới nhận hàng trưa hôm qua, ngoại hình thì ok nhưng sau khi test thử hoạt động thế nào, thử 2 ổ cứng vào vẫn không nhận, đơn hàng đầu năm đen quá. Không biết gửi lại xử lý thế nào đây</text:p>
          </table:table-cell>
        </table:table-row>
        <table:table-row table:style-name="ro1">
          <table:table-cell office:value-type="string" calcext:value-type="string">
            <text:p>width: 40%;</text:p>
          </table:table-cell>
          <table:table-cell office:value-type="string" calcext:value-type="string">
            <text:p>mới nhận hàng sáng nay mà cài mi home đến phần camera quét mã qr trên điện thoại mà quét hoài ko dc. liên hệ với tiki chưa dc trả lời. chán.</text:p>
          </table:table-cell>
        </table:table-row>
        <table:table-row table:style-name="ro1">
          <table:table-cell office:value-type="string" calcext:value-type="string">
            <text:p>width: 40%;</text:p>
          </table:table-cell>
          <table:table-cell office:value-type="string" calcext:value-type="string">
            <text:p>Mới nhận hàng mà sau bật không lên nguồn rồi làm sau đây</text:p>
          </table:table-cell>
        </table:table-row>
        <table:table-row table:style-name="ro3">
          <table:table-cell office:value-type="string" calcext:value-type="string">
            <text:p>width: 40%;</text:p>
          </table:table-cell>
          <table:table-cell office:value-type="string" calcext:value-type="string">
            <text:p>Mới nhận hàng lúc chiều 15h ngày 28-09-2020</text:p>
            <text:p>Mà đang test thủ camera đã bị lỗi ngày tháng và giờ số lúc số đen lúc số trắng</text:p>
          </table:table-cell>
        </table:table-row>
        <table:table-row table:style-name="ro1">
          <table:table-cell office:value-type="string" calcext:value-type="string">
            <text:p>width: 40%;</text:p>
          </table:table-cell>
          <table:table-cell office:value-type="string" calcext:value-type="string">
            <text:p>mới nhận hàng hôm qua..có dây sạc loa nhưng k có đầu sạc, micro thì chưa j đã rớt nắp trên . hát mic nghẹt nghẹt chữ có chữ mất. loa nghe cũng dc nhưng k biết bền ntn</text:p>
          </table:table-cell>
        </table:table-row>
        <table:table-row table:style-name="ro1">
          <table:table-cell office:value-type="string" calcext:value-type="string">
            <text:p>width: 40%;</text:p>
          </table:table-cell>
          <table:table-cell office:value-type="string" calcext:value-type="string">
            <text:p>Mới nhận đc hàng về cắm vào máy kiểm tra thì thấy nút M N U I bị liệt, cứ có 1 chữ thì lại ra 2 chữ . Đề nghị đổi lại cho mình cái mới</text:p>
          </table:table-cell>
        </table:table-row>
        <table:table-row table:style-name="ro1">
          <table:table-cell office:value-type="string" calcext:value-type="string">
            <text:p>width: 40%;</text:p>
          </table:table-cell>
          <table:table-cell office:value-type="string" calcext:value-type="string">
            <text:p>Mới nhận đc hàng về cắm vào máy kiểm tra thì thấy nút M N U I bị liệt, cứ có 1 chữ thì lại ra 2 chữ . Đề nghị đổi lại cho mình cái mới</text:p>
          </table:table-cell>
        </table:table-row>
        <table:table-row table:style-name="ro1">
          <table:table-cell office:value-type="string" calcext:value-type="string">
            <text:p>width: 40%;</text:p>
          </table:table-cell>
          <table:table-cell office:value-type="string" calcext:value-type="string">
            <text:p>mới nhận camera không đúng như hình không có hướng dẫn tiếng việt</text:p>
          </table:table-cell>
        </table:table-row>
        <table:table-row table:style-name="ro1">
          <table:table-cell office:value-type="string" calcext:value-type="string">
            <text:p>width: 40%;</text:p>
          </table:table-cell>
          <table:table-cell office:value-type="string" calcext:value-type="string">
            <text:p>Mới mua về thì viết file tốc độ tạm được, tuy nhiên mới sau được gần một tuần mà đã bị lỗi không tìm thấy đĩa dữ liệu, Đang tìm cách sửa.</text:p>
          </table:table-cell>
        </table:table-row>
        <table:table-row table:style-name="ro1">
          <table:table-cell office:value-type="string" calcext:value-type="string">
            <text:p>width: 40%;</text:p>
          </table:table-cell>
          <table:table-cell office:value-type="string" calcext:value-type="string">
            <text:p>Mới mua về mở ra dùng thử bị gãy hết một cái chốt.</text:p>
          </table:table-cell>
        </table:table-row>
        <table:table-row table:style-name="ro1">
          <table:table-cell office:value-type="string" calcext:value-type="string">
            <text:p>width: 40%;</text:p>
          </table:table-cell>
          <table:table-cell office:value-type="string" calcext:value-type="string">
            <text:p>Mới mua về hôm nay mà về cắm nguồn k lên, tiki liên hệ để đổi cái khác cho mình</text:p>
          </table:table-cell>
        </table:table-row>
        <table:table-row table:style-name="ro1">
          <table:table-cell office:value-type="string" calcext:value-type="string">
            <text:p>width: 40%;</text:p>
          </table:table-cell>
          <table:table-cell office:value-type="string" calcext:value-type="string">
            <text:p>mới mua về đã có vết xước trên kính lớn.tuy ko ảnh hưởng j nhưng thất vọng.ko biết lên mua đồ trên này nữa k</text:p>
          </table:table-cell>
        </table:table-row>
        <table:table-row table:style-name="ro3">
          <table:table-cell office:value-type="string" calcext:value-type="string">
            <text:p>width: 40%;</text:p>
          </table:table-cell>
          <table:table-cell office:value-type="string" calcext:value-type="string">
            <text:p>Mới mua và đưa vào sử dụng khoảng 4 ngày có nhận xét như sau: Phát ra 2 tần số Wifi nhưng ở tần số nào sóng cũng yếu hơn so với Dlink- Dir 612 đang dùng</text:p>
            <text:p>Cứ nghĩ nó đắt gấp đôi thì sóng sẽ mạnh hơn nhưng không được như kỳ vọng chỉ đạt khoảng 90% so với Dlink- Dir 612</text:p>
          </table:table-cell>
        </table:table-row>
        <table:table-row table:style-name="ro1">
          <table:table-cell office:value-type="string" calcext:value-type="string">
            <text:p>width: 40%;</text:p>
          </table:table-cell>
          <table:table-cell office:value-type="string" calcext:value-type="string">
            <text:p>mơi mua thử 1cai mà không có khe cấm thẻ nhớ. bo tay luon</text:p>
          </table:table-cell>
        </table:table-row>
        <table:table-row table:style-name="ro1">
          <table:table-cell office:value-type="string" calcext:value-type="string">
            <text:p>width: 40%;</text:p>
          </table:table-cell>
          <table:table-cell office:value-type="string" calcext:value-type="string">
            <text:p>Mới mua được mấy ngày mà đã hư Jack cắm loa bên phải, bây giờ chỉ cắm Jack đc bên trái thôi, chán quán ko biết làm sao</text:p>
          </table:table-cell>
        </table:table-row>
        <table:table-row table:style-name="ro1">
          <table:table-cell office:value-type="string" calcext:value-type="string">
            <text:p>width: 40%;</text:p>
          </table:table-cell>
          <table:table-cell office:value-type="string" calcext:value-type="string">
            <text:p>Mới mua dùng tốt <text:s/>nhưng dùng đk một thời gian thif bụi màn vớiddeer không ngốn hết pin. Bên bảo hành sony làm ăn vô trách nhiệm gửi bảo hành hơn tháng về vẫn k sửa đk hết lỗi. Nói chung là chán cách làm ăn của sony. Lần sau có mua hàng sẽ cân nhắc hơn trước khi mua hàng sony.</text:p>
          </table:table-cell>
        </table:table-row>
        <table:table-row table:style-name="ro1">
          <table:table-cell office:value-type="string" calcext:value-type="string">
            <text:p>width: 40%;</text:p>
          </table:table-cell>
          <table:table-cell office:value-type="string" calcext:value-type="string">
            <text:p>Moi mua chua dc thang da hu,,</text:p>
          </table:table-cell>
        </table:table-row>
        <table:table-row table:style-name="ro1">
          <table:table-cell office:value-type="string" calcext:value-type="string">
            <text:p>width: 40%;</text:p>
          </table:table-cell>
          <table:table-cell office:value-type="string" calcext:value-type="string">
            <text:p>mới lấy về. mới sạc tầm 15p nóng quá trời. không biết bên shop có sạc pin chưa. mở không lên</text:p>
          </table:table-cell>
        </table:table-row>
        <table:table-row table:style-name="ro1">
          <table:table-cell office:value-type="string" calcext:value-type="string">
            <text:p>width: 40%;</text:p>
          </table:table-cell>
          <table:table-cell office:value-type="string" calcext:value-type="string">
            <text:p>Mới dùng được 2 tháng thì tạch rồi là sao shop, đèn chuột vẫn sáng, driver ok nhưng không click hay rê gì được. Liên hệ bảo hành thế nào vậy ?</text:p>
          </table:table-cell>
        </table:table-row>
        <table:table-row table:style-name="ro1">
          <table:table-cell office:value-type="string" calcext:value-type="string">
            <text:p>width: 40%;</text:p>
          </table:table-cell>
          <table:table-cell office:value-type="string" calcext:value-type="string">
            <text:p>mờ quá ko sem đc ban đêm ko ăn thua gì hay bị hỏng nhỉ</text:p>
          </table:table-cell>
        </table:table-row>
        <table:table-row table:style-name="ro1">
          <table:table-cell office:value-type="string" calcext:value-type="string">
            <text:p>width: 40%;</text:p>
          </table:table-cell>
          <table:table-cell office:value-type="string" calcext:value-type="string">
            <text:p>Mờ . Nhìn ko dc xa. Tròng kính bị lắc. Thôi thì tiền nào của ấy</text:p>
          </table:table-cell>
        </table:table-row>
        <table:table-row table:style-name="ro1">
          <table:table-cell office:value-type="string" calcext:value-type="string">
            <text:p>width: 40%;</text:p>
          </table:table-cell>
          <table:table-cell office:value-type="string" calcext:value-type="string">
            <text:p>mờ</text:p>
          </table:table-cell>
        </table:table-row>
        <table:table-row table:style-name="ro1">
          <table:table-cell office:value-type="string" calcext:value-type="string">
            <text:p>width: 40%;</text:p>
          </table:table-cell>
          <table:table-cell office:value-type="string" calcext:value-type="string">
            <text:p>Mình xài đuọc 1 lần và thẻ bị lỗi không xài đuọc nữa!!! có cách nào để bảo hành không ?? Tiki giúp mình với!!!</text:p>
          </table:table-cell>
        </table:table-row>
        <table:table-row table:style-name="ro1">
          <table:table-cell office:value-type="string" calcext:value-type="string">
            <text:p>width: 40%;</text:p>
          </table:table-cell>
          <table:table-cell office:value-type="string" calcext:value-type="string">
            <text:p>Mình xạc 3 ngày mà đèn vẫn không xanh là sao vậy?</text:p>
          </table:table-cell>
        </table:table-row>
        <table:table-row table:style-name="ro1">
          <table:table-cell office:value-type="string" calcext:value-type="string">
            <text:p>width: 40%;</text:p>
          </table:table-cell>
          <table:table-cell office:value-type="string" calcext:value-type="string">
            <text:p>mình vừa nhận hàng đêm ko có màu ko đúng với quảng cáo</text:p>
          </table:table-cell>
        </table:table-row>
        <table:table-row table:style-name="ro1">
          <table:table-cell office:value-type="string" calcext:value-type="string">
            <text:p>width: 40%;</text:p>
          </table:table-cell>
          <table:table-cell office:value-type="string" calcext:value-type="string">
            <text:p>mình vừa nhận hàng buổi chiều. để là hàng chính hãng mà kiểm tra hàng thì ko thấy dán tem hay để nhà phân phối gì hết, ko thấy phiếu bảo hành. Tiki vui lòng giải đáp vấn đề này!</text:p>
          </table:table-cell>
        </table:table-row>
        <table:table-row table:style-name="ro1">
          <table:table-cell office:value-type="string" calcext:value-type="string">
            <text:p>width: 40%;</text:p>
          </table:table-cell>
          <table:table-cell office:value-type="string" calcext:value-type="string">
            <text:p>mình vừa nhận đc hàng không để ý giờ không thấy có thẻ nhớ là sao</text:p>
          </table:table-cell>
        </table:table-row>
        <table:table-row table:style-name="ro3">
          <table:table-cell office:value-type="string" calcext:value-type="string">
            <text:p>width: 40%;</text:p>
          </table:table-cell>
          <table:table-cell office:value-type="string" calcext:value-type="string">
            <text:p>mình vừa mua 1 cái, lúc mới nhận hàng test thì ok, khi gắn lên xong thì dò hoài không nhận được thiết bị, làm đủ kiểu vẫn không được, reset, đổi wifi, cắm dây lan vào luôn vẫn không tìm thấy thiết bị, cứ dò 180' hoài, bó tay</text:p>
            <text:p>cho hỏi sp này có đổi được không vậy, hàng mình nhận không có tem bảo hành</text:p>
          </table:table-cell>
        </table:table-row>
        <table:table-row table:style-name="ro3">
          <table:table-cell office:value-type="string" calcext:value-type="string">
            <text:p>width: 40%;</text:p>
          </table:table-cell>
          <table:table-cell office:value-type="string" calcext:value-type="string">
            <text:p>Mình thử bật tắt chế độ xem ban đêm mà vẫn không nhìn thấy gi, cho mình hỏi camera này có hỗ trợ xem ban đêm không?</text:p>
            <text:p>Mình sẽ đánh giá lại sau khi có câu trả lời.</text:p>
          </table:table-cell>
        </table:table-row>
        <table:table-row table:style-name="ro1">
          <table:table-cell office:value-type="string" calcext:value-type="string">
            <text:p>width: 40%;</text:p>
          </table:table-cell>
          <table:table-cell office:value-type="string" calcext:value-type="string">
            <text:p>mình thấy thất vọng vì pin mới mà không khởi động đc máy tính, từ nay cạch ko mua đồ điện tử trên tiki</text:p>
          </table:table-cell>
        </table:table-row>
        <table:table-row table:style-name="ro2">
          <table:table-cell office:value-type="string" calcext:value-type="string">
            <text:p>width: 40%;</text:p>
          </table:table-cell>
          <table:table-cell office:value-type="string" calcext:value-type="string">
            <text:p>Mình thấy hình là 2 ngăn đựng 6 thẻ, nhưng giao lại là loại 1 ngăn 3 thẻ</text:p>
            <text:p>Buồn thật vì là dùng mã khuyến mãi nên cũng k muốn đổi lại </text:p>
            <text:p>https://youtu.be/mtSFLjxCzl0</text:p>
          </table:table-cell>
        </table:table-row>
        <table:table-row table:style-name="ro1">
          <table:table-cell office:value-type="string" calcext:value-type="string">
            <text:p>width: 40%;</text:p>
          </table:table-cell>
          <table:table-cell office:value-type="string" calcext:value-type="string">
            <text:p>mình thấy có mục giao hàng 2h mà sao mình vào thì lại giao hàng dự kiến 28.2 vậy</text:p>
          </table:table-cell>
        </table:table-row>
        <table:table-row table:style-name="ro3">
          <table:table-cell office:value-type="string" calcext:value-type="string">
            <text:p>width: 40%;</text:p>
          </table:table-cell>
          <table:table-cell office:value-type="string" calcext:value-type="string">
            <text:p>Mình sạc đầy và dùng chưa đc 2 tiếng là đã hết pin rùi</text:p>
            <text:p>Mình cần 1 lời giải thích từ đơn vị cung cấp thì phải làm sao???</text:p>
          </table:table-cell>
        </table:table-row>
        <table:table-row table:style-name="ro1">
          <table:table-cell office:value-type="string" calcext:value-type="string">
            <text:p>width: 40%;</text:p>
          </table:table-cell>
          <table:table-cell office:value-type="string" calcext:value-type="string">
            <text:p>Mình nhận hàng vào ngày 15/12/2019. Xài được 3 ngày thì bàn phím bị hư nút Ctrl bên trái, cụ thể là nhấn mỗi nút Ctrl thôi mà nó nhận thêm 4 5 nút làm mình rất khó chịu (các nút nhận thêm như trong hình). Mình có thể đổi trả hàng không Tiki.</text:p>
          </table:table-cell>
        </table:table-row>
        <table:table-row table:style-name="ro1">
          <table:table-cell office:value-type="string" calcext:value-type="string">
            <text:p>width: 40%;</text:p>
          </table:table-cell>
          <table:table-cell office:value-type="string" calcext:value-type="string">
            <text:p>Mình nhận hàng vào ngày 15/12/2019. Xài được 3 ngày thì bàn phím bị hư nút Ctrl bên trái, cụ thể là nhấn mỗi nút Ctrl thôi mà nó nhận thêm 4 5 nút làm mình rất khó chịu (các nút nhận thêm như trong hình). Mình có thể đổi trả hàng không Tiki.</text:p>
          </table:table-cell>
        </table:table-row>
        <table:table-row table:style-name="ro1">
          <table:table-cell office:value-type="string" calcext:value-type="string">
            <text:p>width: 40%;</text:p>
          </table:table-cell>
          <table:table-cell office:value-type="string" calcext:value-type="string">
            <text:p>Mình nhận hàng thì 3 bữa liên tục máy luôn đo ở mức độ ẩm 75% và 25 độ C, ko thay đổi dù ở môi trường nào. Cho mình hỏi trường hợp này giải quyết thế nào cho mình ạ.</text:p>
          </table:table-cell>
        </table:table-row>
        <table:table-row table:style-name="ro1">
          <table:table-cell office:value-type="string" calcext:value-type="string">
            <text:p>width: 40%;</text:p>
          </table:table-cell>
          <table:table-cell office:value-type="string" calcext:value-type="string">
            <text:p>mình nhận được hàng không có óc gắn giữa camera và cái đồ treo tường, shop làm ăn như vậy hả, không có óc vít thì gắn kiểu gì, óc vít này mua ở đâu.</text:p>
          </table:table-cell>
        </table:table-row>
        <table:table-row table:style-name="ro1">
          <table:table-cell office:value-type="string" calcext:value-type="string">
            <text:p>width: 40%;</text:p>
          </table:table-cell>
          <table:table-cell office:value-type="string" calcext:value-type="string">
            <text:p>Mình nhận bộ tripod thiếu remote. Shop xem lại giúp mình. Thanks</text:p>
          </table:table-cell>
        </table:table-row>
        <table:table-row table:style-name="ro1">
          <table:table-cell office:value-type="string" calcext:value-type="string">
            <text:p>width: 40%;</text:p>
          </table:table-cell>
          <table:table-cell office:value-type="string" calcext:value-type="string">
            <text:p>Mình mua xanh cobalt giao màu xanh j đó giống xanh ngọc , ghi là 1 bộ gồm 3 dây mà chỉ giao có 2 dây, cảm thấy khó chịu và sẽ không mua đồ của nhà cung cấp này nữa</text:p>
          </table:table-cell>
        </table:table-row>
        <table:table-row table:style-name="ro1">
          <table:table-cell office:value-type="string" calcext:value-type="string">
            <text:p>width: 40%;</text:p>
          </table:table-cell>
          <table:table-cell office:value-type="string" calcext:value-type="string">
            <text:p>Mình mua về nhưng không kết nối được dù add device trên Mi Home rồi. Không biết nhờ ai khắc phục được. Trên Mi Home vẫn tháo thiết bị có online nhưng khi bấm vào chờ rất lâu sau đó báo could not connect to camera!</text:p>
          </table:table-cell>
        </table:table-row>
        <table:table-row table:style-name="ro1">
          <table:table-cell office:value-type="string" calcext:value-type="string">
            <text:p>width: 40%;</text:p>
          </table:table-cell>
          <table:table-cell office:value-type="string" calcext:value-type="string">
            <text:p>Mình mua về lúc test thì có màu nhưng sau đó xài gắn thử thì hình ảnh chỉ đen trắng. Không có cách chỉnh màu lại. Có thể hỗ trợ hộ mình đc không. Camera thì rõ nét</text:p>
          </table:table-cell>
        </table:table-row>
        <table:table-row table:style-name="ro3">
          <table:table-cell office:value-type="string" calcext:value-type="string">
            <text:p>width: 40%;</text:p>
          </table:table-cell>
          <table:table-cell office:value-type="string" calcext:value-type="string">
            <text:p>Mình mua về không sử dụng được. Thấy 9.9.2019 giảm giá tận 56%</text:p>
            <text:p>Mong tiki hỗ trợ mình cài đặt hoặc thay đổi con google biết nói tiếng việt</text:p>
          </table:table-cell>
        </table:table-row>
        <table:table-row table:style-name="ro1">
          <table:table-cell office:value-type="string" calcext:value-type="string">
            <text:p>width: 40%;</text:p>
          </table:table-cell>
          <table:table-cell office:value-type="string" calcext:value-type="string">
            <text:p>Mình mua về dùng được tầm 5 lần thì laptop không nhận nữa. Cho đĩa vào nghe nó reo reo một lúc là tịt không cách nào mở lấy dữ liệu được. Buồn</text:p>
          </table:table-cell>
        </table:table-row>
        <table:table-row table:style-name="ro1">
          <table:table-cell office:value-type="string" calcext:value-type="string">
            <text:p>width: 40%;</text:p>
          </table:table-cell>
          <table:table-cell office:value-type="string" calcext:value-type="string">
            <text:p>Mình mua trong combo với các dock sạc đôi, mới sạc 2 lần pin mà die luôn quá buồn :'(</text:p>
          </table:table-cell>
        </table:table-row>
        <table:table-row table:style-name="ro1">
          <table:table-cell office:value-type="string" calcext:value-type="string">
            <text:p>width: 40%;</text:p>
          </table:table-cell>
          <table:table-cell office:value-type="string" calcext:value-type="string">
            <text:p>mình mua sản phẩm về xài ok. nhưng pin bị chai sạc không vô, tiki có đổi trả được không?</text:p>
          </table:table-cell>
        </table:table-row>
        <table:table-row table:style-name="ro1">
          <table:table-cell office:value-type="string" calcext:value-type="string">
            <text:p>width: 40%;</text:p>
          </table:table-cell>
          <table:table-cell office:value-type="string" calcext:value-type="string">
            <text:p>Mình mua sản phẩm này nhưng hiện tai không cài đặt được, không rõ có bị lỗi do sản xuất gì không, đề nghị tiki hỗ trợ</text:p>
          </table:table-cell>
        </table:table-row>
        <table:table-row table:style-name="ro1">
          <table:table-cell office:value-type="string" calcext:value-type="string">
            <text:p>width: 40%;</text:p>
          </table:table-cell>
          <table:table-cell office:value-type="string" calcext:value-type="string">
            <text:p>Mình mua ốp lưng iphone 11 pro max, nhưng lại nhận ốp lưng của iphone 11. Mình Muốn đổi lại được không shop?</text:p>
          </table:table-cell>
        </table:table-row>
        <table:table-row table:style-name="ro1">
          <table:table-cell office:value-type="string" calcext:value-type="string">
            <text:p>width: 40%;</text:p>
          </table:table-cell>
          <table:table-cell office:value-type="string" calcext:value-type="string">
            <text:p>Mình mua nhưng đựng không vừa đồ sạc macbook, túi hơi nhỏ so với nhu cầu, thậm chí nếu để cả đồ sạc với tai nghe thôi thì được, không biết Tiki có hỗ trợ đổi trả không ạ???</text:p>
          </table:table-cell>
        </table:table-row>
        <table:table-row table:style-name="ro2">
          <table:table-cell office:value-type="string" calcext:value-type="string">
            <text:p>width: 40%;</text:p>
          </table:table-cell>
          <table:table-cell office:value-type="string" calcext:value-type="string">
            <text:p>mình mua món hàng 50k cũng đc đóng gói rất kỹ, nhưng k hiểu sao ổ cứng (là mặt hàng rất dễ gây hư rớt đầu đọc) lại được bỏ trong hộp không chống sốc, cái ổ 4TB đầu tiên mình mua ở shop ngoài thì dc tiki bao rất kỹ...</text:p>
            <text:p/>
            <text:p>Tiki nên xem lại cách bảo quản đóng gói nhé, hư thì đổi nhưng rủi ro dữ liệu khách mất là khách khóc đó :)</text:p>
          </table:table-cell>
        </table:table-row>
        <table:table-row table:style-name="ro1">
          <table:table-cell office:value-type="string" calcext:value-type="string">
            <text:p>width: 40%;</text:p>
          </table:table-cell>
          <table:table-cell office:value-type="string" calcext:value-type="string">
            <text:p>mình mua được tầm 2 tháng sử dụng ok. sau đó là báo lỗi thiết bị ko kết nối nữa ah. trường hợp này làm sau khắc phục ah</text:p>
          </table:table-cell>
        </table:table-row>
        <table:table-row table:style-name="ro1">
          <table:table-cell office:value-type="string" calcext:value-type="string">
            <text:p>width: 40%;</text:p>
          </table:table-cell>
          <table:table-cell office:value-type="string" calcext:value-type="string">
            <text:p>mình mua dây được 2 ngày rồi sạc vẫn bấu đang sạc nhưng không lên phần trăm pin nào đề nghị đổi dây khác</text:p>
          </table:table-cell>
        </table:table-row>
        <table:table-row table:style-name="ro1">
          <table:table-cell office:value-type="string" calcext:value-type="string">
            <text:p>width: 40%;</text:p>
          </table:table-cell>
          <table:table-cell office:value-type="string" calcext:value-type="string">
            <text:p>Mình mua cũng bị ko lưu giờ hệ thống, mỗi lần khởi động là lại phải khai báo lại, pin ko hoạt động, bảo hành thì lâu mãi ko trả lại. chán</text:p>
          </table:table-cell>
        </table:table-row>
        <table:table-row table:style-name="ro1">
          <table:table-cell office:value-type="string" calcext:value-type="string">
            <text:p>width: 40%;</text:p>
          </table:table-cell>
          <table:table-cell office:value-type="string" calcext:value-type="string">
            <text:p>Mình mua chiếc camera c3n này nhưng không nhìn được đêm, mình muốn liên hệ bảo hành</text:p>
          </table:table-cell>
        </table:table-row>
        <table:table-row table:style-name="ro1">
          <table:table-cell office:value-type="string" calcext:value-type="string">
            <text:p>width: 40%;</text:p>
          </table:table-cell>
          <table:table-cell office:value-type="string" calcext:value-type="string">
            <text:p>Mình mua Camera IP Wi-fi NetCAM NR02 1080P theo đơn hàng 572954251 từ ngày 25/11/2019 để trong nhà tự nhiên bị mất mầu. Mình đã <text:s/>thử cầm cả ra ngoài sân cũng bị mất mầu trời ban ngày sáng rõ ( không thiếu ánh sáng). Cho mình hỏi cách sửa chữa khắc phục hiện tượng này như thế nào?</text:p>
          </table:table-cell>
        </table:table-row>
        <table:table-row table:style-name="ro1">
          <table:table-cell office:value-type="string" calcext:value-type="string">
            <text:p>width: 40%;</text:p>
          </table:table-cell>
          <table:table-cell office:value-type="string" calcext:value-type="string">
            <text:p>Mình mua buổi chiều 19 tháng 12 năm 2019, sau đó sạc qua đêm mà đèn vẫn còn sáng. Không biết bao lâu thì đủ pin, và khi đủ pin đèn có tắt không? Tiki hỗ trợ giúp, cảm ơn.</text:p>
          </table:table-cell>
        </table:table-row>
        <table:table-row table:style-name="ro1">
          <table:table-cell office:value-type="string" calcext:value-type="string">
            <text:p>width: 40%;</text:p>
          </table:table-cell>
          <table:table-cell office:value-type="string" calcext:value-type="string">
            <text:p>Mình mua bộ loa này với mục đích sử dụng cải thiện chất lượng âm thanh từ TV, nhưng khi lắp vào thì chất lượng âm thanh phải nói là dưới dưới dưới mức kì vọng. Không hề khác so với loa TV là mấy. Về chất lượng đóng gói và vận chuyển của Tiki thì ok, nhưng riêng dàn loa này mình nghĩ không nên mua.</text:p>
          </table:table-cell>
        </table:table-row>
        <table:table-row table:style-name="ro1">
          <table:table-cell office:value-type="string" calcext:value-type="string">
            <text:p>width: 40%;</text:p>
          </table:table-cell>
          <table:table-cell office:value-type="string" calcext:value-type="string">
            <text:p>Mình mua 2 cục, trong package thì lẽ ra mỗi hộp sẽ đi kèm 1 sợi cáp mạng, nhưng chỉ có 1 hộp có cáp; hộp không có cáp thì lúc nhận đã bị mở sẵn. Tuy không quá phiền nhưng cũng hơi khó chịu vì không hề được biết trước là sẽ như thế :)</text:p>
          </table:table-cell>
        </table:table-row>
        <table:table-row table:style-name="ro1">
          <table:table-cell office:value-type="string" calcext:value-type="string">
            <text:p>width: 40%;</text:p>
          </table:table-cell>
          <table:table-cell office:value-type="string" calcext:value-type="string">
            <text:p>Mình mua 2 cái sử dụng được 1 cái còn 1 cái không kết nối được mình mong shop đổi cái khác cho mình</text:p>
          </table:table-cell>
        </table:table-row>
        <table:table-row table:style-name="ro1">
          <table:table-cell office:value-type="string" calcext:value-type="string">
            <text:p>width: 40%;</text:p>
          </table:table-cell>
          <table:table-cell office:value-type="string" calcext:value-type="string">
            <text:p>mình mua 2 cái mà một cái bắt đc chuyển động một cái thì k. k đc hài lòng với sp</text:p>
          </table:table-cell>
        </table:table-row>
        <table:table-row table:style-name="ro1">
          <table:table-cell office:value-type="string" calcext:value-type="string">
            <text:p>width: 40%;</text:p>
          </table:table-cell>
          <table:table-cell office:value-type="string" calcext:value-type="string">
            <text:p>Mình mua 1 cái. về thì chỉ sử dụng được 1 cổng. Ngay cổng mình sài. shop ko kiểm tra trước khi giao. Buồn 1 chút về cách bán hàng</text:p>
          </table:table-cell>
        </table:table-row>
        <table:table-row table:style-name="ro1">
          <table:table-cell office:value-type="string" calcext:value-type="string">
            <text:p>width: 40%;</text:p>
          </table:table-cell>
          <table:table-cell office:value-type="string" calcext:value-type="string">
            <text:p>minh mua 1 cái, lỗi khi cài đặt vô điện thoại <text:s/>thì k mở lên được. shop liên hệ lại mình</text:p>
          </table:table-cell>
        </table:table-row>
        <table:table-row table:style-name="ro1">
          <table:table-cell office:value-type="string" calcext:value-type="string">
            <text:p>width: 40%;</text:p>
          </table:table-cell>
          <table:table-cell office:value-type="string" calcext:value-type="string">
            <text:p>Mình mới sử dụng được hơn 1 tuần, sạc điện thoại được 3 lần nhưng đã xảy ra lỗi. Hiện tại mình không thể sử dụng được cục sạc nữa. Mong Tiki hướng dẫn mình bảo hành sản phẩm.</text:p>
          </table:table-cell>
        </table:table-row>
        <table:table-row table:style-name="ro2">
          <table:table-cell office:value-type="string" calcext:value-type="string">
            <text:p>width: 40%;</text:p>
          </table:table-cell>
          <table:table-cell office:value-type="string" calcext:value-type="string">
            <text:p>Mình mới nhận và lắp lên xe, tuy nhiên lúc ko gắn thẻ nhớ thì điều chỉnh các nút bình thường, khi gắn thẻ nhớ và lắp vào rồi thì không điều chỉnh được các nút bấm.</text:p>
            <text:p>Tiki liên hệ NCC để hỗ trợ tôi hoàn trả lại sản phẩm đc không?</text:p>
            <text:p>Thất vọng thật</text:p>
          </table:table-cell>
        </table:table-row>
        <table:table-row table:style-name="ro2">
          <table:table-cell office:value-type="string" calcext:value-type="string">
            <text:p>width: 40%;</text:p>
          </table:table-cell>
          <table:table-cell office:value-type="string" calcext:value-type="string">
            <text:p>Mình mới nhận sản phẩm. Tai nghe bên Trái không nhận sạc pin, 20giây là tự out. Xem bao nhiêu hướng dẫn và tìm cách tự khắc phục rồi nhưng vẫn vô ích. Mình hoàn toàn mất niềm tin về sản phẩm này và shop. 😢</text:p>
            <text:p>chắc chắn không có lần thứ 2.😡</text:p>
            <text:p>Điểm cộng duy nhất cho Tiki là giao hàng nhanh, nhân viên nhiệt tình.</text:p>
          </table:table-cell>
        </table:table-row>
        <table:table-row table:style-name="ro1">
          <table:table-cell office:value-type="string" calcext:value-type="string">
            <text:p>width: 40%;</text:p>
          </table:table-cell>
          <table:table-cell office:value-type="string" calcext:value-type="string">
            <text:p>mình mới nhận được hàng, hàng chỉ có ổ, không có dây sata. nhưng khi mình cắm vào máy tính của mình thì không nhận ổ</text:p>
          </table:table-cell>
        </table:table-row>
        <table:table-row table:style-name="ro1">
          <table:table-cell office:value-type="string" calcext:value-type="string">
            <text:p>width: 40%;</text:p>
          </table:table-cell>
          <table:table-cell office:value-type="string" calcext:value-type="string">
            <text:p>mình mới mua Tenda U1 USB 300Mbps 2 ngày đầu sử dụng thì đo ping rất tốt ( speedtest) nhưng đến ngày thứ 3 thì mình sử dụng nó chạy chậm khủng khiếp chậm hơn cả card mạng laptop nữa! đo ping lúc nào cũng &gt;50 không biết nó bị làm sao tư vấn mình</text:p>
          </table:table-cell>
        </table:table-row>
        <table:table-row table:style-name="ro1">
          <table:table-cell office:value-type="string" calcext:value-type="string">
            <text:p>width: 40%;</text:p>
          </table:table-cell>
          <table:table-cell office:value-type="string" calcext:value-type="string">
            <text:p>Mình mới mua mà sạc cực chậm luôn, hơn 15h mà không đầy pin. 30% pin sạc được 30% pin của điện thoại itel 5000mha .</text:p>
          </table:table-cell>
        </table:table-row>
        <table:table-row table:style-name="ro1">
          <table:table-cell office:value-type="string" calcext:value-type="string">
            <text:p>width: 40%;</text:p>
          </table:table-cell>
          <table:table-cell office:value-type="string" calcext:value-type="string">
            <text:p>Mình moi mua gần đây 2 cái mà 1 cái cứ bị màu hồng tắt mở lại mấy lần thì coi đc 1 hồi lại bị lại . Tiki coi đổi trả được ko au</text:p>
          </table:table-cell>
        </table:table-row>
        <table:table-row table:style-name="ro1">
          <table:table-cell office:value-type="string" calcext:value-type="string">
            <text:p>width: 40%;</text:p>
          </table:table-cell>
          <table:table-cell office:value-type="string" calcext:value-type="string">
            <text:p>Mình mới mua dây sạc nhưng lại cắm sạc lại không được . Mong quý nhà cung cấp xem xét đổi trả giúp mình</text:p>
          </table:table-cell>
        </table:table-row>
        <table:table-row table:style-name="ro1">
          <table:table-cell office:value-type="string" calcext:value-type="string">
            <text:p>width: 40%;</text:p>
          </table:table-cell>
          <table:table-cell office:value-type="string" calcext:value-type="string">
            <text:p>Mình mới mua chưa chụp được tấm nào, chụp tấm đầu tiên bị kẹt.Giờ mình K lấy ra được, cũng k chụp được. K phải lỗi do ng sử dụng có được đổi cái khác k ạ. Giờ mình phải liên hệ với số điện thoại nào hoặc địa chỉ nào để được giải quyết ạ. Mình ở HN.</text:p>
          </table:table-cell>
        </table:table-row>
        <table:table-row table:style-name="ro1">
          <table:table-cell office:value-type="string" calcext:value-type="string">
            <text:p>width: 40%;</text:p>
          </table:table-cell>
          <table:table-cell office:value-type="string" calcext:value-type="string">
            <text:p>Mình mới mua camera này khoảng tuần lúc đầu camera hoạt động tốt . Tại sao ngày hôm nay nó chuyển sang màu hồng . <text:s/>Mồng tiki hỗ trợ xem lại kỉ thuật sản phẩm . có đổi hay sữa lại đc ko .mong tiki hỗ trợ</text:p>
          </table:table-cell>
        </table:table-row>
        <table:table-row table:style-name="ro1">
          <table:table-cell office:value-type="string" calcext:value-type="string">
            <text:p>width: 40%;</text:p>
          </table:table-cell>
          <table:table-cell office:value-type="string" calcext:value-type="string">
            <text:p>mình mới lấy chiều nay xong, lúc lấy pin về là còn 25%, mình chụp vài kiểu xong đi cắm sạc để test pin. thì mình càng cắm pin càng tụt, giờ pin k lên nữa, mong shop liên lạc</text:p>
          </table:table-cell>
        </table:table-row>
        <table:table-row table:style-name="ro1">
          <table:table-cell office:value-type="string" calcext:value-type="string">
            <text:p>width: 40%;</text:p>
          </table:table-cell>
          <table:table-cell office:value-type="string" calcext:value-type="string">
            <text:p>mình không thể hài lòng về chất lượng sản phẩm. Có lẽ giá rẻ nên chất lượng cũng tương xứng, nó quá ư là mỏng manh mà không đủ chắc chắn để quay phim. Hàng giao cho mình còn bị lỗi nữa. Tốt nhất, các bạn nên mua tripod của máy ảnh và mua thêm cái kẹp điện thoại ghép vô thì chắc chắn hơn.</text:p>
          </table:table-cell>
        </table:table-row>
        <table:table-row table:style-name="ro1">
          <table:table-cell office:value-type="string" calcext:value-type="string">
            <text:p>width: 40%;</text:p>
          </table:table-cell>
          <table:table-cell office:value-type="string" calcext:value-type="string">
            <text:p>mình không nhận được quà tặng kèm nhiều ở phần mô tả</text:p>
          </table:table-cell>
        </table:table-row>
        <table:table-row table:style-name="ro1">
          <table:table-cell office:value-type="string" calcext:value-type="string">
            <text:p>width: 40%;</text:p>
          </table:table-cell>
          <table:table-cell office:value-type="string" calcext:value-type="string">
            <text:p>Mình không nhận được phụ kiện "Helmet mounts" để gắn lên mũ bảo hiểm</text:p>
          </table:table-cell>
        </table:table-row>
        <table:table-row table:style-name="ro1">
          <table:table-cell office:value-type="string" calcext:value-type="string">
            <text:p>width: 40%;</text:p>
          </table:table-cell>
          <table:table-cell office:value-type="string" calcext:value-type="string">
            <text:p>Mình kết nối với điện thoại tải 90% là nó ngưng Ko Sài được.</text:p>
          </table:table-cell>
        </table:table-row>
        <table:table-row table:style-name="ro1">
          <table:table-cell office:value-type="string" calcext:value-type="string">
            <text:p>width: 40%;</text:p>
          </table:table-cell>
          <table:table-cell office:value-type="string" calcext:value-type="string">
            <text:p>Mình dùng TikiNow nên sp đến rất nhanh. Đặt 2H thì 3H hơn đã nhận được. Dịch vụ Tiki rất OK. Mỗi cái chất lượng của TpLink thì hơi cùi. Sp này dùng bt thì được. Nhưng khuyến nghị mấy bạn chơi game thì k nên xài vì ko ổn định. Ping nhưng lúc quan trọng rất chán, thường bị mất packet. Mình mua về nhưng chưa tìm ra cách khắc phục. Nếu cho đổi mình muốn đổi sang con Asus có vẻ OK hơn!</text:p>
          </table:table-cell>
        </table:table-row>
        <table:table-row table:style-name="ro1">
          <table:table-cell office:value-type="string" calcext:value-type="string">
            <text:p>width: 40%;</text:p>
          </table:table-cell>
          <table:table-cell office:value-type="string" calcext:value-type="string">
            <text:p>mình dùng được tầm 5-6 tháng thì 1 bên tai không nghe được</text:p>
          </table:table-cell>
        </table:table-row>
        <table:table-row table:style-name="ro1">
          <table:table-cell office:value-type="string" calcext:value-type="string">
            <text:p>width: 40%;</text:p>
          </table:table-cell>
          <table:table-cell office:value-type="string" calcext:value-type="string">
            <text:p>Mình dùng đc 2 tuần cảm nhận là bề mặt tiếp súc ko thoáng, quạt yêu. Làm việc lâu các phần mềm đồ họa thì máy vẫn nóng ko mát như cái cũ mình đang dùng của hãng khác.</text:p>
          </table:table-cell>
        </table:table-row>
        <table:table-row table:style-name="ro1">
          <table:table-cell office:value-type="string" calcext:value-type="string">
            <text:p>width: 40%;</text:p>
          </table:table-cell>
          <table:table-cell office:value-type="string" calcext:value-type="string">
            <text:p>Mình đọc comment thấy mọi người nhận mẫu pin loại mới AB, nhưng hôm nay mình lại nhận được mẫu cũ CH1 CH2. Shop giải thích giúp mình nhé</text:p>
          </table:table-cell>
        </table:table-row>
        <table:table-row table:style-name="ro1">
          <table:table-cell office:value-type="string" calcext:value-type="string">
            <text:p>width: 40%;</text:p>
          </table:table-cell>
          <table:table-cell office:value-type="string" calcext:value-type="string">
            <text:p>mình đặt note 7 mà shop giao note 8 pro h làm sao để đổi lại vậy shop</text:p>
          </table:table-cell>
        </table:table-row>
        <table:table-row table:style-name="ro1">
          <table:table-cell office:value-type="string" calcext:value-type="string">
            <text:p>width: 40%;</text:p>
          </table:table-cell>
          <table:table-cell office:value-type="string" calcext:value-type="string">
            <text:p>Mình đặt của NCC Tiki Trading, nhận được thì thấy hàng đúng chính hãng (có tem SPC), nhưng đóng gói quá sơ xài. Chỉ có cái hộp tiki, cái ổ cứng, rồi 1 tờ giấy vụn vò vò lại đặt lên trên. Ổ cứng HDD k chịu sốc được mà tiki đóng gói kiểu này thì hơi ẩu.</text:p>
          </table:table-cell>
        </table:table-row>
        <table:table-row table:style-name="ro1">
          <table:table-cell office:value-type="string" calcext:value-type="string">
            <text:p>width: 40%;</text:p>
          </table:table-cell>
          <table:table-cell office:value-type="string" calcext:value-type="string">
            <text:p>Mình đặt cái chân bạch tuộc lại đi gửi cho mình cái tubemacro bẩn bẩn, toàn bụi, han rỉ</text:p>
          </table:table-cell>
        </table:table-row>
        <table:table-row table:style-name="ro1">
          <table:table-cell office:value-type="string" calcext:value-type="string">
            <text:p>width: 40%;</text:p>
          </table:table-cell>
          <table:table-cell office:value-type="string" calcext:value-type="string">
            <text:p>Mình đã test bằng ip X và oppo A7, loa chỉ to 1 nấc thôi, thực sự rất ổng tiền. Âm thanh khi dùng loa và ko dùng chã khác gì mấy :(</text:p>
          </table:table-cell>
        </table:table-row>
        <table:table-row table:style-name="ro1">
          <table:table-cell office:value-type="string" calcext:value-type="string">
            <text:p>width: 40%;</text:p>
          </table:table-cell>
          <table:table-cell office:value-type="string" calcext:value-type="string">
            <text:p>Mình đã mua và sản phẩm đã hư ko sử dụng được, nhờ shop xem chính sách bảo hành như thế nào nhé</text:p>
          </table:table-cell>
        </table:table-row>
        <table:table-row table:style-name="ro1">
          <table:table-cell office:value-type="string" calcext:value-type="string">
            <text:p>width: 40%;</text:p>
          </table:table-cell>
          <table:table-cell office:value-type="string" calcext:value-type="string">
            <text:p>Mình đã mua và cài đặt camera yoosee nhiều lần . Nhưng lần này ko biết camera bị lỗi thế nào mà khi cài đặt nó nhận ID thiết bị , nhưng nhập mật khẩu thiết bị thì cứ hiện là chia sẻ thất bại.</text:p>
          </table:table-cell>
        </table:table-row>
        <table:table-row table:style-name="ro3">
          <table:table-cell office:value-type="string" calcext:value-type="string">
            <text:p>width: 40%;</text:p>
          </table:table-cell>
          <table:table-cell office:value-type="string" calcext:value-type="string">
            <text:p>Mình đã mua sản phẩm này nhưng tốc độ Write dữ liệu chỉ được có 25.7MB/s. Thông số trên bao bì ghi Write up to 40MB/s.</text:p>
            <text:p>Tiki giao hàng nhanh và chuyên nghiệp</text:p>
          </table:table-cell>
        </table:table-row>
        <table:table-row table:style-name="ro1">
          <table:table-cell office:value-type="string" calcext:value-type="string">
            <text:p>width: 40%;</text:p>
          </table:table-cell>
          <table:table-cell office:value-type="string" calcext:value-type="string">
            <text:p>mình đã gọi cho tiki để hổ trợ bảo hành cho sản phẩm nhưng nhân viên chỉ bảo mình đợi và không thấy hồi đáp. sản phẩm chưa có vấn đề tuy nhiên vấn đề bảo hành mình thấy chưa được</text:p>
          </table:table-cell>
        </table:table-row>
        <table:table-row table:style-name="ro3">
          <table:table-cell office:value-type="string" calcext:value-type="string">
            <text:p>width: 40%;</text:p>
          </table:table-cell>
          <table:table-cell office:value-type="string" calcext:value-type="string">
            <text:p>Mình đã dùng M-300 được 1 tuần, chất âm của loa bình thường, không hay, bass không sâu và hay bị rè (mặc dù chỉ để nửa volume), giá rẻ mà công suất lớn thì không thể đòi hỏi nhiều !!!</text:p>
            <text:p>P/s: đã trả hàng để kiếm loa khác :D</text:p>
          </table:table-cell>
        </table:table-row>
        <table:table-row table:style-name="ro3">
          <table:table-cell office:value-type="string" calcext:value-type="string">
            <text:p>width: 40%;</text:p>
          </table:table-cell>
          <table:table-cell office:value-type="string" calcext:value-type="string">
            <text:p>Mình đã dùng M-300 được 1 tuần, chất âm của loa bình thường, không hay, bass không sâu và hay bị rè (mặc dù chỉ để nửa volume), giá rẻ mà công suất lớn thì không thể đòi hỏi nhiều !!!</text:p>
            <text:p>P/s: đã trả hàng để kiếm loa khác :D</text:p>
          </table:table-cell>
        </table:table-row>
        <table:table-row table:style-name="ro1">
          <table:table-cell office:value-type="string" calcext:value-type="string">
            <text:p>width: 40%;</text:p>
          </table:table-cell>
          <table:table-cell office:value-type="string" calcext:value-type="string">
            <text:p>Mình đã chọn sản phẩm là 2 dây đèn led mà lúc nhận hàng chỉ có 1 dây đèn led thôi là sao</text:p>
          </table:table-cell>
        </table:table-row>
        <table:table-row table:style-name="ro1">
          <table:table-cell office:value-type="string" calcext:value-type="string">
            <text:p>width: 40%;</text:p>
          </table:table-cell>
          <table:table-cell office:value-type="string" calcext:value-type="string">
            <text:p>Mình có yêu cầu xuất HD nhưng vẫn chưa thấy xuất</text:p>
          </table:table-cell>
        </table:table-row>
        <table:table-row table:style-name="ro1">
          <table:table-cell office:value-type="string" calcext:value-type="string">
            <text:p>width: 40%;</text:p>
          </table:table-cell>
          <table:table-cell office:value-type="string" calcext:value-type="string">
            <text:p>mình có nhận được sản phẩm, đúng như hình nhưng sạc không vào lúc mình mới nhận được đơn hàng nên cảm thấy khá thất vọng. Mong tiki hỗ trợ!</text:p>
          </table:table-cell>
        </table:table-row>
        <table:table-row table:style-name="ro1">
          <table:table-cell office:value-type="string" calcext:value-type="string">
            <text:p>width: 40%;</text:p>
          </table:table-cell>
          <table:table-cell office:value-type="string" calcext:value-type="string">
            <text:p>Mình có mua camera này. sản phẩm bị lỗi và nhà cung cấp đã lấy về bảo hành. Tuy nhiên đã rất lâu không nhận được phản hồi như thế nào. đã gọi đến tiki để phản ảnh 2 hoặc 3 lần nhưng vẫn chưa nhận được phản hồi từ tiki hay nhà cung cấp</text:p>
          </table:table-cell>
        </table:table-row>
        <table:table-row table:style-name="ro1">
          <table:table-cell office:value-type="string" calcext:value-type="string">
            <text:p>width: 40%;</text:p>
          </table:table-cell>
          <table:table-cell office:value-type="string" calcext:value-type="string">
            <text:p>Mình có mua 3 cái. Có một cái bị lỗi kết nỗi wifi, shop liên hệ đổi lại cho mình. Thank !</text:p>
          </table:table-cell>
        </table:table-row>
        <table:table-row table:style-name="ro1">
          <table:table-cell office:value-type="string" calcext:value-type="string">
            <text:p>width: 40%;</text:p>
          </table:table-cell>
          <table:table-cell office:value-type="string" calcext:value-type="string">
            <text:p>mình có 1 camera bi lỗi cảm biến hồng ngoại, đã mang đi bảo hành mà đã 2 tháng rồi vẫn chưa thấy xong, mail cho tiki support thì bảo chờ mà cũng ko biết phải chờ thêm bao lâu nữa.</text:p>
          </table:table-cell>
        </table:table-row>
        <table:table-row table:style-name="ro3">
          <table:table-cell office:value-type="string" calcext:value-type="string">
            <text:p>width: 40%;</text:p>
          </table:table-cell>
          <table:table-cell office:value-type="string" calcext:value-type="string">
            <text:p>mình chơi lol hơn 70 độ </text:p>
            <text:p>để nhiệt độ thường bật máy lên đã 60 độ</text:p>
          </table:table-cell>
        </table:table-row>
        <table:table-row table:style-name="ro3">
          <table:table-cell office:value-type="string" calcext:value-type="string">
            <text:p>width: 40%;</text:p>
          </table:table-cell>
          <table:table-cell office:value-type="string" calcext:value-type="string">
            <text:p>Mình cần gấp,nên đặt giao hàng 2h. Nhưng nhân viên đến giao ko báo trc,mình đi công việc khác, mình hẹn lại sau 1 tiếng hãy giao. Mình đợi hoài,trễ giờ. Mình mới gọi nhân viên giao hàng hối giao nhanh, nói “đang bận giao chỗ khác”,mãi thêm 1 tiếng sau mới giao (mất đến 3,5 tiếng) mới nhận hàng.</text:p>
            <text:p>Nhân viên giao hàng khó chịu,hối thúc khi mình kiểm tra hàng, dù cho trên kiện hàng có ghi “được phép mở ra kiểm tra hàng”.</text:p>
          </table:table-cell>
        </table:table-row>
        <table:table-row table:style-name="ro1">
          <table:table-cell office:value-type="string" calcext:value-type="string">
            <text:p>width: 40%;</text:p>
          </table:table-cell>
          <table:table-cell office:value-type="string" calcext:value-type="string">
            <text:p>Mình <text:s/>mua cắm vào TV nên cũng ko đụng chạm đến thường xuyên nhưng nhìn chung chất lượng ko đc như mong đợi, chuột di hơi dít, bàn phím thì ko có công tắc tắt bật, khá khó hiểu. Thế <text:s/>này chắc đc vài 3 tuần là hết pin</text:p>
          </table:table-cell>
        </table:table-row>
        <table:table-row table:style-name="ro1">
          <table:table-cell office:value-type="string" calcext:value-type="string">
            <text:p>width: 40%;</text:p>
          </table:table-cell>
          <table:table-cell office:value-type="string" calcext:value-type="string">
            <text:p>Miếng lót nhẹ và trơn. Không hài lòng</text:p>
          </table:table-cell>
        </table:table-row>
        <table:table-row table:style-name="ro1">
          <table:table-cell office:value-type="string" calcext:value-type="string">
            <text:p>width: 40%;</text:p>
          </table:table-cell>
          <table:table-cell office:value-type="string" calcext:value-type="string">
            <text:p>Máy nhỏ xíu, màn hình ko rõ, nói chung là ko như ý</text:p>
          </table:table-cell>
        </table:table-row>
        <table:table-row table:style-name="ro1">
          <table:table-cell office:value-type="string" calcext:value-type="string">
            <text:p>width: 40%;</text:p>
          </table:table-cell>
          <table:table-cell office:value-type="string" calcext:value-type="string">
            <text:p>Máy nhìn thấy cũng OK. Nhưng không có hdsd. Driver chỉ có 32bit. Bắt tải driver 64bit. Cài driver kết nối wifi không có tín hiệu (mình kiểm tra dây vẫn ok). Nên chưa cài đặt được. Liên hệ Toàn Nhân bảo Kỹ thuật đang họp, nên chưa thể hỗ trợ. Mong Tiki hỗ trợ sớm để mình có máy để in. Mong hỗ trợ gấp! Tks!</text:p>
          </table:table-cell>
        </table:table-row>
        <table:table-row table:style-name="ro1">
          <table:table-cell office:value-type="string" calcext:value-type="string">
            <text:p>width: 40%;</text:p>
          </table:table-cell>
          <table:table-cell office:value-type="string" calcext:value-type="string">
            <text:p>máy mưa về hôm qua mà lỗi in không được chán</text:p>
          </table:table-cell>
        </table:table-row>
        <table:table-row table:style-name="ro1">
          <table:table-cell office:value-type="string" calcext:value-type="string">
            <text:p>width: 40%;</text:p>
          </table:table-cell>
          <table:table-cell office:value-type="string" calcext:value-type="string">
            <text:p>máy mình mua 2 cái giờ lổi ko coi đc là sao vậy shop</text:p>
          </table:table-cell>
        </table:table-row>
        <table:table-row table:style-name="ro1">
          <table:table-cell office:value-type="string" calcext:value-type="string">
            <text:p>width: 40%;</text:p>
          </table:table-cell>
          <table:table-cell office:value-type="string" calcext:value-type="string">
            <text:p>Máy mình in ảnh tấm thì tối thui tấm thì trắng nguyên tấm như vầy :((</text:p>
          </table:table-cell>
        </table:table-row>
        <table:table-row table:style-name="ro1">
          <table:table-cell office:value-type="string" calcext:value-type="string">
            <text:p>width: 40%;</text:p>
          </table:table-cell>
          <table:table-cell office:value-type="string" calcext:value-type="string">
            <text:p>máy không có điện .không lên .sạc vẫn bình thường .sạc dc điện thoại......đổi sản phẩm khác dc ko .</text:p>
          </table:table-cell>
        </table:table-row>
        <table:table-row table:style-name="ro1">
          <table:table-cell office:value-type="string" calcext:value-type="string">
            <text:p>width: 40%;</text:p>
          </table:table-cell>
          <table:table-cell office:value-type="string" calcext:value-type="string">
            <text:p>máy không có điện .không lên .sạc vẫn bình thường .sạc dc điện thoại......đổi sản phẩm khác dc ko .</text:p>
          </table:table-cell>
        </table:table-row>
        <table:table-row table:style-name="ro1">
          <table:table-cell office:value-type="string" calcext:value-type="string">
            <text:p>width: 40%;</text:p>
          </table:table-cell>
          <table:table-cell office:value-type="string" calcext:value-type="string">
            <text:p>Máy đểu mua về dùng dc 2 hôm gẩy chốt gắn</text:p>
          </table:table-cell>
        </table:table-row>
        <table:table-row table:style-name="ro1">
          <table:table-cell office:value-type="string" calcext:value-type="string">
            <text:p>width: 40%;</text:p>
          </table:table-cell>
          <table:table-cell office:value-type="string" calcext:value-type="string">
            <text:p>Máy của mình tại sao khi đang nghe lại mất tiếng mặt dù đang kết nối. Nhấn nút chuyển sang bài khác thì lại có tiếng. Rất là khó chịu vì sảy ra rất thườnh xuyên</text:p>
          </table:table-cell>
        </table:table-row>
        <table:table-row table:style-name="ro1">
          <table:table-cell office:value-type="string" calcext:value-type="string">
            <text:p>width: 40%;</text:p>
          </table:table-cell>
          <table:table-cell office:value-type="string" calcext:value-type="string">
            <text:p>Máy chạy hơi chậm, tôi vứa mới mua giờ có thể xin đổi qua loại in 2 mặt có được không.</text:p>
          </table:table-cell>
        </table:table-row>
        <table:table-row table:style-name="ro1">
          <table:table-cell office:value-type="string" calcext:value-type="string">
            <text:p>width: 40%;</text:p>
          </table:table-cell>
          <table:table-cell office:value-type="string" calcext:value-type="string">
            <text:p>Máy bị lỗi, đang đổi trả lại TIKI</text:p>
          </table:table-cell>
        </table:table-row>
        <table:table-row table:style-name="ro1">
          <table:table-cell office:value-type="string" calcext:value-type="string">
            <text:p>width: 40%;</text:p>
          </table:table-cell>
          <table:table-cell office:value-type="string" calcext:value-type="string">
            <text:p>máy bi lỗi pin rồi ko lưu dc thời gian, mỗi lần khởi động xe lại phải cài đặt lại thời gian, giờ muôn đổi cái khác phải thế nào tiki</text:p>
          </table:table-cell>
        </table:table-row>
        <table:table-row table:style-name="ro1">
          <table:table-cell office:value-type="string" calcext:value-type="string">
            <text:p>width: 40%;</text:p>
          </table:table-cell>
          <table:table-cell office:value-type="string" calcext:value-type="string">
            <text:p>mẫu mình đặt là 11 đèn led mà khi nhận thì có 10 đèn led. loa khi đàm thoại thì ko rõ.</text:p>
          </table:table-cell>
        </table:table-row>
        <table:table-row table:style-name="ro1">
          <table:table-cell office:value-type="string" calcext:value-type="string">
            <text:p>width: 40%;</text:p>
          </table:table-cell>
          <table:table-cell office:value-type="string" calcext:value-type="string">
            <text:p>Màu không đúng, chuột cần có lót mới đi đc. Không hài lòng</text:p>
          </table:table-cell>
        </table:table-row>
        <table:table-row table:style-name="ro1">
          <table:table-cell office:value-type="string" calcext:value-type="string">
            <text:p>width: 40%;</text:p>
          </table:table-cell>
          <table:table-cell office:value-type="string" calcext:value-type="string">
            <text:p>mắt nhìn không hết khung hình,</text:p>
          </table:table-cell>
        </table:table-row>
        <table:table-row table:style-name="ro1">
          <table:table-cell office:value-type="string" calcext:value-type="string">
            <text:p>width: 40%;</text:p>
          </table:table-cell>
          <table:table-cell office:value-type="string" calcext:value-type="string">
            <text:p>mang chay hoi cham</text:p>
          </table:table-cell>
        </table:table-row>
        <table:table-row table:style-name="ro1">
          <table:table-cell office:value-type="string" calcext:value-type="string">
            <text:p>width: 40%;</text:p>
          </table:table-cell>
          <table:table-cell office:value-type="string" calcext:value-type="string">
            <text:p>Mạng chập chờn hay rớt mặc dù cắm trong cùng 1 phòng</text:p>
          </table:table-cell>
        </table:table-row>
        <table:table-row table:style-name="ro1">
          <table:table-cell office:value-type="string" calcext:value-type="string">
            <text:p>width: 40%;</text:p>
          </table:table-cell>
          <table:table-cell office:value-type="string" calcext:value-type="string">
            <text:p>màn hình đã qua sử dụng, kiểm tra dell thì chính hãng nhưng đã kích hoạt bảo hành 1 năm trước, màn hình thỉnh thoảng bị chớp chớp, không nên mua.</text:p>
          </table:table-cell>
        </table:table-row>
        <table:table-row table:style-name="ro1">
          <table:table-cell office:value-type="string" calcext:value-type="string">
            <text:p>width: 40%;</text:p>
          </table:table-cell>
          <table:table-cell office:value-type="string" calcext:value-type="string">
            <text:p>mãi ko thấy giao km. nói là km nhưng thực ra đã tính vào giá vì trước đó máy này chỉ báo giá 3tr thôi. tưởng chấp nhận thế cũng được nhưng rồi giao máy đến thì bảo hộp mực nằm ở kho khác nên giao sau mà đến giờ hơn 15 ngày rồi vẫn ko thấy.</text:p>
          </table:table-cell>
        </table:table-row>
        <table:table-row table:style-name="ro1">
          <table:table-cell office:value-type="string" calcext:value-type="string">
            <text:p>width: 40%;</text:p>
          </table:table-cell>
          <table:table-cell office:value-type="string" calcext:value-type="string">
            <text:p>Mặc dù mạng ổn định, cam rất hay bị tình trạng hiển thị ngoại tuyến trên app Yoosee IOS không thể xem và cài đặt được, <text:s/>mình không dùng android nên ko biết có bị như thế không, phải khắc phục bằng reset hoặc tắt nguồn tháo thẻ nhớ ra lắp lại, rất phiền vì cam đặt ở vị trí cao ngoài trời. Tuy nhiên vẫn cứu vớt được nhờ cho kết nối qua ONVIF nên mình không trả hàng. Quảng cáo soi ban đêm có màu là không đúng nhé, muốn có màu phải bật đèn trên cam còn không cũng chỉ có đen trắng thôi.</text:p>
          </table:table-cell>
        </table:table-row>
        <table:table-row table:style-name="ro1">
          <table:table-cell office:value-type="string" calcext:value-type="string">
            <text:p>width: 40%;</text:p>
          </table:table-cell>
          <table:table-cell office:value-type="string" calcext:value-type="string">
            <text:p>Mã đơn hàng 735068988 3 ngày rồi vẫn chưa thấy giao!!!</text:p>
          </table:table-cell>
        </table:table-row>
        <table:table-row table:style-name="ro1">
          <table:table-cell office:value-type="string" calcext:value-type="string">
            <text:p>width: 40%;</text:p>
          </table:table-cell>
          <table:table-cell office:value-type="string" calcext:value-type="string">
            <text:p>M mua 2 con nhưng 1 con lỗi ban ngày cũn tối om có đổi dc k</text:p>
          </table:table-cell>
        </table:table-row>
        <table:table-row table:style-name="ro1">
          <table:table-cell office:value-type="string" calcext:value-type="string">
            <text:p>width: 40%;</text:p>
          </table:table-cell>
          <table:table-cell office:value-type="string" calcext:value-type="string">
            <text:p>Lưu ý loại này không có chổ cắm thẻ nhớ! Chỉ có 1 cổng mạng Lan!</text:p>
          </table:table-cell>
        </table:table-row>
        <table:table-row table:style-name="ro1">
          <table:table-cell office:value-type="string" calcext:value-type="string">
            <text:p>width: 40%;</text:p>
          </table:table-cell>
          <table:table-cell office:value-type="string" calcext:value-type="string">
            <text:p>luc xai dc luc ko xai dc, ko nen mua.................</text:p>
          </table:table-cell>
        </table:table-row>
        <table:table-row table:style-name="ro1">
          <table:table-cell office:value-type="string" calcext:value-type="string">
            <text:p>width: 40%;</text:p>
          </table:table-cell>
          <table:table-cell office:value-type="string" calcext:value-type="string">
            <text:p>lúc mở hàng ra thấy hộp phim đã bị xé hộp giấy bên ngòi nhưng do hai bọc phim còn nguyên nên bấm bụng sài. Bỏ phim vào máy, tấm đầu thì đen thui. Mà mình tưởng phía dưới có dòng I love you nhưng trống trơn. Phim đau rẻ đâu mà bị hư tiếc qtr :(((</text:p>
          </table:table-cell>
        </table:table-row>
        <table:table-row table:style-name="ro1">
          <table:table-cell office:value-type="string" calcext:value-type="string">
            <text:p>width: 40%;</text:p>
          </table:table-cell>
          <table:table-cell office:value-type="string" calcext:value-type="string">
            <text:p>Lúc dùng được lúc không dùng đc. Rất bực mình.</text:p>
          </table:table-cell>
        </table:table-row>
        <table:table-row table:style-name="ro1">
          <table:table-cell office:value-type="string" calcext:value-type="string">
            <text:p>width: 40%;</text:p>
          </table:table-cell>
          <table:table-cell office:value-type="string" calcext:value-type="string">
            <text:p>lừa đảo không có đèn led nào cảbbbbbbbbbbbbnnnnnnnnn</text:p>
          </table:table-cell>
        </table:table-row>
        <table:table-row table:style-name="ro1">
          <table:table-cell office:value-type="string" calcext:value-type="string">
            <text:p>width: 40%;</text:p>
          </table:table-cell>
          <table:table-cell office:value-type="string" calcext:value-type="string">
            <text:p>Lỏng lẻo, mua về dùng được 2 3 lần cái bị gãy chỗ để điện thoại. Vứt luôn chứ dùng sao được nữa.</text:p>
          </table:table-cell>
        </table:table-row>
        <table:table-row table:style-name="ro1">
          <table:table-cell office:value-type="string" calcext:value-type="string">
            <text:p>width: 40%;</text:p>
          </table:table-cell>
          <table:table-cell office:value-type="string" calcext:value-type="string">
            <text:p>Lỗi kết nối wifi chập chờn , minh k muốn mua nua, nho tiki thu hồi</text:p>
          </table:table-cell>
        </table:table-row>
        <table:table-row table:style-name="ro1">
          <table:table-cell office:value-type="string" calcext:value-type="string">
            <text:p>width: 40%;</text:p>
          </table:table-cell>
          <table:table-cell office:value-type="string" calcext:value-type="string">
            <text:p>Logo trên chuột không giống với hình in trên hộp. Công tắc on/off lúc được lúc không. Thất vọng.</text:p>
          </table:table-cell>
        </table:table-row>
        <table:table-row table:style-name="ro1">
          <table:table-cell office:value-type="string" calcext:value-type="string">
            <text:p>width: 40%;</text:p>
          </table:table-cell>
          <table:table-cell office:value-type="string" calcext:value-type="string">
            <text:p>loại này 2.0 hDmà quay đêm không nét bằng c6CN 1.0</text:p>
          </table:table-cell>
        </table:table-row>
        <table:table-row table:style-name="ro1">
          <table:table-cell office:value-type="string" calcext:value-type="string">
            <text:p>width: 40%;</text:p>
          </table:table-cell>
          <table:table-cell office:value-type="string" calcext:value-type="string">
            <text:p>Loa nhỏ nghe được ở diện tích phòng nhỏ, đèn nháy đẹp, nhưng khi phát nhạc thường xuyên không phát nhạc tiếp mặc dù điện thoại vẫn chạy nhạc, pin ổn.</text:p>
          </table:table-cell>
        </table:table-row>
        <table:table-row table:style-name="ro1">
          <table:table-cell office:value-type="string" calcext:value-type="string">
            <text:p>width: 40%;</text:p>
          </table:table-cell>
          <table:table-cell office:value-type="string" calcext:value-type="string">
            <text:p>Loa này là do dỏm bị rè hay do lôisãn phẫm vậy tiki. Mở có 60-70% âm lượng mà nó rè chát quá. Mong tiki hồi đáp</text:p>
          </table:table-cell>
        </table:table-row>
        <table:table-row table:style-name="ro1">
          <table:table-cell office:value-type="string" calcext:value-type="string">
            <text:p>width: 40%;</text:p>
          </table:table-cell>
          <table:table-cell office:value-type="string" calcext:value-type="string">
            <text:p>loa mình nhận đc 1 bên loa bị rè, khá thất vọng</text:p>
          </table:table-cell>
        </table:table-row>
        <table:table-row table:style-name="ro1">
          <table:table-cell office:value-type="string" calcext:value-type="string">
            <text:p>width: 40%;</text:p>
          </table:table-cell>
          <table:table-cell office:value-type="string" calcext:value-type="string">
            <text:p>loa hat duoc 2 bua tit het 1 loa moi dau nghe cung duoc nhung nhanh hong qua uiiii</text:p>
          </table:table-cell>
        </table:table-row>
        <table:table-row table:style-name="ro1">
          <table:table-cell office:value-type="string" calcext:value-type="string">
            <text:p>width: 40%;</text:p>
          </table:table-cell>
          <table:table-cell office:value-type="string" calcext:value-type="string">
            <text:p>Loa cầm nặng tay sẽ đẹp nếu như k trầy k tróc sơn thiếu cái khoen như hình. Thất vọng.</text:p>
          </table:table-cell>
        </table:table-row>
        <table:table-row table:style-name="ro1">
          <table:table-cell office:value-type="string" calcext:value-type="string">
            <text:p>width: 40%;</text:p>
          </table:table-cell>
          <table:table-cell office:value-type="string" calcext:value-type="string">
            <text:p>Led sáng đc 1 ngày. đến ngày thứ 2 thì đen thui luôn. Quạt vẫn chạy. Ko biết phải làm sao</text:p>
          </table:table-cell>
        </table:table-row>
        <table:table-row table:style-name="ro1">
          <table:table-cell office:value-type="string" calcext:value-type="string">
            <text:p>width: 40%;</text:p>
          </table:table-cell>
          <table:table-cell office:value-type="string" calcext:value-type="string">
            <text:p>lắp thẻ vào hay bị lỗi, playback k ghi dc. nản kèo</text:p>
          </table:table-cell>
        </table:table-row>
        <table:table-row table:style-name="ro1">
          <table:table-cell office:value-type="string" calcext:value-type="string">
            <text:p>width: 40%;</text:p>
          </table:table-cell>
          <table:table-cell office:value-type="string" calcext:value-type="string">
            <text:p>Lắp ráp dễ dàng, tuy nhiên khả năng bắt sóng chưa bằng điện thoại.</text:p>
          </table:table-cell>
        </table:table-row>
        <table:table-row table:style-name="ro6">
          <table:table-cell office:value-type="string" calcext:value-type="string">
            <text:p>width: 40%;</text:p>
          </table:table-cell>
          <table:table-cell office:value-type="string" calcext:value-type="string">
            <text:p>Lần này nhận hàng ở Q9 mình ko thấy nhân viên của Tiki trực tiếp giao hàng. Mà người giao hàng của mình bên giaohangnhanh.</text:p>
            <text:p>Thực sự thái độ giao hàng của nhân viên rất tệ. Mình hẹn 4h15 - 4h30 thì 4h đã tới r gọi điện (lúc đó mình đang trên công ty về nhà và đã trả lời đúng 4h15 sẽ có mặt)</text:p>
            <text:p>Lúc 4h10 mình về tới nhà thì thấy 2 cuộc gọi nhỡ lúc 4h05... mình có gọi lại thì nhân viên nói gọi k thấy nên đã về... năn nỉ mãi mới chịu quay lại.</text:p>
            <text:p>Quay lại thì quăng cho mình thùng hàng r bảo mình ký gấp... lúc đó mới 4h15 (là đúng h hẹn)</text:p>
            <text:p>Hàng thì hàng dễ vỡ nhưng nhân viên quăng quật rất thô bạo... hộp bên ngoài bị móp méo (cũng may bên trong thì ko sao... nhưng cảm giác cũng ko được an tâm khi sử dụng nữa)</text:p>
          </table:table-cell>
        </table:table-row>
        <table:table-row table:style-name="ro1">
          <table:table-cell office:value-type="string" calcext:value-type="string">
            <text:p>width: 40%;</text:p>
          </table:table-cell>
          <table:table-cell office:value-type="string" calcext:value-type="string">
            <text:p>Lần đầu tiên mua hàng Tiki bị lỗi. Thiết bị của mình quay trái phải thì được nhưng không thể quay lên, xuống được. Đã thông tin tới Tiki nhưng chưa nhận được phản hồi.</text:p>
          </table:table-cell>
        </table:table-row>
        <table:table-row table:style-name="ro1">
          <table:table-cell office:value-type="string" calcext:value-type="string">
            <text:p>width: 40%;</text:p>
          </table:table-cell>
          <table:table-cell office:value-type="string" calcext:value-type="string">
            <text:p>lần đầu mua hình thức .đóng gói ok.. riêng chất lượng như shit sạc micro ko vào điện...</text:p>
          </table:table-cell>
        </table:table-row>
        <table:table-row table:style-name="ro1">
          <table:table-cell office:value-type="string" calcext:value-type="string">
            <text:p>width: 40%;</text:p>
          </table:table-cell>
          <table:table-cell office:value-type="string" calcext:value-type="string">
            <text:p>lần đầu mua hình thức .đóng gói ok.. riêng chất lượng như shit sạc micro ko vào điện...</text:p>
          </table:table-cell>
        </table:table-row>
        <table:table-row table:style-name="ro1">
          <table:table-cell office:value-type="string" calcext:value-type="string">
            <text:p>width: 40%;</text:p>
          </table:table-cell>
          <table:table-cell office:value-type="string" calcext:value-type="string">
            <text:p>làm theo hướng dẫn thử rất nhiều lần nhưng không nhận thẻ nhớ <text:s/>yêu cầu tiki hỗ trợ</text:p>
          </table:table-cell>
        </table:table-row>
        <table:table-row table:style-name="ro1">
          <table:table-cell office:value-type="string" calcext:value-type="string">
            <text:p>width: 40%;</text:p>
          </table:table-cell>
          <table:table-cell office:value-type="string" calcext:value-type="string">
            <text:p>làm ơn gửi lại sản phẩm khác giúp em, mã đơn hàng của em như trên, sản phẩm đã giao chưa tới 48 giờ, tiki gửi lại hàng giúp em</text:p>
          </table:table-cell>
        </table:table-row>
        <table:table-row table:style-name="ro1">
          <table:table-cell office:value-type="string" calcext:value-type="string">
            <text:p>width: 40%;</text:p>
          </table:table-cell>
          <table:table-cell office:value-type="string" calcext:value-type="string">
            <text:p>ko sạc nhanh .như mong đợi</text:p>
          </table:table-cell>
        </table:table-row>
        <table:table-row table:style-name="ro1">
          <table:table-cell office:value-type="string" calcext:value-type="string">
            <text:p>width: 40%;</text:p>
          </table:table-cell>
          <table:table-cell office:value-type="string" calcext:value-type="string">
            <text:p>ko sạc nhanh .như mong đợi</text:p>
          </table:table-cell>
        </table:table-row>
        <table:table-row table:style-name="ro3">
          <table:table-cell office:value-type="string" calcext:value-type="string">
            <text:p>width: 40%;</text:p>
          </table:table-cell>
          <table:table-cell office:value-type="string" calcext:value-type="string">
            <text:p>Ko quay được? Ko biết lỗi hay dùng ko đúng cách?</text:p>
            <text:p>mong shop hướng dẫn cách sử dụng để test lại</text:p>
          </table:table-cell>
        </table:table-row>
        <table:table-row table:style-name="ro1">
          <table:table-cell office:value-type="string" calcext:value-type="string">
            <text:p>width: 40%;</text:p>
          </table:table-cell>
          <table:table-cell office:value-type="string" calcext:value-type="string">
            <text:p>ko nên mua, dùng khoảng vài tháng đầu rất ok, sau đó liên tục mất kết nối, gửi bảo hành thì không khắc phục gì hết, trả lại cho khách như cũ. rất ko hài lòng với việc bảo hành sản phẩm. mất công lại ko được gì.</text:p>
          </table:table-cell>
        </table:table-row>
        <table:table-row table:style-name="ro1">
          <table:table-cell office:value-type="string" calcext:value-type="string">
            <text:p>width: 40%;</text:p>
          </table:table-cell>
          <table:table-cell office:value-type="string" calcext:value-type="string">
            <text:p>ko lật đc hình ảnh</text:p>
          </table:table-cell>
        </table:table-row>
        <table:table-row table:style-name="ro1">
          <table:table-cell office:value-type="string" calcext:value-type="string">
            <text:p>width: 40%;</text:p>
          </table:table-cell>
          <table:table-cell office:value-type="string" calcext:value-type="string">
            <text:p>Ko kết nối Intenet với dthoaij được</text:p>
          </table:table-cell>
        </table:table-row>
        <table:table-row table:style-name="ro3">
          <table:table-cell office:value-type="string" calcext:value-type="string">
            <text:p>width: 40%;</text:p>
          </table:table-cell>
          <table:table-cell office:value-type="string" calcext:value-type="string">
            <text:p>Ko kết nối đc với đt vivo. Camera cho ảnh ngược thì làm sao dùng, ko biết có cáhc khắc phục ko. Dụng cụ kèm theo gắn vào cũng khó.</text:p>
            <text:p>Hi vọng shop có thẻ giúp mình khắc phục</text:p>
          </table:table-cell>
        </table:table-row>
        <table:table-row table:style-name="ro1">
          <table:table-cell office:value-type="string" calcext:value-type="string">
            <text:p>width: 40%;</text:p>
          </table:table-cell>
          <table:table-cell office:value-type="string" calcext:value-type="string">
            <text:p>Ko kèm cục sạc</text:p>
          </table:table-cell>
        </table:table-row>
        <table:table-row table:style-name="ro3">
          <table:table-cell office:value-type="string" calcext:value-type="string">
            <text:p>width: 40%;</text:p>
          </table:table-cell>
          <table:table-cell office:value-type="string" calcext:value-type="string">
            <text:p>Ko hài lòng. Giống như gửi mình sản phẩm dùng qua rồi. Túi đựng bên ngoài bị tưa vải, bụi bặm đóng rất nhiều. </text:p>
            <text:p>Vào trong hộp chụp thì bị tét một góc.</text:p>
          </table:table-cell>
        </table:table-row>
        <table:table-row table:style-name="ro1">
          <table:table-cell office:value-type="string" calcext:value-type="string">
            <text:p>width: 40%;</text:p>
          </table:table-cell>
          <table:table-cell office:value-type="string" calcext:value-type="string">
            <text:p>ko hài lòng sản phẩm kém lúc kết nối dk lúc ko</text:p>
          </table:table-cell>
        </table:table-row>
        <table:table-row table:style-name="ro1">
          <table:table-cell office:value-type="string" calcext:value-type="string">
            <text:p>width: 40%;</text:p>
          </table:table-cell>
          <table:table-cell office:value-type="string" calcext:value-type="string">
            <text:p>ko có thẻ nhớ kem theo. trên shop có kèm nhưng mở ra ko có. phải mua thêm thể nhớ riêng</text:p>
          </table:table-cell>
        </table:table-row>
        <table:table-row table:style-name="ro1">
          <table:table-cell office:value-type="string" calcext:value-type="string">
            <text:p>width: 40%;</text:p>
          </table:table-cell>
          <table:table-cell office:value-type="string" calcext:value-type="string">
            <text:p>Ko có pin gắn sẵn cho máy đo độ ẩm :&gt;&gt; hơi thất vọng</text:p>
          </table:table-cell>
        </table:table-row>
        <table:table-row table:style-name="ro1">
          <table:table-cell office:value-type="string" calcext:value-type="string">
            <text:p>width: 40%;</text:p>
          </table:table-cell>
          <table:table-cell office:value-type="string" calcext:value-type="string">
            <text:p>Ko có hướng dẫn cài đặt, nên rất khó khăn trong quá trình cài đặt.</text:p>
          </table:table-cell>
        </table:table-row>
        <table:table-row table:style-name="ro1">
          <table:table-cell office:value-type="string" calcext:value-type="string">
            <text:p>width: 40%;</text:p>
          </table:table-cell>
          <table:table-cell office:value-type="string" calcext:value-type="string">
            <text:p>kiểu dáng, trọng lượng, thiết kế rất ok. mỗi pin là quá kém. sạc thì ko rõ như thế nào là đầy. sạc liên tục 5 tiếng mà nghe chưa đầy 1 tiếng là hết pin. đề nghị tiki kiểm tra và đổi hàng cho tôi.</text:p>
          </table:table-cell>
        </table:table-row>
        <table:table-row table:style-name="ro1">
          <table:table-cell office:value-type="string" calcext:value-type="string">
            <text:p>width: 40%;</text:p>
          </table:table-cell>
          <table:table-cell office:value-type="string" calcext:value-type="string">
            <text:p>Kiểu dáng ok. vỏ kim loại sẽ ok hơn là vỏ nhựa</text:p>
          </table:table-cell>
        </table:table-row>
        <table:table-row table:style-name="ro1">
          <table:table-cell office:value-type="string" calcext:value-type="string">
            <text:p>width: 40%;</text:p>
          </table:table-cell>
          <table:table-cell office:value-type="string" calcext:value-type="string">
            <text:p>Kiểu dáng đẹp, chắc chắn, nhưng âm thanh hơi kém ... gần như không nghe âm bass . ưu điểm là nhỏ gọn và khá xinh xắn</text:p>
          </table:table-cell>
        </table:table-row>
        <table:table-row table:style-name="ro1">
          <table:table-cell office:value-type="string" calcext:value-type="string">
            <text:p>width: 40%;</text:p>
          </table:table-cell>
          <table:table-cell office:value-type="string" calcext:value-type="string">
            <text:p>Khớp thì khó lắp. Lắp vào thì bung nhíp giữ. Xài tạm cho qua ngày thôi.</text:p>
          </table:table-cell>
        </table:table-row>
        <table:table-row table:style-name="ro1">
          <table:table-cell office:value-type="string" calcext:value-type="string">
            <text:p>width: 40%;</text:p>
          </table:table-cell>
          <table:table-cell office:value-type="string" calcext:value-type="string">
            <text:p>Không tự động ghi được. Phải bấm nút mới ghi</text:p>
          </table:table-cell>
        </table:table-row>
        <table:table-row table:style-name="ro1">
          <table:table-cell office:value-type="string" calcext:value-type="string">
            <text:p>width: 40%;</text:p>
          </table:table-cell>
          <table:table-cell office:value-type="string" calcext:value-type="string">
            <text:p>không thể kết nối được wifi, kết nối có cable thì OK, không biết sản phẩm có bị lỗi hay loại này không có hỗ trợ wifi mà quảng cáo là wifi</text:p>
          </table:table-cell>
        </table:table-row>
        <table:table-row table:style-name="ro1">
          <table:table-cell office:value-type="string" calcext:value-type="string">
            <text:p>width: 40%;</text:p>
          </table:table-cell>
          <table:table-cell office:value-type="string" calcext:value-type="string">
            <text:p>Không thấy tem dán chính hãng</text:p>
          </table:table-cell>
        </table:table-row>
        <table:table-row table:style-name="ro1">
          <table:table-cell office:value-type="string" calcext:value-type="string">
            <text:p>width: 40%;</text:p>
          </table:table-cell>
          <table:table-cell office:value-type="string" calcext:value-type="string">
            <text:p>Không thấy tem bảo hành. Nhân viên giao hàng thái độ hách dịch.</text:p>
          </table:table-cell>
        </table:table-row>
        <table:table-row table:style-name="ro3">
          <table:table-cell office:value-type="string" calcext:value-type="string">
            <text:p>width: 40%;</text:p>
          </table:table-cell>
          <table:table-cell office:value-type="string" calcext:value-type="string">
            <text:p>Không tem mác , nên chẳng biết nguồn gốc sao</text:p>
            <text:p>Pin đắt tiền mà cái vỉ thì nhăn rúm , Nhà bán bảo quản ko tốt</text:p>
          </table:table-cell>
        </table:table-row>
        <table:table-row table:style-name="ro1">
          <table:table-cell office:value-type="string" calcext:value-type="string">
            <text:p>width: 40%;</text:p>
          </table:table-cell>
          <table:table-cell office:value-type="string" calcext:value-type="string">
            <text:p>không quay cùng lúc cam trước và cam sau, chỉ được cam trước.day the không tự xóa.</text:p>
          </table:table-cell>
        </table:table-row>
        <table:table-row table:style-name="ro1">
          <table:table-cell office:value-type="string" calcext:value-type="string">
            <text:p>width: 40%;</text:p>
          </table:table-cell>
          <table:table-cell office:value-type="string" calcext:value-type="string">
            <text:p>Không như mong đợi. Hộp thì móp, dụng cụ vệ sinh mà không vệ sinh đc gì</text:p>
          </table:table-cell>
        </table:table-row>
        <table:table-row table:style-name="ro1">
          <table:table-cell office:value-type="string" calcext:value-type="string">
            <text:p>width: 40%;</text:p>
          </table:table-cell>
          <table:table-cell office:value-type="string" calcext:value-type="string">
            <text:p>Không nhạy, chạy cà giựt, <text:s/>rất hao pin. Mới xài mấy tháng đã hư.</text:p>
          </table:table-cell>
        </table:table-row>
        <table:table-row table:style-name="ro1">
          <table:table-cell office:value-type="string" calcext:value-type="string">
            <text:p>width: 40%;</text:p>
          </table:table-cell>
          <table:table-cell office:value-type="string" calcext:value-type="string">
            <text:p>Không kết nối được wf với điện thoại sam sung A20, có thể hoàn lại sản phẩm không</text:p>
          </table:table-cell>
        </table:table-row>
        <table:table-row table:style-name="ro1">
          <table:table-cell office:value-type="string" calcext:value-type="string">
            <text:p>width: 40%;</text:p>
          </table:table-cell>
          <table:table-cell office:value-type="string" calcext:value-type="string">
            <text:p>Không hiểu mình có dùng sai cách không nhưng thẻ bị lỗi khi ghi file trên sony a7 ở buổi chụp thứ 3 của mình. mất nhiều <text:s/>file và không vào thư mục trên pc được. Thẻ sandisk khác của mình vẫn hoạt động bình thường.</text:p>
          </table:table-cell>
        </table:table-row>
        <table:table-row table:style-name="ro1">
          <table:table-cell office:value-type="string" calcext:value-type="string">
            <text:p>width: 40%;</text:p>
          </table:table-cell>
          <table:table-cell office:value-type="string" calcext:value-type="string">
            <text:p>Không hài lòng vì sp giao không đúng hạn</text:p>
          </table:table-cell>
        </table:table-row>
        <table:table-row table:style-name="ro1">
          <table:table-cell office:value-type="string" calcext:value-type="string">
            <text:p>width: 40%;</text:p>
          </table:table-cell>
          <table:table-cell office:value-type="string" calcext:value-type="string">
            <text:p>Không hài lòng vì quá mong manh tqij khớp nối chân quay. vị trí này cần được kiểm tra kỹ vì hụt chân như thế nay không cách nào xoay sở được!</text:p>
          </table:table-cell>
        </table:table-row>
        <table:table-row table:style-name="ro1">
          <table:table-cell office:value-type="string" calcext:value-type="string">
            <text:p>width: 40%;</text:p>
          </table:table-cell>
          <table:table-cell office:value-type="string" calcext:value-type="string">
            <text:p>Không hài lòng về đơn hàng này. Tôi không nhận đc đúng với mô tả.</text:p>
          </table:table-cell>
        </table:table-row>
        <table:table-row table:style-name="ro1">
          <table:table-cell office:value-type="string" calcext:value-type="string">
            <text:p>width: 40%;</text:p>
          </table:table-cell>
          <table:table-cell office:value-type="string" calcext:value-type="string">
            <text:p>Không hài lòng về cách mà đại lý làm việc với hãng trong vấn đề đổi trả sản phẩm cho khách hàng. Báo lỗi sản phầm gần cả tuần mà không thấy cả hãng với Tiki giải quyết vấn đề cho khách. Phải để khách hàng gọi lên tổng đài 4 5 lần, khách hàng thắc mắc thì tổng đài viên báo đã báo hãng, còn hãng gọi thì hẹn khách 2 3 ngày không thấy thu hồi hay hồi âm gi cho khách, không báo cho khách thời gian cụ thể, cách giải quyết vấn đề ra sao. Ở đây trách nhiệm của Tiki là ở đâu, có bảo vệ khách hàng không? Làm việc kiểu phó thác, không có trách nhiệm.</text:p>
          </table:table-cell>
        </table:table-row>
        <table:table-row table:style-name="ro1">
          <table:table-cell office:value-type="string" calcext:value-type="string">
            <text:p>width: 40%;</text:p>
          </table:table-cell>
          <table:table-cell office:value-type="string" calcext:value-type="string">
            <text:p>không hài lòng cho lắm với sản phẩm này</text:p>
          </table:table-cell>
        </table:table-row>
        <table:table-row table:style-name="ro3">
          <table:table-cell office:value-type="string" calcext:value-type="string">
            <text:p>width: 40%;</text:p>
          </table:table-cell>
          <table:table-cell office:value-type="string" calcext:value-type="string">
            <text:p>không hài lòng cái camera xiaomi này, chập chờn lúc kết nối được lúc không, đa phần là không được</text:p>
            <text:p>còn nhà bán hàng thì ok</text:p>
          </table:table-cell>
        </table:table-row>
        <table:table-row table:style-name="ro1">
          <table:table-cell office:value-type="string" calcext:value-type="string">
            <text:p>width: 40%;</text:p>
          </table:table-cell>
          <table:table-cell office:value-type="string" calcext:value-type="string">
            <text:p>không giống hình</text:p>
          </table:table-cell>
        </table:table-row>
        <table:table-row table:style-name="ro1">
          <table:table-cell office:value-type="string" calcext:value-type="string">
            <text:p>width: 40%;</text:p>
          </table:table-cell>
          <table:table-cell office:value-type="string" calcext:value-type="string">
            <text:p>không đúng mô tả. khá thất vọng về sản phẩm. mong cửa hàng xem lại</text:p>
          </table:table-cell>
        </table:table-row>
        <table:table-row table:style-name="ro1">
          <table:table-cell office:value-type="string" calcext:value-type="string">
            <text:p>width: 40%;</text:p>
          </table:table-cell>
          <table:table-cell office:value-type="string" calcext:value-type="string">
            <text:p>không đạt yêu cầu</text:p>
          </table:table-cell>
        </table:table-row>
        <table:table-row table:style-name="ro1">
          <table:table-cell office:value-type="string" calcext:value-type="string">
            <text:p>width: 40%;</text:p>
          </table:table-cell>
          <table:table-cell office:value-type="string" calcext:value-type="string">
            <text:p>không đăng nhập tài khoản được, tiki cho người hướng dẫn vẫn không đăng nhập được!</text:p>
          </table:table-cell>
        </table:table-row>
        <table:table-row table:style-name="ro1">
          <table:table-cell office:value-type="string" calcext:value-type="string">
            <text:p>width: 40%;</text:p>
          </table:table-cell>
          <table:table-cell office:value-type="string" calcext:value-type="string">
            <text:p>không có tiếng việt không cài đặc về bang thông sử dụng không được kết nối wifi không truy cập internet được</text:p>
          </table:table-cell>
        </table:table-row>
        <table:table-row table:style-name="ro1">
          <table:table-cell office:value-type="string" calcext:value-type="string">
            <text:p>width: 40%;</text:p>
          </table:table-cell>
          <table:table-cell office:value-type="string" calcext:value-type="string">
            <text:p>Không có thẻ bảo hành. Hộp đã bị mở niêm phong trước. Que nhựa để bắt dây shop cũng không đưa sao nhét dây vào xe đây. Haizzz lần này thất vọng quá tiki ơi! Trước giờ luôn tin tưởng hàng tiki nhất trong các trang bán hàng trực tuyến nhưng sau lần này phải xem lại</text:p>
          </table:table-cell>
        </table:table-row>
        <table:table-row table:style-name="ro1">
          <table:table-cell office:value-type="string" calcext:value-type="string">
            <text:p>width: 40%;</text:p>
          </table:table-cell>
          <table:table-cell office:value-type="string" calcext:value-type="string">
            <text:p>Không có quà tặng kèm như cam kết</text:p>
          </table:table-cell>
        </table:table-row>
        <table:table-row table:style-name="ro2">
          <table:table-cell office:value-type="string" calcext:value-type="string">
            <text:p>width: 40%;</text:p>
          </table:table-cell>
          <table:table-cell office:value-type="string" calcext:value-type="string">
            <text:p>Khong có ốc vít gì het</text:p>
            <text:p>Phải bộc bằng dây treo len</text:p>
            <text:p>Trong mất thẩm mỹ</text:p>
          </table:table-cell>
        </table:table-row>
        <table:table-row table:style-name="ro1">
          <table:table-cell office:value-type="string" calcext:value-type="string">
            <text:p>width: 40%;</text:p>
          </table:table-cell>
          <table:table-cell office:value-type="string" calcext:value-type="string">
            <text:p>không có ốc gắn camera, đóng hàng chắc chắn, cũng không có cái nút bluetooth</text:p>
          </table:table-cell>
        </table:table-row>
        <table:table-row table:style-name="ro3">
          <table:table-cell office:value-type="string" calcext:value-type="string">
            <text:p>width: 40%;</text:p>
          </table:table-cell>
          <table:table-cell office:value-type="string" calcext:value-type="string">
            <text:p>không có mic luôn mong xem xét lại</text:p>
            <text:p>loa hơi rè  🔉 âm lượng khó điều chỉnh</text:p>
          </table:table-cell>
        </table:table-row>
        <table:table-row table:style-name="ro1">
          <table:table-cell office:value-type="string" calcext:value-type="string">
            <text:p>width: 40%;</text:p>
          </table:table-cell>
          <table:table-cell office:value-type="string" calcext:value-type="string">
            <text:p>Không có bu lông bắt chân máy? Gắn bằng niềm tin à</text:p>
          </table:table-cell>
        </table:table-row>
        <table:table-row table:style-name="ro1">
          <table:table-cell office:value-type="string" calcext:value-type="string">
            <text:p>width: 40%;</text:p>
          </table:table-cell>
          <table:table-cell office:value-type="string" calcext:value-type="string">
            <text:p>Không chia se người xem đc. Chỉ xem đc 1 đt</text:p>
          </table:table-cell>
        </table:table-row>
        <table:table-row table:style-name="ro1">
          <table:table-cell office:value-type="string" calcext:value-type="string">
            <text:p>width: 40%;</text:p>
          </table:table-cell>
          <table:table-cell office:value-type="string" calcext:value-type="string">
            <text:p>Không biết sản phẩm mới hay cũ đây shop mà không còn nguyên seal vậy shop.mặc dù chưa test thử xem chất lượng</text:p>
          </table:table-cell>
        </table:table-row>
        <table:table-row table:style-name="ro1">
          <table:table-cell office:value-type="string" calcext:value-type="string">
            <text:p>width: 40%;</text:p>
          </table:table-cell>
          <table:table-cell office:value-type="string" calcext:value-type="string">
            <text:p>Không biết do máy tính hay cáp mà hiện không kết nối được với máy ảnh</text:p>
          </table:table-cell>
        </table:table-row>
        <table:table-row table:style-name="ro5">
          <table:table-cell office:value-type="string" calcext:value-type="string">
            <text:p>width: 40%;</text:p>
          </table:table-cell>
          <table:table-cell office:value-type="string" calcext:value-type="string">
            <text:p>không bền</text:p>
            <text:p>giao hàng bình thường</text:p>
            <text:p>không như ý lắm</text:p>
            <text:p>nói chung nên mua đồ có dây</text:p>
          </table:table-cell>
        </table:table-row>
        <table:table-row table:style-name="ro1">
          <table:table-cell office:value-type="string" calcext:value-type="string">
            <text:p>width: 40%;</text:p>
          </table:table-cell>
          <table:table-cell office:value-type="string" calcext:value-type="string">
            <text:p>khoi dong keu qua cũng chưa hài long</text:p>
          </table:table-cell>
        </table:table-row>
        <table:table-row table:style-name="ro1">
          <table:table-cell office:value-type="string" calcext:value-type="string">
            <text:p>width: 40%;</text:p>
          </table:table-cell>
          <table:table-cell office:value-type="string" calcext:value-type="string">
            <text:p>Khó sd</text:p>
          </table:table-cell>
        </table:table-row>
        <table:table-row table:style-name="ro1">
          <table:table-cell office:value-type="string" calcext:value-type="string">
            <text:p>width: 40%;</text:p>
          </table:table-cell>
          <table:table-cell office:value-type="string" calcext:value-type="string">
            <text:p>khó cai đặt</text:p>
          </table:table-cell>
        </table:table-row>
        <table:table-row table:style-name="ro1">
          <table:table-cell office:value-type="string" calcext:value-type="string">
            <text:p>width: 40%;</text:p>
          </table:table-cell>
          <table:table-cell office:value-type="string" calcext:value-type="string">
            <text:p>khi xem lại video bị giật . mờ không xem được</text:p>
          </table:table-cell>
        </table:table-row>
        <table:table-row table:style-name="ro3">
          <table:table-cell office:value-type="string" calcext:value-type="string">
            <text:p>width: 40%;</text:p>
          </table:table-cell>
          <table:table-cell office:value-type="string" calcext:value-type="string">
            <text:p>khi tháo hàng ra thì 2 pin đã bị bóc ra khỏi bào bì .</text:p>
            <text:p>còn chất lượng thì chưa xài chưa biết có ổn ko?</text:p>
          </table:table-cell>
        </table:table-row>
        <table:table-row table:style-name="ro1">
          <table:table-cell office:value-type="string" calcext:value-type="string">
            <text:p>width: 40%;</text:p>
          </table:table-cell>
          <table:table-cell office:value-type="string" calcext:value-type="string">
            <text:p>Khi gỏ đúng mật khẩu sau thân máy, thì nhận được thông báo mật khẩu không đúng, không biết phải làm sao để đăng nhập sử dụng được.</text:p>
          </table:table-cell>
        </table:table-row>
        <table:table-row table:style-name="ro1">
          <table:table-cell office:value-type="string" calcext:value-type="string">
            <text:p>width: 40%;</text:p>
          </table:table-cell>
          <table:table-cell office:value-type="string" calcext:value-type="string">
            <text:p>Khách hàng mua sản phẩm bị lỗi đổi lại. Không thấy trả lại cho khách hàng là ntn?</text:p>
          </table:table-cell>
        </table:table-row>
        <table:table-row table:style-name="ro1">
          <table:table-cell office:value-type="string" calcext:value-type="string">
            <text:p>width: 40%;</text:p>
          </table:table-cell>
          <table:table-cell office:value-type="string" calcext:value-type="string">
            <text:p>Khả năng tản nhiệt kém. Chả khác lúc chưa có quạt là bao, mình còn ngồi điều hòa mà laptop vẫn nóng như thường</text:p>
          </table:table-cell>
        </table:table-row>
        <table:table-row table:style-name="ro1">
          <table:table-cell office:value-type="string" calcext:value-type="string">
            <text:p>width: 40%;</text:p>
          </table:table-cell>
          <table:table-cell office:value-type="string" calcext:value-type="string">
            <text:p>kg sử dụng được sản phẩm. bấm hoài không được. xin</text:p>
          </table:table-cell>
        </table:table-row>
        <table:table-row table:style-name="ro1">
          <table:table-cell office:value-type="string" calcext:value-type="string">
            <text:p>width: 40%;</text:p>
          </table:table-cell>
          <table:table-cell office:value-type="string" calcext:value-type="string">
            <text:p>kg giống như hình quảng cáo</text:p>
          </table:table-cell>
        </table:table-row>
        <table:table-row table:style-name="ro1">
          <table:table-cell office:value-type="string" calcext:value-type="string">
            <text:p>width: 40%;</text:p>
          </table:table-cell>
          <table:table-cell office:value-type="string" calcext:value-type="string">
            <text:p>kg ghi rõ chìu dài,qá ngắn.kg thể sử dụng như í muốn</text:p>
          </table:table-cell>
        </table:table-row>
        <table:table-row table:style-name="ro1">
          <table:table-cell office:value-type="string" calcext:value-type="string">
            <text:p>width: 40%;</text:p>
          </table:table-cell>
          <table:table-cell office:value-type="string" calcext:value-type="string">
            <text:p>Kết nối kém.hình ảnh chậm.</text:p>
          </table:table-cell>
        </table:table-row>
        <table:table-row table:style-name="ro1">
          <table:table-cell office:value-type="string" calcext:value-type="string">
            <text:p>width: 40%;</text:p>
          </table:table-cell>
          <table:table-cell office:value-type="string" calcext:value-type="string">
            <text:p>kết nối chập chờn lúc được lúc không <text:s/>.chất lượng hình ảnh cùng kém</text:p>
          </table:table-cell>
        </table:table-row>
        <table:table-row table:style-name="ro1">
          <table:table-cell office:value-type="string" calcext:value-type="string">
            <text:p>width: 40%;</text:p>
          </table:table-cell>
          <table:table-cell office:value-type="string" calcext:value-type="string">
            <text:p>kết nối cắm dây trực tiếp thì ok. còn kết nối wifi thì chưa đầy 15 giây là bị rớt mạng</text:p>
          </table:table-cell>
        </table:table-row>
        <table:table-row table:style-name="ro1">
          <table:table-cell office:value-type="string" calcext:value-type="string">
            <text:p>width: 40%;</text:p>
          </table:table-cell>
          <table:table-cell office:value-type="string" calcext:value-type="string">
            <text:p>Kết nối bluetooth chập chờn, lúc được lúc ko.</text:p>
          </table:table-cell>
        </table:table-row>
        <table:table-row table:style-name="ro3">
          <table:table-cell office:value-type="string" calcext:value-type="string">
            <text:p>width: 40%;</text:p>
          </table:table-cell>
          <table:table-cell office:value-type="string" calcext:value-type="string">
            <text:p>kết nối bình thường nhưng khi nghe bị giật giật liên tục không trôi bài gì cả.</text:p>
            <text:p>nếu đổi trả thì phí ai chịu ạ</text:p>
          </table:table-cell>
        </table:table-row>
        <table:table-row table:style-name="ro1">
          <table:table-cell office:value-type="string" calcext:value-type="string">
            <text:p>width: 40%;</text:p>
          </table:table-cell>
          <table:table-cell office:value-type="string" calcext:value-type="string">
            <text:p>Kết lối được 1 lúc rồi lại bị bật muốn chả hàng</text:p>
          </table:table-cell>
        </table:table-row>
        <table:table-row table:style-name="ro1">
          <table:table-cell office:value-type="string" calcext:value-type="string">
            <text:p>width: 40%;</text:p>
          </table:table-cell>
          <table:table-cell office:value-type="string" calcext:value-type="string">
            <text:p>Kẹp khá chắc chắn tuy nhiên giới thiệu không đúng với kích thước thật. Theo giới thiệu có thể dùng cho máy tính bảng kích thước đến 185mm. Tuy nhiên kích thước đầu kẹp kéo dài nhất chỉ đến 160mm</text:p>
          </table:table-cell>
        </table:table-row>
        <table:table-row table:style-name="ro1">
          <table:table-cell office:value-type="string" calcext:value-type="string">
            <text:p>width: 40%;</text:p>
          </table:table-cell>
          <table:table-cell office:value-type="string" calcext:value-type="string">
            <text:p>k hiệu quả</text:p>
          </table:table-cell>
        </table:table-row>
        <table:table-row table:style-name="ro1">
          <table:table-cell office:value-type="string" calcext:value-type="string">
            <text:p>width: 40%;</text:p>
          </table:table-cell>
          <table:table-cell office:value-type="string" calcext:value-type="string">
            <text:p>Ip7 không dùng được l. Mặc dù để là ip7/8 nhưng cắm vào lại để không hỗ trợ,haizzz</text:p>
          </table:table-cell>
        </table:table-row>
        <table:table-row table:style-name="ro1">
          <table:table-cell office:value-type="string" calcext:value-type="string">
            <text:p>width: 40%;</text:p>
          </table:table-cell>
          <table:table-cell office:value-type="string" calcext:value-type="string">
            <text:p>hướng dẫn cách sử dụng không rõ</text:p>
          </table:table-cell>
        </table:table-row>
        <table:table-row table:style-name="ro1">
          <table:table-cell office:value-type="string" calcext:value-type="string">
            <text:p>width: 40%;</text:p>
          </table:table-cell>
          <table:table-cell office:value-type="string" calcext:value-type="string">
            <text:p>Hộp và bọc của vòng không còn nguyên seal. Chưa test nhưng mới nhìn thấy không còn seal là thấy không <text:s/>hài lòng</text:p>
          </table:table-cell>
        </table:table-row>
        <table:table-row table:style-name="ro1">
          <table:table-cell office:value-type="string" calcext:value-type="string">
            <text:p>width: 40%;</text:p>
          </table:table-cell>
          <table:table-cell office:value-type="string" calcext:value-type="string">
            <text:p>Hộp film Fujifilm mini 20 tấm dành cho dòng máy mini instax này chất lượng rất tốt, hình lên màu đẹp, nhìn rất khác và lạ hơn so với chụp và rửa ảnh thông thường. Song giá thành lại rất cao, thật khó để lưu lại nhiều ảnh với giá thành tấm film cao như vậy</text:p>
          </table:table-cell>
        </table:table-row>
        <table:table-row table:style-name="ro1">
          <table:table-cell office:value-type="string" calcext:value-type="string">
            <text:p>width: 40%;</text:p>
          </table:table-cell>
          <table:table-cell office:value-type="string" calcext:value-type="string">
            <text:p>hộp đã bị bóc ra nhưng chưa đủ linh kiện để test</text:p>
          </table:table-cell>
        </table:table-row>
        <table:table-row table:style-name="ro1">
          <table:table-cell office:value-type="string" calcext:value-type="string">
            <text:p>width: 40%;</text:p>
          </table:table-cell>
          <table:table-cell office:value-type="string" calcext:value-type="string">
            <text:p>Hộp bé, đựng 1 body 1 lens nhỏ đã chật kín, túi hút ẩm siêu siêu tệ, lúc nào <text:s/>cũng phải đem sấy, mà sấy thì chỉ giữ được 60% trở lên chưa bao giờ đúng độ ẩm. Sai lầm khi mua sản phẩm</text:p>
          </table:table-cell>
        </table:table-row>
        <table:table-row table:style-name="ro1">
          <table:table-cell office:value-type="string" calcext:value-type="string">
            <text:p>width: 40%;</text:p>
          </table:table-cell>
          <table:table-cell office:value-type="string" calcext:value-type="string">
            <text:p>Hood trông thô, gia công kém. Không khít với lens, lỏng lẻo</text:p>
          </table:table-cell>
        </table:table-row>
        <table:table-row table:style-name="ro1">
          <table:table-cell office:value-type="string" calcext:value-type="string">
            <text:p>width: 40%;</text:p>
          </table:table-cell>
          <table:table-cell office:value-type="string" calcext:value-type="string">
            <text:p>Hôm qua tôi vừa nhận được SP và đã dùng thử, nhưng chưa được hài lòng, vì khi tôi chép 8.5 GB dữ liệu vào ổ cứng mới này thì nó lại chiếm 25Gb dung lượng ổ cứng này (gấp 3 lần). Tức là thực sự ở 2T này chỉ chứa được khoảng 700Gb. Cho tôi hỏi lí do vì sao và cách khắc phục như thế nào?</text:p>
          </table:table-cell>
        </table:table-row>
        <table:table-row table:style-name="ro1">
          <table:table-cell office:value-type="string" calcext:value-type="string">
            <text:p>width: 40%;</text:p>
          </table:table-cell>
          <table:table-cell office:value-type="string" calcext:value-type="string">
            <text:p>Hôm CN có nhận 1 cái camera lắp bị sọc hình đen k xem đc. Đã thay đổi vị trí hộp nguồn vẫn vậy. Đề nghị shop đổi cái khác.</text:p>
          </table:table-cell>
        </table:table-row>
        <table:table-row table:style-name="ro1">
          <table:table-cell office:value-type="string" calcext:value-type="string">
            <text:p>width: 40%;</text:p>
          </table:table-cell>
          <table:table-cell office:value-type="string" calcext:value-type="string">
            <text:p>Hơi to</text:p>
          </table:table-cell>
        </table:table-row>
        <table:table-row table:style-name="ro1">
          <table:table-cell office:value-type="string" calcext:value-type="string">
            <text:p>width: 40%;</text:p>
          </table:table-cell>
          <table:table-cell office:value-type="string" calcext:value-type="string">
            <text:p>hơi lỗi</text:p>
          </table:table-cell>
        </table:table-row>
        <table:table-row table:style-name="ro1">
          <table:table-cell office:value-type="string" calcext:value-type="string">
            <text:p>width: 40%;</text:p>
          </table:table-cell>
          <table:table-cell office:value-type="string" calcext:value-type="string">
            <text:p>Hơi đơ, ko nhạy, cầm nhẹ phều phều ko thật tay</text:p>
          </table:table-cell>
        </table:table-row>
        <table:table-row table:style-name="ro1">
          <table:table-cell office:value-type="string" calcext:value-type="string">
            <text:p>width: 40%;</text:p>
          </table:table-cell>
          <table:table-cell office:value-type="string" calcext:value-type="string">
            <text:p>hơi cấn nhẹ chân,hư mất phần gài cố định khi kéo dài chân.Tại mình ko kiểm hàng,thấy ko đáng báo nhiêu nên thôi.</text:p>
          </table:table-cell>
        </table:table-row>
        <table:table-row table:style-name="ro1">
          <table:table-cell office:value-type="string" calcext:value-type="string">
            <text:p>width: 40%;</text:p>
          </table:table-cell>
          <table:table-cell office:value-type="string" calcext:value-type="string">
            <text:p>hình ảnh thì ok, ko có mô tơ nên góc nhìn cố định. wifi chỉ để cài đặt, ko dùng wifi đc mà phải cắm mạng LAN mới sử dụng đc. ko đúng như mô tả sản phẩm, ko có hồng ngoại cho ban đêm</text:p>
          </table:table-cell>
        </table:table-row>
        <table:table-row table:style-name="ro1">
          <table:table-cell office:value-type="string" calcext:value-type="string">
            <text:p>width: 40%;</text:p>
          </table:table-cell>
          <table:table-cell office:value-type="string" calcext:value-type="string">
            <text:p>Hình ảnh rất mờ dù mở đèn sáng như g cứ có cảm giác mờ mờ k rõ nét , mình cũng có mua qua loại này nhưng của người bán khác rất rõ dù ban đêm còn là không mở đèn nhưng vẫn rõ hơn con này , do tham rẻ .</text:p>
          </table:table-cell>
        </table:table-row>
        <table:table-row table:style-name="ro1">
          <table:table-cell office:value-type="string" calcext:value-type="string">
            <text:p>width: 40%;</text:p>
          </table:table-cell>
          <table:table-cell office:value-type="string" calcext:value-type="string">
            <text:p>Hình ảnh mô tả thì túi gửi kèm rất to, thực tế thì to bằng 2 ngón tay. Rất không hài lòng, nhà bán hàng không trung thực.</text:p>
          </table:table-cell>
        </table:table-row>
        <table:table-row table:style-name="ro1">
          <table:table-cell office:value-type="string" calcext:value-type="string">
            <text:p>width: 40%;</text:p>
          </table:table-cell>
          <table:table-cell office:value-type="string" calcext:value-type="string">
            <text:p>Hình ảnh không rõ lắm,hay bị đứng</text:p>
          </table:table-cell>
        </table:table-row>
        <table:table-row table:style-name="ro1">
          <table:table-cell office:value-type="string" calcext:value-type="string">
            <text:p>width: 40%;</text:p>
          </table:table-cell>
          <table:table-cell office:value-type="string" calcext:value-type="string">
            <text:p>hình ảnh bị ngược so với bên ngoài thiết bị. chứng tỏ hàng gắn thủ công. ko qua kiểm tra trước khi bán</text:p>
          </table:table-cell>
        </table:table-row>
        <table:table-row table:style-name="ro1">
          <table:table-cell office:value-type="string" calcext:value-type="string">
            <text:p>width: 40%;</text:p>
          </table:table-cell>
          <table:table-cell office:value-type="string" calcext:value-type="string">
            <text:p>Hiện tại sp của mình ko nhận ổ ssd cần làm gì ???</text:p>
          </table:table-cell>
        </table:table-row>
        <table:table-row table:style-name="ro1">
          <table:table-cell office:value-type="string" calcext:value-type="string">
            <text:p>width: 40%;</text:p>
          </table:table-cell>
          <table:table-cell office:value-type="string" calcext:value-type="string">
            <text:p>hi shop. sạc mình mua về là chân mini ko vừa với máy 81A4 bên shop hỗ trợ đổi giúp mình sang loại khác 100v-240v~1.7A.</text:p>
          </table:table-cell>
        </table:table-row>
        <table:table-row table:style-name="ro1">
          <table:table-cell office:value-type="string" calcext:value-type="string">
            <text:p>width: 40%;</text:p>
          </table:table-cell>
          <table:table-cell office:value-type="string" calcext:value-type="string">
            <text:p>Hay bị kẹt phím , enter nhiều khi bấm mãi mới đc</text:p>
          </table:table-cell>
        </table:table-row>
        <table:table-row table:style-name="ro1">
          <table:table-cell office:value-type="string" calcext:value-type="string">
            <text:p>width: 40%;</text:p>
          </table:table-cell>
          <table:table-cell office:value-type="string" calcext:value-type="string">
            <text:p>Hàng xài nhanh hư, phải đem bảo hành, xài dc 3 4 tháng là chuột hư, bàn phím bấm cứng và kêu to</text:p>
          </table:table-cell>
        </table:table-row>
        <table:table-row table:style-name="ro1">
          <table:table-cell office:value-type="string" calcext:value-type="string">
            <text:p>width: 40%;</text:p>
          </table:table-cell>
          <table:table-cell office:value-type="string" calcext:value-type="string">
            <text:p>Hàng tốt, kết nối ổn định nhưng ốc vít quá kém. Vặn vào là không mở ra đc luôn. Lờn gai ốc vít nên giờ không tháo ổ cứng ra đc</text:p>
          </table:table-cell>
        </table:table-row>
        <table:table-row table:style-name="ro1">
          <table:table-cell office:value-type="string" calcext:value-type="string">
            <text:p>width: 40%;</text:p>
          </table:table-cell>
          <table:table-cell office:value-type="string" calcext:value-type="string">
            <text:p>hàng quá tệ tôi mới nhận đc hàng vừa đem ra xem thử thì đã bể phân nữa , tôi quá thất vọng về tiki</text:p>
          </table:table-cell>
        </table:table-row>
        <table:table-row table:style-name="ro1">
          <table:table-cell office:value-type="string" calcext:value-type="string">
            <text:p>width: 40%;</text:p>
          </table:table-cell>
          <table:table-cell office:value-type="string" calcext:value-type="string">
            <text:p>Hàng quá dở mới xài được có ba ngày này đã hư. Qua te.................</text:p>
          </table:table-cell>
        </table:table-row>
        <table:table-row table:style-name="ro1">
          <table:table-cell office:value-type="string" calcext:value-type="string">
            <text:p>width: 40%;</text:p>
          </table:table-cell>
          <table:table-cell office:value-type="string" calcext:value-type="string">
            <text:p>hàng ok sài tốt nam châm hơi lỏng nhưng shipper làm ăn gian dối lấy thêm tiền của khách hàng</text:p>
          </table:table-cell>
        </table:table-row>
        <table:table-row table:style-name="ro1">
          <table:table-cell office:value-type="string" calcext:value-type="string">
            <text:p>width: 40%;</text:p>
          </table:table-cell>
          <table:table-cell office:value-type="string" calcext:value-type="string">
            <text:p>hàng ok sài tốt nam châm hơi lỏng nhưng shipper làm ăn gian dối lấy thêm tiền của khách hàng</text:p>
          </table:table-cell>
        </table:table-row>
        <table:table-row table:style-name="ro1">
          <table:table-cell office:value-type="string" calcext:value-type="string">
            <text:p>width: 40%;</text:p>
          </table:table-cell>
          <table:table-cell office:value-type="string" calcext:value-type="string">
            <text:p>Hàng nhìn không mới, có vết xước. Pin đi kèm chỉ còn hai vạch.</text:p>
          </table:table-cell>
        </table:table-row>
        <table:table-row table:style-name="ro3">
          <table:table-cell office:value-type="string" calcext:value-type="string">
            <text:p>width: 40%;</text:p>
          </table:table-cell>
          <table:table-cell office:value-type="string" calcext:value-type="string">
            <text:p>Hàng nhận đầu đủ, nhanh hơn hẹn nhưng mở ra thì cần gạt đã gẫy mặc dù đóng hộp rất to.</text:p>
            <text:p>Mong Tiki phản hồi</text:p>
          </table:table-cell>
        </table:table-row>
        <table:table-row table:style-name="ro1">
          <table:table-cell office:value-type="string" calcext:value-type="string">
            <text:p>width: 40%;</text:p>
          </table:table-cell>
          <table:table-cell office:value-type="string" calcext:value-type="string">
            <text:p>Hàng nào của đấy. Loa nghe tạm. Ko hay. Nên đầu tư loa cao cấp hơn</text:p>
          </table:table-cell>
        </table:table-row>
        <table:table-row table:style-name="ro1">
          <table:table-cell office:value-type="string" calcext:value-type="string">
            <text:p>width: 40%;</text:p>
          </table:table-cell>
          <table:table-cell office:value-type="string" calcext:value-type="string">
            <text:p>Hàng mua về 02 cái, cắm vào camera từ 12h00 đến 15h00 hư 1 cái; cái còn lại đang sử dụng; chất lượng không được tốt.</text:p>
          </table:table-cell>
        </table:table-row>
        <table:table-row table:style-name="ro1">
          <table:table-cell office:value-type="string" calcext:value-type="string">
            <text:p>width: 40%;</text:p>
          </table:table-cell>
          <table:table-cell office:value-type="string" calcext:value-type="string">
            <text:p>hàng mới, đóng hàng cẩn thận. vấn đề lớn khi bật bass cao cao tý là miếng kim loại trc loa sub bị rung rè rè nghe rất khó chịu.</text:p>
          </table:table-cell>
        </table:table-row>
        <table:table-row table:style-name="ro1">
          <table:table-cell office:value-type="string" calcext:value-type="string">
            <text:p>width: 40%;</text:p>
          </table:table-cell>
          <table:table-cell office:value-type="string" calcext:value-type="string">
            <text:p>hàng mới nhận về thử thì tiếng tresp,bas, không lên vặn chỉnh nhạc nhỏ khi livetrem thì không rõ ngắt quãng nhạc nút điều khiển lỏng lẻo hàng kém chất lượng quá mong shop kiểm tra lại</text:p>
          </table:table-cell>
        </table:table-row>
        <table:table-row table:style-name="ro1">
          <table:table-cell office:value-type="string" calcext:value-type="string">
            <text:p>width: 40%;</text:p>
          </table:table-cell>
          <table:table-cell office:value-type="string" calcext:value-type="string">
            <text:p>Hàng mới nhận đang test vài ngày nữa mới biết chất lượng, còn dịch vụ đặt hàng trễ hết mấy ngày nhưng cũng chẳng ai báo cho khách biết là sẽ giao trễ hỏi mới xin lỗi, tiki giờ sao ko còn tốt như những ngày trước kia.</text:p>
          </table:table-cell>
        </table:table-row>
        <table:table-row table:style-name="ro1">
          <table:table-cell office:value-type="string" calcext:value-type="string">
            <text:p>width: 40%;</text:p>
          </table:table-cell>
          <table:table-cell office:value-type="string" calcext:value-type="string">
            <text:p>Hàng mới mua về bị lỗi kết nối không được</text:p>
          </table:table-cell>
        </table:table-row>
        <table:table-row table:style-name="ro1">
          <table:table-cell office:value-type="string" calcext:value-type="string">
            <text:p>width: 40%;</text:p>
          </table:table-cell>
          <table:table-cell office:value-type="string" calcext:value-type="string">
            <text:p>hàng ko như ảnh</text:p>
          </table:table-cell>
        </table:table-row>
        <table:table-row table:style-name="ro1">
          <table:table-cell office:value-type="string" calcext:value-type="string">
            <text:p>width: 40%;</text:p>
          </table:table-cell>
          <table:table-cell office:value-type="string" calcext:value-type="string">
            <text:p>hàng không giống như quảng cáo. thật thất vọng khi đặc niềm tin với kiti. bao bì không giống như quảng cáo. chỉ bấy nhiêu là đã ko tin tương rồi huóng chi phải nói đến chất lượng của sản phẩm rất mong kiti xem xét lại</text:p>
          </table:table-cell>
        </table:table-row>
        <table:table-row table:style-name="ro1">
          <table:table-cell office:value-type="string" calcext:value-type="string">
            <text:p>width: 40%;</text:p>
          </table:table-cell>
          <table:table-cell office:value-type="string" calcext:value-type="string">
            <text:p>hàng không đọc được thẻ nhớ .nay kiti đang thu hồi giờ cũng thấy kiti hồi âm .đã vứt chưa hay còn</text:p>
          </table:table-cell>
        </table:table-row>
        <table:table-row table:style-name="ro1">
          <table:table-cell office:value-type="string" calcext:value-type="string">
            <text:p>width: 40%;</text:p>
          </table:table-cell>
          <table:table-cell office:value-type="string" calcext:value-type="string">
            <text:p>Hàng hoá không bị lỗi, giao hàng nhanh vì mình dùng Tiki now. Nhưng đóng gói trước khi giao hàng thì bị thiếu remote điều khiển bằng Bluetooth (hình ảnh đính kèm). Hy vọng được giải quyết trước 29 tết.</text:p>
          </table:table-cell>
        </table:table-row>
        <table:table-row table:style-name="ro1">
          <table:table-cell office:value-type="string" calcext:value-type="string">
            <text:p>width: 40%;</text:p>
          </table:table-cell>
          <table:table-cell office:value-type="string" calcext:value-type="string">
            <text:p>hàng giao thiếu đội đầu thiều đúng cái cần vại thật</text:p>
          </table:table-cell>
        </table:table-row>
        <table:table-row table:style-name="ro1">
          <table:table-cell office:value-type="string" calcext:value-type="string">
            <text:p>width: 40%;</text:p>
          </table:table-cell>
          <table:table-cell office:value-type="string" calcext:value-type="string">
            <text:p>Hàng giao thiếu ẩm kế, chỉ có hộp, mút xốp và bịch chống ẩm.</text:p>
          </table:table-cell>
        </table:table-row>
        <table:table-row table:style-name="ro1">
          <table:table-cell office:value-type="string" calcext:value-type="string">
            <text:p>width: 40%;</text:p>
          </table:table-cell>
          <table:table-cell office:value-type="string" calcext:value-type="string">
            <text:p>Hàng giao nhanh (một phần vì trả phí), đóng gói gọn! Về kích hoạt thì không thành công! Thử bằng dây jack khác ở nhà thì ok! Gọi điện hotline phản ánh đề nghị sửa chữa bảo hành mà hai hôm rồi không thấy phản hồi dù đã gọi lại lần thứ 2!</text:p>
          </table:table-cell>
        </table:table-row>
        <table:table-row table:style-name="ro7">
          <table:table-cell office:value-type="string" calcext:value-type="string">
            <text:p>width: 40%;</text:p>
          </table:table-cell>
          <table:table-cell office:value-type="string" calcext:value-type="string">
            <text:p>Hàng giao chậm</text:p>
            <text:p>Bị móp</text:p>
            <text:p>Không giống nhưng hình trưng bày.</text:p>
            <text:p>Đề nghị hoàn trả lại..</text:p>
            <text:p/>
            <text:p>???</text:p>
          </table:table-cell>
        </table:table-row>
        <table:table-row table:style-name="ro3">
          <table:table-cell office:value-type="string" calcext:value-type="string">
            <text:p>width: 40%;</text:p>
          </table:table-cell>
          <table:table-cell office:value-type="string" calcext:value-type="string">
            <text:p>Hàng được đóng gói cẩn thận. Tuy nhiên, khi sử dụng, chuột nhận tín hiệu và hoạt động bình thường trong khi bàn phím thì kém hơn.</text:p>
            <text:p>Bàn phím lúc nhận, lúc không, thường xuyên mất kết nối.</text:p>
          </table:table-cell>
        </table:table-row>
        <table:table-row table:style-name="ro1">
          <table:table-cell office:value-type="string" calcext:value-type="string">
            <text:p>width: 40%;</text:p>
          </table:table-cell>
          <table:table-cell office:value-type="string" calcext:value-type="string">
            <text:p>Hàng dùng quá tệ.</text:p>
          </table:table-cell>
        </table:table-row>
        <table:table-row table:style-name="ro1">
          <table:table-cell office:value-type="string" calcext:value-type="string">
            <text:p>width: 40%;</text:p>
          </table:table-cell>
          <table:table-cell office:value-type="string" calcext:value-type="string">
            <text:p>Hàng đúng như mô ta nhưng do sơ xuất không kiểm tra trước khi nhận. Hàng bị gẫy 02 lẫy giữ chân :(</text:p>
          </table:table-cell>
        </table:table-row>
        <table:table-row table:style-name="ro1">
          <table:table-cell office:value-type="string" calcext:value-type="string">
            <text:p>width: 40%;</text:p>
          </table:table-cell>
          <table:table-cell office:value-type="string" calcext:value-type="string">
            <text:p>Hàng đóng gói rất cẩn thận nhưng bên trong bao bì sản phẩm thì bẩn và dính nước bẩn mà shop không thèm lau sạch trước khi giao cho khách. Cũng may là sp bên trong chỉ bị dính bẩn tí. <text:s/>Hàng bình thường.</text:p>
          </table:table-cell>
        </table:table-row>
        <table:table-row table:style-name="ro1">
          <table:table-cell office:value-type="string" calcext:value-type="string">
            <text:p>width: 40%;</text:p>
          </table:table-cell>
          <table:table-cell office:value-type="string" calcext:value-type="string">
            <text:p>Hàng đóng gói cẩn thận, màu sắc đúng như đã đăt. Nhưng bi <text:s/>lỗi âm thanh, phải làm sao shop ơi?</text:p>
          </table:table-cell>
        </table:table-row>
        <table:table-row table:style-name="ro1">
          <table:table-cell office:value-type="string" calcext:value-type="string">
            <text:p>width: 40%;</text:p>
          </table:table-cell>
          <table:table-cell office:value-type="string" calcext:value-type="string">
            <text:p>hàng điễu</text:p>
          </table:table-cell>
        </table:table-row>
        <table:table-row table:style-name="ro3">
          <table:table-cell office:value-type="string" calcext:value-type="string">
            <text:p>width: 40%;</text:p>
          </table:table-cell>
          <table:table-cell office:value-type="string" calcext:value-type="string">
            <text:p>Hàng cũng tương đối OK</text:p>
            <text:p>Chất lượng thì phải chờ thời gian kiểm chứng</text:p>
          </table:table-cell>
        </table:table-row>
        <table:table-row table:style-name="ro2">
          <table:table-cell office:value-type="string" calcext:value-type="string">
            <text:p>width: 40%;</text:p>
          </table:table-cell>
          <table:table-cell office:value-type="string" calcext:value-type="string">
            <text:p>Hàng chất lượng ko tốt, siết bể cái ốc nó vẫn ko dính, còn cái cây thì chất lượng bèo khỏi nói lùn</text:p>
            <text:p/>
            <text:p>2 sao cho dịch vụ giao hàng của Tiki và cái hợp thui</text:p>
          </table:table-cell>
        </table:table-row>
        <table:table-row table:style-name="ro1">
          <table:table-cell office:value-type="string" calcext:value-type="string">
            <text:p>width: 40%;</text:p>
          </table:table-cell>
          <table:table-cell office:value-type="string" calcext:value-type="string">
            <text:p>Hàng chất lượng bình thường! Không mua tiếp loại này phí tiền!</text:p>
          </table:table-cell>
        </table:table-row>
        <table:table-row table:style-name="ro1">
          <table:table-cell office:value-type="string" calcext:value-type="string">
            <text:p>width: 40%;</text:p>
          </table:table-cell>
          <table:table-cell office:value-type="string" calcext:value-type="string">
            <text:p>hàng bị móp chất lượng thu kén chọn</text:p>
          </table:table-cell>
        </table:table-row>
        <table:table-row table:style-name="ro1">
          <table:table-cell office:value-type="string" calcext:value-type="string">
            <text:p>width: 40%;</text:p>
          </table:table-cell>
          <table:table-cell office:value-type="string" calcext:value-type="string">
            <text:p>hang bi lổi mis</text:p>
          </table:table-cell>
        </table:table-row>
        <table:table-row table:style-name="ro1">
          <table:table-cell office:value-type="string" calcext:value-type="string">
            <text:p>width: 40%;</text:p>
          </table:table-cell>
          <table:table-cell office:value-type="string" calcext:value-type="string">
            <text:p>Hàng bị lỗi mà mình ko biết gửi bảo hành như thế nào</text:p>
          </table:table-cell>
        </table:table-row>
        <table:table-row table:style-name="ro1">
          <table:table-cell office:value-type="string" calcext:value-type="string">
            <text:p>width: 40%;</text:p>
          </table:table-cell>
          <table:table-cell office:value-type="string" calcext:value-type="string">
            <text:p>hàng bị gãy xẵng . còn cố tình giáo cho khách</text:p>
          </table:table-cell>
        </table:table-row>
        <table:table-row table:style-name="ro1">
          <table:table-cell office:value-type="string" calcext:value-type="string">
            <text:p>width: 40%;</text:p>
          </table:table-cell>
          <table:table-cell office:value-type="string" calcext:value-type="string">
            <text:p>hàng bay ok. nhưng pin k tốt. phải mua pin tốt thời gian bay lâu ở đâu.</text:p>
          </table:table-cell>
        </table:table-row>
        <table:table-row table:style-name="ro1">
          <table:table-cell office:value-type="string" calcext:value-type="string">
            <text:p>width: 40%;</text:p>
          </table:table-cell>
          <table:table-cell office:value-type="string" calcext:value-type="string">
            <text:p>Hàng bằng nhựa. Vít ốc hơi lõng lẽo. vì bằng nhựa. Giá cả so với chất lượng nhựa cũng tạm ổn.Cần hoàn thiện ốc vít. Hàng phổ thông chống cháy thôi. Chứ dùng nhiều, thì không nên mua. Khuyên chân thành. Chụp cho vui thì được. Chứ dùng nhiều thì không ổn.</text:p>
          </table:table-cell>
        </table:table-row>
        <table:table-row table:style-name="ro1">
          <table:table-cell office:value-type="string" calcext:value-type="string">
            <text:p>width: 40%;</text:p>
          </table:table-cell>
          <table:table-cell office:value-type="string" calcext:value-type="string">
            <text:p>Haiz cái gì cũng ổn ngoại trừ không ghi hình tự động được</text:p>
          </table:table-cell>
        </table:table-row>
        <table:table-row table:style-name="ro1">
          <table:table-cell office:value-type="string" calcext:value-type="string">
            <text:p>width: 40%;</text:p>
          </table:table-cell>
          <table:table-cell office:value-type="string" calcext:value-type="string">
            <text:p>Giấy in mờ không nhìn thấy nội dung trên giấy. Đã thử 3 cuộn và bỏ hết</text:p>
          </table:table-cell>
        </table:table-row>
        <table:table-row table:style-name="ro1">
          <table:table-cell office:value-type="string" calcext:value-type="string">
            <text:p>width: 40%;</text:p>
          </table:table-cell>
          <table:table-cell office:value-type="string" calcext:value-type="string">
            <text:p>Giao thiếu dây điện và cục sạc.</text:p>
          </table:table-cell>
        </table:table-row>
        <table:table-row table:style-name="ro1">
          <table:table-cell office:value-type="string" calcext:value-type="string">
            <text:p>width: 40%;</text:p>
          </table:table-cell>
          <table:table-cell office:value-type="string" calcext:value-type="string">
            <text:p>Giao sai hàng, đặt 2 cái KM-S1 nhưng lại gửi 1 cái S1 và 1 cái S2 😃</text:p>
          </table:table-cell>
        </table:table-row>
        <table:table-row table:style-name="ro1">
          <table:table-cell office:value-type="string" calcext:value-type="string">
            <text:p>width: 40%;</text:p>
          </table:table-cell>
          <table:table-cell office:value-type="string" calcext:value-type="string">
            <text:p>giao nhanh, anh giao hàng tốt bụng, cơ mà lại bị rè nhẹ 1 loa con! mình đã liên hệ với tiki hẹn sau 1- 3 ngày thu hồi mà h đã sang ngày thứ 4 chưa có động tĩnh gì 😂😂</text:p>
          </table:table-cell>
        </table:table-row>
        <table:table-row table:style-name="ro1">
          <table:table-cell office:value-type="string" calcext:value-type="string">
            <text:p>width: 40%;</text:p>
          </table:table-cell>
          <table:table-cell office:value-type="string" calcext:value-type="string">
            <text:p>Giao hàng trể. Dự định đã lâu. Mà giờ lại trể hơn dự định</text:p>
          </table:table-cell>
        </table:table-row>
        <table:table-row table:style-name="ro1">
          <table:table-cell office:value-type="string" calcext:value-type="string">
            <text:p>width: 40%;</text:p>
          </table:table-cell>
          <table:table-cell office:value-type="string" calcext:value-type="string">
            <text:p>giao hàng thiếu lich sự</text:p>
          </table:table-cell>
        </table:table-row>
        <table:table-row table:style-name="ro1">
          <table:table-cell office:value-type="string" calcext:value-type="string">
            <text:p>width: 40%;</text:p>
          </table:table-cell>
          <table:table-cell office:value-type="string" calcext:value-type="string">
            <text:p>Giao hàng thiếu giá kép điện thoại thì chân đế mua về cũng không có tác dụng gì. Đã liên hệ hỗ trợ nhưng chờ mấy ngày liền vẫn không hỗ trợ giải quyết.</text:p>
          </table:table-cell>
        </table:table-row>
        <table:table-row table:style-name="ro1">
          <table:table-cell office:value-type="string" calcext:value-type="string">
            <text:p>width: 40%;</text:p>
          </table:table-cell>
          <table:table-cell office:value-type="string" calcext:value-type="string">
            <text:p>Giao hàng thiếu đầu khoá của gậy tự sướng không dùng được</text:p>
          </table:table-cell>
        </table:table-row>
        <table:table-row table:style-name="ro1">
          <table:table-cell office:value-type="string" calcext:value-type="string">
            <text:p>width: 40%;</text:p>
          </table:table-cell>
          <table:table-cell office:value-type="string" calcext:value-type="string">
            <text:p>Giao hàng thì lâu, lúc lấy ra cắm vào modem với máy tính có nhận tín hiệu nhưng mà dc chưa tới 5 phút thì lại mất kết nối, khoảng 10-20 giây sau thì kết nối lại, lặp lại như vậy liên tục, trong khi mạng nhà vẫn xài bình thường</text:p>
          </table:table-cell>
        </table:table-row>
        <table:table-row table:style-name="ro1">
          <table:table-cell office:value-type="string" calcext:value-type="string">
            <text:p>width: 40%;</text:p>
          </table:table-cell>
          <table:table-cell office:value-type="string" calcext:value-type="string">
            <text:p>Giao hàng sớm so với dự kiến, hàng mới 100% và kèm theo giấy BH. tuy nhiên đã thử nhưng không lên</text:p>
          </table:table-cell>
        </table:table-row>
        <table:table-row table:style-name="ro1">
          <table:table-cell office:value-type="string" calcext:value-type="string">
            <text:p>width: 40%;</text:p>
          </table:table-cell>
          <table:table-cell office:value-type="string" calcext:value-type="string">
            <text:p>Giao hàng rất chậm.</text:p>
          </table:table-cell>
        </table:table-row>
        <table:table-row table:style-name="ro1">
          <table:table-cell office:value-type="string" calcext:value-type="string">
            <text:p>width: 40%;</text:p>
          </table:table-cell>
          <table:table-cell office:value-type="string" calcext:value-type="string">
            <text:p>Giao hàng quá chậm. Từ khi tiếp nhận cho đến khi giao cho bên vận chuyển rồi đến tay khách là hơn 1 tuần mới có. Hàng có hiện tượng bị móp hộp bên trong và bị bóc lớp nilong bên ngoài rồi bọc lại. K biết là có bị tráo hàng hay gì không?. Chất lượng thì chưa kiểm chứng, đợi thời gian nữa sẽ biết</text:p>
          </table:table-cell>
        </table:table-row>
        <table:table-row table:style-name="ro5">
          <table:table-cell office:value-type="string" calcext:value-type="string">
            <text:p>width: 40%;</text:p>
          </table:table-cell>
          <table:table-cell office:value-type="string" calcext:value-type="string">
            <text:p>Giao hàng nhanh. Máy ok. </text:p>
            <text:p>Núm kéo viên pin theo máy dỏm. Mới bỏ vào máy kéo lấy viên pin ra mà tuột mất núm kéo</text:p>
            <text:p>Case theo máy có vết như bị lửa thui</text:p>
            <text:p>Đã mail cho tiki mà chưa thấy phản hồi đổi trả</text:p>
          </table:table-cell>
        </table:table-row>
        <table:table-row table:style-name="ro1">
          <table:table-cell office:value-type="string" calcext:value-type="string">
            <text:p>width: 40%;</text:p>
          </table:table-cell>
          <table:table-cell office:value-type="string" calcext:value-type="string">
            <text:p>Giao hàng nhanh, đóng gói cẩn thận nhưng hàng hoá bị trầy xước nhiều, gắn vào lens lỏng lẻo, đề nghị nhà cung cấp xem lại cách kiểm tra hàng hoá của mình trước khi gửi đến khách hàng.</text:p>
          </table:table-cell>
        </table:table-row>
        <table:table-row table:style-name="ro1">
          <table:table-cell office:value-type="string" calcext:value-type="string">
            <text:p>width: 40%;</text:p>
          </table:table-cell>
          <table:table-cell office:value-type="string" calcext:value-type="string">
            <text:p>Giao hàng nhanh hơn dự kiến. Đóng gói kém chất lượng.</text:p>
          </table:table-cell>
        </table:table-row>
        <table:table-row table:style-name="ro1">
          <table:table-cell office:value-type="string" calcext:value-type="string">
            <text:p>width: 40%;</text:p>
          </table:table-cell>
          <table:table-cell office:value-type="string" calcext:value-type="string">
            <text:p>Giao hàng nhanh chóng, sản phẩm như mô tả của shop. Đèn 02 chế độ, đẹp. Không có volume cho mic và echo nhưng bật lớn hát vẫn nghe ổn.</text:p>
          </table:table-cell>
        </table:table-row>
        <table:table-row table:style-name="ro1">
          <table:table-cell office:value-type="string" calcext:value-type="string">
            <text:p>width: 40%;</text:p>
          </table:table-cell>
          <table:table-cell office:value-type="string" calcext:value-type="string">
            <text:p>Giao hàng nhanh , chát lượng sp ổn nhưng đầu sạc anker hơi ngắn dễ rơi khỏi chuôi sạc của đt , hơi bất tiện</text:p>
          </table:table-cell>
        </table:table-row>
        <table:table-row table:style-name="ro1">
          <table:table-cell office:value-type="string" calcext:value-type="string">
            <text:p>width: 40%;</text:p>
          </table:table-cell>
          <table:table-cell office:value-type="string" calcext:value-type="string">
            <text:p>Giao hàng nhanh , chát lượng sp ổn nhưng đầu sạc anker hơi ngắn dễ rơi khỏi chuôi sạc của đt , hơi bất tiện</text:p>
          </table:table-cell>
        </table:table-row>
        <table:table-row table:style-name="ro3">
          <table:table-cell office:value-type="string" calcext:value-type="string">
            <text:p>width: 40%;</text:p>
          </table:table-cell>
          <table:table-cell office:value-type="string" calcext:value-type="string">
            <text:p>giao hàng muộn</text:p>
            <text:p>sản phẩm hôi mùi su,  phơi 3 tuần nhưng vẫn ko hết mùi su</text:p>
          </table:table-cell>
        </table:table-row>
        <table:table-row table:style-name="ro1">
          <table:table-cell office:value-type="string" calcext:value-type="string">
            <text:p>width: 40%;</text:p>
          </table:table-cell>
          <table:table-cell office:value-type="string" calcext:value-type="string">
            <text:p>giao hàng lâu vãi. 1 tuần r chưa có. bên shopee đặt 3 ngày là có r 😑</text:p>
          </table:table-cell>
        </table:table-row>
        <table:table-row table:style-name="ro1">
          <table:table-cell office:value-type="string" calcext:value-type="string">
            <text:p>width: 40%;</text:p>
          </table:table-cell>
          <table:table-cell office:value-type="string" calcext:value-type="string">
            <text:p>giao hàng lâu phí ship đắt ngày đầu sạc nhanh về mấy ngày sau thì sạc rất lâu và chậm vô pin</text:p>
          </table:table-cell>
        </table:table-row>
        <table:table-row table:style-name="ro1">
          <table:table-cell office:value-type="string" calcext:value-type="string">
            <text:p>width: 40%;</text:p>
          </table:table-cell>
          <table:table-cell office:value-type="string" calcext:value-type="string">
            <text:p>giao hàng ko đúng như hình và mô tả, hàng kém.</text:p>
          </table:table-cell>
        </table:table-row>
        <table:table-row table:style-name="ro1">
          <table:table-cell office:value-type="string" calcext:value-type="string">
            <text:p>width: 40%;</text:p>
          </table:table-cell>
          <table:table-cell office:value-type="string" calcext:value-type="string">
            <text:p>Giao hàng không đúng sản phẩm đã mua, mong nhà cung cấp bán sản phẩm phải trung thực, chứ làm như vậy thì khách hàng sẽ không quy lại lần sau.</text:p>
          </table:table-cell>
        </table:table-row>
        <table:table-row table:style-name="ro1">
          <table:table-cell office:value-type="string" calcext:value-type="string">
            <text:p>width: 40%;</text:p>
          </table:table-cell>
          <table:table-cell office:value-type="string" calcext:value-type="string">
            <text:p>giao hàng k có chuôi cắm vào nguồn điện, k có ốc vít vặn nữa</text:p>
          </table:table-cell>
        </table:table-row>
        <table:table-row table:style-name="ro1">
          <table:table-cell office:value-type="string" calcext:value-type="string">
            <text:p>width: 40%;</text:p>
          </table:table-cell>
          <table:table-cell office:value-type="string" calcext:value-type="string">
            <text:p>giao hàng chậm mất cả tuần mới nhận được hàng thiết kế đẹp vẻ bề ngoài nhưng mà chân tripods hơi yếu không đứng vững</text:p>
          </table:table-cell>
        </table:table-row>
        <table:table-row table:style-name="ro1">
          <table:table-cell office:value-type="string" calcext:value-type="string">
            <text:p>width: 40%;</text:p>
          </table:table-cell>
          <table:table-cell office:value-type="string" calcext:value-type="string">
            <text:p>Giao hàng chậm hơn dự kiến tới 5 ngày. Tụt hứng sử dụng</text:p>
          </table:table-cell>
        </table:table-row>
        <table:table-row table:style-name="ro1">
          <table:table-cell office:value-type="string" calcext:value-type="string">
            <text:p>width: 40%;</text:p>
          </table:table-cell>
          <table:table-cell office:value-type="string" calcext:value-type="string">
            <text:p>giao hàng bị thiếu day cam nguồn</text:p>
          </table:table-cell>
        </table:table-row>
        <table:table-row table:style-name="ro1">
          <table:table-cell office:value-type="string" calcext:value-type="string">
            <text:p>width: 40%;</text:p>
          </table:table-cell>
          <table:table-cell office:value-type="string" calcext:value-type="string">
            <text:p>giao hàng bị gãy, không biết do shop hay bên tiki, <text:s/>cảm nhận tạm được so với tầm giá</text:p>
          </table:table-cell>
        </table:table-row>
        <table:table-row table:style-name="ro1">
          <table:table-cell office:value-type="string" calcext:value-type="string">
            <text:p>width: 40%;</text:p>
          </table:table-cell>
          <table:table-cell office:value-type="string" calcext:value-type="string">
            <text:p>Giá vài chục nghìn nên chỉ vote thế thôi. Nên post đúng hình sản phẩm</text:p>
          </table:table-cell>
        </table:table-row>
        <table:table-row table:style-name="ro1">
          <table:table-cell office:value-type="string" calcext:value-type="string">
            <text:p>width: 40%;</text:p>
          </table:table-cell>
          <table:table-cell office:value-type="string" calcext:value-type="string">
            <text:p>Giá trị món hàng không cao nhưng không hài lòng. Giá cao hàng xấu, không như quảng cáo.</text:p>
          </table:table-cell>
        </table:table-row>
        <table:table-row table:style-name="ro1">
          <table:table-cell office:value-type="string" calcext:value-type="string">
            <text:p>width: 40%;</text:p>
          </table:table-cell>
          <table:table-cell office:value-type="string" calcext:value-type="string">
            <text:p>Giá rẻ chất lượng kém không nên mua nhé</text:p>
          </table:table-cell>
        </table:table-row>
        <table:table-row table:style-name="ro1">
          <table:table-cell office:value-type="string" calcext:value-type="string">
            <text:p>width: 40%;</text:p>
          </table:table-cell>
          <table:table-cell office:value-type="string" calcext:value-type="string">
            <text:p>Giá đỡ rất yếu, dùng được 2 lần thì long ren xoay. Giờ phải gắn keo 502 mới dùng được</text:p>
          </table:table-cell>
        </table:table-row>
        <table:table-row table:style-name="ro1">
          <table:table-cell office:value-type="string" calcext:value-type="string">
            <text:p>width: 40%;</text:p>
          </table:table-cell>
          <table:table-cell office:value-type="string" calcext:value-type="string">
            <text:p>Giá đỡ quá yếu, không để đứng điện thoại được, xoay vài lần bị gãy mất giá đỡ.</text:p>
          </table:table-cell>
        </table:table-row>
        <table:table-row table:style-name="ro1">
          <table:table-cell office:value-type="string" calcext:value-type="string">
            <text:p>width: 40%;</text:p>
          </table:table-cell>
          <table:table-cell office:value-type="string" calcext:value-type="string">
            <text:p>Giá đỡ khá yếu, chưa kịp xài đã gãy rồi.</text:p>
          </table:table-cell>
        </table:table-row>
        <table:table-row table:style-name="ro1">
          <table:table-cell office:value-type="string" calcext:value-type="string">
            <text:p>width: 40%;</text:p>
          </table:table-cell>
          <table:table-cell office:value-type="string" calcext:value-type="string">
            <text:p>Giá đỡ điện thoại 3 chân nhưng không giống như hình đăng bán, không có giá đỡ điện thoại, không hài lòng, cần thêm giá bắt điện thoại</text:p>
          </table:table-cell>
        </table:table-row>
        <table:table-row table:style-name="ro2">
          <table:table-cell office:value-type="string" calcext:value-type="string">
            <text:p>width: 40%;</text:p>
          </table:table-cell>
          <table:table-cell office:value-type="string" calcext:value-type="string">
            <text:p>giá chưa giảm 1,2tr</text:p>
            <text:p>giảm giá ngày 11/11 còn 1,9tr</text:p>
            <text:p>giảm giá ảo quá</text:p>
          </table:table-cell>
        </table:table-row>
        <table:table-row table:style-name="ro1">
          <table:table-cell office:value-type="string" calcext:value-type="string">
            <text:p>width: 40%;</text:p>
          </table:table-cell>
          <table:table-cell office:value-type="string" calcext:value-type="string">
            <text:p>Ghi hỗ trợ tikiNow nhưng Không hỗ trợ TikiNow khi thanh toán. Cập nhật lại thông tin nha shop</text:p>
          </table:table-cell>
        </table:table-row>
        <table:table-row table:style-name="ro1">
          <table:table-cell office:value-type="string" calcext:value-type="string">
            <text:p>width: 40%;</text:p>
          </table:table-cell>
          <table:table-cell office:value-type="string" calcext:value-type="string">
            <text:p>Gậy ok nhưng rimote ko sáng đèn ko kết nói dc vs điện thoại nói chung ko có tín hiệu gì về rimote muốn đổi rimote này</text:p>
          </table:table-cell>
        </table:table-row>
        <table:table-row table:style-name="ro1">
          <table:table-cell office:value-type="string" calcext:value-type="string">
            <text:p>width: 40%;</text:p>
          </table:table-cell>
          <table:table-cell office:value-type="string" calcext:value-type="string">
            <text:p>gao hàng quá lâu . còn chất lượng thì chưa dùng chưa biết</text:p>
          </table:table-cell>
        </table:table-row>
        <table:table-row table:style-name="ro1">
          <table:table-cell office:value-type="string" calcext:value-type="string">
            <text:p>width: 40%;</text:p>
          </table:table-cell>
          <table:table-cell office:value-type="string" calcext:value-type="string">
            <text:p>em mua hai cái về sài đuoc 1 cai còn cái còn lại nó k có vô j het ak k sai đuoc ạ</text:p>
          </table:table-cell>
        </table:table-row>
        <table:table-row table:style-name="ro1">
          <table:table-cell office:value-type="string" calcext:value-type="string">
            <text:p>width: 40%;</text:p>
          </table:table-cell>
          <table:table-cell office:value-type="string" calcext:value-type="string">
            <text:p>em mới nhận hàng hqua . mở cái đầu ok .cái thứ 2 thì gãy 1 chân .caid thứ 3 kéo nhẹ lên bung lò xo. mong cửa hàng xem xét.</text:p>
          </table:table-cell>
        </table:table-row>
        <table:table-row table:style-name="ro1">
          <table:table-cell office:value-type="string" calcext:value-type="string">
            <text:p>width: 40%;</text:p>
          </table:table-cell>
          <table:table-cell office:value-type="string" calcext:value-type="string">
            <text:p>em đã thử đặt điện thoại và phát nhạc mà loa vẫn không cảm ứng , chẳng một chút âm thanh lớn nào cả .</text:p>
          </table:table-cell>
        </table:table-row>
        <table:table-row table:style-name="ro3">
          <table:table-cell office:value-type="string" calcext:value-type="string">
            <text:p>width: 40%;</text:p>
          </table:table-cell>
          <table:table-cell office:value-type="string" calcext:value-type="string">
            <text:p>e nhận bị thiếu Bluetooth. </text:p>
            <text:p>thời gian giao hàg chậm.</text:p>
          </table:table-cell>
        </table:table-row>
        <table:table-row table:style-name="ro1">
          <table:table-cell office:value-type="string" calcext:value-type="string">
            <text:p>width: 40%;</text:p>
          </table:table-cell>
          <table:table-cell office:value-type="string" calcext:value-type="string">
            <text:p>e mới nhận hàng sáng nay 2 cái mà lúc đang cài cái đầu tiên xong thì thấy bái phiên vản mới sau khi e cập nhật xong thì nó bị lỗi treo đèn vàng ko thể kết nối được. vậy shop cho hỏi cái này xử lý thế nào hay đổi lại cái mới</text:p>
          </table:table-cell>
        </table:table-row>
        <table:table-row table:style-name="ro1">
          <table:table-cell office:value-type="string" calcext:value-type="string">
            <text:p>width: 40%;</text:p>
          </table:table-cell>
          <table:table-cell office:value-type="string" calcext:value-type="string">
            <text:p>e mới nhận hàng chiều nay nhưng mà sạc nó nóng ran lên, bâyh k vào đc màn hình nữa rồi</text:p>
          </table:table-cell>
        </table:table-row>
        <table:table-row table:style-name="ro1">
          <table:table-cell office:value-type="string" calcext:value-type="string">
            <text:p>width: 40%;</text:p>
          </table:table-cell>
          <table:table-cell office:value-type="string" calcext:value-type="string">
            <text:p>Đường truyền không ổn định luc có luc không, chỉ có 1 đèn báo điện rất là bất tiện trong việc sử dụng.</text:p>
          </table:table-cell>
        </table:table-row>
        <table:table-row table:style-name="ro1">
          <table:table-cell office:value-type="string" calcext:value-type="string">
            <text:p>width: 40%;</text:p>
          </table:table-cell>
          <table:table-cell office:value-type="string" calcext:value-type="string">
            <text:p>Đường chỉ may viền ngoài miếng lót còn có lỗi xíu!!!</text:p>
          </table:table-cell>
        </table:table-row>
        <table:table-row table:style-name="ro1">
          <table:table-cell office:value-type="string" calcext:value-type="string">
            <text:p>width: 40%;</text:p>
          </table:table-cell>
          <table:table-cell office:value-type="string" calcext:value-type="string">
            <text:p>Dùng được ngày đầu tiên...ngày thứ 2 nóng quá xong tự ngắt. Giờ có reset lại cũng k lên hình được, lỗi kết nối wifi.</text:p>
          </table:table-cell>
        </table:table-row>
        <table:table-row table:style-name="ro1">
          <table:table-cell office:value-type="string" calcext:value-type="string">
            <text:p>width: 40%;</text:p>
          </table:table-cell>
          <table:table-cell office:value-type="string" calcext:value-type="string">
            <text:p>dùng được 3 ngày Điện Thoại và Củ Sạc có hiện tượng rất nhanh nóng .và khi sạc bị tụt pin trong Đt</text:p>
          </table:table-cell>
        </table:table-row>
        <table:table-row table:style-name="ro1">
          <table:table-cell office:value-type="string" calcext:value-type="string">
            <text:p>width: 40%;</text:p>
          </table:table-cell>
          <table:table-cell office:value-type="string" calcext:value-type="string">
            <text:p>Dùng được 2 ngày k lên điện nữa</text:p>
          </table:table-cell>
        </table:table-row>
        <table:table-row table:style-name="ro1">
          <table:table-cell office:value-type="string" calcext:value-type="string">
            <text:p>width: 40%;</text:p>
          </table:table-cell>
          <table:table-cell office:value-type="string" calcext:value-type="string">
            <text:p>dùng để soi cái khác thì dc chứ soi tai thì thua</text:p>
          </table:table-cell>
        </table:table-row>
        <table:table-row table:style-name="ro1">
          <table:table-cell office:value-type="string" calcext:value-type="string">
            <text:p>width: 40%;</text:p>
          </table:table-cell>
          <table:table-cell office:value-type="string" calcext:value-type="string">
            <text:p>dung dduocj ngay đã hỏng Bộ Bàn Phím Giả Cơ Và Chuột Chuyên Game R8 1910 Led 7 Màu (Đen) - Hàng Chính Hãng</text:p>
          </table:table-cell>
        </table:table-row>
        <table:table-row table:style-name="ro1">
          <table:table-cell office:value-type="string" calcext:value-type="string">
            <text:p>width: 40%;</text:p>
          </table:table-cell>
          <table:table-cell office:value-type="string" calcext:value-type="string">
            <text:p>Dùng đc 2 tuần thì chập chờn ko vào điện nữa</text:p>
          </table:table-cell>
        </table:table-row>
        <table:table-row table:style-name="ro1">
          <table:table-cell office:value-type="string" calcext:value-type="string">
            <text:p>width: 40%;</text:p>
          </table:table-cell>
          <table:table-cell office:value-type="string" calcext:value-type="string">
            <text:p>Dùng cổng HDMI thì không dùng được typeC và ngược lại</text:p>
          </table:table-cell>
        </table:table-row>
        <table:table-row table:style-name="ro1">
          <table:table-cell office:value-type="string" calcext:value-type="string">
            <text:p>width: 40%;</text:p>
          </table:table-cell>
          <table:table-cell office:value-type="string" calcext:value-type="string">
            <text:p>Đúng chất hàng tàu, hoàn thiện kém, ảnh chụp mờ, pin lởm, để không không chụp nửa ngày là hết pin, mang ra chụp đc vài chục kiểu cũng đỏ đèn tắt máy</text:p>
          </table:table-cell>
        </table:table-row>
        <table:table-row table:style-name="ro7">
          <table:table-cell office:value-type="string" calcext:value-type="string">
            <text:p>width: 40%;</text:p>
          </table:table-cell>
          <table:table-cell office:value-type="string" calcext:value-type="string">
            <text:p>Dùng chán. Lau không sạch.</text:p>
            <text:p/>
            <text:p>Miếng vải để lại bụi trên lens rất nhiều.</text:p>
            <text:p>Chổi lau rụng lông lả tả</text:p>
            <text:p/>
            <text:p>Đúng là tiền nào của nấy</text:p>
          </table:table-cell>
        </table:table-row>
        <table:table-row table:style-name="ro1">
          <table:table-cell office:value-type="string" calcext:value-type="string">
            <text:p>width: 40%;</text:p>
          </table:table-cell>
          <table:table-cell office:value-type="string" calcext:value-type="string">
            <text:p>Dùng 2 tháng đã hỏng</text:p>
          </table:table-cell>
        </table:table-row>
        <table:table-row table:style-name="ro1">
          <table:table-cell office:value-type="string" calcext:value-type="string">
            <text:p>width: 40%;</text:p>
          </table:table-cell>
          <table:table-cell office:value-type="string" calcext:value-type="string">
            <text:p>Đóng góp cho các bạn mua sau nhé. Tiki xem lại cửa hàng này. quảng cáo tặng thẻ nhớ ezviz nhưng lại tặng thẻ khác. thứ 2 là khớp quay của camera rất dễ bị lỗi, thao tác vặn ra dc mà ko vặn vào dc</text:p>
          </table:table-cell>
        </table:table-row>
        <table:table-row table:style-name="ro1">
          <table:table-cell office:value-type="string" calcext:value-type="string">
            <text:p>width: 40%;</text:p>
          </table:table-cell>
          <table:table-cell office:value-type="string" calcext:value-type="string">
            <text:p>Đóng gói sơ sài, miếng dán không vừa màn hình điện thoại, dư gần 3mm</text:p>
          </table:table-cell>
        </table:table-row>
        <table:table-row table:style-name="ro1">
          <table:table-cell office:value-type="string" calcext:value-type="string">
            <text:p>width: 40%;</text:p>
          </table:table-cell>
          <table:table-cell office:value-type="string" calcext:value-type="string">
            <text:p>đóng gói không tốt, nút dễ bị liệt, mới mua được 1 tháng đã liệt nút d và s</text:p>
          </table:table-cell>
        </table:table-row>
        <table:table-row table:style-name="ro1">
          <table:table-cell office:value-type="string" calcext:value-type="string">
            <text:p>width: 40%;</text:p>
          </table:table-cell>
          <table:table-cell office:value-type="string" calcext:value-type="string">
            <text:p>Đóng gói không có chống sốc. rất sơ sài, dễ ảnh hưởng chất lượng sản phẩm. tiki xem lại việc này</text:p>
          </table:table-cell>
        </table:table-row>
        <table:table-row table:style-name="ro1">
          <table:table-cell office:value-type="string" calcext:value-type="string">
            <text:p>width: 40%;</text:p>
          </table:table-cell>
          <table:table-cell office:value-type="string" calcext:value-type="string">
            <text:p>Độ trễ sản phẩm quá lớn, camera khi có vật đi qua phải mất một lúc mới thấy vật di chuyển, sản phẩm kém chất lượng.</text:p>
          </table:table-cell>
        </table:table-row>
        <table:table-row table:style-name="ro1">
          <table:table-cell office:value-type="string" calcext:value-type="string">
            <text:p>width: 40%;</text:p>
          </table:table-cell>
          <table:table-cell office:value-type="string" calcext:value-type="string">
            <text:p>Dở</text:p>
          </table:table-cell>
        </table:table-row>
        <table:table-row table:style-name="ro1">
          <table:table-cell office:value-type="string" calcext:value-type="string">
            <text:p>width: 40%;</text:p>
          </table:table-cell>
          <table:table-cell office:value-type="string" calcext:value-type="string">
            <text:p>điểm nối chỗ điều khiển lên xuống quá mỏng dễ bị gãy.</text:p>
          </table:table-cell>
        </table:table-row>
        <table:table-row table:style-name="ro1">
          <table:table-cell office:value-type="string" calcext:value-type="string">
            <text:p>width: 40%;</text:p>
          </table:table-cell>
          <table:table-cell office:value-type="string" calcext:value-type="string">
            <text:p>dịch vụ tốt, nhân viên nhiệt tình nhưng sim kích hoạt không được. điểm trừ lớn</text:p>
          </table:table-cell>
        </table:table-row>
        <table:table-row table:style-name="ro1">
          <table:table-cell office:value-type="string" calcext:value-type="string">
            <text:p>width: 40%;</text:p>
          </table:table-cell>
          <table:table-cell office:value-type="string" calcext:value-type="string">
            <text:p>đèn không bật được hết dù đã ấn hết từ fn 1 đến 9. khi nhận bị văng phím 7. hộp đã bị bóc và phím bị sờn cũ.</text:p>
          </table:table-cell>
        </table:table-row>
        <table:table-row table:style-name="ro1">
          <table:table-cell office:value-type="string" calcext:value-type="string">
            <text:p>width: 40%;</text:p>
          </table:table-cell>
          <table:table-cell office:value-type="string" calcext:value-type="string">
            <text:p>Đề nghị shop kiểm tra lại hàng mình nhận k đúng. Mình đặt hàng ovan lại cấp loại tròn. Hộp thì đã bị bóc một đầu. Mình sẽ dùng thử nếu không ok sau tránh shop ra chứ mình cũng chẳng cần trả lại cho mất thời gian.</text:p>
          </table:table-cell>
        </table:table-row>
        <table:table-row table:style-name="ro1">
          <table:table-cell office:value-type="string" calcext:value-type="string">
            <text:p>width: 40%;</text:p>
          </table:table-cell>
          <table:table-cell office:value-type="string" calcext:value-type="string">
            <text:p>Đề nghị shop kiểm tra lại gửi thiếu đầu sạc. Shop xem bồi thường đi</text:p>
          </table:table-cell>
        </table:table-row>
        <table:table-row table:style-name="ro1">
          <table:table-cell office:value-type="string" calcext:value-type="string">
            <text:p>width: 40%;</text:p>
          </table:table-cell>
          <table:table-cell office:value-type="string" calcext:value-type="string">
            <text:p>Đế bằng nhựa, tản nhiệt kém, mua đế bằng nhôm sẽ tốt hơn</text:p>
          </table:table-cell>
        </table:table-row>
        <table:table-row table:style-name="ro1">
          <table:table-cell office:value-type="string" calcext:value-type="string">
            <text:p>width: 40%;</text:p>
          </table:table-cell>
          <table:table-cell office:value-type="string" calcext:value-type="string">
            <text:p>dây sạc không vào được đổi cong khác cho mình đi tiki</text:p>
          </table:table-cell>
        </table:table-row>
        <table:table-row table:style-name="ro1">
          <table:table-cell office:value-type="string" calcext:value-type="string">
            <text:p>width: 40%;</text:p>
          </table:table-cell>
          <table:table-cell office:value-type="string" calcext:value-type="string">
            <text:p>Dây sạc chập chờn và báo phụ kiện ko hỗ trợ. Đề nghị đổi</text:p>
          </table:table-cell>
        </table:table-row>
        <table:table-row table:style-name="ro1">
          <table:table-cell office:value-type="string" calcext:value-type="string">
            <text:p>width: 40%;</text:p>
          </table:table-cell>
          <table:table-cell office:value-type="string" calcext:value-type="string">
            <text:p>Dây m mua 1,8m nhưng về mở ra thì không còn seal, seal đã bị rạch ở đuôi hộp. Hơi thất vọng về việc này không biết bên bán có giải quyết vấn đề này k</text:p>
          </table:table-cell>
        </table:table-row>
        <table:table-row table:style-name="ro1">
          <table:table-cell office:value-type="string" calcext:value-type="string">
            <text:p>width: 40%;</text:p>
          </table:table-cell>
          <table:table-cell office:value-type="string" calcext:value-type="string">
            <text:p>Dây LAN mỏng quá, không đúng yêu cầu</text:p>
          </table:table-cell>
        </table:table-row>
        <table:table-row table:style-name="ro5">
          <table:table-cell office:value-type="string" calcext:value-type="string">
            <text:p>width: 40%;</text:p>
          </table:table-cell>
          <table:table-cell office:value-type="string" calcext:value-type="string">
            <text:p>Đây là lần thứ hai mua cam này của Tiki Trading.</text:p>
            <text:p>Không hài lòng vì Giá đắt hơn nhưng không củ nguồn, không bám dính chuyển động như quảng cáo!</text:p>
            <text:p>Cho 2 sao vì giao hàng rất nhanh.</text:p>
            <text:p>Muốn trả lại.</text:p>
          </table:table-cell>
        </table:table-row>
        <table:table-row table:style-name="ro1">
          <table:table-cell office:value-type="string" calcext:value-type="string">
            <text:p>width: 40%;</text:p>
          </table:table-cell>
          <table:table-cell office:value-type="string" calcext:value-type="string">
            <text:p>Đây là lần thứ 2 tôi mua loại này, âm thanh nhỏ và thời gian sử dụng ngắn hơn loa cùng loại tôi mua trước đây , nhưng phải công nhận Tiki rất làm tốt khâu chăm sóc khách hàng!</text:p>
          </table:table-cell>
        </table:table-row>
        <table:table-row table:style-name="ro1">
          <table:table-cell office:value-type="string" calcext:value-type="string">
            <text:p>width: 40%;</text:p>
          </table:table-cell>
          <table:table-cell office:value-type="string" calcext:value-type="string">
            <text:p>dây k sạc đc cho samsung ạk</text:p>
          </table:table-cell>
        </table:table-row>
        <table:table-row table:style-name="ro1">
          <table:table-cell office:value-type="string" calcext:value-type="string">
            <text:p>width: 40%;</text:p>
          </table:table-cell>
          <table:table-cell office:value-type="string" calcext:value-type="string">
            <text:p>Dây cũ, sạc lâu vào pin</text:p>
          </table:table-cell>
        </table:table-row>
        <table:table-row table:style-name="ro1">
          <table:table-cell office:value-type="string" calcext:value-type="string">
            <text:p>width: 40%;</text:p>
          </table:table-cell>
          <table:table-cell office:value-type="string" calcext:value-type="string">
            <text:p>Dây cắm nguồn bị hư sau 2 lần sử dụng</text:p>
          </table:table-cell>
        </table:table-row>
        <table:table-row table:style-name="ro1">
          <table:table-cell office:value-type="string" calcext:value-type="string">
            <text:p>width: 40%;</text:p>
          </table:table-cell>
          <table:table-cell office:value-type="string" calcext:value-type="string">
            <text:p>dau sac sam sing A20s khong sac duoc vui long doi cai khac</text:p>
          </table:table-cell>
        </table:table-row>
        <table:table-row table:style-name="ro1">
          <table:table-cell office:value-type="string" calcext:value-type="string">
            <text:p>width: 40%;</text:p>
          </table:table-cell>
          <table:table-cell office:value-type="string" calcext:value-type="string">
            <text:p>đầu nối tệ quá mua 5 cái sữ dụng được 3 cái còn 2 cái kg có tính hiệu</text:p>
          </table:table-cell>
        </table:table-row>
        <table:table-row table:style-name="ro1">
          <table:table-cell office:value-type="string" calcext:value-type="string">
            <text:p>width: 40%;</text:p>
          </table:table-cell>
          <table:table-cell office:value-type="string" calcext:value-type="string">
            <text:p>Đầu năm mùng 10 giao hàng thế này đây! Làm ăn ko có Tâm.</text:p>
          </table:table-cell>
        </table:table-row>
        <table:table-row table:style-name="ro2">
          <table:table-cell office:value-type="string" calcext:value-type="string">
            <text:p>width: 40%;</text:p>
          </table:table-cell>
          <table:table-cell office:value-type="string" calcext:value-type="string">
            <text:p>Đầu HDMI nóng lên rất nhanh và rất nóng. Mình đã yêu cầu Tiki đổi lại hàng khác nhưng vẫn bị tình trạng tương tự. Mình sẽ thử kết nối với thiết bị khác xem lỗi có phải do laptop của mình không. Có thể sẽ yêu cầu trả hàng.</text:p>
            <text:p/>
            <text:p>Điểm cộng là cáp nhìn chắc chắn, hình ảnh rõ nét. Tiki hỗ trợ đổi hàng cũng OK.</text:p>
          </table:table-cell>
        </table:table-row>
        <table:table-row table:style-name="ro1">
          <table:table-cell office:value-type="string" calcext:value-type="string">
            <text:p>width: 40%;</text:p>
          </table:table-cell>
          <table:table-cell office:value-type="string" calcext:value-type="string">
            <text:p>Đặt trắng xanh nhưng lại giao đen, giao hàng chậm, chuột cắm kết nối máy tính nhưng ko di chuyển đc con trỏ!!!</text:p>
          </table:table-cell>
        </table:table-row>
        <table:table-row table:style-name="ro1">
          <table:table-cell office:value-type="string" calcext:value-type="string">
            <text:p>width: 40%;</text:p>
          </table:table-cell>
          <table:table-cell office:value-type="string" calcext:value-type="string">
            <text:p>Đắt so với hình dáng và chất lượng</text:p>
          </table:table-cell>
        </table:table-row>
        <table:table-row table:style-name="ro1">
          <table:table-cell office:value-type="string" calcext:value-type="string">
            <text:p>width: 40%;</text:p>
          </table:table-cell>
          <table:table-cell office:value-type="string" calcext:value-type="string">
            <text:p>đặt hơn 2 tuần ms thấy hàng quá chậm</text:p>
          </table:table-cell>
        </table:table-row>
        <table:table-row table:style-name="ro1">
          <table:table-cell office:value-type="string" calcext:value-type="string">
            <text:p>width: 40%;</text:p>
          </table:table-cell>
          <table:table-cell office:value-type="string" calcext:value-type="string">
            <text:p>Đặt hàng từ ngày 2/1 tới giờ chưa giao quá thất vọng!</text:p>
          </table:table-cell>
        </table:table-row>
        <table:table-row table:style-name="ro1">
          <table:table-cell office:value-type="string" calcext:value-type="string">
            <text:p>width: 40%;</text:p>
          </table:table-cell>
          <table:table-cell office:value-type="string" calcext:value-type="string">
            <text:p>đặt hàng sáng thứ 2, chiều thứ 3 mới bàn giao đơn vị vận chuyển. quá chậm trễ</text:p>
          </table:table-cell>
        </table:table-row>
        <table:table-row table:style-name="ro2">
          <table:table-cell office:value-type="string" calcext:value-type="string">
            <text:p>width: 40%;</text:p>
          </table:table-cell>
          <table:table-cell office:value-type="string" calcext:value-type="string">
            <text:p>Đặt hàng ngày 20/3, giao máy ngày 25/3.</text:p>
            <text:p>Quà tặng là thẻ nhớ đến 03/4 vẫn đang trong tình trạng "On hold", mình phải gọi lên tổng đài để hỏi, lúc đó mới bắt đầu tiếp nhận đơn hàng. Sau đó đơn hàng thẻ nhớ bị đổi sang đơn hàng mới dự kiến giao hàng 19/04, tới hôm nay 09/4 vẫn đang trong tình trạng đóng gói xong. Bao giờ mới có thẻ nhớ để dùng đây? Đóng gói tốt, chất lượng tốt nhưng xử lý đơn hàng và giao hàng quá là chậm!</text:p>
            <text:p>BẠN NÀO MUA ĐỂ SỬ DỤNG THÌ CỨ ĐẶT TRƯỚC 1 THÁNG THÌ YÊN TÂM LÀ CÓ HÀNG NHÉ!</text:p>
          </table:table-cell>
        </table:table-row>
        <table:table-row table:style-name="ro1">
          <table:table-cell office:value-type="string" calcext:value-type="string">
            <text:p>width: 40%;</text:p>
          </table:table-cell>
          <table:table-cell office:value-type="string" calcext:value-type="string">
            <text:p>đặt hàng là watch 6, còn giấy hướng dẫn là jakcom store, không gắn sim để nghe gọi mà xài bluetooth nên đi xa sao gọi được, tiki cho trả lại hàng được ko vì mua cho con đi học mà không nghe gọi đc</text:p>
          </table:table-cell>
        </table:table-row>
        <table:table-row table:style-name="ro1">
          <table:table-cell office:value-type="string" calcext:value-type="string">
            <text:p>width: 40%;</text:p>
          </table:table-cell>
          <table:table-cell office:value-type="string" calcext:value-type="string">
            <text:p>Đánh giá là cam này hồng ngoại ban đêm quá kém so với tầm giá tiền.</text:p>
          </table:table-cell>
        </table:table-row>
        <table:table-row table:style-name="ro1">
          <table:table-cell office:value-type="string" calcext:value-type="string">
            <text:p>width: 40%;</text:p>
          </table:table-cell>
          <table:table-cell office:value-type="string" calcext:value-type="string">
            <text:p>Đáng thật vọng chất lượng dây đeo không như mình mong muốn mới lần đầu gắn đồng hồ vào đã xuất hiện vết nứt</text:p>
          </table:table-cell>
        </table:table-row>
        <table:table-row table:style-name="ro1">
          <table:table-cell office:value-type="string" calcext:value-type="string">
            <text:p>width: 40%;</text:p>
          </table:table-cell>
          <table:table-cell office:value-type="string" calcext:value-type="string">
            <text:p>đã update firmeware nhưng ko thấy hiển thị tốc độ và tọa độ.</text:p>
          </table:table-cell>
        </table:table-row>
        <table:table-row table:style-name="ro1">
          <table:table-cell office:value-type="string" calcext:value-type="string">
            <text:p>width: 40%;</text:p>
          </table:table-cell>
          <table:table-cell office:value-type="string" calcext:value-type="string">
            <text:p>đã nhận hàng nhưng ko kết nối đc blutool 😡😡😡😡😡😡😡</text:p>
          </table:table-cell>
        </table:table-row>
        <table:table-row table:style-name="ro3">
          <table:table-cell office:value-type="string" calcext:value-type="string">
            <text:p>width: 40%;</text:p>
          </table:table-cell>
          <table:table-cell office:value-type="string" calcext:value-type="string">
            <text:p>Đã nhận được hàng rồi, nhưng máy không có tín hiệu wifi. mặc dù trước đây vẫn dùng cái cũ bình thường. </text:p>
            <text:p>đề nghị hỗ trợ</text:p>
          </table:table-cell>
        </table:table-row>
        <table:table-row table:style-name="ro1">
          <table:table-cell office:value-type="string" calcext:value-type="string">
            <text:p>width: 40%;</text:p>
          </table:table-cell>
          <table:table-cell office:value-type="string" calcext:value-type="string">
            <text:p>Đã mua dây sạc Anker 2 lần cho nó cùng loại với củ sạc và sau 1 thời gian sử dụng đều gặp tình trạng: cắm sạc mặt logo anker hướng lên trên thì không nhận, cắm mặt sau thì hiện đang sạc một lát rồi báo “Phụ kiện này có thể không được hỗ trợ”. Trong khi dùng dây sạc khác thì vẫn sạc nhanh bình thường. Vậy vấn đề là ở dây sạc rồi! Chán thật sự!! Khuyên mọi người dùng củ sạc nhanh là đủ rồi!</text:p>
          </table:table-cell>
        </table:table-row>
        <table:table-row table:style-name="ro1">
          <table:table-cell office:value-type="string" calcext:value-type="string">
            <text:p>width: 40%;</text:p>
          </table:table-cell>
          <table:table-cell office:value-type="string" calcext:value-type="string">
            <text:p>đả mua 2 cái. 1 cái sài rất tốt. 1 cái k kết nối đc. giờ k bít sao đổi lại nửa.</text:p>
          </table:table-cell>
        </table:table-row>
        <table:table-row table:style-name="ro1">
          <table:table-cell office:value-type="string" calcext:value-type="string">
            <text:p>width: 40%;</text:p>
          </table:table-cell>
          <table:table-cell office:value-type="string" calcext:value-type="string">
            <text:p>Đã lắp đặt lên rồi mà vẫn không kết nối được dù mạng wifi bình thường</text:p>
          </table:table-cell>
        </table:table-row>
        <table:table-row table:style-name="ro1">
          <table:table-cell office:value-type="string" calcext:value-type="string">
            <text:p>width: 40%;</text:p>
          </table:table-cell>
          <table:table-cell office:value-type="string" calcext:value-type="string">
            <text:p>đã gắn thẻ nhớ 32G mà nó không hoặc động được. buồn quá đi thôi</text:p>
          </table:table-cell>
        </table:table-row>
        <table:table-row table:style-name="ro1">
          <table:table-cell office:value-type="string" calcext:value-type="string">
            <text:p>width: 40%;</text:p>
          </table:table-cell>
          <table:table-cell office:value-type="string" calcext:value-type="string">
            <text:p>Cường lực nhận hàng xong mở ra đã bị nứt và bể, trường hợp này phải làm sao đây shop</text:p>
          </table:table-cell>
        </table:table-row>
        <table:table-row table:style-name="ro1">
          <table:table-cell office:value-type="string" calcext:value-type="string">
            <text:p>width: 40%;</text:p>
          </table:table-cell>
          <table:table-cell office:value-type="string" calcext:value-type="string">
            <text:p>Cường lực lành lặn nhưng cảm ứng kém nhạy. Đã tháo và không bao giờ dùng nữa</text:p>
          </table:table-cell>
        </table:table-row>
        <table:table-row table:style-name="ro1">
          <table:table-cell office:value-type="string" calcext:value-type="string">
            <text:p>width: 40%;</text:p>
          </table:table-cell>
          <table:table-cell office:value-type="string" calcext:value-type="string">
            <text:p>cuộn ghi 58x40, <text:s/>mình về lắp cho máy in nhiệt XP 58u khổ 58mm không vừa. bị rộng hơn 58mm. Đề nghị ghi rõ vừa với máy in gì, <text:s/>khổ giấy thực tế là bao nhiêu.</text:p>
          </table:table-cell>
        </table:table-row>
        <table:table-row table:style-name="ro1">
          <table:table-cell office:value-type="string" calcext:value-type="string">
            <text:p>width: 40%;</text:p>
          </table:table-cell>
          <table:table-cell office:value-type="string" calcext:value-type="string">
            <text:p>Code có người sử dụng trước rồi nên tạo tài khoản không được, cứ hiện lỗi không được phép nhìn thấy trang sau khi điền đầy đủ thông tin để tạo tài khoản trên www.oxfordlearnersdictionaries.com. Còn về phần DVD đi kèm thì mất phần ispeaker và iwriter, khi vào chương trình thì báo là không tìm thấy file để chạy. Sách mình mua là quyển đảm bảo có code và DVD, bìa cứng chứ không phải quyển bìa mềm mà nhận được chất lượng của quyển bìa mềm. Hiện tại bây giờ mình không thể nào tạo tài khoản trên www.oxfordlearnersdictionaries.com được, còn về phần mềm thì phải kiếm phần mềm đã crack trên mạng để thay cho cái đĩa. Góp ý để các bạn suy nghĩ kĩ trước khi mua</text:p>
          </table:table-cell>
        </table:table-row>
        <table:table-row table:style-name="ro1">
          <table:table-cell office:value-type="string" calcext:value-type="string">
            <text:p>width: 40%;</text:p>
          </table:table-cell>
          <table:table-cell office:value-type="string" calcext:value-type="string">
            <text:p>có thể đổi lại máy có bluetooth ko vay shop. giá máy có bluetooth bao nhiu tiền vậy shop</text:p>
          </table:table-cell>
        </table:table-row>
        <table:table-row table:style-name="ro1">
          <table:table-cell office:value-type="string" calcext:value-type="string">
            <text:p>width: 40%;</text:p>
          </table:table-cell>
          <table:table-cell office:value-type="string" calcext:value-type="string">
            <text:p>Có remote nhung lại ko xài được . Đề nghị cho đổi remote khác .</text:p>
          </table:table-cell>
        </table:table-row>
        <table:table-row table:style-name="ro1">
          <table:table-cell office:value-type="string" calcext:value-type="string">
            <text:p>width: 40%;</text:p>
          </table:table-cell>
          <table:table-cell office:value-type="string" calcext:value-type="string">
            <text:p>có mua 3 cái camera . trong đó có 1 cái camera bị lôi xoay 360 độ. đe nghị của hàng cho đội hàng</text:p>
          </table:table-cell>
        </table:table-row>
        <table:table-row table:style-name="ro1">
          <table:table-cell office:value-type="string" calcext:value-type="string">
            <text:p>width: 40%;</text:p>
          </table:table-cell>
          <table:table-cell office:value-type="string" calcext:value-type="string">
            <text:p>có một khóa cuối của một chân không khóa đươc vì bị hỏng</text:p>
          </table:table-cell>
        </table:table-row>
        <table:table-row table:style-name="ro3">
          <table:table-cell office:value-type="string" calcext:value-type="string">
            <text:p>width: 40%;</text:p>
          </table:table-cell>
          <table:table-cell office:value-type="string" calcext:value-type="string">
            <text:p>Có mỗi củ sạc, không có dây kèm theo cũng không nói rõ để còn biết mà mua/</text:p>
            <text:p>Chất lượng: chưa biết</text:p>
          </table:table-cell>
        </table:table-row>
        <table:table-row table:style-name="ro1">
          <table:table-cell office:value-type="string" calcext:value-type="string">
            <text:p>width: 40%;</text:p>
          </table:table-cell>
          <table:table-cell office:value-type="string" calcext:value-type="string">
            <text:p>Có 2 chế độ alarm: partial và all area nhưng sau khi vẽ khoanh vùng vẩn báo động loạn lên lá cây gió mạnh cũng báo động.</text:p>
          </table:table-cell>
        </table:table-row>
        <table:table-row table:style-name="ro1">
          <table:table-cell office:value-type="string" calcext:value-type="string">
            <text:p>width: 40%;</text:p>
          </table:table-cell>
          <table:table-cell office:value-type="string" calcext:value-type="string">
            <text:p>có <text:s/>vài nút led k sáng, bị kẹt nút như hình</text:p>
          </table:table-cell>
        </table:table-row>
        <table:table-row table:style-name="ro1">
          <table:table-cell office:value-type="string" calcext:value-type="string">
            <text:p>width: 40%;</text:p>
          </table:table-cell>
          <table:table-cell office:value-type="string" calcext:value-type="string">
            <text:p>Chuyển từ Điện thoại lên tivi toàn báo không co tin hiệu .thử nhiều điện thọai vẫn tương tự</text:p>
          </table:table-cell>
        </table:table-row>
        <table:table-row table:style-name="ro1">
          <table:table-cell office:value-type="string" calcext:value-type="string">
            <text:p>width: 40%;</text:p>
          </table:table-cell>
          <table:table-cell office:value-type="string" calcext:value-type="string">
            <text:p>Chuột xài ổn, mượt, có điều không rơi vỡ gì hết mà vừa hết hạn bảo hành được 3 tháng thì hư</text:p>
          </table:table-cell>
        </table:table-row>
        <table:table-row table:style-name="ro1">
          <table:table-cell office:value-type="string" calcext:value-type="string">
            <text:p>width: 40%;</text:p>
          </table:table-cell>
          <table:table-cell office:value-type="string" calcext:value-type="string">
            <text:p>Chuôt thì dùng ok. bàn phím dùng kém. nhanh hết pin</text:p>
          </table:table-cell>
        </table:table-row>
        <table:table-row table:style-name="ro1">
          <table:table-cell office:value-type="string" calcext:value-type="string">
            <text:p>width: 40%;</text:p>
          </table:table-cell>
          <table:table-cell office:value-type="string" calcext:value-type="string">
            <text:p>Chuột sử dụng khá tốt, giá cả cũng thuộc vào loại "mềm" so với các loại chuột không dây khác. Tuy nhiên chuột lúc mới mua về thì rất nhạy nhưng sau một thời gian thì độ nhạy hơi bị giảm. Bên cạnh đó chuột có khi tự động nháy mở chương trình mà không theo sự điều khiển.</text:p>
          </table:table-cell>
        </table:table-row>
        <table:table-row table:style-name="ro1">
          <table:table-cell office:value-type="string" calcext:value-type="string">
            <text:p>width: 40%;</text:p>
          </table:table-cell>
          <table:table-cell office:value-type="string" calcext:value-type="string">
            <text:p>Chuột giật, không linh hoạt dù đã chọn các tốc độ.</text:p>
          </table:table-cell>
        </table:table-row>
        <table:table-row table:style-name="ro1">
          <table:table-cell office:value-type="string" calcext:value-type="string">
            <text:p>width: 40%;</text:p>
          </table:table-cell>
          <table:table-cell office:value-type="string" calcext:value-type="string">
            <text:p>Chuột đã sử dụng rồi mà vẫn gửi cho khách. Vẫn dùng được, thỉnh thoảng delay gây khó chịu. Đã đọc bình luận thấy bảo gửi hàng cũ mà vẫn mua xem có phải k. Hoá ra là làm ăn láo nháo quá. Mình lấy hàng xong có việc phải đi nên chiều tối về mới mở xem. Chán thực sự</text:p>
          </table:table-cell>
        </table:table-row>
        <table:table-row table:style-name="ro1">
          <table:table-cell office:value-type="string" calcext:value-type="string">
            <text:p>width: 40%;</text:p>
          </table:table-cell>
          <table:table-cell office:value-type="string" calcext:value-type="string">
            <text:p>Chuột bị hỏng nút bấm ko bấm dc ạ.</text:p>
          </table:table-cell>
        </table:table-row>
        <table:table-row table:style-name="ro1">
          <table:table-cell office:value-type="string" calcext:value-type="string">
            <text:p>width: 40%;</text:p>
          </table:table-cell>
          <table:table-cell office:value-type="string" calcext:value-type="string">
            <text:p>chổi quét bị rụng lông.</text:p>
          </table:table-cell>
        </table:table-row>
        <table:table-row table:style-name="ro1">
          <table:table-cell office:value-type="string" calcext:value-type="string">
            <text:p>width: 40%;</text:p>
          </table:table-cell>
          <table:table-cell office:value-type="string" calcext:value-type="string">
            <text:p>Cho mình hỏi remote này ko có chỗ bật thì sử dụng như thế nào nhỉ?</text:p>
          </table:table-cell>
        </table:table-row>
        <table:table-row table:style-name="ro1">
          <table:table-cell office:value-type="string" calcext:value-type="string">
            <text:p>width: 40%;</text:p>
          </table:table-cell>
          <table:table-cell office:value-type="string" calcext:value-type="string">
            <text:p>Cho mình hỏi không có thẻ nhớ có giử được sóng âm thanh qua camera k ạ.Mình mua hàng mà mãi sao không giử được song âm sang camera vậy,nhờ bạn tư vấn giúp mình với</text:p>
          </table:table-cell>
        </table:table-row>
        <table:table-row table:style-name="ro3">
          <table:table-cell office:value-type="string" calcext:value-type="string">
            <text:p>width: 40%;</text:p>
          </table:table-cell>
          <table:table-cell office:value-type="string" calcext:value-type="string">
            <text:p>cho m hỏi update hay cài đặt firmware ntn vậy? test magician ra ntn</text:p>
            <text:p>vs lại giao hàng chậm. lịch là 09.08 mà tận 11 mới nhận đc hàng.</text:p>
          </table:table-cell>
        </table:table-row>
        <table:table-row table:style-name="ro8">
          <table:table-cell office:value-type="string" calcext:value-type="string">
            <text:p>width: 40%;</text:p>
          </table:table-cell>
          <table:table-cell office:value-type="string" calcext:value-type="string">
            <text:p>cho em hỏi về chất lượng thẻ và bảo hành </text:p>
            <text:p/>
            <text:p>em đã mua thẻ 32gb từ tiki ( ngay bài post này ) </text:p>
            <text:p/>
            <text:p>+ về tốc độ rất ok </text:p>
            <text:p/>
            <text:p>+ về dung lương thì khi e quay giữa chừng thì báo (no space in memory card ) và khi em xuất hết source ra thì source của e tổng cộng 9gb / 32gb . Em thắc mắc là thẻ bị lỗi hay sao ạ ? </text:p>
            <text:p/>
            <text:p>mong nhận được phản hồi từ shop</text:p>
          </table:table-cell>
        </table:table-row>
        <table:table-row table:style-name="ro1">
          <table:table-cell office:value-type="string" calcext:value-type="string">
            <text:p>width: 40%;</text:p>
          </table:table-cell>
          <table:table-cell office:value-type="string" calcext:value-type="string">
            <text:p>cho em hỏi ở chỗ đơn hàng thành công có đơn hàng này mà sao em vẫn ch nhận được ạ???</text:p>
          </table:table-cell>
        </table:table-row>
        <table:table-row table:style-name="ro1">
          <table:table-cell office:value-type="string" calcext:value-type="string">
            <text:p>width: 40%;</text:p>
          </table:table-cell>
          <table:table-cell office:value-type="string" calcext:value-type="string">
            <text:p>chỉ xuất được 30fps không giống như miêu tả, tôi muốn trả hàng, tiki hỗ trợ giúp</text:p>
          </table:table-cell>
        </table:table-row>
        <table:table-row table:style-name="ro1">
          <table:table-cell office:value-type="string" calcext:value-type="string">
            <text:p>width: 40%;</text:p>
          </table:table-cell>
          <table:table-cell office:value-type="string" calcext:value-type="string">
            <text:p>Chỉ là miếng cáo su ép vải, không phải da pu như quảng cáo!!!</text:p>
          </table:table-cell>
        </table:table-row>
        <table:table-row table:style-name="ro1">
          <table:table-cell office:value-type="string" calcext:value-type="string">
            <text:p>width: 40%;</text:p>
          </table:table-cell>
          <table:table-cell office:value-type="string" calcext:value-type="string">
            <text:p>Chỉ kết nối đc wifi ở nhà. Ra ngoài ko sử dụng đc luôn</text:p>
          </table:table-cell>
        </table:table-row>
        <table:table-row table:style-name="ro3">
          <table:table-cell office:value-type="string" calcext:value-type="string">
            <text:p>width: 40%;</text:p>
          </table:table-cell>
          <table:table-cell office:value-type="string" calcext:value-type="string">
            <text:p>Check bảo hành thì đã unlock từ tháng 2/2020 -&gt; máy ko 100% new. </text:p>
            <text:p>Càng ngày càng thất vọng về Tiki.</text:p>
          </table:table-cell>
        </table:table-row>
        <table:table-row table:style-name="ro1">
          <table:table-cell office:value-type="string" calcext:value-type="string">
            <text:p>width: 40%;</text:p>
          </table:table-cell>
          <table:table-cell office:value-type="string" calcext:value-type="string">
            <text:p>chay chê <text:s/>mang the nho bi loi không xem lai duoc</text:p>
          </table:table-cell>
        </table:table-row>
        <table:table-row table:style-name="ro1">
          <table:table-cell office:value-type="string" calcext:value-type="string">
            <text:p>width: 40%;</text:p>
          </table:table-cell>
          <table:table-cell office:value-type="string" calcext:value-type="string">
            <text:p>Chất lượng thì chưa biết nhưng nhận hàng thì bị cắt mất seal,không hài lòng khi mua hàng lần này của tiki.</text:p>
          </table:table-cell>
        </table:table-row>
        <table:table-row table:style-name="ro1">
          <table:table-cell office:value-type="string" calcext:value-type="string">
            <text:p>width: 40%;</text:p>
          </table:table-cell>
          <table:table-cell office:value-type="string" calcext:value-type="string">
            <text:p>chất lượng sp wa tệ sắc k vào k hài lòng về sp chút nào</text:p>
          </table:table-cell>
        </table:table-row>
        <table:table-row table:style-name="ro1">
          <table:table-cell office:value-type="string" calcext:value-type="string">
            <text:p>width: 40%;</text:p>
          </table:table-cell>
          <table:table-cell office:value-type="string" calcext:value-type="string">
            <text:p>Chất lượng sóng lúc full lúc không mặc dù đã thiết lập 100% công suất phát. Ping lúc cao lúc thấp. Lúc đầu tưởng do modem nhưng đã thay đủ loại modem. Ktv nhà mạng đến hơn chục lần tình trạng vẫn thế còn mỗi cục phát là chưa thay để kiểm tra nên có thể khẳng định lỗi kết nối không ổn định là do cục router 941HP này. Tiki cho hỏi bảo hành ở đâu được?</text:p>
          </table:table-cell>
        </table:table-row>
        <table:table-row table:style-name="ro2">
          <table:table-cell office:value-type="string" calcext:value-type="string">
            <text:p>width: 40%;</text:p>
          </table:table-cell>
          <table:table-cell office:value-type="string" calcext:value-type="string">
            <text:p>Chất lượng sản phẩm và giá tiền không được như mong đợi. </text:p>
            <text:p>Đây là Tiki chứ không phải Chotot tại sao lại bán hàng quá cũ như vậy?</text:p>
            <text:p>*** Mong Tiki hãy làm việc lại với nhà cung cấp này. Để tránh mất uy tín.</text:p>
          </table:table-cell>
        </table:table-row>
        <table:table-row table:style-name="ro1">
          <table:table-cell office:value-type="string" calcext:value-type="string">
            <text:p>width: 40%;</text:p>
          </table:table-cell>
          <table:table-cell office:value-type="string" calcext:value-type="string">
            <text:p>chất lượng rất kém</text:p>
          </table:table-cell>
        </table:table-row>
        <table:table-row table:style-name="ro1">
          <table:table-cell office:value-type="string" calcext:value-type="string">
            <text:p>width: 40%;</text:p>
          </table:table-cell>
          <table:table-cell office:value-type="string" calcext:value-type="string">
            <text:p>Chất lượng ọp ẹp, phần khóa nhựa gắn máy vào chân lỏng lẻo không chắc chắn, tự bug ra khá nguy hiểm cho máy. Cơ bản là không nên sử dụng</text:p>
          </table:table-cell>
        </table:table-row>
        <table:table-row table:style-name="ro2">
          <table:table-cell office:value-type="string" calcext:value-type="string">
            <text:p>width: 40%;</text:p>
          </table:table-cell>
          <table:table-cell office:value-type="string" calcext:value-type="string">
            <text:p>chất lượng mua từ Tiki quá kém. </text:p>
            <text:p>mình mua con này từ Tiki nhưng so với con 1,3Mp đang sử dụng thì con 3Mp của Tiki gọi nó bằng ông nội. </text:p>
            <text:p>ai giải thích được 1,3Mp &gt; 3Mp là thế nào không?</text:p>
          </table:table-cell>
        </table:table-row>
        <table:table-row table:style-name="ro1">
          <table:table-cell office:value-type="string" calcext:value-type="string">
            <text:p>width: 40%;</text:p>
          </table:table-cell>
          <table:table-cell office:value-type="string" calcext:value-type="string">
            <text:p>Chất lượng miếng dán ổn. Nhưng giao hàng ko chấp nhận được. Mua 2 miếng giao 1 miếng. Sau 3 lần liên lạc tiki thì 1 tháng sau mới bù miếng thứ 2</text:p>
          </table:table-cell>
        </table:table-row>
        <table:table-row table:style-name="ro1">
          <table:table-cell office:value-type="string" calcext:value-type="string">
            <text:p>width: 40%;</text:p>
          </table:table-cell>
          <table:table-cell office:value-type="string" calcext:value-type="string">
            <text:p>Chất lượng ko như mong đợi, tạp âm vẫn y chang như ko có mic. Mình đã phí tiền vào sp này</text:p>
          </table:table-cell>
        </table:table-row>
        <table:table-row table:style-name="ro1">
          <table:table-cell office:value-type="string" calcext:value-type="string">
            <text:p>width: 40%;</text:p>
          </table:table-cell>
          <table:table-cell office:value-type="string" calcext:value-type="string">
            <text:p>Chất lượng kém không như mong đợi, khoảng cách gần không bắt được wifi, không lắp được thẻ nhớ, vít vặn mỏng manh</text:p>
          </table:table-cell>
        </table:table-row>
        <table:table-row table:style-name="ro1">
          <table:table-cell office:value-type="string" calcext:value-type="string">
            <text:p>width: 40%;</text:p>
          </table:table-cell>
          <table:table-cell office:value-type="string" calcext:value-type="string">
            <text:p>chất lượng kém</text:p>
          </table:table-cell>
        </table:table-row>
        <table:table-row table:style-name="ro1">
          <table:table-cell office:value-type="string" calcext:value-type="string">
            <text:p>width: 40%;</text:p>
          </table:table-cell>
          <table:table-cell office:value-type="string" calcext:value-type="string">
            <text:p>Chất lượng in quá tệ: màu sắc tối , độ phân giải kém, in không hết hình hiển thị. Dung lượng pin yếu: in mới 2 tấm mà hết 1/3 pin. So về giá bán đối <text:s/>với mức giá này thì kém xa so với các dòng máy in mini của các hãng khác.</text:p>
          </table:table-cell>
        </table:table-row>
        <table:table-row table:style-name="ro3">
          <table:table-cell office:value-type="string" calcext:value-type="string">
            <text:p>width: 40%;</text:p>
          </table:table-cell>
          <table:table-cell office:value-type="string" calcext:value-type="string">
            <text:p>Chất lượng hoàn thiện kém, hình ảnh thua 1080p!</text:p>
            <text:p>Giá rẻ khó mà đòi hỏi chất lượng được, quay tạm thì coi như tạm ổn.</text:p>
          </table:table-cell>
        </table:table-row>
        <table:table-row table:style-name="ro1">
          <table:table-cell office:value-type="string" calcext:value-type="string">
            <text:p>width: 40%;</text:p>
          </table:table-cell>
          <table:table-cell office:value-type="string" calcext:value-type="string">
            <text:p>chất lượng hình ảnh tạm ok nhưng đàm thoại thì ko đc,nói toàn bị dội lại,rất khó chịu</text:p>
          </table:table-cell>
        </table:table-row>
        <table:table-row table:style-name="ro1">
          <table:table-cell office:value-type="string" calcext:value-type="string">
            <text:p>width: 40%;</text:p>
          </table:table-cell>
          <table:table-cell office:value-type="string" calcext:value-type="string">
            <text:p>Chất lượng hình ảnh không nhuyễn..bị giật hình khi chuyển động</text:p>
          </table:table-cell>
        </table:table-row>
        <table:table-row table:style-name="ro1">
          <table:table-cell office:value-type="string" calcext:value-type="string">
            <text:p>width: 40%;</text:p>
          </table:table-cell>
          <table:table-cell office:value-type="string" calcext:value-type="string">
            <text:p>chất lượng hình ảnh kém</text:p>
          </table:table-cell>
        </table:table-row>
        <table:table-row table:style-name="ro1">
          <table:table-cell office:value-type="string" calcext:value-type="string">
            <text:p>width: 40%;</text:p>
          </table:table-cell>
          <table:table-cell office:value-type="string" calcext:value-type="string">
            <text:p>chất lượng hàng quá kém lắp vào hỏng ngay cái vít vặn giữ. đành rằng tiền nào của nấy nhưng í nhất cũng đạt đc 1 mức độ cho trẻ con có giá để đọc.</text:p>
          </table:table-cell>
        </table:table-row>
        <table:table-row table:style-name="ro1">
          <table:table-cell office:value-type="string" calcext:value-type="string">
            <text:p>width: 40%;</text:p>
          </table:table-cell>
          <table:table-cell office:value-type="string" calcext:value-type="string">
            <text:p>Chất lượng gia công kém, được 6 tháng thì không xoay đc nữa</text:p>
          </table:table-cell>
        </table:table-row>
        <table:table-row table:style-name="ro1">
          <table:table-cell office:value-type="string" calcext:value-type="string">
            <text:p>width: 40%;</text:p>
          </table:table-cell>
          <table:table-cell office:value-type="string" calcext:value-type="string">
            <text:p>Chất lượng đáng thất vọng, nhất là về màu sắc, màu mực in lem và chờm ra ngoài viền. Phần chất liệu su ở gần đồng hồ cũng không bền, mình kéo để bỏ đồng hồ vào lần đầu tiên thì có vết rạn xuất hiện trước rồi. Chắc có lẽ mình đã quá trông chờ vào một sản phẩm trị giá 60k nên giờ thất vọng vậy.</text:p>
          </table:table-cell>
        </table:table-row>
        <table:table-row table:style-name="ro1">
          <table:table-cell office:value-type="string" calcext:value-type="string">
            <text:p>width: 40%;</text:p>
          </table:table-cell>
          <table:table-cell office:value-type="string" calcext:value-type="string">
            <text:p>Chất lượng ảnh quá kém</text:p>
          </table:table-cell>
        </table:table-row>
        <table:table-row table:style-name="ro1">
          <table:table-cell office:value-type="string" calcext:value-type="string">
            <text:p>width: 40%;</text:p>
          </table:table-cell>
          <table:table-cell office:value-type="string" calcext:value-type="string">
            <text:p>Chào Tiki, sản phẩm mình mua phần ghi âm rè quá không nghe được gì. Mình có hỏi bên Dahua.vn họ nói gửi cho Tiki để bảo hành. Giờ mình gửi đến địa chỉ nào và cước vận chuyển thế nào vậy?</text:p>
          </table:table-cell>
        </table:table-row>
        <table:table-row table:style-name="ro3">
          <table:table-cell office:value-type="string" calcext:value-type="string">
            <text:p>width: 40%;</text:p>
          </table:table-cell>
          <table:table-cell office:value-type="string" calcext:value-type="string">
            <text:p>chan ram ko sang co tray xuoc, chan ram sang ko deu nhin nhu hang cu.</text:p>
            <text:p>anh em can nhac truoc khi mua</text:p>
          </table:table-cell>
        </table:table-row>
        <table:table-row table:style-name="ro1">
          <table:table-cell office:value-type="string" calcext:value-type="string">
            <text:p>width: 40%;</text:p>
          </table:table-cell>
          <table:table-cell office:value-type="string" calcext:value-type="string">
            <text:p>Chân máy vá các chốt chắc, nhưng có chốt điều chỉnh độ cao của thanh lõi bị kẹt, rất khó để điều chỉnh cao thấp, không thể thu gọn lại trở về chiều dài tối thiểu</text:p>
          </table:table-cell>
        </table:table-row>
        <table:table-row table:style-name="ro1">
          <table:table-cell office:value-type="string" calcext:value-type="string">
            <text:p>width: 40%;</text:p>
          </table:table-cell>
          <table:table-cell office:value-type="string" calcext:value-type="string">
            <text:p>Chân máy mở ra bị hư ốc không dựng thẳng chân được</text:p>
          </table:table-cell>
        </table:table-row>
        <table:table-row table:style-name="ro1">
          <table:table-cell office:value-type="string" calcext:value-type="string">
            <text:p>width: 40%;</text:p>
          </table:table-cell>
          <table:table-cell office:value-type="string" calcext:value-type="string">
            <text:p>Chân máy mở ra bị hư ốc không dựng thẳng chân được</text:p>
          </table:table-cell>
        </table:table-row>
        <table:table-row table:style-name="ro1">
          <table:table-cell office:value-type="string" calcext:value-type="string">
            <text:p>width: 40%;</text:p>
          </table:table-cell>
          <table:table-cell office:value-type="string" calcext:value-type="string">
            <text:p>chân iphone ko dùng đc là sao anh em dùng iPhone mà hỏg đúg cái đấy</text:p>
          </table:table-cell>
        </table:table-row>
        <table:table-row table:style-name="ro1">
          <table:table-cell office:value-type="string" calcext:value-type="string">
            <text:p>width: 40%;</text:p>
          </table:table-cell>
          <table:table-cell office:value-type="string" calcext:value-type="string">
            <text:p>chân iphone ko dùng đc là sao anh em dùng iPhone mà hỏg đúg cái đấy</text:p>
          </table:table-cell>
        </table:table-row>
        <table:table-row table:style-name="ro1">
          <table:table-cell office:value-type="string" calcext:value-type="string">
            <text:p>width: 40%;</text:p>
          </table:table-cell>
          <table:table-cell office:value-type="string" calcext:value-type="string">
            <text:p>chân đỡ siêu lỏng lại còn hay bị tuột ra khá lỏng lẻo vào đứng không vững</text:p>
          </table:table-cell>
        </table:table-row>
        <table:table-row table:style-name="ro3">
          <table:table-cell office:value-type="string" calcext:value-type="string">
            <text:p>width: 40%;</text:p>
          </table:table-cell>
          <table:table-cell office:value-type="string" calcext:value-type="string">
            <text:p>chân đế bé như trái chuối cau, gắn vào gimbal rất dễ đổ .</text:p>
            <text:p>một SP đáng thất vọng.</text:p>
          </table:table-cell>
        </table:table-row>
        <table:table-row table:style-name="ro1">
          <table:table-cell office:value-type="string" calcext:value-type="string">
            <text:p>width: 40%;</text:p>
          </table:table-cell>
          <table:table-cell office:value-type="string" calcext:value-type="string">
            <text:p>cân nhắc khi mua nhé. do mình mua về mà cắm vào pc không nghe được. gửi bảo hành xong cũng không nghe được. cắm vào điện thoại thì oke. mình có thử qua 1 số laptop khác. cũng oke. mình nói ở đây là do kén win kèm pc. mình sài win 10. đến giờ vẫn để không. từ lúc mua về sài được 10s test trong lap, 10s test điện thoại. còn lại nằm đống. bảo hành xong vẫn chưa sài được cho con pc win 10 của mình. thử cài win khác cũng thế.</text:p>
          </table:table-cell>
        </table:table-row>
        <table:table-row table:style-name="ro1">
          <table:table-cell office:value-type="string" calcext:value-type="string">
            <text:p>width: 40%;</text:p>
          </table:table-cell>
          <table:table-cell office:value-type="string" calcext:value-type="string">
            <text:p>Cần cái mic để cho con học anh văn vậy mà mic quá tệ . Âm thanh nhỏ xíu lại dè . Thất vọng .</text:p>
          </table:table-cell>
        </table:table-row>
        <table:table-row table:style-name="ro1">
          <table:table-cell office:value-type="string" calcext:value-type="string">
            <text:p>width: 40%;</text:p>
          </table:table-cell>
          <table:table-cell office:value-type="string" calcext:value-type="string">
            <text:p>camera quay hơi mờ khi quay duy triển ko thấy đc nói chung rất tệ nhưng xét lại mức tiền cx hợp lý</text:p>
          </table:table-cell>
        </table:table-row>
        <table:table-row table:style-name="ro1">
          <table:table-cell office:value-type="string" calcext:value-type="string">
            <text:p>width: 40%;</text:p>
          </table:table-cell>
          <table:table-cell office:value-type="string" calcext:value-type="string">
            <text:p>camera quay chuyển động không theo thời gian thực,rất chậm,giât lag kinh khủng</text:p>
          </table:table-cell>
        </table:table-row>
        <table:table-row table:style-name="ro1">
          <table:table-cell office:value-type="string" calcext:value-type="string">
            <text:p>width: 40%;</text:p>
          </table:table-cell>
          <table:table-cell office:value-type="string" calcext:value-type="string">
            <text:p>Camera mua về không đọc được mã code của điện thoại, nhờ hỗ trợ giúp.</text:p>
          </table:table-cell>
        </table:table-row>
        <table:table-row table:style-name="ro1">
          <table:table-cell office:value-type="string" calcext:value-type="string">
            <text:p>width: 40%;</text:p>
          </table:table-cell>
          <table:table-cell office:value-type="string" calcext:value-type="string">
            <text:p>camera mua đc gần 6 tháng nay bị sọc dọc màn hình... làm thế nào để được shop đổi mới hoặc bảo hành</text:p>
          </table:table-cell>
        </table:table-row>
        <table:table-row table:style-name="ro1">
          <table:table-cell office:value-type="string" calcext:value-type="string">
            <text:p>width: 40%;</text:p>
          </table:table-cell>
          <table:table-cell office:value-type="string" calcext:value-type="string">
            <text:p>Camera mới về dùng hình ảnh có màu, bây giờ hình chỉ trắng đen</text:p>
          </table:table-cell>
        </table:table-row>
        <table:table-row table:style-name="ro1">
          <table:table-cell office:value-type="string" calcext:value-type="string">
            <text:p>width: 40%;</text:p>
          </table:table-cell>
          <table:table-cell office:value-type="string" calcext:value-type="string">
            <text:p>Camera màn hình 2.0 quá mờ, không thấy nét, pin 15p là hết, phải mua thêm thẻ nhớ.</text:p>
          </table:table-cell>
        </table:table-row>
        <table:table-row table:style-name="ro1">
          <table:table-cell office:value-type="string" calcext:value-type="string">
            <text:p>width: 40%;</text:p>
          </table:table-cell>
          <table:table-cell office:value-type="string" calcext:value-type="string">
            <text:p>Camera loại này mình mua 1 cái cửa hàng khác xài rất ok, nhưng cái này mua của OneBee thì chỉ coi trực tiếp được. Không coi được lịch sử dù mình đã mua thẻ nhớ khác gắn vào. Cũng không báo động được. đã báo lên Tiki 2 ngày rồi mà chưa được hỗ trợ</text:p>
          </table:table-cell>
        </table:table-row>
        <table:table-row table:style-name="ro1">
          <table:table-cell office:value-type="string" calcext:value-type="string">
            <text:p>width: 40%;</text:p>
          </table:table-cell>
          <table:table-cell office:value-type="string" calcext:value-type="string">
            <text:p>Camera không quan sát được ban đêm, mình nhận hàng ngày 23/05- chế độ bảo hành ở đâu để mình tới cho họ ktra lại</text:p>
          </table:table-cell>
        </table:table-row>
        <table:table-row table:style-name="ro1">
          <table:table-cell office:value-type="string" calcext:value-type="string">
            <text:p>width: 40%;</text:p>
          </table:table-cell>
          <table:table-cell office:value-type="string" calcext:value-type="string">
            <text:p>Camera không nhận thẻ nhớ đi kèm!</text:p>
          </table:table-cell>
        </table:table-row>
        <table:table-row table:style-name="ro1">
          <table:table-cell office:value-type="string" calcext:value-type="string">
            <text:p>width: 40%;</text:p>
          </table:table-cell>
          <table:table-cell office:value-type="string" calcext:value-type="string">
            <text:p>Camera không nhận được thẻ nhớ.có thử nhiều lội thẻ nhớ nhưng cũng không được</text:p>
          </table:table-cell>
        </table:table-row>
        <table:table-row table:style-name="ro1">
          <table:table-cell office:value-type="string" calcext:value-type="string">
            <text:p>width: 40%;</text:p>
          </table:table-cell>
          <table:table-cell office:value-type="string" calcext:value-type="string">
            <text:p>camera không lưu lại thời gian và cài đặt. mỗi lần bật lên là phải chỉnh lại toàn bộ</text:p>
          </table:table-cell>
        </table:table-row>
        <table:table-row table:style-name="ro1">
          <table:table-cell office:value-type="string" calcext:value-type="string">
            <text:p>width: 40%;</text:p>
          </table:table-cell>
          <table:table-cell office:value-type="string" calcext:value-type="string">
            <text:p>Camera không kết nối đc,ko có giọng nói,nghe dựt dựt,muốn đổi sp khác thì phải làm sao?</text:p>
          </table:table-cell>
        </table:table-row>
        <table:table-row table:style-name="ro1">
          <table:table-cell office:value-type="string" calcext:value-type="string">
            <text:p>width: 40%;</text:p>
          </table:table-cell>
          <table:table-cell office:value-type="string" calcext:value-type="string">
            <text:p>Camera kém chất lượng hình ảnh kém, ko rõ nét dù phạm vi gần, so với hai cái trước mua của nhà phân phối khác thì nhà phân phối này sản phẩm kém hơn nhiều</text:p>
          </table:table-cell>
        </table:table-row>
        <table:table-row table:style-name="ro2">
          <table:table-cell office:value-type="string" calcext:value-type="string">
            <text:p>width: 40%;</text:p>
          </table:table-cell>
          <table:table-cell office:value-type="string" calcext:value-type="string">
            <text:p>Camera k sáng đèn theo cài đặt, k lưu đc ảnh khi k có thẻ nhớ (dòng camera kháv cùng giá lưu đc gần 100 ảnh)</text:p>
            <text:p>Góc nhìn hẹp, k xoay dc, k cài đc chế độ tắt âm</text:p>
            <text:p>QUá phiền</text:p>
          </table:table-cell>
        </table:table-row>
        <table:table-row table:style-name="ro3">
          <table:table-cell office:value-type="string" calcext:value-type="string">
            <text:p>width: 40%;</text:p>
          </table:table-cell>
          <table:table-cell office:value-type="string" calcext:value-type="string">
            <text:p>Camera ghi 2 râu nhưng có 1 cái chỉ có cho vui vì nó chỉ có tác dụng làm đẹp. Khá cồng kềnh và chất lượng hình ảnh không được sắc nét, độ sáng cũng không tốt. Các chức năng báo động chỉ ghi cho vui chứ không có tác dụng.</text:p>
            <text:p>Nói chung là so với mức giá thì hơi thất vọng.</text:p>
          </table:table-cell>
        </table:table-row>
        <table:table-row table:style-name="ro1">
          <table:table-cell office:value-type="string" calcext:value-type="string">
            <text:p>width: 40%;</text:p>
          </table:table-cell>
          <table:table-cell office:value-type="string" calcext:value-type="string">
            <text:p>Camera cứ hiện mạng bận trong khu wifi mạnh ko biết ntn . Shop xem hổ trợ hoặc đổi dùm . Vì mình mua dùm hơi mắc công</text:p>
          </table:table-cell>
        </table:table-row>
        <table:table-row table:style-name="ro1">
          <table:table-cell office:value-type="string" calcext:value-type="string">
            <text:p>width: 40%;</text:p>
          </table:table-cell>
          <table:table-cell office:value-type="string" calcext:value-type="string">
            <text:p>Camera có chất lượng kết nối wifi rất kém, hình ảnh hiển thị thì oke. Nên ra ngoài hàng để mua và kiểm tra trực tiếp sẽ tốt hơn</text:p>
          </table:table-cell>
        </table:table-row>
        <table:table-row table:style-name="ro1">
          <table:table-cell office:value-type="string" calcext:value-type="string">
            <text:p>width: 40%;</text:p>
          </table:table-cell>
          <table:table-cell office:value-type="string" calcext:value-type="string">
            <text:p>Camera bị lỗi điều khiển nút bị kẹt lúc đầu bay ko lên thẳng cứ bay ngang rồi cắm đầu</text:p>
          </table:table-cell>
        </table:table-row>
        <table:table-row table:style-name="ro1">
          <table:table-cell office:value-type="string" calcext:value-type="string">
            <text:p>width: 40%;</text:p>
          </table:table-cell>
          <table:table-cell office:value-type="string" calcext:value-type="string">
            <text:p>Camera bị kết nối WiFi không thành công không cấu hình được WiFi đèn nhấp nháy màu xanh dương nhưng không kết nối được tiki có thể hỗ trợ cho mình không</text:p>
          </table:table-cell>
        </table:table-row>
        <table:table-row table:style-name="ro1">
          <table:table-cell office:value-type="string" calcext:value-type="string">
            <text:p>width: 40%;</text:p>
          </table:table-cell>
          <table:table-cell office:value-type="string" calcext:value-type="string">
            <text:p>Camera bị bụi ống kính, mình cần Tiki bảo hành gấp</text:p>
          </table:table-cell>
        </table:table-row>
        <table:table-row table:style-name="ro1">
          <table:table-cell office:value-type="string" calcext:value-type="string">
            <text:p>width: 40%;</text:p>
          </table:table-cell>
          <table:table-cell office:value-type="string" calcext:value-type="string">
            <text:p>Cảmara này đóng gói thì đẹp nhưng kết nối kém hình ảnh ko dc nét.!</text:p>
          </table:table-cell>
        </table:table-row>
        <table:table-row table:style-name="ro3">
          <table:table-cell office:value-type="string" calcext:value-type="string">
            <text:p>width: 40%;</text:p>
          </table:table-cell>
          <table:table-cell office:value-type="string" calcext:value-type="string">
            <text:p>Camara không đúng với mẫu mà tôi đã đặt mua </text:p>
            <text:p>Khác mode</text:p>
          </table:table-cell>
        </table:table-row>
        <table:table-row table:style-name="ro1">
          <table:table-cell office:value-type="string" calcext:value-type="string">
            <text:p>width: 40%;</text:p>
          </table:table-cell>
          <table:table-cell office:value-type="string" calcext:value-type="string">
            <text:p>Cam này ko có đàm thoại 2 chiều. Ko đúng như mô tả. Ban đầu giắc cắm usb với cam kém tiếp xúc, sau 1 đêm mới hoạt động</text:p>
          </table:table-cell>
        </table:table-row>
        <table:table-row table:style-name="ro1">
          <table:table-cell office:value-type="string" calcext:value-type="string">
            <text:p>width: 40%;</text:p>
          </table:table-cell>
          <table:table-cell office:value-type="string" calcext:value-type="string">
            <text:p>cam mới lắp hỏng đèn hồng ngoại</text:p>
          </table:table-cell>
        </table:table-row>
        <table:table-row table:style-name="ro1">
          <table:table-cell office:value-type="string" calcext:value-type="string">
            <text:p>width: 40%;</text:p>
          </table:table-cell>
          <table:table-cell office:value-type="string" calcext:value-type="string">
            <text:p>cam loại này ghi hình được vài ngày là ko tự ghi trong thẻ nữa, lỗi gì ko hiểu nữa, phải set up tay lại mới ghi tiếp</text:p>
          </table:table-cell>
        </table:table-row>
        <table:table-row table:style-name="ro1">
          <table:table-cell office:value-type="string" calcext:value-type="string">
            <text:p>width: 40%;</text:p>
          </table:table-cell>
          <table:table-cell office:value-type="string" calcext:value-type="string">
            <text:p>Cam không nét , chỉnh quay cam thì đi lùng tung , thật sự lắp cho có chứ hình ảnh không rỏ nét không thấy rỏ được mặt người . Hơi buồn</text:p>
          </table:table-cell>
        </table:table-row>
        <table:table-row table:style-name="ro1">
          <table:table-cell office:value-type="string" calcext:value-type="string">
            <text:p>width: 40%;</text:p>
          </table:table-cell>
          <table:table-cell office:value-type="string" calcext:value-type="string">
            <text:p>Cam hỏng chức năng đàm thoại, khi ấn voice call để đàm thoại có tiếng rít rất ghê tai, ko dùng được chức năng này</text:p>
          </table:table-cell>
        </table:table-row>
        <table:table-row table:style-name="ro1">
          <table:table-cell office:value-type="string" calcext:value-type="string">
            <text:p>width: 40%;</text:p>
          </table:table-cell>
          <table:table-cell office:value-type="string" calcext:value-type="string">
            <text:p>Cam của tôi bị hỏng giờ tôi muốn bảo hành shop hướng dẫn cho tôi với</text:p>
          </table:table-cell>
        </table:table-row>
        <table:table-row table:style-name="ro3">
          <table:table-cell office:value-type="string" calcext:value-type="string">
            <text:p>width: 40%;</text:p>
          </table:table-cell>
          <table:table-cell office:value-type="string" calcext:value-type="string">
            <text:p>Cắm cổng gộp mic và audio thì sp mới dùng điện của máy tính, ng bán k mô tả rõ, phải xem manual mới biết.</text:p>
            <text:p>Chất lượng thu bthg, tăng âm lượng lớn thì nghe siêu rè, k xứng đáng với mức giá.</text:p>
          </table:table-cell>
        </table:table-row>
        <table:table-row table:style-name="ro1">
          <table:table-cell office:value-type="string" calcext:value-type="string">
            <text:p>width: 40%;</text:p>
          </table:table-cell>
          <table:table-cell office:value-type="string" calcext:value-type="string">
            <text:p>Cảm biến hồng ngoại có vấn đề. bật tắt đèn trong phòng 2,3 lần để thử cảm biến có hoạt động không thì sau 2,3 lần cảm biến bị đơ dù phòng đã sáng. Mỗi lần vậy phải rút điện cắm vào lại là bình thường nhưng thử tắt mở đèn vài lần cũng bị lại. reset camera lại vẫn bị</text:p>
          </table:table-cell>
        </table:table-row>
        <table:table-row table:style-name="ro1">
          <table:table-cell office:value-type="string" calcext:value-type="string">
            <text:p>width: 40%;</text:p>
          </table:table-cell>
          <table:table-cell office:value-type="string" calcext:value-type="string">
            <text:p>Cái này quay tít mù ko theo ý muốn, hàng tạm dc, ko nên lấy</text:p>
          </table:table-cell>
        </table:table-row>
        <table:table-row table:style-name="ro1">
          <table:table-cell office:value-type="string" calcext:value-type="string">
            <text:p>width: 40%;</text:p>
          </table:table-cell>
          <table:table-cell office:value-type="string" calcext:value-type="string">
            <text:p>Cái này không theo dõi từ sa được à bạn</text:p>
          </table:table-cell>
        </table:table-row>
        <table:table-row table:style-name="ro1">
          <table:table-cell office:value-type="string" calcext:value-type="string">
            <text:p>width: 40%;</text:p>
          </table:table-cell>
          <table:table-cell office:value-type="string" calcext:value-type="string">
            <text:p>cái lỗ này khắc vậy hả. ko có cái j đậy nút lại sao. hỏng rồi</text:p>
          </table:table-cell>
        </table:table-row>
        <table:table-row table:style-name="ro1">
          <table:table-cell office:value-type="string" calcext:value-type="string">
            <text:p>width: 40%;</text:p>
          </table:table-cell>
          <table:table-cell office:value-type="string" calcext:value-type="string">
            <text:p>Cài đặt xài ok, hình ảnh ko nét lắm. Với mức giá thì xài tạm được nhưng tôi không thể sử dụng thẻ nhớ để lưu hình ảnh. Báo lỗi là chưa khởi tạo thẻ nhớ nhưng tôi đã lắp theo hướng dẫn!!</text:p>
          </table:table-cell>
        </table:table-row>
        <table:table-row table:style-name="ro1">
          <table:table-cell office:value-type="string" calcext:value-type="string">
            <text:p>width: 40%;</text:p>
          </table:table-cell>
          <table:table-cell office:value-type="string" calcext:value-type="string">
            <text:p>Các phím ko chỉnh được.</text:p>
          </table:table-cell>
        </table:table-row>
        <table:table-row table:style-name="ro1">
          <table:table-cell office:value-type="string" calcext:value-type="string">
            <text:p>width: 40%;</text:p>
          </table:table-cell>
          <table:table-cell office:value-type="string" calcext:value-type="string">
            <text:p>Các khớp bằng nhựa nối quá yếu, chốt lõng lẽo ko chắc</text:p>
          </table:table-cell>
        </table:table-row>
        <table:table-row table:style-name="ro1">
          <table:table-cell office:value-type="string" calcext:value-type="string">
            <text:p>width: 40%;</text:p>
          </table:table-cell>
          <table:table-cell office:value-type="string" calcext:value-type="string">
            <text:p>Bút lau len sida vãi. Dính miếng xốp vào lau có mà nát lens. Khăn lau thì bám lông. Chổi quét thì rớt lông. Được cái bóng thổi vui với bình xịt không rõ dùng tạm.</text:p>
          </table:table-cell>
        </table:table-row>
        <table:table-row table:style-name="ro1">
          <table:table-cell office:value-type="string" calcext:value-type="string">
            <text:p>width: 40%;</text:p>
          </table:table-cell>
          <table:table-cell office:value-type="string" calcext:value-type="string">
            <text:p>Bọc hàng khá cẩn thận, tuy nhiên hộp lại cũ và móp. Không còn seal, mấy túi nilon bọc màn và chân đế bị rách, còn dùng băng keo dán lại. Cắm lên setup xong thấy màn hơi ám vàng. Đại khái là thất vọng.</text:p>
          </table:table-cell>
        </table:table-row>
        <table:table-row table:style-name="ro1">
          <table:table-cell office:value-type="string" calcext:value-type="string">
            <text:p>width: 40%;</text:p>
          </table:table-cell>
          <table:table-cell office:value-type="string" calcext:value-type="string">
            <text:p>bộ vệ sinh còn nguyên seal, còn bút thì bị bông 1 đầu, nhìn rất chán bụi toàn là bụi</text:p>
          </table:table-cell>
        </table:table-row>
        <table:table-row table:style-name="ro1">
          <table:table-cell office:value-type="string" calcext:value-type="string">
            <text:p>width: 40%;</text:p>
          </table:table-cell>
          <table:table-cell office:value-type="string" calcext:value-type="string">
            <text:p>Bộ vệ sinh canon thì nguyên seal nhưng bút lau LENSPEN thì có vẻ cũ và không có hộp, giống kiểu bị xài rồi. Đầu bàn chải của bút thì lông bị tưa ra và rụng khá nhiều. Đầu da cừu lau dùng kính thì bị tróc ra ngay sau lần lau thứ 2 mặc dù mình dùng rất nhẹ tay. Rất có thể bút này là không phải là hàng xịn vì thấy mấy chỗ khác bán bút full box tầm 120-150k/cái.</text:p>
          </table:table-cell>
        </table:table-row>
        <table:table-row table:style-name="ro1">
          <table:table-cell office:value-type="string" calcext:value-type="string">
            <text:p>width: 40%;</text:p>
          </table:table-cell>
          <table:table-cell office:value-type="string" calcext:value-type="string">
            <text:p>Bị thiếu 1 micro , trong khi đó nó đc tặng mà tại sao không thẤY</text:p>
          </table:table-cell>
        </table:table-row>
        <table:table-row table:style-name="ro1">
          <table:table-cell office:value-type="string" calcext:value-type="string">
            <text:p>width: 40%;</text:p>
          </table:table-cell>
          <table:table-cell office:value-type="string" calcext:value-type="string">
            <text:p>bi loi khong quay sung quanh duoc toi muon doi cai khac thi doi o dau</text:p>
          </table:table-cell>
        </table:table-row>
        <table:table-row table:style-name="ro1">
          <table:table-cell office:value-type="string" calcext:value-type="string">
            <text:p>width: 40%;</text:p>
          </table:table-cell>
          <table:table-cell office:value-type="string" calcext:value-type="string">
            <text:p>bị lỗi bluetooth... nghe tí tự thoát xog kết nối. bị lỗi rồi shop</text:p>
          </table:table-cell>
        </table:table-row>
        <table:table-row table:style-name="ro1">
          <table:table-cell office:value-type="string" calcext:value-type="string">
            <text:p>width: 40%;</text:p>
          </table:table-cell>
          <table:table-cell office:value-type="string" calcext:value-type="string">
            <text:p>Bên trong có 1 lỗ xước nhăm nhó như này không biết là sao, shop gửi hàng cũ, chưa test xem có dùng được không, tạm thời cho 2 sao, nếu về dùng được thì bỏ qua!</text:p>
          </table:table-cell>
        </table:table-row>
        <table:table-row table:style-name="ro1">
          <table:table-cell office:value-type="string" calcext:value-type="string">
            <text:p>width: 40%;</text:p>
          </table:table-cell>
          <table:table-cell office:value-type="string" calcext:value-type="string">
            <text:p>bên nghe bên không</text:p>
          </table:table-cell>
        </table:table-row>
        <table:table-row table:style-name="ro1">
          <table:table-cell office:value-type="string" calcext:value-type="string">
            <text:p>width: 40%;</text:p>
          </table:table-cell>
          <table:table-cell office:value-type="string" calcext:value-type="string">
            <text:p>Be ngoai nhin thi dep, nhung chat luong am thanh qua te,</text:p>
          </table:table-cell>
        </table:table-row>
        <table:table-row table:style-name="ro1">
          <table:table-cell office:value-type="string" calcext:value-type="string">
            <text:p>width: 40%;</text:p>
          </table:table-cell>
          <table:table-cell office:value-type="string" calcext:value-type="string">
            <text:p>bay lên xuống đc vài lần rồi cánh quạt không chạy được. shop ơi! làm sao để nó chạy đc đây</text:p>
          </table:table-cell>
        </table:table-row>
        <table:table-row table:style-name="ro1">
          <table:table-cell office:value-type="string" calcext:value-type="string">
            <text:p>width: 40%;</text:p>
          </table:table-cell>
          <table:table-cell office:value-type="string" calcext:value-type="string">
            <text:p>bắt wifi yếu, ko có cổng lan và ban đêm rất mờ</text:p>
          </table:table-cell>
        </table:table-row>
        <table:table-row table:style-name="ro1">
          <table:table-cell office:value-type="string" calcext:value-type="string">
            <text:p>width: 40%;</text:p>
          </table:table-cell>
          <table:table-cell office:value-type="string" calcext:value-type="string">
            <text:p>Bắt sóng cực kỳ yếu! Chán.</text:p>
          </table:table-cell>
        </table:table-row>
        <table:table-row table:style-name="ro1">
          <table:table-cell office:value-type="string" calcext:value-type="string">
            <text:p>width: 40%;</text:p>
          </table:table-cell>
          <table:table-cell office:value-type="string" calcext:value-type="string">
            <text:p>Bật lên rồi tắt, nó không liên tục được</text:p>
          </table:table-cell>
        </table:table-row>
        <table:table-row table:style-name="ro5">
          <table:table-cell office:value-type="string" calcext:value-type="string">
            <text:p>width: 40%;</text:p>
          </table:table-cell>
          <table:table-cell office:value-type="string" calcext:value-type="string">
            <text:p>bao năm tin tưởng Tiki vậy mà...</text:p>
            <text:p>Tại sao bảo được tặng giá kẹp điện thoại lại không có vậy chủ  shop. </text:p>
            <text:p>mua về cốt để kẹp điện thoại mà giờ không có thì vứt đi ah. </text:p>
            <text:p>thất vọng và buồn não nề.</text:p>
          </table:table-cell>
        </table:table-row>
        <table:table-row table:style-name="ro3">
          <table:table-cell office:value-type="string" calcext:value-type="string">
            <text:p>width: 40%;</text:p>
          </table:table-cell>
          <table:table-cell office:value-type="string" calcext:value-type="string">
            <text:p>Bao da không khích với ipad. Nắp gập không có hít khi gấp lại. Nói chung là không được ưng ý. Giá shop để ảo rồi làm khuyến mại. </text:p>
            <text:p>Không nên mua.</text:p>
          </table:table-cell>
        </table:table-row>
        <table:table-row table:style-name="ro1">
          <table:table-cell office:value-type="string" calcext:value-type="string">
            <text:p>width: 40%;</text:p>
          </table:table-cell>
          <table:table-cell office:value-type="string" calcext:value-type="string">
            <text:p>Bao bì ghi blue nhưng nhận đc tím, giao mới hoàn toàn nhưng khi nhận đc hàng thì ổ cứng bị lỗi bad nặng...</text:p>
          </table:table-cell>
        </table:table-row>
        <table:table-row table:style-name="ro1">
          <table:table-cell office:value-type="string" calcext:value-type="string">
            <text:p>width: 40%;</text:p>
          </table:table-cell>
          <table:table-cell office:value-type="string" calcext:value-type="string">
            <text:p>Bàn phím về chưa được 3 ngày liệt luôn phím Del :( Phải nhấn mạnh lắm nó mới ăn.</text:p>
          </table:table-cell>
        </table:table-row>
        <table:table-row table:style-name="ro1">
          <table:table-cell office:value-type="string" calcext:value-type="string">
            <text:p>width: 40%;</text:p>
          </table:table-cell>
          <table:table-cell office:value-type="string" calcext:value-type="string">
            <text:p>Bàn phím tạm ổn ạ, nhưng nó bị cong đấy</text:p>
          </table:table-cell>
        </table:table-row>
        <table:table-row table:style-name="ro1">
          <table:table-cell office:value-type="string" calcext:value-type="string">
            <text:p>width: 40%;</text:p>
          </table:table-cell>
          <table:table-cell office:value-type="string" calcext:value-type="string">
            <text:p>Bàn phím nhìn đẹp nhưng cách bố trí ko hợp lý vì phím quá sát vs nhau lên hay gõ nhầm...tốc độ bàn phím chậm không tương xứng vs nhịp gõ...gõ xong câu lúc đó phím mới nhận các chữ cái</text:p>
          </table:table-cell>
        </table:table-row>
        <table:table-row table:style-name="ro1">
          <table:table-cell office:value-type="string" calcext:value-type="string">
            <text:p>width: 40%;</text:p>
          </table:table-cell>
          <table:table-cell office:value-type="string" calcext:value-type="string">
            <text:p>bàn phím mới mua về dùng tốt sau 3 ngày đã bị đúp nút nhấn 2 lần mới ra giao hàng sớm nên cho 2 sao</text:p>
          </table:table-cell>
        </table:table-row>
        <table:table-row table:style-name="ro1">
          <table:table-cell office:value-type="string" calcext:value-type="string">
            <text:p>width: 40%;</text:p>
          </table:table-cell>
          <table:table-cell office:value-type="string" calcext:value-type="string">
            <text:p>Bàn phím mới dùng vài tiếng đầu tiên thì nút Enter với nút A nhấn nhiều lúc là nó lún xuống luôn</text:p>
          </table:table-cell>
        </table:table-row>
        <table:table-row table:style-name="ro1">
          <table:table-cell office:value-type="string" calcext:value-type="string">
            <text:p>width: 40%;</text:p>
          </table:table-cell>
          <table:table-cell office:value-type="string" calcext:value-type="string">
            <text:p>Bàn phím ko như quảng cáo có đèn led, <text:s text:c="2"/>lần này mua hàng có chút thất vọng, gắn vô ko thấy sáng đèn đâu</text:p>
          </table:table-cell>
        </table:table-row>
        <table:table-row table:style-name="ro1">
          <table:table-cell office:value-type="string" calcext:value-type="string">
            <text:p>width: 40%;</text:p>
          </table:table-cell>
          <table:table-cell office:value-type="string" calcext:value-type="string">
            <text:p>bàn phím không phát sáng như quảng cáo,yêu cầu xem xét đổi trả.</text:p>
          </table:table-cell>
        </table:table-row>
        <table:table-row table:style-name="ro1">
          <table:table-cell office:value-type="string" calcext:value-type="string">
            <text:p>width: 40%;</text:p>
          </table:table-cell>
          <table:table-cell office:value-type="string" calcext:value-type="string">
            <text:p>Bàn phím khi đánh chữ bị gián đoạn vì tín hiệu không liên tục, đôi khi bị mất tín hiệu. Rất không hài lòng về vấn đề này.</text:p>
          </table:table-cell>
        </table:table-row>
        <table:table-row table:style-name="ro1">
          <table:table-cell office:value-type="string" calcext:value-type="string">
            <text:p>width: 40%;</text:p>
          </table:table-cell>
          <table:table-cell office:value-type="string" calcext:value-type="string">
            <text:p>Bàn phím dày so với kích thước của nó, sẽ khó nhận ra khi nhìn trên hình. Về chất lượng: sài tạm thì được</text:p>
          </table:table-cell>
        </table:table-row>
        <table:table-row table:style-name="ro9">
          <table:table-cell office:value-type="string" calcext:value-type="string">
            <text:p>width: 40%;</text:p>
          </table:table-cell>
          <table:table-cell office:value-type="string" calcext:value-type="string">
            <text:p>Ban đầu dùng khởi động máy, phần mềm, tác vụ mọi thứ có nhanh hơn trước đáng kể </text:p>
            <text:p>Nhưng sau thì mình thấy nó không ổn: </text:p>
            <text:p>1 - Trong khoảng thời gian mình sử dụng thì có thỉnh thoảng bị đơ máy (bị như vậy khoảng 3 - 4 lần trong hơn 3 tuần mình sử dụng)</text:p>
            <text:p>2 - Mỗi khi khởi động máy thì hay bị thông báo lỗi, như hình dưới</text:p>
            <text:p>3 - Tốc độ đọc ghi của ổ cứng không đúng như thông báo của  nhà bán hàng, của nhà sản xuất. Tuy tốc độ đọc ghi cao thế kia là lỗi ổ cứng  hay thông số ảo chưa rõ ( hình mình để bên dưới ). Vừa mừng vừa lo  :3</text:p>
            <text:p>4 - Lần đầu mình mua hàng trên Tiki, đặt hết niềm tin vào đây(100%)  mà chưa hài lòng lắm.  Mấy lần mình comment hỏi loại hình bảo hành, phần mềm test ssd mà không thấy hồi âm </text:p>
            <text:p>5 - Qua đây mình xin hỏi TiKi, nhà bán hàng chính sách bảo hành của sản phẩm này như thế nào ạ ?</text:p>
          </table:table-cell>
        </table:table-row>
        <table:table-row table:style-name="ro1">
          <table:table-cell office:value-type="string" calcext:value-type="string">
            <text:p>width: 40%;</text:p>
          </table:table-cell>
          <table:table-cell office:value-type="string" calcext:value-type="string">
            <text:p>bấm phím cho cháy đèn thì 4 phím di chuyển xài k đc. bấm tắt đèn thì di chuyển bt???</text:p>
          </table:table-cell>
        </table:table-row>
        <table:table-row table:style-name="ro1">
          <table:table-cell office:value-type="string" calcext:value-type="string">
            <text:p>width: 40%;</text:p>
          </table:table-cell>
          <table:table-cell office:value-type="string" calcext:value-type="string">
            <text:p>Anh shipper đến giao hàng con mik ra nhận và kiểm tra thì không hề có kẹp điện thoại ạ, mong shop giao thêm kẹp đt ạ.</text:p>
          </table:table-cell>
        </table:table-row>
        <table:table-row table:style-name="ro1">
          <table:table-cell office:value-type="string" calcext:value-type="string">
            <text:p>width: 40%;</text:p>
          </table:table-cell>
          <table:table-cell office:value-type="string" calcext:value-type="string">
            <text:p>âm thanh nghe rất chán, nhiều lúc bị rè, vỏ bị trầy xước và nứt mẻ nhiều</text:p>
          </table:table-cell>
        </table:table-row>
        <table:table-row table:style-name="ro1">
          <table:table-cell office:value-type="string" calcext:value-type="string">
            <text:p>width: 40%;</text:p>
          </table:table-cell>
          <table:table-cell office:value-type="string" calcext:value-type="string">
            <text:p>Aaaaaaaaaaaaaaaaaaaaaaaaaaaaaaaaaaaaaaaaaa mù mắt rùi</text:p>
          </table:table-cell>
        </table:table-row>
        <table:table-row table:style-name="ro1">
          <table:table-cell office:value-type="string" calcext:value-type="string">
            <text:p>width: 40%;</text:p>
          </table:table-cell>
          <table:table-cell office:value-type="string" calcext:value-type="string">
            <text:p>6 phím bị tịt đèn. thứ 2, hộp giao về nát bét</text:p>
          </table:table-cell>
        </table:table-row>
        <table:table-row table:style-name="ro1">
          <table:table-cell office:value-type="string" calcext:value-type="string">
            <text:p>width: 40%;</text:p>
          </table:table-cell>
          <table:table-cell office:value-type="string" calcext:value-type="string">
            <text:p>6 phím bị tịt đèn. thứ 2, hộp giao về nát bét</text:p>
          </table:table-cell>
        </table:table-row>
        <table:table-row table:style-name="ro2">
          <table:table-cell office:value-type="string" calcext:value-type="string">
            <text:p>width: 40%;</text:p>
          </table:table-cell>
          <table:table-cell office:value-type="string" calcext:value-type="string">
            <text:p>5* cho sản phẩm chính hãng</text:p>
            <text:p>2* cho giá</text:p>
            <text:p>Tiki sử dụng chiêu đẩy giá lên x2 xong hạ giá để kích cầu(m xem vài sản phẩm mình từng mua và bất ngờ giá đội x2)...tin tưởng tiki nhưng cách bán này khiến mình sợ hãi ...không trung thực...</text:p>
          </table:table-cell>
        </table:table-row>
        <table:table-row table:style-name="ro1">
          <table:table-cell office:value-type="string" calcext:value-type="string">
            <text:p>width: 40%;</text:p>
          </table:table-cell>
          <table:table-cell office:value-type="string" calcext:value-type="string">
            <text:p>4 cái camera thì hư hết 1 cái. Giờ ko biết làm sao đây</text:p>
          </table:table-cell>
        </table:table-row>
        <table:table-row table:style-name="ro1">
          <table:table-cell office:value-type="string" calcext:value-type="string">
            <text:p>width: 40%;</text:p>
          </table:table-cell>
          <table:table-cell office:value-type="string" calcext:value-type="string">
            <text:p>393k là một số tiền theo mình là không nhỏ để mua một cuốn từ điển (mặc dù đã mua trên tiki với giá rất ưu đãi). Nhưng khi nhận sách mình thật sự không hài lòng vì sách rất bẩn có dấu vân tay trên sách cùng với một số dấu hiệu của việc bị rơi nên có vài chỗ bị vập. Đây là lần đầu tiên mình thất vọng khi mua sách ở tiki hi vọng bên tiki sẽ ghi nhận.</text:p>
          </table:table-cell>
        </table:table-row>
        <table:table-row table:style-name="ro1">
          <table:table-cell office:value-type="string" calcext:value-type="string">
            <text:p>width: 40%;</text:p>
          </table:table-cell>
          <table:table-cell office:value-type="string" calcext:value-type="string">
            <text:p>14/9 nhận hàng đóng gói và kiểm tra bên ngoài thì ổn. Tuy nhiên khi thử đĩa dvd và cd mới tinh thì đọc đc nhưng kêu ghê lắm. đĩa hơi chút xước là ko đọc được và có thử liên hệ nhà phân phối thì nói mắt đọc yếu. NPP đang nói kiểm tra thêm nếu ko đọc được nữa thì báo lại bảo hành</text:p>
          </table:table-cell>
        </table:table-row>
        <table:table-row table:style-name="ro5">
          <table:table-cell office:value-type="string" calcext:value-type="string">
            <text:p>width: 40%;</text:p>
          </table:table-cell>
          <table:table-cell office:value-type="string" calcext:value-type="string">
            <text:p>1/ Sản phẩm không có giấy hướng dẫn sử dụng</text:p>
            <text:p>2/ Màn hình ban đêm rất tối, không thấy rõ</text:p>
            <text:p>3/ Trong phần thiết lập mạng thì không thể thấy danh sách wifi để kết nối</text:p>
            <text:p>yêu cầu Tiki cho biết thông tin nhà cung cấp để chúng tôi hỏi hướng dẫn ssu3 dụng hoặc trả lại hàng</text:p>
          </table:table-cell>
        </table:table-row>
        <table:table-row table:style-name="ro2">
          <table:table-cell office:value-type="string" calcext:value-type="string">
            <text:p>width: 40%;</text:p>
          </table:table-cell>
          <table:table-cell office:value-type="string" calcext:value-type="string">
            <text:p>1/ Mình nhận sản phẩm không có kẹp điện thoại như trong phần thông tin chi tiết sản phẩm được giới thiệu! </text:p>
            <text:p>2/ Ngoài ra, có 1 mắc chân của tripod không khoá giữ lại được nên không thể đứng vững, không sử dụng được. </text:p>
            <text:p>Nhờ tiki/ nhà cung cấp đổi, trả lại sản phẩm khác hoặc hoàn trả tiền!</text:p>
          </table:table-cell>
        </table:table-row>
        <table:table-row table:style-name="ro3">
          <table:table-cell office:value-type="string" calcext:value-type="string">
            <text:p>width: 40%;</text:p>
          </table:table-cell>
          <table:table-cell office:value-type="string" calcext:value-type="string">
            <text:p>1. Ứng dụng mi home chán. Sử dụng 2 camera thì khi mở lên chỉ xem được một cái. Cái còn lại dừng ở màn hình bufering chừng hơn 1 phút mới xem dc. Muốn xem liền thì phải tắt ứng dụng mi home đi và mở lại. Hỏi nhân viên kĩ thuật nói lỗi ứng dụng k khắc phục được và chỉ nên sử dụng 1 camera trên ứng dụng mi home. Vậy chắc phải bán 1 cái đi. </text:p>
            <text:p>2. Không biết cách bật theo dõi chuyển động,  đã bật monitoring nhưng k biết làm sao để bật theo dõi chuyển động. Hỏi nhân viên kĩ thuật cũng k hướng dẫn cụ thể, chỉ nói chung chung là tìm mục dertec motion gì đó nên k biết. Tìm hướng dẫn trên mạng cũng k có.</text:p>
          </table:table-cell>
        </table:table-row>
        <table:table-row table:style-name="ro2">
          <table:table-cell office:value-type="string" calcext:value-type="string">
            <text:p>width: 40%;</text:p>
          </table:table-cell>
          <table:table-cell office:value-type="string" calcext:value-type="string">
            <text:p>1 vài chốt ở chân tripod không khóa chặt, khiến đang quay phim hoặc chụp ảnh mà chân bị sụp, làm hỏng bao công sức.</text:p>
            <text:p/>
            <text:p>Mặt khác, sản phẩm có ghi là nhiều màu, nhưng tôi không thấy bước chọn màu ở đâu cả. Tất cả hình ảnh trên website đều là màu đen, nhưng khi hàng về tay là màu vàng.</text:p>
          </table:table-cell>
        </table:table-row>
        <table:table-row table:style-name="ro3">
          <table:table-cell office:value-type="string" calcext:value-type="string">
            <text:p>width: 40%;</text:p>
          </table:table-cell>
          <table:table-cell office:value-type="string" calcext:value-type="string">
            <text:p>1 camera hoạt động hay hiển thi ngoai tuyến</text:p>
            <text:p>1 camera k hoat động đã gửi yêu cầu đổi trả mong tiki duyệt giúp</text:p>
          </table:table-cell>
        </table:table-row>
        <table:table-row table:style-name="ro5">
          <table:table-cell office:value-type="string" calcext:value-type="string">
            <text:p>width: 40%;</text:p>
          </table:table-cell>
          <table:table-cell office:value-type="string" calcext:value-type="string">
            <text:p>01. Dịch vụ giao hàng tốt.</text:p>
            <text:p>02. Mẫu mã và thiết kế tốt.</text:p>
            <text:p>03. Chất liệu bình thường =&gt; Nên cải thiện lên.</text:p>
            <text:p>04. Chất lương thấp - Sản phẩm mình nhận được 1 quạt không quay =&gt; kiểm tra thấy đứt mối hàn dây nguồn =&gt; Mình đã phải tự hàn lại.</text:p>
          </table:table-cell>
        </table:table-row>
        <table:table-row table:style-name="ro3">
          <table:table-cell office:value-type="string" calcext:value-type="string">
            <text:p>width: 40%;</text:p>
          </table:table-cell>
          <table:table-cell office:value-type="string" calcext:value-type="string">
            <text:p>- Ưu: máy nhỏ gọn, in ảnh nhanh, dễ kết nối, ảnh dễ sử dụng cho mục đích lưu trữ kỉ niệm.</text:p>
            <text:p>- Nhược điểm: ảnh in ra chất lượng thấp, độ phân giải giảm, màu sắc giảm, tương phản giảm, mất chi tiết nhỏ, ảnh còn 1 lằn trắng nhỏ ở góc ko in sát dc.</text:p>
          </table:table-cell>
        </table:table-row>
        <table:table-row table:style-name="ro1">
          <table:table-cell office:value-type="string" calcext:value-type="string">
            <text:p>width: 40%;</text:p>
          </table:table-cell>
          <table:table-cell office:value-type="string" calcext:value-type="string">
            <text:p>- Sản phẩm có dấu hiệu đã qua sử dụng (trầy xước, sứt mẻ)</text:p>
          </table:table-cell>
        </table:table-row>
        <table:table-row table:style-name="ro3">
          <table:table-cell office:value-type="string" calcext:value-type="string">
            <text:p>width: 40%;</text:p>
          </table:table-cell>
          <table:table-cell office:value-type="string" calcext:value-type="string">
            <text:p>- Hộp rất bẩn, cũ.</text:p>
            <text:p>- Công suất sạc điện thoại và cục sạc gốc của mình 18W. Vậy mà cục sạc Anker này ghi công suất 24W lại sạc lâu hơn tới nửa tiếng, khi sạc thấy điện thoại khá nóng.</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4T22:51:57.909397041</meta:creation-date>
    <dc:date>2020-10-04T22:53:36.096624699</dc:date>
    <meta:editing-duration>PT1M38S</meta:editing-duration>
    <meta:editing-cycles>1</meta:editing-cycles>
    <meta:document-statistic meta:table-count="1" meta:cell-count="1678" meta:object-count="0"/>
    <meta:generator>LibreOffice/6.4.6.2$Linux_X86_64 LibreOffice_project/40$Build-2</meta:generator>
  </office:meta>
</office:document-meta>
</file>